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280.32pt" svg:y="33.7pt">
            <draw:object draw:notify-on-update-of-ranges="data.B1:data.B1000 data.C1:data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.2129854" calcext:value-type="float">
            <text:p>1.2129854</text:p>
          </table:table-cell>
          <table:table-cell office:value-type="float" office:value="0.20610307" calcext:value-type="float">
            <text:p>0.20610307</text:p>
          </table:table-cell>
          <table:table-cell table:formula="of:=[.A1]" office:value-type="float" office:value="1.2129854" calcext:value-type="float">
            <text:p>1.2129854</text:p>
          </table:table-cell>
        </table:table-row>
        <table:table-row table:style-name="ro1">
          <table:table-cell office:value-type="float" office:value="0.23125048" calcext:value-type="float">
            <text:p>0.23125048</text:p>
          </table:table-cell>
          <table:table-cell office:value-type="float" office:value="1.0810788" calcext:value-type="float">
            <text:p>1.0810788</text:p>
          </table:table-cell>
          <table:table-cell table:formula="of:=[.C1]+[.A2]" office:value-type="float" office:value="1.44423588" calcext:value-type="float">
            <text:p>1.44423588</text:p>
          </table:table-cell>
        </table:table-row>
        <table:table-row table:style-name="ro1">
          <table:table-cell office:value-type="float" office:value="1.0292974" calcext:value-type="float">
            <text:p>1.0292974</text:p>
          </table:table-cell>
          <table:table-cell office:value-type="float" office:value="0.24288414" calcext:value-type="float">
            <text:p>0.24288414</text:p>
          </table:table-cell>
          <table:table-cell table:formula="of:=[.C2]+[.A3]" office:value-type="float" office:value="2.47353328" calcext:value-type="float">
            <text:p>2.47353328</text:p>
          </table:table-cell>
        </table:table-row>
        <table:table-row table:style-name="ro1">
          <table:table-cell office:value-type="float" office:value="0.13771267" calcext:value-type="float">
            <text:p>0.13771267</text:p>
          </table:table-cell>
          <table:table-cell office:value-type="float" office:value="1.8153739" calcext:value-type="float">
            <text:p>1.8153739</text:p>
          </table:table-cell>
          <table:table-cell table:formula="of:=[.C3]+[.A4]" office:value-type="float" office:value="2.61124595" calcext:value-type="float">
            <text:p>2.61124595</text:p>
          </table:table-cell>
        </table:table-row>
        <table:table-row table:style-name="ro1">
          <table:table-cell office:value-type="float" office:value="0.08442817" calcext:value-type="float">
            <text:p>0.08442817</text:p>
          </table:table-cell>
          <table:table-cell office:value-type="float" office:value="2.961097" calcext:value-type="float">
            <text:p>2.961097</text:p>
          </table:table-cell>
          <table:table-cell table:formula="of:=[.C4]+[.A5]" office:value-type="float" office:value="2.69567412" calcext:value-type="float">
            <text:p>2.69567412</text:p>
          </table:table-cell>
        </table:table-row>
        <table:table-row table:style-name="ro1">
          <table:table-cell office:value-type="float" office:value="0.06599527" calcext:value-type="float">
            <text:p>0.06599527</text:p>
          </table:table-cell>
          <table:table-cell office:value-type="float" office:value="3.7881505" calcext:value-type="float">
            <text:p>3.7881505</text:p>
          </table:table-cell>
          <table:table-cell table:formula="of:=[.C5]+[.A6]" office:value-type="float" office:value="2.76166939" calcext:value-type="float">
            <text:p>2.76166939</text:p>
          </table:table-cell>
        </table:table-row>
        <table:table-row table:style-name="ro1">
          <table:table-cell office:value-type="float" office:value="0.05506981" calcext:value-type="float">
            <text:p>0.05506981</text:p>
          </table:table-cell>
          <table:table-cell office:value-type="float" office:value="4.539692" calcext:value-type="float">
            <text:p>4.539692</text:p>
          </table:table-cell>
          <table:table-cell table:formula="of:=[.C6]+[.A7]" office:value-type="float" office:value="2.8167392" calcext:value-type="float">
            <text:p>2.8167392</text:p>
          </table:table-cell>
        </table:table-row>
        <table:table-row table:style-name="ro1">
          <table:table-cell office:value-type="float" office:value="0.047791258" calcext:value-type="float">
            <text:p>0.047791258</text:p>
          </table:table-cell>
          <table:table-cell office:value-type="float" office:value="5.2310824" calcext:value-type="float">
            <text:p>5.2310824</text:p>
          </table:table-cell>
          <table:table-cell table:formula="of:=[.C7]+[.A8]" office:value-type="float" office:value="2.864530458" calcext:value-type="float">
            <text:p>2.864530458</text:p>
          </table:table-cell>
        </table:table-row>
        <table:table-row table:style-name="ro1">
          <table:table-cell office:value-type="float" office:value="0.042313267" calcext:value-type="float">
            <text:p>0.042313267</text:p>
          </table:table-cell>
          <table:table-cell office:value-type="float" office:value="5.9083123" calcext:value-type="float">
            <text:p>5.9083123</text:p>
          </table:table-cell>
          <table:table-cell table:formula="of:=[.C8]+[.A9]" office:value-type="float" office:value="2.906843725" calcext:value-type="float">
            <text:p>2.906843725</text:p>
          </table:table-cell>
        </table:table-row>
        <table:table-row table:style-name="ro1">
          <table:table-cell office:value-type="float" office:value="0.039078355" calcext:value-type="float">
            <text:p>0.039078355</text:p>
          </table:table-cell>
          <table:table-cell office:value-type="float" office:value="6.3974032" calcext:value-type="float">
            <text:p>6.3974032</text:p>
          </table:table-cell>
          <table:table-cell table:formula="of:=[.C9]+[.A10]" office:value-type="float" office:value="2.94592208" calcext:value-type="float">
            <text:p>2.94592208</text:p>
          </table:table-cell>
        </table:table-row>
        <table:table-row table:style-name="ro1">
          <table:table-cell office:value-type="float" office:value="0.036224917" calcext:value-type="float">
            <text:p>0.036224917</text:p>
          </table:table-cell>
          <table:table-cell office:value-type="float" office:value="6.901327" calcext:value-type="float">
            <text:p>6.901327</text:p>
          </table:table-cell>
          <table:table-cell table:formula="of:=[.C10]+[.A11]" office:value-type="float" office:value="2.982146997" calcext:value-type="float">
            <text:p>2.982146997</text:p>
          </table:table-cell>
        </table:table-row>
        <table:table-row table:style-name="ro1">
          <table:table-cell office:value-type="float" office:value="0.03385977" calcext:value-type="float">
            <text:p>0.03385977</text:p>
          </table:table-cell>
          <table:table-cell office:value-type="float" office:value="7.3833933" calcext:value-type="float">
            <text:p>7.3833933</text:p>
          </table:table-cell>
          <table:table-cell table:formula="of:=[.C11]+[.A12]" office:value-type="float" office:value="3.016006767" calcext:value-type="float">
            <text:p>3.016006767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12]+[.A13]" office:value-type="float" office:value="3.047684497" calcext:value-type="float">
            <text:p>3.047684497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13]+[.A14]" office:value-type="float" office:value="3.078477203" calcext:value-type="float">
            <text:p>3.078477203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14]+[.A15]" office:value-type="float" office:value="3.108094965" calcext:value-type="float">
            <text:p>3.108094965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15]+[.A16]" office:value-type="float" office:value="3.136751409" calcext:value-type="float">
            <text:p>3.136751409</text:p>
          </table:table-cell>
        </table:table-row>
        <table:table-row table:style-name="ro1">
          <table:table-cell office:value-type="float" office:value="0.027527276" calcext:value-type="float">
            <text:p>0.027527276</text:p>
          </table:table-cell>
          <table:table-cell office:value-type="float" office:value="9.081901" calcext:value-type="float">
            <text:p>9.081901</text:p>
          </table:table-cell>
          <table:table-cell table:formula="of:=[.C16]+[.A17]" office:value-type="float" office:value="3.164278685" calcext:value-type="float">
            <text:p>3.164278685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17]+[.A18]" office:value-type="float" office:value="3.191516039" calcext:value-type="float">
            <text:p>3.191516039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18]+[.A19]" office:value-type="float" office:value="3.218463472" calcext:value-type="float">
            <text:p>3.218463472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19]+[.A20]" office:value-type="float" office:value="3.245395646" calcext:value-type="float">
            <text:p>3.245395646</text:p>
          </table:table-cell>
        </table:table-row>
        <table:table-row table:style-name="ro1">
          <table:table-cell office:value-type="float" office:value="0.026718548" calcext:value-type="float">
            <text:p>0.026718548</text:p>
          </table:table-cell>
          <table:table-cell office:value-type="float" office:value="9.356796" calcext:value-type="float">
            <text:p>9.356796</text:p>
          </table:table-cell>
          <table:table-cell table:formula="of:=[.C20]+[.A21]" office:value-type="float" office:value="3.272114194" calcext:value-type="float">
            <text:p>3.272114194</text:p>
          </table:table-cell>
        </table:table-row>
        <table:table-row table:style-name="ro1">
          <table:table-cell office:value-type="float" office:value="0.0271458" calcext:value-type="float">
            <text:p>0.0271458</text:p>
          </table:table-cell>
          <table:table-cell office:value-type="float" office:value="9.209529" calcext:value-type="float">
            <text:p>9.209529</text:p>
          </table:table-cell>
          <table:table-cell table:formula="of:=[.C21]+[.A22]" office:value-type="float" office:value="3.299259994" calcext:value-type="float">
            <text:p>3.299259994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22]+[.A23]" office:value-type="float" office:value="3.326527865" calcext:value-type="float">
            <text:p>3.326527865</text:p>
          </table:table-cell>
        </table:table-row>
        <table:table-row table:style-name="ro1">
          <table:table-cell office:value-type="float" office:value="0.027283132" calcext:value-type="float">
            <text:p>0.027283132</text:p>
          </table:table-cell>
          <table:table-cell office:value-type="float" office:value="9.163171" calcext:value-type="float">
            <text:p>9.163171</text:p>
          </table:table-cell>
          <table:table-cell table:formula="of:=[.C23]+[.A24]" office:value-type="float" office:value="3.353810997" calcext:value-type="float">
            <text:p>3.353810997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24]+[.A25]" office:value-type="float" office:value="3.380865244" calcext:value-type="float">
            <text:p>3.380865244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25]+[.A26]" office:value-type="float" office:value="3.40837726" calcext:value-type="float">
            <text:p>3.40837726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26]+[.A27]" office:value-type="float" office:value="3.43599609" calcext:value-type="float">
            <text:p>3.43599609</text:p>
          </table:table-cell>
        </table:table-row>
        <table:table-row table:style-name="ro1">
          <table:table-cell office:value-type="float" office:value="0.027664607" calcext:value-type="float">
            <text:p>0.027664607</text:p>
          </table:table-cell>
          <table:table-cell office:value-type="float" office:value="9.036818" calcext:value-type="float">
            <text:p>9.036818</text:p>
          </table:table-cell>
          <table:table-cell table:formula="of:=[.C27]+[.A28]" office:value-type="float" office:value="3.463660697" calcext:value-type="float">
            <text:p>3.463660697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28]+[.A29]" office:value-type="float" office:value="3.491065901" calcext:value-type="float">
            <text:p>3.491065901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29]+[.A30]" office:value-type="float" office:value="3.518944133" calcext:value-type="float">
            <text:p>3.518944133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30]+[.A31]" office:value-type="float" office:value="3.546959698" calcext:value-type="float">
            <text:p>3.546959698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31]+[.A32]" office:value-type="float" office:value="3.574960002" calcext:value-type="float">
            <text:p>3.574960002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32]+[.A33]" office:value-type="float" office:value="3.602731422" calcext:value-type="float">
            <text:p>3.602731422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33]+[.A34]" office:value-type="float" office:value="3.630991132" calcext:value-type="float">
            <text:p>3.630991132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34]+[.A35]" office:value-type="float" office:value="3.659388172" calcext:value-type="float">
            <text:p>3.659388172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35]+[.A36]" office:value-type="float" office:value="3.687785212" calcext:value-type="float">
            <text:p>3.687785212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36]+[.A37]" office:value-type="float" office:value="3.715938108" calcext:value-type="float">
            <text:p>3.715938108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37]+[.A38]" office:value-type="float" office:value="3.744548773" calcext:value-type="float">
            <text:p>3.744548773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38]+[.A39]" office:value-type="float" office:value="3.773327289" calcext:value-type="float">
            <text:p>3.773327289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39]+[.A40]" office:value-type="float" office:value="3.802105805" calcext:value-type="float">
            <text:p>3.802105805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40]+[.A41]" office:value-type="float" office:value="3.830655435" calcext:value-type="float">
            <text:p>3.830655435</text:p>
          </table:table-cell>
        </table:table-row>
        <table:table-row table:style-name="ro1">
          <table:table-cell office:value-type="float" office:value="0.02902266" calcext:value-type="float">
            <text:p>0.02902266</text:p>
          </table:table-cell>
          <table:table-cell office:value-type="float" office:value="8.613959" calcext:value-type="float">
            <text:p>8.613959</text:p>
          </table:table-cell>
          <table:table-cell table:formula="of:=[.C41]+[.A42]" office:value-type="float" office:value="3.859678095" calcext:value-type="float">
            <text:p>3.859678095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42]+[.A43]" office:value-type="float" office:value="3.888853345" calcext:value-type="float">
            <text:p>3.888853345</text:p>
          </table:table-cell>
        </table:table-row>
        <table:table-row table:style-name="ro1">
          <table:table-cell office:value-type="float" office:value="0.029159991" calcext:value-type="float">
            <text:p>0.029159991</text:p>
          </table:table-cell>
          <table:table-cell office:value-type="float" office:value="8.573391" calcext:value-type="float">
            <text:p>8.573391</text:p>
          </table:table-cell>
          <table:table-cell table:formula="of:=[.C43]+[.A44]" office:value-type="float" office:value="3.918013336" calcext:value-type="float">
            <text:p>3.918013336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44]+[.A45]" office:value-type="float" office:value="3.946929183" calcext:value-type="float">
            <text:p>3.946929183</text:p>
          </table:table-cell>
        </table:table-row>
        <table:table-row table:style-name="ro1">
          <table:table-cell office:value-type="float" office:value="0.029419394" calcext:value-type="float">
            <text:p>0.029419394</text:p>
          </table:table-cell>
          <table:table-cell office:value-type="float" office:value="8.497795" calcext:value-type="float">
            <text:p>8.497795</text:p>
          </table:table-cell>
          <table:table-cell table:formula="of:=[.C45]+[.A46]" office:value-type="float" office:value="3.976348577" calcext:value-type="float">
            <text:p>3.976348577</text:p>
          </table:table-cell>
        </table:table-row>
        <table:table-row table:style-name="ro1">
          <table:table-cell office:value-type="float" office:value="0.029556725" calcext:value-type="float">
            <text:p>0.029556725</text:p>
          </table:table-cell>
          <table:table-cell office:value-type="float" office:value="8.458311" calcext:value-type="float">
            <text:p>8.458311</text:p>
          </table:table-cell>
          <table:table-cell table:formula="of:=[.C46]+[.A47]" office:value-type="float" office:value="4.005905302" calcext:value-type="float">
            <text:p>4.005905302</text:p>
          </table:table-cell>
        </table:table-row>
        <table:table-row table:style-name="ro1">
          <table:table-cell office:value-type="float" office:value="0.029526208" calcext:value-type="float">
            <text:p>0.029526208</text:p>
          </table:table-cell>
          <table:table-cell office:value-type="float" office:value="8.467053" calcext:value-type="float">
            <text:p>8.467053</text:p>
          </table:table-cell>
          <table:table-cell table:formula="of:=[.C47]+[.A48]" office:value-type="float" office:value="4.03543151" calcext:value-type="float">
            <text:p>4.03543151</text:p>
          </table:table-cell>
        </table:table-row>
        <table:table-row table:style-name="ro1">
          <table:table-cell office:value-type="float" office:value="0.029266804" calcext:value-type="float">
            <text:p>0.029266804</text:p>
          </table:table-cell>
          <table:table-cell office:value-type="float" office:value="8.542101" calcext:value-type="float">
            <text:p>8.542101</text:p>
          </table:table-cell>
          <table:table-cell table:formula="of:=[.C48]+[.A49]" office:value-type="float" office:value="4.064698314" calcext:value-type="float">
            <text:p>4.064698314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49]+[.A50]" office:value-type="float" office:value="4.094468666" calcext:value-type="float">
            <text:p>4.094468666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50]+[.A51]" office:value-type="float" office:value="4.12436109" calcext:value-type="float">
            <text:p>4.12436109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51]+[.A52]" office:value-type="float" office:value="4.154253514" calcext:value-type="float">
            <text:p>4.154253514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52]+[.A53]" office:value-type="float" office:value="4.183886535" calcext:value-type="float">
            <text:p>4.183886535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53]+[.A54]" office:value-type="float" office:value="4.213992585" calcext:value-type="float">
            <text:p>4.213992585</text:p>
          </table:table-cell>
        </table:table-row>
        <table:table-row table:style-name="ro1">
          <table:table-cell office:value-type="float" office:value="0.030243382" calcext:value-type="float">
            <text:p>0.030243382</text:p>
          </table:table-cell>
          <table:table-cell office:value-type="float" office:value="8.266272" calcext:value-type="float">
            <text:p>8.266272</text:p>
          </table:table-cell>
          <table:table-cell table:formula="of:=[.C54]+[.A55]" office:value-type="float" office:value="4.244235967" calcext:value-type="float">
            <text:p>4.244235967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55]+[.A56]" office:value-type="float" office:value="4.274448831" calcext:value-type="float">
            <text:p>4.274448831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56]+[.A57]" office:value-type="float" office:value="4.30443281" calcext:value-type="float">
            <text:p>4.30443281</text:p>
          </table:table-cell>
        </table:table-row>
        <table:table-row table:style-name="ro1">
          <table:table-cell office:value-type="float" office:value="0.030457009" calcext:value-type="float">
            <text:p>0.030457009</text:p>
          </table:table-cell>
          <table:table-cell office:value-type="float" office:value="8.208291" calcext:value-type="float">
            <text:p>8.208291</text:p>
          </table:table-cell>
          <table:table-cell table:formula="of:=[.C57]+[.A58]" office:value-type="float" office:value="4.334889819" calcext:value-type="float">
            <text:p>4.334889819</text:p>
          </table:table-cell>
        </table:table-row>
        <table:table-row table:style-name="ro1">
          <table:table-cell office:value-type="float" office:value="0.030640116" calcext:value-type="float">
            <text:p>0.030640116</text:p>
          </table:table-cell>
          <table:table-cell office:value-type="float" office:value="8.159238" calcext:value-type="float">
            <text:p>8.159238</text:p>
          </table:table-cell>
          <table:table-cell table:formula="of:=[.C58]+[.A59]" office:value-type="float" office:value="4.365529935" calcext:value-type="float">
            <text:p>4.365529935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59]+[.A60]" office:value-type="float" office:value="4.396154792" calcext:value-type="float">
            <text:p>4.396154792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60]+[.A61]" office:value-type="float" office:value="4.426535505" calcext:value-type="float">
            <text:p>4.426535505</text:p>
          </table:table-cell>
        </table:table-row>
        <table:table-row table:style-name="ro1">
          <table:table-cell office:value-type="float" office:value="0.030869002" calcext:value-type="float">
            <text:p>0.030869002</text:p>
          </table:table-cell>
          <table:table-cell office:value-type="float" office:value="8.09874" calcext:value-type="float">
            <text:p>8.09874</text:p>
          </table:table-cell>
          <table:table-cell table:formula="of:=[.C61]+[.A62]" office:value-type="float" office:value="4.457404507" calcext:value-type="float">
            <text:p>4.457404507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62]+[.A63]" office:value-type="float" office:value="4.488441357" calcext:value-type="float">
            <text:p>4.488441357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63]+[.A64]" office:value-type="float" office:value="4.519447689" calcext:value-type="float">
            <text:p>4.519447689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64]+[.A65]" office:value-type="float" office:value="4.550209877" calcext:value-type="float">
            <text:p>4.550209877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65]+[.A66]" office:value-type="float" office:value="4.58150613" calcext:value-type="float">
            <text:p>4.58150613</text:p>
          </table:table-cell>
        </table:table-row>
        <table:table-row table:style-name="ro1">
          <table:table-cell office:value-type="float" office:value="0.031448845" calcext:value-type="float">
            <text:p>0.031448845</text:p>
          </table:table-cell>
          <table:table-cell office:value-type="float" office:value="7.949417" calcext:value-type="float">
            <text:p>7.949417</text:p>
          </table:table-cell>
          <table:table-cell table:formula="of:=[.C66]+[.A67]" office:value-type="float" office:value="4.612954975" calcext:value-type="float">
            <text:p>4.612954975</text:p>
          </table:table-cell>
        </table:table-row>
        <table:table-row table:style-name="ro1">
          <table:table-cell office:value-type="float" office:value="0.031418327" calcext:value-type="float">
            <text:p>0.031418327</text:p>
          </table:table-cell>
          <table:table-cell office:value-type="float" office:value="7.957139" calcext:value-type="float">
            <text:p>7.957139</text:p>
          </table:table-cell>
          <table:table-cell table:formula="of:=[.C67]+[.A68]" office:value-type="float" office:value="4.644373302" calcext:value-type="float">
            <text:p>4.644373302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68]+[.A69]" office:value-type="float" office:value="4.675516965" calcext:value-type="float">
            <text:p>4.675516965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69]+[.A70]" office:value-type="float" office:value="4.70713366" calcext:value-type="float">
            <text:p>4.70713366</text:p>
          </table:table-cell>
        </table:table-row>
        <table:table-row table:style-name="ro1">
          <table:table-cell office:value-type="float" office:value="0.031738766" calcext:value-type="float">
            <text:p>0.031738766</text:p>
          </table:table-cell>
          <table:table-cell office:value-type="float" office:value="7.876803" calcext:value-type="float">
            <text:p>7.876803</text:p>
          </table:table-cell>
          <table:table-cell table:formula="of:=[.C70]+[.A71]" office:value-type="float" office:value="4.738872426" calcext:value-type="float">
            <text:p>4.738872426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71]+[.A72]" office:value-type="float" office:value="4.770550156" calcext:value-type="float">
            <text:p>4.770550156</text:p>
          </table:table-cell>
        </table:table-row>
        <table:table-row table:style-name="ro1">
          <table:table-cell office:value-type="float" office:value="0.031311512" calcext:value-type="float">
            <text:p>0.031311512</text:p>
          </table:table-cell>
          <table:table-cell office:value-type="float" office:value="7.984284" calcext:value-type="float">
            <text:p>7.984284</text:p>
          </table:table-cell>
          <table:table-cell table:formula="of:=[.C72]+[.A73]" office:value-type="float" office:value="4.801861668" calcext:value-type="float">
            <text:p>4.801861668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73]+[.A74]" office:value-type="float" office:value="4.833585175" calcext:value-type="float">
            <text:p>4.833585175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74]+[.A75]" office:value-type="float" office:value="4.865308682" calcext:value-type="float">
            <text:p>4.865308682</text:p>
          </table:table-cell>
        </table:table-row>
        <table:table-row table:style-name="ro1">
          <table:table-cell office:value-type="float" office:value="0.03149462" calcext:value-type="float">
            <text:p>0.03149462</text:p>
          </table:table-cell>
          <table:table-cell office:value-type="float" office:value="7.937863" calcext:value-type="float">
            <text:p>7.937863</text:p>
          </table:table-cell>
          <table:table-cell table:formula="of:=[.C75]+[.A76]" office:value-type="float" office:value="4.896803302" calcext:value-type="float">
            <text:p>4.896803302</text:p>
          </table:table-cell>
        </table:table-row>
        <table:table-row table:style-name="ro1">
          <table:table-cell office:value-type="float" office:value="0.030945297" calcext:value-type="float">
            <text:p>0.030945297</text:p>
          </table:table-cell>
          <table:table-cell office:value-type="float" office:value="8.078773" calcext:value-type="float">
            <text:p>8.078773</text:p>
          </table:table-cell>
          <table:table-cell table:formula="of:=[.C76]+[.A77]" office:value-type="float" office:value="4.927748599" calcext:value-type="float">
            <text:p>4.927748599</text:p>
          </table:table-cell>
        </table:table-row>
        <table:table-row table:style-name="ro1">
          <table:table-cell office:value-type="float" office:value="0.031158922" calcext:value-type="float">
            <text:p>0.031158922</text:p>
          </table:table-cell>
          <table:table-cell office:value-type="float" office:value="8.023384" calcext:value-type="float">
            <text:p>8.023384</text:p>
          </table:table-cell>
          <table:table-cell table:formula="of:=[.C77]+[.A78]" office:value-type="float" office:value="4.958907521" calcext:value-type="float">
            <text:p>4.958907521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78]+[.A79]" office:value-type="float" office:value="4.989898595" calcext:value-type="float">
            <text:p>4.989898595</text:p>
          </table:table-cell>
        </table:table-row>
        <table:table-row table:style-name="ro1">
          <table:table-cell office:value-type="float" office:value="0.030701153" calcext:value-type="float">
            <text:p>0.030701153</text:p>
          </table:table-cell>
          <table:table-cell office:value-type="float" office:value="8.143017" calcext:value-type="float">
            <text:p>8.143017</text:p>
          </table:table-cell>
          <table:table-cell table:formula="of:=[.C79]+[.A80]" office:value-type="float" office:value="5.020599748" calcext:value-type="float">
            <text:p>5.020599748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80]+[.A81]" office:value-type="float" office:value="5.050736316" calcext:value-type="float">
            <text:p>5.050736316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81]+[.A82]" office:value-type="float" office:value="5.081117029" calcext:value-type="float">
            <text:p>5.081117029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82]+[.A83]" office:value-type="float" office:value="5.111406187" calcext:value-type="float">
            <text:p>5.111406187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83]+[.A84]" office:value-type="float" office:value="5.141527497" calcext:value-type="float">
            <text:p>5.141527497</text:p>
          </table:table-cell>
        </table:table-row>
        <table:table-row table:style-name="ro1">
          <table:table-cell office:value-type="float" office:value="0.029663539" calcext:value-type="float">
            <text:p>0.029663539</text:p>
          </table:table-cell>
          <table:table-cell office:value-type="float" office:value="8.4278555" calcext:value-type="float">
            <text:p>8.4278555</text:p>
          </table:table-cell>
          <table:table-cell table:formula="of:=[.C84]+[.A85]" office:value-type="float" office:value="5.171191036" calcext:value-type="float">
            <text:p>5.171191036</text:p>
          </table:table-cell>
        </table:table-row>
        <table:table-row table:style-name="ro1">
          <table:table-cell office:value-type="float" office:value="0.030029755" calcext:value-type="float">
            <text:p>0.030029755</text:p>
          </table:table-cell>
          <table:table-cell office:value-type="float" office:value="8.325076" calcext:value-type="float">
            <text:p>8.325076</text:p>
          </table:table-cell>
          <table:table-cell table:formula="of:=[.C85]+[.A86]" office:value-type="float" office:value="5.201220791" calcext:value-type="float">
            <text:p>5.201220791</text:p>
          </table:table-cell>
        </table:table-row>
        <table:table-row table:style-name="ro1">
          <table:table-cell office:value-type="float" office:value="0.030029755" calcext:value-type="float">
            <text:p>0.030029755</text:p>
          </table:table-cell>
          <table:table-cell office:value-type="float" office:value="8.325076" calcext:value-type="float">
            <text:p>8.325076</text:p>
          </table:table-cell>
          <table:table-cell table:formula="of:=[.C86]+[.A87]" office:value-type="float" office:value="5.231250546" calcext:value-type="float">
            <text:p>5.231250546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87]+[.A88]" office:value-type="float" office:value="5.261188746" calcext:value-type="float">
            <text:p>5.261188746</text:p>
          </table:table-cell>
        </table:table-row>
        <table:table-row table:style-name="ro1">
          <table:table-cell office:value-type="float" office:value="0.029556725" calcext:value-type="float">
            <text:p>0.029556725</text:p>
          </table:table-cell>
          <table:table-cell office:value-type="float" office:value="8.458311" calcext:value-type="float">
            <text:p>8.458311</text:p>
          </table:table-cell>
          <table:table-cell table:formula="of:=[.C88]+[.A89]" office:value-type="float" office:value="5.290745471" calcext:value-type="float">
            <text:p>5.290745471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89]+[.A90]" office:value-type="float" office:value="5.32072945" calcext:value-type="float">
            <text:p>5.32072945</text:p>
          </table:table-cell>
        </table:table-row>
        <table:table-row table:style-name="ro1">
          <table:table-cell office:value-type="float" office:value="0.030090792" calcext:value-type="float">
            <text:p>0.030090792</text:p>
          </table:table-cell>
          <table:table-cell office:value-type="float" office:value="8.308189" calcext:value-type="float">
            <text:p>8.308189</text:p>
          </table:table-cell>
          <table:table-cell table:formula="of:=[.C90]+[.A91]" office:value-type="float" office:value="5.350820242" calcext:value-type="float">
            <text:p>5.350820242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91]+[.A92]" office:value-type="float" office:value="5.380834738" calcext:value-type="float">
            <text:p>5.380834738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92]+[.A93]" office:value-type="float" office:value="5.410513535" calcext:value-type="float">
            <text:p>5.410513535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93]+[.A94]" office:value-type="float" office:value="5.440665362" calcext:value-type="float">
            <text:p>5.440665362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94]+[.A95]" office:value-type="float" office:value="5.470893485" calcext:value-type="float">
            <text:p>5.470893485</text:p>
          </table:table-cell>
        </table:table-row>
        <table:table-row table:style-name="ro1">
          <table:table-cell office:value-type="float" office:value="0.030243382" calcext:value-type="float">
            <text:p>0.030243382</text:p>
          </table:table-cell>
          <table:table-cell office:value-type="float" office:value="8.266272" calcext:value-type="float">
            <text:p>8.266272</text:p>
          </table:table-cell>
          <table:table-cell table:formula="of:=[.C95]+[.A96]" office:value-type="float" office:value="5.501136867" calcext:value-type="float">
            <text:p>5.501136867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96]+[.A97]" office:value-type="float" office:value="5.531059809" calcext:value-type="float">
            <text:p>5.531059809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97]+[.A98]" office:value-type="float" office:value="5.561440522" calcext:value-type="float">
            <text:p>5.561440522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98]+[.A99]" office:value-type="float" office:value="5.591989083" calcext:value-type="float">
            <text:p>5.591989083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99]+[.A100]" office:value-type="float" office:value="5.622522386" calcext:value-type="float">
            <text:p>5.622522386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100]+[.A101]" office:value-type="float" office:value="5.652781026" calcext:value-type="float">
            <text:p>5.652781026</text:p>
          </table:table-cell>
        </table:table-row>
        <table:table-row table:style-name="ro1">
          <table:table-cell office:value-type="float" office:value="0.03074693" calcext:value-type="float">
            <text:p>0.03074693</text:p>
          </table:table-cell>
          <table:table-cell office:value-type="float" office:value="8.130894" calcext:value-type="float">
            <text:p>8.130894</text:p>
          </table:table-cell>
          <table:table-cell table:formula="of:=[.C101]+[.A102]" office:value-type="float" office:value="5.683527956" calcext:value-type="float">
            <text:p>5.683527956</text:p>
          </table:table-cell>
        </table:table-row>
        <table:table-row table:style-name="ro1">
          <table:table-cell office:value-type="float" office:value="0.03089952" calcext:value-type="float">
            <text:p>0.03089952</text:p>
          </table:table-cell>
          <table:table-cell office:value-type="float" office:value="8.09074" calcext:value-type="float">
            <text:p>8.09074</text:p>
          </table:table-cell>
          <table:table-cell table:formula="of:=[.C102]+[.A103]" office:value-type="float" office:value="5.714427476" calcext:value-type="float">
            <text:p>5.714427476</text:p>
          </table:table-cell>
        </table:table-row>
        <table:table-row table:style-name="ro1">
          <table:table-cell office:value-type="float" office:value="0.030869002" calcext:value-type="float">
            <text:p>0.030869002</text:p>
          </table:table-cell>
          <table:table-cell office:value-type="float" office:value="8.09874" calcext:value-type="float">
            <text:p>8.09874</text:p>
          </table:table-cell>
          <table:table-cell table:formula="of:=[.C103]+[.A104]" office:value-type="float" office:value="5.745296478" calcext:value-type="float">
            <text:p>5.745296478</text:p>
          </table:table-cell>
        </table:table-row>
        <table:table-row table:style-name="ro1">
          <table:table-cell office:value-type="float" office:value="0.03059434" calcext:value-type="float">
            <text:p>0.03059434</text:p>
          </table:table-cell>
          <table:table-cell office:value-type="float" office:value="8.171447" calcext:value-type="float">
            <text:p>8.171447</text:p>
          </table:table-cell>
          <table:table-cell table:formula="of:=[.C104]+[.A105]" office:value-type="float" office:value="5.775890818" calcext:value-type="float">
            <text:p>5.775890818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105]+[.A106]" office:value-type="float" office:value="5.806988705" calcext:value-type="float">
            <text:p>5.806988705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106]+[.A107]" office:value-type="float" office:value="5.838254441" calcext:value-type="float">
            <text:p>5.838254441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107]+[.A108]" office:value-type="float" office:value="5.869504918" calcext:value-type="float">
            <text:p>5.869504918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108]+[.A109]" office:value-type="float" office:value="5.90051125" calcext:value-type="float">
            <text:p>5.90051125</text:p>
          </table:table-cell>
        </table:table-row>
        <table:table-row table:style-name="ro1">
          <table:table-cell office:value-type="float" office:value="0.03152514" calcext:value-type="float">
            <text:p>0.03152514</text:p>
          </table:table-cell>
          <table:table-cell office:value-type="float" office:value="7.930179" calcext:value-type="float">
            <text:p>7.930179</text:p>
          </table:table-cell>
          <table:table-cell table:formula="of:=[.C109]+[.A110]" office:value-type="float" office:value="5.93203639" calcext:value-type="float">
            <text:p>5.93203639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110]+[.A111]" office:value-type="float" office:value="5.96372938" calcext:value-type="float">
            <text:p>5.96372938</text:p>
          </table:table-cell>
        </table:table-row>
        <table:table-row table:style-name="ro1">
          <table:table-cell office:value-type="float" office:value="0.03166247" calcext:value-type="float">
            <text:p>0.03166247</text:p>
          </table:table-cell>
          <table:table-cell office:value-type="float" office:value="7.895783" calcext:value-type="float">
            <text:p>7.895783</text:p>
          </table:table-cell>
          <table:table-cell table:formula="of:=[.C111]+[.A112]" office:value-type="float" office:value="5.99539185" calcext:value-type="float">
            <text:p>5.99539185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112]+[.A113]" office:value-type="float" office:value="6.0267644" calcext:value-type="float">
            <text:p>6.0267644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113]+[.A114]" office:value-type="float" office:value="6.0586405" calcext:value-type="float">
            <text:p>6.0586405</text:p>
          </table:table-cell>
        </table:table-row>
        <table:table-row table:style-name="ro1">
          <table:table-cell office:value-type="float" office:value="0.032043945" calcext:value-type="float">
            <text:p>0.032043945</text:p>
          </table:table-cell>
          <table:table-cell office:value-type="float" office:value="7.8017864" calcext:value-type="float">
            <text:p>7.8017864</text:p>
          </table:table-cell>
          <table:table-cell table:formula="of:=[.C114]+[.A115]" office:value-type="float" office:value="6.090684445" calcext:value-type="float">
            <text:p>6.090684445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115]+[.A116]" office:value-type="float" office:value="6.122697872" calcext:value-type="float">
            <text:p>6.122697872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116]+[.A117]" office:value-type="float" office:value="6.154421379" calcext:value-type="float">
            <text:p>6.154421379</text:p>
          </table:table-cell>
        </table:table-row>
        <table:table-row table:style-name="ro1">
          <table:table-cell office:value-type="float" office:value="0.032181278" calcext:value-type="float">
            <text:p>0.032181278</text:p>
          </table:table-cell>
          <table:table-cell office:value-type="float" office:value="7.768492" calcext:value-type="float">
            <text:p>7.768492</text:p>
          </table:table-cell>
          <table:table-cell table:formula="of:=[.C117]+[.A118]" office:value-type="float" office:value="6.186602657" calcext:value-type="float">
            <text:p>6.186602657</text:p>
          </table:table-cell>
        </table:table-row>
        <table:table-row table:style-name="ro1">
          <table:table-cell office:value-type="float" office:value="0.03227283" calcext:value-type="float">
            <text:p>0.03227283</text:p>
          </table:table-cell>
          <table:table-cell office:value-type="float" office:value="7.7464542" calcext:value-type="float">
            <text:p>7.7464542</text:p>
          </table:table-cell>
          <table:table-cell table:formula="of:=[.C118]+[.A119]" office:value-type="float" office:value="6.218875487" calcext:value-type="float">
            <text:p>6.218875487</text:p>
          </table:table-cell>
        </table:table-row>
        <table:table-row table:style-name="ro1">
          <table:table-cell office:value-type="float" office:value="0.032181278" calcext:value-type="float">
            <text:p>0.032181278</text:p>
          </table:table-cell>
          <table:table-cell office:value-type="float" office:value="7.768492" calcext:value-type="float">
            <text:p>7.768492</text:p>
          </table:table-cell>
          <table:table-cell table:formula="of:=[.C119]+[.A120]" office:value-type="float" office:value="6.251056765" calcext:value-type="float">
            <text:p>6.251056765</text:p>
          </table:table-cell>
        </table:table-row>
        <table:table-row table:style-name="ro1">
          <table:table-cell office:value-type="float" office:value="0.0317998" calcext:value-type="float">
            <text:p>0.0317998</text:p>
          </table:table-cell>
          <table:table-cell office:value-type="float" office:value="7.8616843" calcext:value-type="float">
            <text:p>7.8616843</text:p>
          </table:table-cell>
          <table:table-cell table:formula="of:=[.C120]+[.A121]" office:value-type="float" office:value="6.282856565" calcext:value-type="float">
            <text:p>6.282856565</text:p>
          </table:table-cell>
        </table:table-row>
        <table:table-row table:style-name="ro1">
          <table:table-cell office:value-type="float" office:value="0.032242313" calcext:value-type="float">
            <text:p>0.032242313</text:p>
          </table:table-cell>
          <table:table-cell office:value-type="float" office:value="7.753786" calcext:value-type="float">
            <text:p>7.753786</text:p>
          </table:table-cell>
          <table:table-cell table:formula="of:=[.C121]+[.A122]" office:value-type="float" office:value="6.315098878" calcext:value-type="float">
            <text:p>6.315098878</text:p>
          </table:table-cell>
        </table:table-row>
        <table:table-row table:style-name="ro1">
          <table:table-cell office:value-type="float" office:value="0.032242313" calcext:value-type="float">
            <text:p>0.032242313</text:p>
          </table:table-cell>
          <table:table-cell office:value-type="float" office:value="7.753786" calcext:value-type="float">
            <text:p>7.753786</text:p>
          </table:table-cell>
          <table:table-cell table:formula="of:=[.C122]+[.A123]" office:value-type="float" office:value="6.347341191" calcext:value-type="float">
            <text:p>6.347341191</text:p>
          </table:table-cell>
        </table:table-row>
        <table:table-row table:style-name="ro1">
          <table:table-cell office:value-type="float" office:value="0.03208972" calcext:value-type="float">
            <text:p>0.03208972</text:p>
          </table:table-cell>
          <table:table-cell office:value-type="float" office:value="7.790657" calcext:value-type="float">
            <text:p>7.790657</text:p>
          </table:table-cell>
          <table:table-cell table:formula="of:=[.C123]+[.A124]" office:value-type="float" office:value="6.379430911" calcext:value-type="float">
            <text:p>6.379430911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124]+[.A125]" office:value-type="float" office:value="6.411017085" calcext:value-type="float">
            <text:p>6.411017085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125]+[.A126]" office:value-type="float" office:value="6.442923701" calcext:value-type="float">
            <text:p>6.442923701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126]+[.A127]" office:value-type="float" office:value="6.474799801" calcext:value-type="float">
            <text:p>6.474799801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127]+[.A128]" office:value-type="float" office:value="6.506416496" calcext:value-type="float">
            <text:p>6.506416496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128]+[.A129]" office:value-type="float" office:value="6.537499124" calcext:value-type="float">
            <text:p>6.537499124</text:p>
          </table:table-cell>
        </table:table-row>
        <table:table-row table:style-name="ro1">
          <table:table-cell office:value-type="float" office:value="0.031280994" calcext:value-type="float">
            <text:p>0.031280994</text:p>
          </table:table-cell>
          <table:table-cell office:value-type="float" office:value="7.992073" calcext:value-type="float">
            <text:p>7.992073</text:p>
          </table:table-cell>
          <table:table-cell table:formula="of:=[.C129]+[.A130]" office:value-type="float" office:value="6.568780118" calcext:value-type="float">
            <text:p>6.568780118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130]+[.A131]" office:value-type="float" office:value="6.599923781" calcext:value-type="float">
            <text:p>6.599923781</text:p>
          </table:table-cell>
        </table:table-row>
        <table:table-row table:style-name="ro1">
          <table:table-cell office:value-type="float" office:value="0.03088426" calcext:value-type="float">
            <text:p>0.03088426</text:p>
          </table:table-cell>
          <table:table-cell office:value-type="float" office:value="8.094738" calcext:value-type="float">
            <text:p>8.094738</text:p>
          </table:table-cell>
          <table:table-cell table:formula="of:=[.C131]+[.A132]" office:value-type="float" office:value="6.630808041" calcext:value-type="float">
            <text:p>6.630808041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132]+[.A133]" office:value-type="float" office:value="6.661173495" calcext:value-type="float">
            <text:p>6.661173495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133]+[.A134]" office:value-type="float" office:value="6.691783093" calcext:value-type="float">
            <text:p>6.691783093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134]+[.A135]" office:value-type="float" office:value="6.722346913" calcext:value-type="float">
            <text:p>6.722346913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135]+[.A136]" office:value-type="float" office:value="6.752712367" calcext:value-type="float">
            <text:p>6.752712367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136]+[.A137]" office:value-type="float" office:value="6.78262005" calcext:value-type="float">
            <text:p>6.78262005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137]+[.A138]" office:value-type="float" office:value="6.812832914" calcext:value-type="float">
            <text:p>6.812832914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138]+[.A139]" office:value-type="float" office:value="6.843045778" calcext:value-type="float">
            <text:p>6.843045778</text:p>
          </table:table-cell>
        </table:table-row>
        <table:table-row table:style-name="ro1">
          <table:table-cell office:value-type="float" office:value="0.030029755" calcext:value-type="float">
            <text:p>0.030029755</text:p>
          </table:table-cell>
          <table:table-cell office:value-type="float" office:value="8.325076" calcext:value-type="float">
            <text:p>8.325076</text:p>
          </table:table-cell>
          <table:table-cell table:formula="of:=[.C139]+[.A140]" office:value-type="float" office:value="6.873075533" calcext:value-type="float">
            <text:p>6.873075533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140]+[.A141]" office:value-type="float" office:value="6.902708554" calcext:value-type="float">
            <text:p>6.902708554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141]+[.A142]" office:value-type="float" office:value="6.932677274" calcext:value-type="float">
            <text:p>6.932677274</text:p>
          </table:table-cell>
        </table:table-row>
        <table:table-row table:style-name="ro1">
          <table:table-cell office:value-type="float" office:value="0.030029755" calcext:value-type="float">
            <text:p>0.030029755</text:p>
          </table:table-cell>
          <table:table-cell office:value-type="float" office:value="8.325076" calcext:value-type="float">
            <text:p>8.325076</text:p>
          </table:table-cell>
          <table:table-cell table:formula="of:=[.C142]+[.A143]" office:value-type="float" office:value="6.962707029" calcext:value-type="float">
            <text:p>6.962707029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143]+[.A144]" office:value-type="float" office:value="6.992599453" calcext:value-type="float">
            <text:p>6.992599453</text:p>
          </table:table-cell>
        </table:table-row>
        <table:table-row table:style-name="ro1">
          <table:table-cell office:value-type="float" office:value="0.02949569" calcext:value-type="float">
            <text:p>0.02949569</text:p>
          </table:table-cell>
          <table:table-cell office:value-type="float" office:value="8.475814" calcext:value-type="float">
            <text:p>8.475814</text:p>
          </table:table-cell>
          <table:table-cell table:formula="of:=[.C144]+[.A145]" office:value-type="float" office:value="7.022095143" calcext:value-type="float">
            <text:p>7.022095143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145]+[.A146]" office:value-type="float" office:value="7.052002826" calcext:value-type="float">
            <text:p>7.052002826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146]+[.A147]" office:value-type="float" office:value="7.081956286" calcext:value-type="float">
            <text:p>7.081956286</text:p>
          </table:table-cell>
        </table:table-row>
        <table:table-row table:style-name="ro1">
          <table:table-cell office:value-type="float" office:value="0.029831387" calcext:value-type="float">
            <text:p>0.029831387</text:p>
          </table:table-cell>
          <table:table-cell office:value-type="float" office:value="8.380435" calcext:value-type="float">
            <text:p>8.380435</text:p>
          </table:table-cell>
          <table:table-cell table:formula="of:=[.C147]+[.A148]" office:value-type="float" office:value="7.111787673" calcext:value-type="float">
            <text:p>7.111787673</text:p>
          </table:table-cell>
        </table:table-row>
        <table:table-row table:style-name="ro1">
          <table:table-cell office:value-type="float" office:value="0.029510949" calcext:value-type="float">
            <text:p>0.029510949</text:p>
          </table:table-cell>
          <table:table-cell office:value-type="float" office:value="8.471432" calcext:value-type="float">
            <text:p>8.471432</text:p>
          </table:table-cell>
          <table:table-cell table:formula="of:=[.C148]+[.A149]" office:value-type="float" office:value="7.141298622" calcext:value-type="float">
            <text:p>7.141298622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149]+[.A150]" office:value-type="float" office:value="7.171236822" calcext:value-type="float">
            <text:p>7.171236822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150]+[.A151]" office:value-type="float" office:value="7.201251318" calcext:value-type="float">
            <text:p>7.201251318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151]+[.A152]" office:value-type="float" office:value="7.231220038" calcext:value-type="float">
            <text:p>7.231220038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152]+[.A153]" office:value-type="float" office:value="7.260868318" calcext:value-type="float">
            <text:p>7.260868318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153]+[.A154]" office:value-type="float" office:value="7.290943849" calcext:value-type="float">
            <text:p>7.290943849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154]+[.A155]" office:value-type="float" office:value="7.321126194" calcext:value-type="float">
            <text:p>7.321126194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155]+[.A156]" office:value-type="float" office:value="7.351278021" calcext:value-type="float">
            <text:p>7.351278021</text:p>
          </table:table-cell>
        </table:table-row>
        <table:table-row table:style-name="ro1">
          <table:table-cell office:value-type="float" office:value="0.029846648" calcext:value-type="float">
            <text:p>0.029846648</text:p>
          </table:table-cell>
          <table:table-cell office:value-type="float" office:value="8.37615" calcext:value-type="float">
            <text:p>8.37615</text:p>
          </table:table-cell>
          <table:table-cell table:formula="of:=[.C156]+[.A157]" office:value-type="float" office:value="7.381124669" calcext:value-type="float">
            <text:p>7.381124669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157]+[.A158]" office:value-type="float" office:value="7.411444345" calcext:value-type="float">
            <text:p>7.411444345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158]+[.A159]" office:value-type="float" office:value="7.441886093" calcext:value-type="float">
            <text:p>7.441886093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159]+[.A160]" office:value-type="float" office:value="7.472251547" calcext:value-type="float">
            <text:p>7.472251547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160]+[.A161]" office:value-type="float" office:value="7.502357597" calcext:value-type="float">
            <text:p>7.502357597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161]+[.A162]" office:value-type="float" office:value="7.532936677" calcext:value-type="float">
            <text:p>7.532936677</text:p>
          </table:table-cell>
        </table:table-row>
        <table:table-row table:style-name="ro1">
          <table:table-cell office:value-type="float" office:value="0.030716412" calcext:value-type="float">
            <text:p>0.030716412</text:p>
          </table:table-cell>
          <table:table-cell office:value-type="float" office:value="8.138971" calcext:value-type="float">
            <text:p>8.138971</text:p>
          </table:table-cell>
          <table:table-cell table:formula="of:=[.C162]+[.A163]" office:value-type="float" office:value="7.563653089" calcext:value-type="float">
            <text:p>7.563653089</text:p>
          </table:table-cell>
        </table:table-row>
        <table:table-row table:style-name="ro1">
          <table:table-cell office:value-type="float" office:value="0.030670634" calcext:value-type="float">
            <text:p>0.030670634</text:p>
          </table:table-cell>
          <table:table-cell office:value-type="float" office:value="8.151119" calcext:value-type="float">
            <text:p>8.151119</text:p>
          </table:table-cell>
          <table:table-cell table:formula="of:=[.C163]+[.A164]" office:value-type="float" office:value="7.594323723" calcext:value-type="float">
            <text:p>7.594323723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164]+[.A165]" office:value-type="float" office:value="7.624704436" calcext:value-type="float">
            <text:p>7.624704436</text:p>
          </table:table-cell>
        </table:table-row>
        <table:table-row table:style-name="ro1">
          <table:table-cell office:value-type="float" office:value="0.030869002" calcext:value-type="float">
            <text:p>0.030869002</text:p>
          </table:table-cell>
          <table:table-cell office:value-type="float" office:value="8.09874" calcext:value-type="float">
            <text:p>8.09874</text:p>
          </table:table-cell>
          <table:table-cell table:formula="of:=[.C165]+[.A166]" office:value-type="float" office:value="7.655573438" calcext:value-type="float">
            <text:p>7.655573438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166]+[.A167]" office:value-type="float" office:value="7.686564512" calcext:value-type="float">
            <text:p>7.686564512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167]+[.A168]" office:value-type="float" office:value="7.717525068" calcext:value-type="float">
            <text:p>7.717525068</text:p>
          </table:table-cell>
        </table:table-row>
        <table:table-row table:style-name="ro1">
          <table:table-cell office:value-type="float" office:value="0.030640116" calcext:value-type="float">
            <text:p>0.030640116</text:p>
          </table:table-cell>
          <table:table-cell office:value-type="float" office:value="8.159238" calcext:value-type="float">
            <text:p>8.159238</text:p>
          </table:table-cell>
          <table:table-cell table:formula="of:=[.C168]+[.A169]" office:value-type="float" office:value="7.748165184" calcext:value-type="float">
            <text:p>7.748165184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169]+[.A170]" office:value-type="float" office:value="7.779247812" calcext:value-type="float">
            <text:p>7.779247812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170]+[.A171]" office:value-type="float" office:value="7.81048303" calcext:value-type="float">
            <text:p>7.81048303</text:p>
          </table:table-cell>
        </table:table-row>
        <table:table-row table:style-name="ro1">
          <table:table-cell office:value-type="float" office:value="0.0312047" calcext:value-type="float">
            <text:p>0.0312047</text:p>
          </table:table-cell>
          <table:table-cell office:value-type="float" office:value="8.011614" calcext:value-type="float">
            <text:p>8.011614</text:p>
          </table:table-cell>
          <table:table-cell table:formula="of:=[.C171]+[.A172]" office:value-type="float" office:value="7.84168773" calcext:value-type="float">
            <text:p>7.84168773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172]+[.A173]" office:value-type="float" office:value="7.872510955" calcext:value-type="float">
            <text:p>7.872510955</text:p>
          </table:table-cell>
        </table:table-row>
        <table:table-row table:style-name="ro1">
          <table:table-cell office:value-type="float" office:value="0.03135729" calcext:value-type="float">
            <text:p>0.03135729</text:p>
          </table:table-cell>
          <table:table-cell office:value-type="float" office:value="7.972628" calcext:value-type="float">
            <text:p>7.972628</text:p>
          </table:table-cell>
          <table:table-cell table:formula="of:=[.C173]+[.A174]" office:value-type="float" office:value="7.903868245" calcext:value-type="float">
            <text:p>7.903868245</text:p>
          </table:table-cell>
        </table:table-row>
        <table:table-row table:style-name="ro1">
          <table:table-cell office:value-type="float" office:value="0.031479362" calcext:value-type="float">
            <text:p>0.031479362</text:p>
          </table:table-cell>
          <table:table-cell office:value-type="float" office:value="7.941711" calcext:value-type="float">
            <text:p>7.941711</text:p>
          </table:table-cell>
          <table:table-cell table:formula="of:=[.C174]+[.A175]" office:value-type="float" office:value="7.935347607" calcext:value-type="float">
            <text:p>7.935347607</text:p>
          </table:table-cell>
        </table:table-row>
        <table:table-row table:style-name="ro1">
          <table:table-cell office:value-type="float" office:value="0.031448845" calcext:value-type="float">
            <text:p>0.031448845</text:p>
          </table:table-cell>
          <table:table-cell office:value-type="float" office:value="7.949417" calcext:value-type="float">
            <text:p>7.949417</text:p>
          </table:table-cell>
          <table:table-cell table:formula="of:=[.C175]+[.A176]" office:value-type="float" office:value="7.966796452" calcext:value-type="float">
            <text:p>7.966796452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176]+[.A177]" office:value-type="float" office:value="7.997940115" calcext:value-type="float">
            <text:p>7.997940115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177]+[.A178]" office:value-type="float" office:value="8.029541548" calcext:value-type="float">
            <text:p>8.029541548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178]+[.A179]" office:value-type="float" office:value="8.061265055" calcext:value-type="float">
            <text:p>8.061265055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179]+[.A180]" office:value-type="float" office:value="8.092942785" calcext:value-type="float">
            <text:p>8.092942785</text:p>
          </table:table-cell>
        </table:table-row>
        <table:table-row table:style-name="ro1">
          <table:table-cell office:value-type="float" office:value="0.03138781" calcext:value-type="float">
            <text:p>0.03138781</text:p>
          </table:table-cell>
          <table:table-cell office:value-type="float" office:value="7.964875" calcext:value-type="float">
            <text:p>7.964875</text:p>
          </table:table-cell>
          <table:table-cell table:formula="of:=[.C180]+[.A181]" office:value-type="float" office:value="8.124330595" calcext:value-type="float">
            <text:p>8.124330595</text:p>
          </table:table-cell>
        </table:table-row>
        <table:table-row table:style-name="ro1">
          <table:table-cell office:value-type="float" office:value="0.03183032" calcext:value-type="float">
            <text:p>0.03183032</text:p>
          </table:table-cell>
          <table:table-cell office:value-type="float" office:value="7.854147" calcext:value-type="float">
            <text:p>7.854147</text:p>
          </table:table-cell>
          <table:table-cell table:formula="of:=[.C181]+[.A182]" office:value-type="float" office:value="8.156160915" calcext:value-type="float">
            <text:p>8.156160915</text:p>
          </table:table-cell>
        </table:table-row>
        <table:table-row table:style-name="ro1">
          <table:table-cell office:value-type="float" office:value="0.032028686" calcext:value-type="float">
            <text:p>0.032028686</text:p>
          </table:table-cell>
          <table:table-cell office:value-type="float" office:value="7.805503" calcext:value-type="float">
            <text:p>7.805503</text:p>
          </table:table-cell>
          <table:table-cell table:formula="of:=[.C182]+[.A183]" office:value-type="float" office:value="8.188189601" calcext:value-type="float">
            <text:p>8.188189601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183]+[.A184]" office:value-type="float" office:value="8.220203028" calcext:value-type="float">
            <text:p>8.220203028</text:p>
          </table:table-cell>
        </table:table-row>
        <table:table-row table:style-name="ro1">
          <table:table-cell office:value-type="float" office:value="0.031708248" calcext:value-type="float">
            <text:p>0.031708248</text:p>
          </table:table-cell>
          <table:table-cell office:value-type="float" office:value="7.8843837" calcext:value-type="float">
            <text:p>7.8843837</text:p>
          </table:table-cell>
          <table:table-cell table:formula="of:=[.C184]+[.A185]" office:value-type="float" office:value="8.251911276" calcext:value-type="float">
            <text:p>8.251911276</text:p>
          </table:table-cell>
        </table:table-row>
        <table:table-row table:style-name="ro1">
          <table:table-cell office:value-type="float" office:value="0.032227054" calcext:value-type="float">
            <text:p>0.032227054</text:p>
          </table:table-cell>
          <table:table-cell office:value-type="float" office:value="7.7574573" calcext:value-type="float">
            <text:p>7.7574573</text:p>
          </table:table-cell>
          <table:table-cell table:formula="of:=[.C185]+[.A186]" office:value-type="float" office:value="8.28413833" calcext:value-type="float">
            <text:p>8.28413833</text:p>
          </table:table-cell>
        </table:table-row>
        <table:table-row table:style-name="ro1">
          <table:table-cell office:value-type="float" office:value="0.032364387" calcext:value-type="float">
            <text:p>0.032364387</text:p>
          </table:table-cell>
          <table:table-cell office:value-type="float" office:value="7.7245398" calcext:value-type="float">
            <text:p>7.7245398</text:p>
          </table:table-cell>
          <table:table-cell table:formula="of:=[.C186]+[.A187]" office:value-type="float" office:value="8.316502717" calcext:value-type="float">
            <text:p>8.316502717</text:p>
          </table:table-cell>
        </table:table-row>
        <table:table-row table:style-name="ro1">
          <table:table-cell office:value-type="float" office:value="0.032333866" calcext:value-type="float">
            <text:p>0.032333866</text:p>
          </table:table-cell>
          <table:table-cell office:value-type="float" office:value="7.7318316" calcext:value-type="float">
            <text:p>7.7318316</text:p>
          </table:table-cell>
          <table:table-cell table:formula="of:=[.C187]+[.A188]" office:value-type="float" office:value="8.348836583" calcext:value-type="float">
            <text:p>8.348836583</text:p>
          </table:table-cell>
        </table:table-row>
        <table:table-row table:style-name="ro1">
          <table:table-cell office:value-type="float" office:value="0.032043945" calcext:value-type="float">
            <text:p>0.032043945</text:p>
          </table:table-cell>
          <table:table-cell office:value-type="float" office:value="7.8017864" calcext:value-type="float">
            <text:p>7.8017864</text:p>
          </table:table-cell>
          <table:table-cell table:formula="of:=[.C188]+[.A189]" office:value-type="float" office:value="8.380880528" calcext:value-type="float">
            <text:p>8.380880528</text:p>
          </table:table-cell>
        </table:table-row>
        <table:table-row table:style-name="ro1">
          <table:table-cell office:value-type="float" office:value="0.03256275" calcext:value-type="float">
            <text:p>0.03256275</text:p>
          </table:table-cell>
          <table:table-cell office:value-type="float" office:value="7.6774836" calcext:value-type="float">
            <text:p>7.6774836</text:p>
          </table:table-cell>
          <table:table-cell table:formula="of:=[.C189]+[.A190]" office:value-type="float" office:value="8.413443278" calcext:value-type="float">
            <text:p>8.413443278</text:p>
          </table:table-cell>
        </table:table-row>
        <table:table-row table:style-name="ro1">
          <table:table-cell office:value-type="float" office:value="0.032684825" calcext:value-type="float">
            <text:p>0.032684825</text:p>
          </table:table-cell>
          <table:table-cell office:value-type="float" office:value="7.6488094" calcext:value-type="float">
            <text:p>7.6488094</text:p>
          </table:table-cell>
          <table:table-cell table:formula="of:=[.C190]+[.A191]" office:value-type="float" office:value="8.446128103" calcext:value-type="float">
            <text:p>8.446128103</text:p>
          </table:table-cell>
        </table:table-row>
        <table:table-row table:style-name="ro1">
          <table:table-cell office:value-type="float" office:value="0.03262379" calcext:value-type="float">
            <text:p>0.03262379</text:p>
          </table:table-cell>
          <table:table-cell office:value-type="float" office:value="7.6631193" calcext:value-type="float">
            <text:p>7.6631193</text:p>
          </table:table-cell>
          <table:table-cell table:formula="of:=[.C191]+[.A192]" office:value-type="float" office:value="8.478751893" calcext:value-type="float">
            <text:p>8.478751893</text:p>
          </table:table-cell>
        </table:table-row>
        <table:table-row table:style-name="ro1">
          <table:table-cell office:value-type="float" office:value="0.03230335" calcext:value-type="float">
            <text:p>0.03230335</text:p>
          </table:table-cell>
          <table:table-cell office:value-type="float" office:value="7.7391357" calcext:value-type="float">
            <text:p>7.7391357</text:p>
          </table:table-cell>
          <table:table-cell table:formula="of:=[.C192]+[.A193]" office:value-type="float" office:value="8.511055243" calcext:value-type="float">
            <text:p>8.511055243</text:p>
          </table:table-cell>
        </table:table-row>
        <table:table-row table:style-name="ro1">
          <table:table-cell office:value-type="float" office:value="0.032806896" calcext:value-type="float">
            <text:p>0.032806896</text:p>
          </table:table-cell>
          <table:table-cell office:value-type="float" office:value="7.620349" calcext:value-type="float">
            <text:p>7.620349</text:p>
          </table:table-cell>
          <table:table-cell table:formula="of:=[.C193]+[.A194]" office:value-type="float" office:value="8.543862139" calcext:value-type="float">
            <text:p>8.543862139</text:p>
          </table:table-cell>
        </table:table-row>
        <table:table-row table:style-name="ro1">
          <table:table-cell office:value-type="float" office:value="0.032883193" calcext:value-type="float">
            <text:p>0.032883193</text:p>
          </table:table-cell>
          <table:table-cell office:value-type="float" office:value="7.6026683" calcext:value-type="float">
            <text:p>7.6026683</text:p>
          </table:table-cell>
          <table:table-cell table:formula="of:=[.C194]+[.A195]" office:value-type="float" office:value="8.576745332" calcext:value-type="float">
            <text:p>8.576745332</text:p>
          </table:table-cell>
        </table:table-row>
        <table:table-row table:style-name="ro1">
          <table:table-cell office:value-type="float" office:value="0.032791637" calcext:value-type="float">
            <text:p>0.032791637</text:p>
          </table:table-cell>
          <table:table-cell office:value-type="float" office:value="7.623895" calcext:value-type="float">
            <text:p>7.623895</text:p>
          </table:table-cell>
          <table:table-cell table:formula="of:=[.C195]+[.A196]" office:value-type="float" office:value="8.609536969" calcext:value-type="float">
            <text:p>8.609536969</text:p>
          </table:table-cell>
        </table:table-row>
        <table:table-row table:style-name="ro1">
          <table:table-cell office:value-type="float" office:value="0.03244068" calcext:value-type="float">
            <text:p>0.03244068</text:p>
          </table:table-cell>
          <table:table-cell office:value-type="float" office:value="7.706373" calcext:value-type="float">
            <text:p>7.706373</text:p>
          </table:table-cell>
          <table:table-cell table:formula="of:=[.C196]+[.A197]" office:value-type="float" office:value="8.641977649" calcext:value-type="float">
            <text:p>8.641977649</text:p>
          </table:table-cell>
        </table:table-row>
        <table:table-row table:style-name="ro1">
          <table:table-cell office:value-type="float" office:value="0.032852676" calcext:value-type="float">
            <text:p>0.032852676</text:p>
          </table:table-cell>
          <table:table-cell office:value-type="float" office:value="7.6097307" calcext:value-type="float">
            <text:p>7.6097307</text:p>
          </table:table-cell>
          <table:table-cell table:formula="of:=[.C197]+[.A198]" office:value-type="float" office:value="8.674830325" calcext:value-type="float">
            <text:p>8.674830325</text:p>
          </table:table-cell>
        </table:table-row>
        <table:table-row table:style-name="ro1">
          <table:table-cell office:value-type="float" office:value="0.032852676" calcext:value-type="float">
            <text:p>0.032852676</text:p>
          </table:table-cell>
          <table:table-cell office:value-type="float" office:value="7.6097307" calcext:value-type="float">
            <text:p>7.6097307</text:p>
          </table:table-cell>
          <table:table-cell table:formula="of:=[.C198]+[.A199]" office:value-type="float" office:value="8.707683001" calcext:value-type="float">
            <text:p>8.707683001</text:p>
          </table:table-cell>
        </table:table-row>
        <table:table-row table:style-name="ro1">
          <table:table-cell office:value-type="float" office:value="0.03274586" calcext:value-type="float">
            <text:p>0.03274586</text:p>
          </table:table-cell>
          <table:table-cell office:value-type="float" office:value="7.634553" calcext:value-type="float">
            <text:p>7.634553</text:p>
          </table:table-cell>
          <table:table-cell table:formula="of:=[.C199]+[.A200]" office:value-type="float" office:value="8.740428861" calcext:value-type="float">
            <text:p>8.740428861</text:p>
          </table:table-cell>
        </table:table-row>
        <table:table-row table:style-name="ro1">
          <table:table-cell office:value-type="float" office:value="0.03230335" calcext:value-type="float">
            <text:p>0.03230335</text:p>
          </table:table-cell>
          <table:table-cell office:value-type="float" office:value="7.7391357" calcext:value-type="float">
            <text:p>7.7391357</text:p>
          </table:table-cell>
          <table:table-cell table:formula="of:=[.C200]+[.A201]" office:value-type="float" office:value="8.772732211" calcext:value-type="float">
            <text:p>8.772732211</text:p>
          </table:table-cell>
        </table:table-row>
        <table:table-row table:style-name="ro1">
          <table:table-cell office:value-type="float" office:value="0.0327306" calcext:value-type="float">
            <text:p>0.0327306</text:p>
          </table:table-cell>
          <table:table-cell office:value-type="float" office:value="7.638112" calcext:value-type="float">
            <text:p>7.638112</text:p>
          </table:table-cell>
          <table:table-cell table:formula="of:=[.C201]+[.A202]" office:value-type="float" office:value="8.805462811" calcext:value-type="float">
            <text:p>8.805462811</text:p>
          </table:table-cell>
        </table:table-row>
        <table:table-row table:style-name="ro1">
          <table:table-cell office:value-type="float" office:value="0.0327306" calcext:value-type="float">
            <text:p>0.0327306</text:p>
          </table:table-cell>
          <table:table-cell office:value-type="float" office:value="7.638112" calcext:value-type="float">
            <text:p>7.638112</text:p>
          </table:table-cell>
          <table:table-cell table:formula="of:=[.C202]+[.A203]" office:value-type="float" office:value="8.838193411" calcext:value-type="float">
            <text:p>8.838193411</text:p>
          </table:table-cell>
        </table:table-row>
        <table:table-row table:style-name="ro1">
          <table:table-cell office:value-type="float" office:value="0.032593273" calcext:value-type="float">
            <text:p>0.032593273</text:p>
          </table:table-cell>
          <table:table-cell office:value-type="float" office:value="7.6702943" calcext:value-type="float">
            <text:p>7.6702943</text:p>
          </table:table-cell>
          <table:table-cell table:formula="of:=[.C203]+[.A204]" office:value-type="float" office:value="8.870786684" calcext:value-type="float">
            <text:p>8.870786684</text:p>
          </table:table-cell>
        </table:table-row>
        <table:table-row table:style-name="ro1">
          <table:table-cell office:value-type="float" office:value="0.032181278" calcext:value-type="float">
            <text:p>0.032181278</text:p>
          </table:table-cell>
          <table:table-cell office:value-type="float" office:value="7.768492" calcext:value-type="float">
            <text:p>7.768492</text:p>
          </table:table-cell>
          <table:table-cell table:formula="of:=[.C204]+[.A205]" office:value-type="float" office:value="8.902967962" calcext:value-type="float">
            <text:p>8.902967962</text:p>
          </table:table-cell>
        </table:table-row>
        <table:table-row table:style-name="ro1">
          <table:table-cell office:value-type="float" office:value="0.032547493" calcext:value-type="float">
            <text:p>0.032547493</text:p>
          </table:table-cell>
          <table:table-cell office:value-type="float" office:value="7.681083" calcext:value-type="float">
            <text:p>7.681083</text:p>
          </table:table-cell>
          <table:table-cell table:formula="of:=[.C205]+[.A206]" office:value-type="float" office:value="8.935515455" calcext:value-type="float">
            <text:p>8.935515455</text:p>
          </table:table-cell>
        </table:table-row>
        <table:table-row table:style-name="ro1">
          <table:table-cell office:value-type="float" office:value="0.032532234" calcext:value-type="float">
            <text:p>0.032532234</text:p>
          </table:table-cell>
          <table:table-cell office:value-type="float" office:value="7.6846857" calcext:value-type="float">
            <text:p>7.6846857</text:p>
          </table:table-cell>
          <table:table-cell table:formula="of:=[.C206]+[.A207]" office:value-type="float" office:value="8.968047689" calcext:value-type="float">
            <text:p>8.968047689</text:p>
          </table:table-cell>
        </table:table-row>
        <table:table-row table:style-name="ro1">
          <table:table-cell office:value-type="float" office:value="0.03234913" calcext:value-type="float">
            <text:p>0.03234913</text:p>
          </table:table-cell>
          <table:table-cell office:value-type="float" office:value="7.7281833" calcext:value-type="float">
            <text:p>7.7281833</text:p>
          </table:table-cell>
          <table:table-cell table:formula="of:=[.C207]+[.A208]" office:value-type="float" office:value="9.000396819" calcext:value-type="float">
            <text:p>9.000396819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208]+[.A209]" office:value-type="float" office:value="9.032333953" calcext:value-type="float">
            <text:p>9.032333953</text:p>
          </table:table-cell>
        </table:table-row>
        <table:table-row table:style-name="ro1">
          <table:table-cell office:value-type="float" office:value="0.032318607" calcext:value-type="float">
            <text:p>0.032318607</text:p>
          </table:table-cell>
          <table:table-cell office:value-type="float" office:value="7.7354817" calcext:value-type="float">
            <text:p>7.7354817</text:p>
          </table:table-cell>
          <table:table-cell table:formula="of:=[.C209]+[.A210]" office:value-type="float" office:value="9.06465256" calcext:value-type="float">
            <text:p>9.06465256</text:p>
          </table:table-cell>
        </table:table-row>
        <table:table-row table:style-name="ro1">
          <table:table-cell office:value-type="float" office:value="0.03227283" calcext:value-type="float">
            <text:p>0.03227283</text:p>
          </table:table-cell>
          <table:table-cell office:value-type="float" office:value="7.7464542" calcext:value-type="float">
            <text:p>7.7464542</text:p>
          </table:table-cell>
          <table:table-cell table:formula="of:=[.C210]+[.A211]" office:value-type="float" office:value="9.09692539" calcext:value-type="float">
            <text:p>9.09692539</text:p>
          </table:table-cell>
        </table:table-row>
        <table:table-row table:style-name="ro1">
          <table:table-cell office:value-type="float" office:value="0.032059204" calcext:value-type="float">
            <text:p>0.032059204</text:p>
          </table:table-cell>
          <table:table-cell office:value-type="float" office:value="7.798073" calcext:value-type="float">
            <text:p>7.798073</text:p>
          </table:table-cell>
          <table:table-cell table:formula="of:=[.C211]+[.A212]" office:value-type="float" office:value="9.128984594" calcext:value-type="float">
            <text:p>9.128984594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212]+[.A213]" office:value-type="float" office:value="9.160586027" calcext:value-type="float">
            <text:p>9.160586027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213]+[.A214]" office:value-type="float" office:value="9.192507902" calcext:value-type="float">
            <text:p>9.192507902</text:p>
          </table:table-cell>
        </table:table-row>
        <table:table-row table:style-name="ro1">
          <table:table-cell office:value-type="float" office:value="0.031845577" calcext:value-type="float">
            <text:p>0.031845577</text:p>
          </table:table-cell>
          <table:table-cell office:value-type="float" office:value="7.8503838" calcext:value-type="float">
            <text:p>7.8503838</text:p>
          </table:table-cell>
          <table:table-cell table:formula="of:=[.C214]+[.A215]" office:value-type="float" office:value="9.224353479" calcext:value-type="float">
            <text:p>9.224353479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215]+[.A216]" office:value-type="float" office:value="9.255970174" calcext:value-type="float">
            <text:p>9.255970174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216]+[.A217]" office:value-type="float" office:value="9.287068061" calcext:value-type="float">
            <text:p>9.287068061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217]+[.A218]" office:value-type="float" office:value="9.318440611" calcext:value-type="float">
            <text:p>9.318440611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218]+[.A219]" office:value-type="float" office:value="9.349706347" calcext:value-type="float">
            <text:p>9.349706347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219]+[.A220]" office:value-type="float" office:value="9.380666903" calcext:value-type="float">
            <text:p>9.380666903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220]+[.A221]" office:value-type="float" office:value="9.411093393" calcext:value-type="float">
            <text:p>9.411093393</text:p>
          </table:table-cell>
        </table:table-row>
        <table:table-row table:style-name="ro1">
          <table:table-cell office:value-type="float" office:value="0.030640116" calcext:value-type="float">
            <text:p>0.030640116</text:p>
          </table:table-cell>
          <table:table-cell office:value-type="float" office:value="8.159238" calcext:value-type="float">
            <text:p>8.159238</text:p>
          </table:table-cell>
          <table:table-cell table:formula="of:=[.C221]+[.A222]" office:value-type="float" office:value="9.441733509" calcext:value-type="float">
            <text:p>9.441733509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222]+[.A223]" office:value-type="float" office:value="9.472266812" calcext:value-type="float">
            <text:p>9.472266812</text:p>
          </table:table-cell>
        </table:table-row>
        <table:table-row table:style-name="ro1">
          <table:table-cell office:value-type="float" office:value="0.0302739" calcext:value-type="float">
            <text:p>0.0302739</text:p>
          </table:table-cell>
          <table:table-cell office:value-type="float" office:value="8.257938" calcext:value-type="float">
            <text:p>8.257938</text:p>
          </table:table-cell>
          <table:table-cell table:formula="of:=[.C223]+[.A224]" office:value-type="float" office:value="9.502540712" calcext:value-type="float">
            <text:p>9.502540712</text:p>
          </table:table-cell>
        </table:table-row>
        <table:table-row table:style-name="ro1">
          <table:table-cell office:value-type="float" office:value="0.029831387" calcext:value-type="float">
            <text:p>0.029831387</text:p>
          </table:table-cell>
          <table:table-cell office:value-type="float" office:value="8.380435" calcext:value-type="float">
            <text:p>8.380435</text:p>
          </table:table-cell>
          <table:table-cell table:formula="of:=[.C224]+[.A225]" office:value-type="float" office:value="9.532372099" calcext:value-type="float">
            <text:p>9.532372099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225]+[.A226]" office:value-type="float" office:value="9.562493409" calcext:value-type="float">
            <text:p>9.562493409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226]+[.A227]" office:value-type="float" office:value="9.592614719" calcext:value-type="float">
            <text:p>9.592614719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227]+[.A228]" office:value-type="float" office:value="9.622598698" calcext:value-type="float">
            <text:p>9.622598698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228]+[.A229]" office:value-type="float" office:value="9.652185941" calcext:value-type="float">
            <text:p>9.652185941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229]+[.A230]" office:value-type="float" office:value="9.682139401" calcext:value-type="float">
            <text:p>9.682139401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230]+[.A231]" office:value-type="float" office:value="9.71212338" calcext:value-type="float">
            <text:p>9.71212338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231]+[.A232]" office:value-type="float" office:value="9.742046322" calcext:value-type="float">
            <text:p>9.742046322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232]+[.A233]" office:value-type="float" office:value="9.771633565" calcext:value-type="float">
            <text:p>9.771633565</text:p>
          </table:table-cell>
        </table:table-row>
        <table:table-row table:style-name="ro1">
          <table:table-cell office:value-type="float" office:value="0.030029755" calcext:value-type="float">
            <text:p>0.030029755</text:p>
          </table:table-cell>
          <table:table-cell office:value-type="float" office:value="8.325076" calcext:value-type="float">
            <text:p>8.325076</text:p>
          </table:table-cell>
          <table:table-cell table:formula="of:=[.C233]+[.A234]" office:value-type="float" office:value="9.80166332" calcext:value-type="float">
            <text:p>9.80166332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234]+[.A235]" office:value-type="float" office:value="9.831799888" calcext:value-type="float">
            <text:p>9.831799888</text:p>
          </table:table-cell>
        </table:table-row>
        <table:table-row table:style-name="ro1">
          <table:table-cell office:value-type="float" office:value="0.030045014" calcext:value-type="float">
            <text:p>0.030045014</text:p>
          </table:table-cell>
          <table:table-cell office:value-type="float" office:value="8.320848" calcext:value-type="float">
            <text:p>8.320848</text:p>
          </table:table-cell>
          <table:table-cell table:formula="of:=[.C235]+[.A236]" office:value-type="float" office:value="9.861844902" calcext:value-type="float">
            <text:p>9.861844902</text:p>
          </table:table-cell>
        </table:table-row>
        <table:table-row table:style-name="ro1">
          <table:table-cell office:value-type="float" office:value="0.029755093" calcext:value-type="float">
            <text:p>0.029755093</text:p>
          </table:table-cell>
          <table:table-cell office:value-type="float" office:value="8.401923" calcext:value-type="float">
            <text:p>8.401923</text:p>
          </table:table-cell>
          <table:table-cell table:formula="of:=[.C236]+[.A237]" office:value-type="float" office:value="9.891599995" calcext:value-type="float">
            <text:p>9.891599995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237]+[.A238]" office:value-type="float" office:value="9.92178234" calcext:value-type="float">
            <text:p>9.92178234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238]+[.A239]" office:value-type="float" office:value="9.952071498" calcext:value-type="float">
            <text:p>9.952071498</text:p>
          </table:table-cell>
        </table:table-row>
        <table:table-row table:style-name="ro1">
          <table:table-cell office:value-type="float" office:value="0.030243382" calcext:value-type="float">
            <text:p>0.030243382</text:p>
          </table:table-cell>
          <table:table-cell office:value-type="float" office:value="8.266272" calcext:value-type="float">
            <text:p>8.266272</text:p>
          </table:table-cell>
          <table:table-cell table:formula="of:=[.C239]+[.A240]" office:value-type="float" office:value="9.98231488" calcext:value-type="float">
            <text:p>9.98231488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240]+[.A241]" office:value-type="float" office:value="10.0122836" calcext:value-type="float">
            <text:p>10.0122836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241]+[.A242]" office:value-type="float" office:value="10.042664313" calcext:value-type="float">
            <text:p>10.042664313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242]+[.A243]" office:value-type="float" office:value="10.073182357" calcext:value-type="float">
            <text:p>10.073182357</text:p>
          </table:table-cell>
        </table:table-row>
        <table:table-row table:style-name="ro1">
          <table:table-cell office:value-type="float" office:value="0.030502785" calcext:value-type="float">
            <text:p>0.030502785</text:p>
          </table:table-cell>
          <table:table-cell office:value-type="float" office:value="8.195972" calcext:value-type="float">
            <text:p>8.195972</text:p>
          </table:table-cell>
          <table:table-cell table:formula="of:=[.C243]+[.A244]" office:value-type="float" office:value="10.103685142" calcext:value-type="float">
            <text:p>10.103685142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244]+[.A245]" office:value-type="float" office:value="10.133867487" calcext:value-type="float">
            <text:p>10.133867487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245]+[.A246]" office:value-type="float" office:value="10.164492344" calcext:value-type="float">
            <text:p>10.164492344</text:p>
          </table:table-cell>
        </table:table-row>
        <table:table-row table:style-name="ro1">
          <table:table-cell office:value-type="float" office:value="0.03074693" calcext:value-type="float">
            <text:p>0.03074693</text:p>
          </table:table-cell>
          <table:table-cell office:value-type="float" office:value="8.130894" calcext:value-type="float">
            <text:p>8.130894</text:p>
          </table:table-cell>
          <table:table-cell table:formula="of:=[.C246]+[.A247]" office:value-type="float" office:value="10.195239274" calcext:value-type="float">
            <text:p>10.195239274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247]+[.A248]" office:value-type="float" office:value="10.226001462" calcext:value-type="float">
            <text:p>10.226001462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248]+[.A249]" office:value-type="float" office:value="10.256473729" calcext:value-type="float">
            <text:p>10.256473729</text:p>
          </table:table-cell>
        </table:table-row>
        <table:table-row table:style-name="ro1">
          <table:table-cell office:value-type="float" office:value="0.030945297" calcext:value-type="float">
            <text:p>0.030945297</text:p>
          </table:table-cell>
          <table:table-cell office:value-type="float" office:value="8.078773" calcext:value-type="float">
            <text:p>8.078773</text:p>
          </table:table-cell>
          <table:table-cell table:formula="of:=[.C249]+[.A250]" office:value-type="float" office:value="10.287419026" calcext:value-type="float">
            <text:p>10.287419026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250]+[.A251]" office:value-type="float" office:value="10.318501654" calcext:value-type="float">
            <text:p>10.318501654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251]+[.A252]" office:value-type="float" office:value="10.349553763" calcext:value-type="float">
            <text:p>10.349553763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252]+[.A253]" office:value-type="float" office:value="10.380315951" calcext:value-type="float">
            <text:p>10.380315951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253]+[.A254]" office:value-type="float" office:value="10.411566428" calcext:value-type="float">
            <text:p>10.411566428</text:p>
          </table:table-cell>
        </table:table-row>
        <table:table-row table:style-name="ro1">
          <table:table-cell office:value-type="float" office:value="0.03140307" calcext:value-type="float">
            <text:p>0.03140307</text:p>
          </table:table-cell>
          <table:table-cell office:value-type="float" office:value="7.961005" calcext:value-type="float">
            <text:p>7.961005</text:p>
          </table:table-cell>
          <table:table-cell table:formula="of:=[.C254]+[.A255]" office:value-type="float" office:value="10.442969498" calcext:value-type="float">
            <text:p>10.442969498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255]+[.A256]" office:value-type="float" office:value="10.474342048" calcext:value-type="float">
            <text:p>10.474342048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256]+[.A257]" office:value-type="float" office:value="10.505439935" calcext:value-type="float">
            <text:p>10.505439935</text:p>
          </table:table-cell>
        </table:table-row>
        <table:table-row table:style-name="ro1">
          <table:table-cell office:value-type="float" office:value="0.031631954" calcext:value-type="float">
            <text:p>0.031631954</text:p>
          </table:table-cell>
          <table:table-cell office:value-type="float" office:value="7.9034004" calcext:value-type="float">
            <text:p>7.9034004</text:p>
          </table:table-cell>
          <table:table-cell table:formula="of:=[.C257]+[.A258]" office:value-type="float" office:value="10.537071889" calcext:value-type="float">
            <text:p>10.537071889</text:p>
          </table:table-cell>
        </table:table-row>
        <table:table-row table:style-name="ro1">
          <table:table-cell office:value-type="float" office:value="0.031784542" calcext:value-type="float">
            <text:p>0.031784542</text:p>
          </table:table-cell>
          <table:table-cell office:value-type="float" office:value="7.8654585" calcext:value-type="float">
            <text:p>7.8654585</text:p>
          </table:table-cell>
          <table:table-cell table:formula="of:=[.C258]+[.A259]" office:value-type="float" office:value="10.568856431" calcext:value-type="float">
            <text:p>10.568856431</text:p>
          </table:table-cell>
        </table:table-row>
        <table:table-row table:style-name="ro1">
          <table:table-cell office:value-type="float" office:value="0.031769283" calcext:value-type="float">
            <text:p>0.031769283</text:p>
          </table:table-cell>
          <table:table-cell office:value-type="float" office:value="7.8692365" calcext:value-type="float">
            <text:p>7.8692365</text:p>
          </table:table-cell>
          <table:table-cell table:formula="of:=[.C259]+[.A260]" office:value-type="float" office:value="10.600625714" calcext:value-type="float">
            <text:p>10.600625714</text:p>
          </table:table-cell>
        </table:table-row>
        <table:table-row table:style-name="ro1">
          <table:table-cell office:value-type="float" office:value="0.031479362" calcext:value-type="float">
            <text:p>0.031479362</text:p>
          </table:table-cell>
          <table:table-cell office:value-type="float" office:value="7.941711" calcext:value-type="float">
            <text:p>7.941711</text:p>
          </table:table-cell>
          <table:table-cell table:formula="of:=[.C260]+[.A261]" office:value-type="float" office:value="10.632105076" calcext:value-type="float">
            <text:p>10.632105076</text:p>
          </table:table-cell>
        </table:table-row>
        <table:table-row table:style-name="ro1">
          <table:table-cell office:value-type="float" office:value="0.032028686" calcext:value-type="float">
            <text:p>0.032028686</text:p>
          </table:table-cell>
          <table:table-cell office:value-type="float" office:value="7.805503" calcext:value-type="float">
            <text:p>7.805503</text:p>
          </table:table-cell>
          <table:table-cell table:formula="of:=[.C261]+[.A262]" office:value-type="float" office:value="10.664133762" calcext:value-type="float">
            <text:p>10.664133762</text:p>
          </table:table-cell>
        </table:table-row>
        <table:table-row table:style-name="ro1">
          <table:table-cell office:value-type="float" office:value="0.03215076" calcext:value-type="float">
            <text:p>0.03215076</text:p>
          </table:table-cell>
          <table:table-cell office:value-type="float" office:value="7.775866" calcext:value-type="float">
            <text:p>7.775866</text:p>
          </table:table-cell>
          <table:table-cell table:formula="of:=[.C262]+[.A263]" office:value-type="float" office:value="10.696284522" calcext:value-type="float">
            <text:p>10.696284522</text:p>
          </table:table-cell>
        </table:table-row>
        <table:table-row table:style-name="ro1">
          <table:table-cell office:value-type="float" office:value="0.0321355" calcext:value-type="float">
            <text:p>0.0321355</text:p>
          </table:table-cell>
          <table:table-cell office:value-type="float" office:value="7.779558" calcext:value-type="float">
            <text:p>7.779558</text:p>
          </table:table-cell>
          <table:table-cell table:formula="of:=[.C263]+[.A264]" office:value-type="float" office:value="10.728420022" calcext:value-type="float">
            <text:p>10.728420022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264]+[.A265]" office:value-type="float" office:value="10.760280862" calcext:value-type="float">
            <text:p>10.760280862</text:p>
          </table:table-cell>
        </table:table-row>
        <table:table-row table:style-name="ro1">
          <table:table-cell office:value-type="float" office:value="0.03234913" calcext:value-type="float">
            <text:p>0.03234913</text:p>
          </table:table-cell>
          <table:table-cell office:value-type="float" office:value="7.7281833" calcext:value-type="float">
            <text:p>7.7281833</text:p>
          </table:table-cell>
          <table:table-cell table:formula="of:=[.C265]+[.A266]" office:value-type="float" office:value="10.792629992" calcext:value-type="float">
            <text:p>10.792629992</text:p>
          </table:table-cell>
        </table:table-row>
        <table:table-row table:style-name="ro1">
          <table:table-cell office:value-type="float" office:value="0.032486457" calcext:value-type="float">
            <text:p>0.032486457</text:p>
          </table:table-cell>
          <table:table-cell office:value-type="float" office:value="7.695514" calcext:value-type="float">
            <text:p>7.695514</text:p>
          </table:table-cell>
          <table:table-cell table:formula="of:=[.C266]+[.A267]" office:value-type="float" office:value="10.825116449" calcext:value-type="float">
            <text:p>10.825116449</text:p>
          </table:table-cell>
        </table:table-row>
        <table:table-row table:style-name="ro1">
          <table:table-cell office:value-type="float" office:value="0.0324712" calcext:value-type="float">
            <text:p>0.0324712</text:p>
          </table:table-cell>
          <table:table-cell office:value-type="float" office:value="7.6991305" calcext:value-type="float">
            <text:p>7.6991305</text:p>
          </table:table-cell>
          <table:table-cell table:formula="of:=[.C267]+[.A268]" office:value-type="float" office:value="10.857587649" calcext:value-type="float">
            <text:p>10.857587649</text:p>
          </table:table-cell>
        </table:table-row>
        <table:table-row table:style-name="ro1">
          <table:table-cell office:value-type="float" office:value="0.032120243" calcext:value-type="float">
            <text:p>0.032120243</text:p>
          </table:table-cell>
          <table:table-cell office:value-type="float" office:value="7.7832537" calcext:value-type="float">
            <text:p>7.7832537</text:p>
          </table:table-cell>
          <table:table-cell table:formula="of:=[.C268]+[.A269]" office:value-type="float" office:value="10.889707892" calcext:value-type="float">
            <text:p>10.889707892</text:p>
          </table:table-cell>
        </table:table-row>
        <table:table-row table:style-name="ro1">
          <table:table-cell office:value-type="float" office:value="0.032654308" calcext:value-type="float">
            <text:p>0.032654308</text:p>
          </table:table-cell>
          <table:table-cell office:value-type="float" office:value="7.6559577" calcext:value-type="float">
            <text:p>7.6559577</text:p>
          </table:table-cell>
          <table:table-cell table:formula="of:=[.C269]+[.A270]" office:value-type="float" office:value="10.9223622" calcext:value-type="float">
            <text:p>10.9223622</text:p>
          </table:table-cell>
        </table:table-row>
        <table:table-row table:style-name="ro1">
          <table:table-cell office:value-type="float" office:value="0.032776378" calcext:value-type="float">
            <text:p>0.032776378</text:p>
          </table:table-cell>
          <table:table-cell office:value-type="float" office:value="7.6274443" calcext:value-type="float">
            <text:p>7.6274443</text:p>
          </table:table-cell>
          <table:table-cell table:formula="of:=[.C270]+[.A271]" office:value-type="float" office:value="10.955138578" calcext:value-type="float">
            <text:p>10.955138578</text:p>
          </table:table-cell>
        </table:table-row>
        <table:table-row table:style-name="ro1">
          <table:table-cell office:value-type="float" office:value="0.032715343" calcext:value-type="float">
            <text:p>0.032715343</text:p>
          </table:table-cell>
          <table:table-cell office:value-type="float" office:value="7.6416745" calcext:value-type="float">
            <text:p>7.6416745</text:p>
          </table:table-cell>
          <table:table-cell table:formula="of:=[.C271]+[.A272]" office:value-type="float" office:value="10.987853921" calcext:value-type="float">
            <text:p>10.987853921</text:p>
          </table:table-cell>
        </table:table-row>
        <table:table-row table:style-name="ro1">
          <table:table-cell office:value-type="float" office:value="0.032379646" calcext:value-type="float">
            <text:p>0.032379646</text:p>
          </table:table-cell>
          <table:table-cell office:value-type="float" office:value="7.7208996" calcext:value-type="float">
            <text:p>7.7208996</text:p>
          </table:table-cell>
          <table:table-cell table:formula="of:=[.C272]+[.A273]" office:value-type="float" office:value="11.020233567" calcext:value-type="float">
            <text:p>11.020233567</text:p>
          </table:table-cell>
        </table:table-row>
        <table:table-row table:style-name="ro1">
          <table:table-cell office:value-type="float" office:value="0.032852676" calcext:value-type="float">
            <text:p>0.032852676</text:p>
          </table:table-cell>
          <table:table-cell office:value-type="float" office:value="7.6097307" calcext:value-type="float">
            <text:p>7.6097307</text:p>
          </table:table-cell>
          <table:table-cell table:formula="of:=[.C273]+[.A274]" office:value-type="float" office:value="11.053086243" calcext:value-type="float">
            <text:p>11.053086243</text:p>
          </table:table-cell>
        </table:table-row>
        <table:table-row table:style-name="ro1">
          <table:table-cell office:value-type="float" office:value="0.032959487" calcext:value-type="float">
            <text:p>0.032959487</text:p>
          </table:table-cell>
          <table:table-cell office:value-type="float" office:value="7.5850697" calcext:value-type="float">
            <text:p>7.5850697</text:p>
          </table:table-cell>
          <table:table-cell table:formula="of:=[.C274]+[.A275]" office:value-type="float" office:value="11.08604573" calcext:value-type="float">
            <text:p>11.08604573</text:p>
          </table:table-cell>
        </table:table-row>
        <table:table-row table:style-name="ro1">
          <table:table-cell office:value-type="float" office:value="0.032898452" calcext:value-type="float">
            <text:p>0.032898452</text:p>
          </table:table-cell>
          <table:table-cell office:value-type="float" office:value="7.599142" calcext:value-type="float">
            <text:p>7.599142</text:p>
          </table:table-cell>
          <table:table-cell table:formula="of:=[.C275]+[.A276]" office:value-type="float" office:value="11.118944182" calcext:value-type="float">
            <text:p>11.118944182</text:p>
          </table:table-cell>
        </table:table-row>
        <table:table-row table:style-name="ro1">
          <table:table-cell office:value-type="float" office:value="0.032547493" calcext:value-type="float">
            <text:p>0.032547493</text:p>
          </table:table-cell>
          <table:table-cell office:value-type="float" office:value="7.681083" calcext:value-type="float">
            <text:p>7.681083</text:p>
          </table:table-cell>
          <table:table-cell table:formula="of:=[.C276]+[.A277]" office:value-type="float" office:value="11.151491675" calcext:value-type="float">
            <text:p>11.151491675</text:p>
          </table:table-cell>
        </table:table-row>
        <table:table-row table:style-name="ro1">
          <table:table-cell office:value-type="float" office:value="0.032974746" calcext:value-type="float">
            <text:p>0.032974746</text:p>
          </table:table-cell>
          <table:table-cell office:value-type="float" office:value="7.5815597" calcext:value-type="float">
            <text:p>7.5815597</text:p>
          </table:table-cell>
          <table:table-cell table:formula="of:=[.C277]+[.A278]" office:value-type="float" office:value="11.184466421" calcext:value-type="float">
            <text:p>11.184466421</text:p>
          </table:table-cell>
        </table:table-row>
        <table:table-row table:style-name="ro1">
          <table:table-cell office:value-type="float" office:value="0.033005264" calcext:value-type="float">
            <text:p>0.033005264</text:p>
          </table:table-cell>
          <table:table-cell office:value-type="float" office:value="7.5745497" calcext:value-type="float">
            <text:p>7.5745497</text:p>
          </table:table-cell>
          <table:table-cell table:formula="of:=[.C278]+[.A279]" office:value-type="float" office:value="11.217471685" calcext:value-type="float">
            <text:p>11.217471685</text:p>
          </table:table-cell>
        </table:table-row>
        <table:table-row table:style-name="ro1">
          <table:table-cell office:value-type="float" office:value="0.032883193" calcext:value-type="float">
            <text:p>0.032883193</text:p>
          </table:table-cell>
          <table:table-cell office:value-type="float" office:value="7.6026683" calcext:value-type="float">
            <text:p>7.6026683</text:p>
          </table:table-cell>
          <table:table-cell table:formula="of:=[.C279]+[.A280]" office:value-type="float" office:value="11.250354878" calcext:value-type="float">
            <text:p>11.250354878</text:p>
          </table:table-cell>
        </table:table-row>
        <table:table-row table:style-name="ro1">
          <table:table-cell office:value-type="float" office:value="0.032410163" calcext:value-type="float">
            <text:p>0.032410163</text:p>
          </table:table-cell>
          <table:table-cell office:value-type="float" office:value="7.7136292" calcext:value-type="float">
            <text:p>7.7136292</text:p>
          </table:table-cell>
          <table:table-cell table:formula="of:=[.C280]+[.A281]" office:value-type="float" office:value="11.282765041" calcext:value-type="float">
            <text:p>11.282765041</text:p>
          </table:table-cell>
        </table:table-row>
        <table:table-row table:style-name="ro1">
          <table:table-cell office:value-type="float" office:value="0.032776378" calcext:value-type="float">
            <text:p>0.032776378</text:p>
          </table:table-cell>
          <table:table-cell office:value-type="float" office:value="7.6274443" calcext:value-type="float">
            <text:p>7.6274443</text:p>
          </table:table-cell>
          <table:table-cell table:formula="of:=[.C281]+[.A282]" office:value-type="float" office:value="11.315541419" calcext:value-type="float">
            <text:p>11.315541419</text:p>
          </table:table-cell>
        </table:table-row>
        <table:table-row table:style-name="ro1">
          <table:table-cell office:value-type="float" office:value="0.032776378" calcext:value-type="float">
            <text:p>0.032776378</text:p>
          </table:table-cell>
          <table:table-cell office:value-type="float" office:value="7.6274443" calcext:value-type="float">
            <text:p>7.6274443</text:p>
          </table:table-cell>
          <table:table-cell table:formula="of:=[.C282]+[.A283]" office:value-type="float" office:value="11.348317797" calcext:value-type="float">
            <text:p>11.348317797</text:p>
          </table:table-cell>
        </table:table-row>
        <table:table-row table:style-name="ro1">
          <table:table-cell office:value-type="float" office:value="0.03256275" calcext:value-type="float">
            <text:p>0.03256275</text:p>
          </table:table-cell>
          <table:table-cell office:value-type="float" office:value="7.6774836" calcext:value-type="float">
            <text:p>7.6774836</text:p>
          </table:table-cell>
          <table:table-cell table:formula="of:=[.C283]+[.A284]" office:value-type="float" office:value="11.380880547" calcext:value-type="float">
            <text:p>11.380880547</text:p>
          </table:table-cell>
        </table:table-row>
        <table:table-row table:style-name="ro1">
          <table:table-cell office:value-type="float" office:value="0.032074463" calcext:value-type="float">
            <text:p>0.032074463</text:p>
          </table:table-cell>
          <table:table-cell office:value-type="float" office:value="7.794363" calcext:value-type="float">
            <text:p>7.794363</text:p>
          </table:table-cell>
          <table:table-cell table:formula="of:=[.C284]+[.A285]" office:value-type="float" office:value="11.41295501" calcext:value-type="float">
            <text:p>11.41295501</text:p>
          </table:table-cell>
        </table:table-row>
        <table:table-row table:style-name="ro1">
          <table:table-cell office:value-type="float" office:value="0.032379646" calcext:value-type="float">
            <text:p>0.032379646</text:p>
          </table:table-cell>
          <table:table-cell office:value-type="float" office:value="7.7208996" calcext:value-type="float">
            <text:p>7.7208996</text:p>
          </table:table-cell>
          <table:table-cell table:formula="of:=[.C285]+[.A286]" office:value-type="float" office:value="11.445334656" calcext:value-type="float">
            <text:p>11.445334656</text:p>
          </table:table-cell>
        </table:table-row>
        <table:table-row table:style-name="ro1">
          <table:table-cell office:value-type="float" office:value="0.03230335" calcext:value-type="float">
            <text:p>0.03230335</text:p>
          </table:table-cell>
          <table:table-cell office:value-type="float" office:value="7.7391357" calcext:value-type="float">
            <text:p>7.7391357</text:p>
          </table:table-cell>
          <table:table-cell table:formula="of:=[.C286]+[.A287]" office:value-type="float" office:value="11.477638006" calcext:value-type="float">
            <text:p>11.477638006</text:p>
          </table:table-cell>
        </table:table-row>
        <table:table-row table:style-name="ro1">
          <table:table-cell office:value-type="float" office:value="0.032059204" calcext:value-type="float">
            <text:p>0.032059204</text:p>
          </table:table-cell>
          <table:table-cell office:value-type="float" office:value="7.798073" calcext:value-type="float">
            <text:p>7.798073</text:p>
          </table:table-cell>
          <table:table-cell table:formula="of:=[.C287]+[.A288]" office:value-type="float" office:value="11.50969721" calcext:value-type="float">
            <text:p>11.50969721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288]+[.A289]" office:value-type="float" office:value="11.541283384" calcext:value-type="float">
            <text:p>11.541283384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289]+[.A290]" office:value-type="float" office:value="11.573144224" calcext:value-type="float">
            <text:p>11.573144224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290]+[.A291]" office:value-type="float" office:value="11.605005064" calcext:value-type="float">
            <text:p>11.605005064</text:p>
          </table:table-cell>
        </table:table-row>
        <table:table-row table:style-name="ro1">
          <table:table-cell office:value-type="float" office:value="0.031647213" calcext:value-type="float">
            <text:p>0.031647213</text:p>
          </table:table-cell>
          <table:table-cell office:value-type="float" office:value="7.89959" calcext:value-type="float">
            <text:p>7.89959</text:p>
          </table:table-cell>
          <table:table-cell table:formula="of:=[.C291]+[.A292]" office:value-type="float" office:value="11.636652277" calcext:value-type="float">
            <text:p>11.636652277</text:p>
          </table:table-cell>
        </table:table-row>
        <table:table-row table:style-name="ro1">
          <table:table-cell office:value-type="float" office:value="0.031174181" calcext:value-type="float">
            <text:p>0.031174181</text:p>
          </table:table-cell>
          <table:table-cell office:value-type="float" office:value="8.019457" calcext:value-type="float">
            <text:p>8.019457</text:p>
          </table:table-cell>
          <table:table-cell table:formula="of:=[.C292]+[.A293]" office:value-type="float" office:value="11.667826458" calcext:value-type="float">
            <text:p>11.667826458</text:p>
          </table:table-cell>
        </table:table-row>
        <table:table-row table:style-name="ro1">
          <table:table-cell office:value-type="float" office:value="0.03149462" calcext:value-type="float">
            <text:p>0.03149462</text:p>
          </table:table-cell>
          <table:table-cell office:value-type="float" office:value="7.937863" calcext:value-type="float">
            <text:p>7.937863</text:p>
          </table:table-cell>
          <table:table-cell table:formula="of:=[.C293]+[.A294]" office:value-type="float" office:value="11.699321078" calcext:value-type="float">
            <text:p>11.699321078</text:p>
          </table:table-cell>
        </table:table-row>
        <table:table-row table:style-name="ro1">
          <table:table-cell office:value-type="float" office:value="0.031464104" calcext:value-type="float">
            <text:p>0.031464104</text:p>
          </table:table-cell>
          <table:table-cell office:value-type="float" office:value="7.9455624" calcext:value-type="float">
            <text:p>7.9455624</text:p>
          </table:table-cell>
          <table:table-cell table:formula="of:=[.C294]+[.A295]" office:value-type="float" office:value="11.730785182" calcext:value-type="float">
            <text:p>11.730785182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295]+[.A296]" office:value-type="float" office:value="11.762005142" calcext:value-type="float">
            <text:p>11.762005142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296]+[.A297]" office:value-type="float" office:value="11.792782589" calcext:value-type="float">
            <text:p>11.792782589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297]+[.A298]" office:value-type="float" office:value="11.823895735" calcext:value-type="float">
            <text:p>11.823895735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298]+[.A299]" office:value-type="float" office:value="11.854978363" calcext:value-type="float">
            <text:p>11.854978363</text:p>
          </table:table-cell>
        </table:table-row>
        <table:table-row table:style-name="ro1">
          <table:table-cell office:value-type="float" office:value="0.030853743" calcext:value-type="float">
            <text:p>0.030853743</text:p>
          </table:table-cell>
          <table:table-cell office:value-type="float" office:value="8.102744" calcext:value-type="float">
            <text:p>8.102744</text:p>
          </table:table-cell>
          <table:table-cell table:formula="of:=[.C299]+[.A300]" office:value-type="float" office:value="11.885832106" calcext:value-type="float">
            <text:p>11.885832106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300]+[.A301]" office:value-type="float" office:value="11.916212819" calcext:value-type="float">
            <text:p>11.916212819</text:p>
          </table:table-cell>
        </table:table-row>
        <table:table-row table:style-name="ro1">
          <table:table-cell office:value-type="float" office:value="0.030670634" calcext:value-type="float">
            <text:p>0.030670634</text:p>
          </table:table-cell>
          <table:table-cell office:value-type="float" office:value="8.151119" calcext:value-type="float">
            <text:p>8.151119</text:p>
          </table:table-cell>
          <table:table-cell table:formula="of:=[.C301]+[.A302]" office:value-type="float" office:value="11.946883453" calcext:value-type="float">
            <text:p>11.946883453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302]+[.A303]" office:value-type="float" office:value="11.97750831" calcext:value-type="float">
            <text:p>11.97750831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303]+[.A304]" office:value-type="float" office:value="12.0079348" calcext:value-type="float">
            <text:p>12.0079348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304]+[.A305]" office:value-type="float" office:value="12.037918779" calcext:value-type="float">
            <text:p>12.037918779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305]+[.A306]" office:value-type="float" office:value="12.068146902" calcext:value-type="float">
            <text:p>12.068146902</text:p>
          </table:table-cell>
        </table:table-row>
        <table:table-row table:style-name="ro1">
          <table:table-cell office:value-type="float" office:value="0.0302739" calcext:value-type="float">
            <text:p>0.0302739</text:p>
          </table:table-cell>
          <table:table-cell office:value-type="float" office:value="8.257938" calcext:value-type="float">
            <text:p>8.257938</text:p>
          </table:table-cell>
          <table:table-cell table:formula="of:=[.C306]+[.A307]" office:value-type="float" office:value="12.098420802" calcext:value-type="float">
            <text:p>12.098420802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307]+[.A308]" office:value-type="float" office:value="12.128526852" calcext:value-type="float">
            <text:p>12.128526852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308]+[.A309]" office:value-type="float" office:value="12.158175132" calcext:value-type="float">
            <text:p>12.158175132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309]+[.A310]" office:value-type="float" office:value="12.188159111" calcext:value-type="float">
            <text:p>12.188159111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310]+[.A311]" office:value-type="float" office:value="12.21814309" calcext:value-type="float">
            <text:p>12.21814309</text:p>
          </table:table-cell>
        </table:table-row>
        <table:table-row table:style-name="ro1">
          <table:table-cell office:value-type="float" office:value="0.029846648" calcext:value-type="float">
            <text:p>0.029846648</text:p>
          </table:table-cell>
          <table:table-cell office:value-type="float" office:value="8.37615" calcext:value-type="float">
            <text:p>8.37615</text:p>
          </table:table-cell>
          <table:table-cell table:formula="of:=[.C311]+[.A312]" office:value-type="float" office:value="12.247989738" calcext:value-type="float">
            <text:p>12.247989738</text:p>
          </table:table-cell>
        </table:table-row>
        <table:table-row table:style-name="ro1">
          <table:table-cell office:value-type="float" office:value="0.02949569" calcext:value-type="float">
            <text:p>0.02949569</text:p>
          </table:table-cell>
          <table:table-cell office:value-type="float" office:value="8.475814" calcext:value-type="float">
            <text:p>8.475814</text:p>
          </table:table-cell>
          <table:table-cell table:formula="of:=[.C312]+[.A313]" office:value-type="float" office:value="12.277485428" calcext:value-type="float">
            <text:p>12.277485428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313]+[.A314]" office:value-type="float" office:value="12.307362593" calcext:value-type="float">
            <text:p>12.307362593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314]+[.A315]" office:value-type="float" office:value="12.337270276" calcext:value-type="float">
            <text:p>12.337270276</text:p>
          </table:table-cell>
        </table:table-row>
        <table:table-row table:style-name="ro1">
          <table:table-cell office:value-type="float" office:value="0.029831387" calcext:value-type="float">
            <text:p>0.029831387</text:p>
          </table:table-cell>
          <table:table-cell office:value-type="float" office:value="8.380435" calcext:value-type="float">
            <text:p>8.380435</text:p>
          </table:table-cell>
          <table:table-cell table:formula="of:=[.C315]+[.A316]" office:value-type="float" office:value="12.367101663" calcext:value-type="float">
            <text:p>12.367101663</text:p>
          </table:table-cell>
        </table:table-row>
        <table:table-row table:style-name="ro1">
          <table:table-cell office:value-type="float" office:value="0.02949569" calcext:value-type="float">
            <text:p>0.02949569</text:p>
          </table:table-cell>
          <table:table-cell office:value-type="float" office:value="8.475814" calcext:value-type="float">
            <text:p>8.475814</text:p>
          </table:table-cell>
          <table:table-cell table:formula="of:=[.C316]+[.A317]" office:value-type="float" office:value="12.396597353" calcext:value-type="float">
            <text:p>12.396597353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317]+[.A318]" office:value-type="float" office:value="12.426520295" calcext:value-type="float">
            <text:p>12.426520295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318]+[.A319]" office:value-type="float" office:value="12.456534791" calcext:value-type="float">
            <text:p>12.456534791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319]+[.A320]" office:value-type="float" office:value="12.486503511" calcext:value-type="float">
            <text:p>12.486503511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320]+[.A321]" office:value-type="float" office:value="12.516136532" calcext:value-type="float">
            <text:p>12.516136532</text:p>
          </table:table-cell>
        </table:table-row>
        <table:table-row table:style-name="ro1">
          <table:table-cell office:value-type="float" office:value="0.030029755" calcext:value-type="float">
            <text:p>0.030029755</text:p>
          </table:table-cell>
          <table:table-cell office:value-type="float" office:value="8.325076" calcext:value-type="float">
            <text:p>8.325076</text:p>
          </table:table-cell>
          <table:table-cell table:formula="of:=[.C321]+[.A322]" office:value-type="float" office:value="12.546166287" calcext:value-type="float">
            <text:p>12.546166287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322]+[.A323]" office:value-type="float" office:value="12.576363891" calcext:value-type="float">
            <text:p>12.576363891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323]+[.A324]" office:value-type="float" office:value="12.606485201" calcext:value-type="float">
            <text:p>12.606485201</text:p>
          </table:table-cell>
        </table:table-row>
        <table:table-row table:style-name="ro1">
          <table:table-cell office:value-type="float" office:value="0.029846648" calcext:value-type="float">
            <text:p>0.029846648</text:p>
          </table:table-cell>
          <table:table-cell office:value-type="float" office:value="8.37615" calcext:value-type="float">
            <text:p>8.37615</text:p>
          </table:table-cell>
          <table:table-cell table:formula="of:=[.C324]+[.A325]" office:value-type="float" office:value="12.636331849" calcext:value-type="float">
            <text:p>12.636331849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325]+[.A326]" office:value-type="float" office:value="12.666666785" calcext:value-type="float">
            <text:p>12.666666785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326]+[.A327]" office:value-type="float" office:value="12.697093275" calcext:value-type="float">
            <text:p>12.697093275</text:p>
          </table:table-cell>
        </table:table-row>
        <table:table-row table:style-name="ro1">
          <table:table-cell office:value-type="float" office:value="0.03041123" calcext:value-type="float">
            <text:p>0.03041123</text:p>
          </table:table-cell>
          <table:table-cell office:value-type="float" office:value="8.220647" calcext:value-type="float">
            <text:p>8.220647</text:p>
          </table:table-cell>
          <table:table-cell table:formula="of:=[.C327]+[.A328]" office:value-type="float" office:value="12.727504505" calcext:value-type="float">
            <text:p>12.727504505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328]+[.A329]" office:value-type="float" office:value="12.757625815" calcext:value-type="float">
            <text:p>12.757625815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329]+[.A330]" office:value-type="float" office:value="12.788235413" calcext:value-type="float">
            <text:p>12.788235413</text:p>
          </table:table-cell>
        </table:table-row>
        <table:table-row table:style-name="ro1">
          <table:table-cell office:value-type="float" office:value="0.030701153" calcext:value-type="float">
            <text:p>0.030701153</text:p>
          </table:table-cell>
          <table:table-cell office:value-type="float" office:value="8.143017" calcext:value-type="float">
            <text:p>8.143017</text:p>
          </table:table-cell>
          <table:table-cell table:formula="of:=[.C330]+[.A331]" office:value-type="float" office:value="12.818936566" calcext:value-type="float">
            <text:p>12.818936566</text:p>
          </table:table-cell>
        </table:table-row>
        <table:table-row table:style-name="ro1">
          <table:table-cell office:value-type="float" office:value="0.03073167" calcext:value-type="float">
            <text:p>0.03073167</text:p>
          </table:table-cell>
          <table:table-cell office:value-type="float" office:value="8.134931" calcext:value-type="float">
            <text:p>8.134931</text:p>
          </table:table-cell>
          <table:table-cell table:formula="of:=[.C331]+[.A332]" office:value-type="float" office:value="12.849668236" calcext:value-type="float">
            <text:p>12.849668236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332]+[.A333]" office:value-type="float" office:value="12.880094726" calcext:value-type="float">
            <text:p>12.880094726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333]+[.A334]" office:value-type="float" office:value="12.911009504" calcext:value-type="float">
            <text:p>12.911009504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334]+[.A335]" office:value-type="float" office:value="12.942076874" calcext:value-type="float">
            <text:p>12.942076874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335]+[.A336]" office:value-type="float" office:value="12.973144244" calcext:value-type="float">
            <text:p>12.973144244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336]+[.A337]" office:value-type="float" office:value="13.00393695" calcext:value-type="float">
            <text:p>13.00393695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337]+[.A338]" office:value-type="float" office:value="13.035233203" calcext:value-type="float">
            <text:p>13.035233203</text:p>
          </table:table-cell>
        </table:table-row>
        <table:table-row table:style-name="ro1">
          <table:table-cell office:value-type="float" office:value="0.031448845" calcext:value-type="float">
            <text:p>0.031448845</text:p>
          </table:table-cell>
          <table:table-cell office:value-type="float" office:value="7.949417" calcext:value-type="float">
            <text:p>7.949417</text:p>
          </table:table-cell>
          <table:table-cell table:formula="of:=[.C338]+[.A339]" office:value-type="float" office:value="13.066682048" calcext:value-type="float">
            <text:p>13.066682048</text:p>
          </table:table-cell>
        </table:table-row>
        <table:table-row table:style-name="ro1">
          <table:table-cell office:value-type="float" office:value="0.031448845" calcext:value-type="float">
            <text:p>0.031448845</text:p>
          </table:table-cell>
          <table:table-cell office:value-type="float" office:value="7.949417" calcext:value-type="float">
            <text:p>7.949417</text:p>
          </table:table-cell>
          <table:table-cell table:formula="of:=[.C339]+[.A340]" office:value-type="float" office:value="13.098130893" calcext:value-type="float">
            <text:p>13.098130893</text:p>
          </table:table-cell>
        </table:table-row>
        <table:table-row table:style-name="ro1">
          <table:table-cell office:value-type="float" office:value="0.031189442" calcext:value-type="float">
            <text:p>0.031189442</text:p>
          </table:table-cell>
          <table:table-cell office:value-type="float" office:value="8.015533" calcext:value-type="float">
            <text:p>8.015533</text:p>
          </table:table-cell>
          <table:table-cell table:formula="of:=[.C340]+[.A341]" office:value-type="float" office:value="13.129320335" calcext:value-type="float">
            <text:p>13.129320335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341]+[.A342]" office:value-type="float" office:value="13.160998065" calcext:value-type="float">
            <text:p>13.160998065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342]+[.A343]" office:value-type="float" office:value="13.192874165" calcext:value-type="float">
            <text:p>13.192874165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343]+[.A344]" office:value-type="float" office:value="13.224735005" calcext:value-type="float">
            <text:p>13.224735005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344]+[.A345]" office:value-type="float" office:value="13.256321179" calcext:value-type="float">
            <text:p>13.256321179</text:p>
          </table:table-cell>
        </table:table-row>
        <table:table-row table:style-name="ro1">
          <table:table-cell office:value-type="float" office:value="0.03208972" calcext:value-type="float">
            <text:p>0.03208972</text:p>
          </table:table-cell>
          <table:table-cell office:value-type="float" office:value="7.790657" calcext:value-type="float">
            <text:p>7.790657</text:p>
          </table:table-cell>
          <table:table-cell table:formula="of:=[.C345]+[.A346]" office:value-type="float" office:value="13.288410899" calcext:value-type="float">
            <text:p>13.288410899</text:p>
          </table:table-cell>
        </table:table-row>
        <table:table-row table:style-name="ro1">
          <table:table-cell office:value-type="float" office:value="0.032227054" calcext:value-type="float">
            <text:p>0.032227054</text:p>
          </table:table-cell>
          <table:table-cell office:value-type="float" office:value="7.7574573" calcext:value-type="float">
            <text:p>7.7574573</text:p>
          </table:table-cell>
          <table:table-cell table:formula="of:=[.C346]+[.A347]" office:value-type="float" office:value="13.320637953" calcext:value-type="float">
            <text:p>13.320637953</text:p>
          </table:table-cell>
        </table:table-row>
        <table:table-row table:style-name="ro1">
          <table:table-cell office:value-type="float" office:value="0.032196537" calcext:value-type="float">
            <text:p>0.032196537</text:p>
          </table:table-cell>
          <table:table-cell office:value-type="float" office:value="7.76481" calcext:value-type="float">
            <text:p>7.76481</text:p>
          </table:table-cell>
          <table:table-cell table:formula="of:=[.C347]+[.A348]" office:value-type="float" office:value="13.35283449" calcext:value-type="float">
            <text:p>13.35283449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348]+[.A349]" office:value-type="float" office:value="13.384741106" calcext:value-type="float">
            <text:p>13.384741106</text:p>
          </table:table-cell>
        </table:table-row>
        <table:table-row table:style-name="ro1">
          <table:table-cell office:value-type="float" office:value="0.032410163" calcext:value-type="float">
            <text:p>0.032410163</text:p>
          </table:table-cell>
          <table:table-cell office:value-type="float" office:value="7.7136292" calcext:value-type="float">
            <text:p>7.7136292</text:p>
          </table:table-cell>
          <table:table-cell table:formula="of:=[.C349]+[.A350]" office:value-type="float" office:value="13.417151269" calcext:value-type="float">
            <text:p>13.417151269</text:p>
          </table:table-cell>
        </table:table-row>
        <table:table-row table:style-name="ro1">
          <table:table-cell office:value-type="float" office:value="0.032501716" calcext:value-type="float">
            <text:p>0.032501716</text:p>
          </table:table-cell>
          <table:table-cell office:value-type="float" office:value="7.691901" calcext:value-type="float">
            <text:p>7.691901</text:p>
          </table:table-cell>
          <table:table-cell table:formula="of:=[.C350]+[.A351]" office:value-type="float" office:value="13.449652985" calcext:value-type="float">
            <text:p>13.449652985</text:p>
          </table:table-cell>
        </table:table-row>
        <table:table-row table:style-name="ro1">
          <table:table-cell office:value-type="float" office:value="0.0324712" calcext:value-type="float">
            <text:p>0.0324712</text:p>
          </table:table-cell>
          <table:table-cell office:value-type="float" office:value="7.6991305" calcext:value-type="float">
            <text:p>7.6991305</text:p>
          </table:table-cell>
          <table:table-cell table:formula="of:=[.C351]+[.A352]" office:value-type="float" office:value="13.482124185" calcext:value-type="float">
            <text:p>13.482124185</text:p>
          </table:table-cell>
        </table:table-row>
        <table:table-row table:style-name="ro1">
          <table:table-cell office:value-type="float" office:value="0.03208972" calcext:value-type="float">
            <text:p>0.03208972</text:p>
          </table:table-cell>
          <table:table-cell office:value-type="float" office:value="7.790657" calcext:value-type="float">
            <text:p>7.790657</text:p>
          </table:table-cell>
          <table:table-cell table:formula="of:=[.C352]+[.A353]" office:value-type="float" office:value="13.514213905" calcext:value-type="float">
            <text:p>13.514213905</text:p>
          </table:table-cell>
        </table:table-row>
        <table:table-row table:style-name="ro1">
          <table:table-cell office:value-type="float" office:value="0.032532234" calcext:value-type="float">
            <text:p>0.032532234</text:p>
          </table:table-cell>
          <table:table-cell office:value-type="float" office:value="7.6846857" calcext:value-type="float">
            <text:p>7.6846857</text:p>
          </table:table-cell>
          <table:table-cell table:formula="of:=[.C353]+[.A354]" office:value-type="float" office:value="13.546746139" calcext:value-type="float">
            <text:p>13.546746139</text:p>
          </table:table-cell>
        </table:table-row>
        <table:table-row table:style-name="ro1">
          <table:table-cell office:value-type="float" office:value="0.032547493" calcext:value-type="float">
            <text:p>0.032547493</text:p>
          </table:table-cell>
          <table:table-cell office:value-type="float" office:value="7.681083" calcext:value-type="float">
            <text:p>7.681083</text:p>
          </table:table-cell>
          <table:table-cell table:formula="of:=[.C354]+[.A355]" office:value-type="float" office:value="13.579293632" calcext:value-type="float">
            <text:p>13.579293632</text:p>
          </table:table-cell>
        </table:table-row>
        <table:table-row table:style-name="ro1">
          <table:table-cell office:value-type="float" office:value="0.032410163" calcext:value-type="float">
            <text:p>0.032410163</text:p>
          </table:table-cell>
          <table:table-cell office:value-type="float" office:value="7.7136292" calcext:value-type="float">
            <text:p>7.7136292</text:p>
          </table:table-cell>
          <table:table-cell table:formula="of:=[.C355]+[.A356]" office:value-type="float" office:value="13.611703795" calcext:value-type="float">
            <text:p>13.611703795</text:p>
          </table:table-cell>
        </table:table-row>
        <table:table-row table:style-name="ro1">
          <table:table-cell office:value-type="float" office:value="0.03198291" calcext:value-type="float">
            <text:p>0.03198291</text:p>
          </table:table-cell>
          <table:table-cell office:value-type="float" office:value="7.8166747" calcext:value-type="float">
            <text:p>7.8166747</text:p>
          </table:table-cell>
          <table:table-cell table:formula="of:=[.C356]+[.A357]" office:value-type="float" office:value="13.643686705" calcext:value-type="float">
            <text:p>13.643686705</text:p>
          </table:table-cell>
        </table:table-row>
        <table:table-row table:style-name="ro1">
          <table:table-cell office:value-type="float" office:value="0.032364387" calcext:value-type="float">
            <text:p>0.032364387</text:p>
          </table:table-cell>
          <table:table-cell office:value-type="float" office:value="7.7245398" calcext:value-type="float">
            <text:p>7.7245398</text:p>
          </table:table-cell>
          <table:table-cell table:formula="of:=[.C357]+[.A358]" office:value-type="float" office:value="13.676051092" calcext:value-type="float">
            <text:p>13.676051092</text:p>
          </table:table-cell>
        </table:table-row>
        <table:table-row table:style-name="ro1">
          <table:table-cell office:value-type="float" office:value="0.032333866" calcext:value-type="float">
            <text:p>0.032333866</text:p>
          </table:table-cell>
          <table:table-cell office:value-type="float" office:value="7.7318316" calcext:value-type="float">
            <text:p>7.7318316</text:p>
          </table:table-cell>
          <table:table-cell table:formula="of:=[.C358]+[.A359]" office:value-type="float" office:value="13.708384958" calcext:value-type="float">
            <text:p>13.708384958</text:p>
          </table:table-cell>
        </table:table-row>
        <table:table-row table:style-name="ro1">
          <table:table-cell office:value-type="float" office:value="0.03208972" calcext:value-type="float">
            <text:p>0.03208972</text:p>
          </table:table-cell>
          <table:table-cell office:value-type="float" office:value="7.790657" calcext:value-type="float">
            <text:p>7.790657</text:p>
          </table:table-cell>
          <table:table-cell table:formula="of:=[.C359]+[.A360]" office:value-type="float" office:value="13.740474678" calcext:value-type="float">
            <text:p>13.740474678</text:p>
          </table:table-cell>
        </table:table-row>
        <table:table-row table:style-name="ro1">
          <table:table-cell office:value-type="float" office:value="0.031540398" calcext:value-type="float">
            <text:p>0.031540398</text:p>
          </table:table-cell>
          <table:table-cell office:value-type="float" office:value="7.9263425" calcext:value-type="float">
            <text:p>7.9263425</text:p>
          </table:table-cell>
          <table:table-cell table:formula="of:=[.C360]+[.A361]" office:value-type="float" office:value="13.772015076" calcext:value-type="float">
            <text:p>13.772015076</text:p>
          </table:table-cell>
        </table:table-row>
        <table:table-row table:style-name="ro1">
          <table:table-cell office:value-type="float" office:value="0.031845577" calcext:value-type="float">
            <text:p>0.031845577</text:p>
          </table:table-cell>
          <table:table-cell office:value-type="float" office:value="7.8503838" calcext:value-type="float">
            <text:p>7.8503838</text:p>
          </table:table-cell>
          <table:table-cell table:formula="of:=[.C361]+[.A362]" office:value-type="float" office:value="13.803860653" calcext:value-type="float">
            <text:p>13.803860653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362]+[.A363]" office:value-type="float" office:value="13.83558416" calcext:value-type="float">
            <text:p>13.83558416</text:p>
          </table:table-cell>
        </table:table-row>
        <table:table-row table:style-name="ro1">
          <table:table-cell office:value-type="float" office:value="0.031479362" calcext:value-type="float">
            <text:p>0.031479362</text:p>
          </table:table-cell>
          <table:table-cell office:value-type="float" office:value="7.941711" calcext:value-type="float">
            <text:p>7.941711</text:p>
          </table:table-cell>
          <table:table-cell table:formula="of:=[.C363]+[.A364]" office:value-type="float" office:value="13.867063522" calcext:value-type="float">
            <text:p>13.867063522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364]+[.A365]" office:value-type="float" office:value="13.898024078" calcext:value-type="float">
            <text:p>13.898024078</text:p>
          </table:table-cell>
        </table:table-row>
        <table:table-row table:style-name="ro1">
          <table:table-cell office:value-type="float" office:value="0.03134203" calcext:value-type="float">
            <text:p>0.03134203</text:p>
          </table:table-cell>
          <table:table-cell office:value-type="float" office:value="7.9765096" calcext:value-type="float">
            <text:p>7.9765096</text:p>
          </table:table-cell>
          <table:table-cell table:formula="of:=[.C365]+[.A366]" office:value-type="float" office:value="13.929366108" calcext:value-type="float">
            <text:p>13.929366108</text:p>
          </table:table-cell>
        </table:table-row>
        <table:table-row table:style-name="ro1">
          <table:table-cell office:value-type="float" office:value="0.031311512" calcext:value-type="float">
            <text:p>0.031311512</text:p>
          </table:table-cell>
          <table:table-cell office:value-type="float" office:value="7.984284" calcext:value-type="float">
            <text:p>7.984284</text:p>
          </table:table-cell>
          <table:table-cell table:formula="of:=[.C366]+[.A367]" office:value-type="float" office:value="13.96067762" calcext:value-type="float">
            <text:p>13.96067762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367]+[.A368]" office:value-type="float" office:value="13.991729729" calcext:value-type="float">
            <text:p>13.991729729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368]+[.A369]" office:value-type="float" office:value="14.022293549" calcext:value-type="float">
            <text:p>14.022293549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369]+[.A370]" office:value-type="float" office:value="14.053086255" calcext:value-type="float">
            <text:p>14.053086255</text:p>
          </table:table-cell>
        </table:table-row>
        <table:table-row table:style-name="ro1">
          <table:table-cell office:value-type="float" office:value="0.030640116" calcext:value-type="float">
            <text:p>0.030640116</text:p>
          </table:table-cell>
          <table:table-cell office:value-type="float" office:value="8.159238" calcext:value-type="float">
            <text:p>8.159238</text:p>
          </table:table-cell>
          <table:table-cell table:formula="of:=[.C370]+[.A371]" office:value-type="float" office:value="14.083726371" calcext:value-type="float">
            <text:p>14.083726371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371]+[.A372]" office:value-type="float" office:value="14.114091825" calcext:value-type="float">
            <text:p>14.114091825</text:p>
          </table:table-cell>
        </table:table-row>
        <table:table-row table:style-name="ro1">
          <table:table-cell office:value-type="float" office:value="0.029861907" calcext:value-type="float">
            <text:p>0.029861907</text:p>
          </table:table-cell>
          <table:table-cell office:value-type="float" office:value="8.37187" calcext:value-type="float">
            <text:p>8.37187</text:p>
          </table:table-cell>
          <table:table-cell table:formula="of:=[.C372]+[.A373]" office:value-type="float" office:value="14.143953732" calcext:value-type="float">
            <text:p>14.143953732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373]+[.A374]" office:value-type="float" office:value="14.174120818" calcext:value-type="float">
            <text:p>14.174120818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374]+[.A375]" office:value-type="float" office:value="14.204287904" calcext:value-type="float">
            <text:p>14.204287904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375]+[.A376]" office:value-type="float" office:value="14.234256624" calcext:value-type="float">
            <text:p>14.234256624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376]+[.A377]" office:value-type="float" office:value="14.263843867" calcext:value-type="float">
            <text:p>14.263843867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377]+[.A378]" office:value-type="float" office:value="14.293827846" calcext:value-type="float">
            <text:p>14.293827846</text:p>
          </table:table-cell>
        </table:table-row>
        <table:table-row table:style-name="ro1">
          <table:table-cell office:value-type="float" office:value="0.030045014" calcext:value-type="float">
            <text:p>0.030045014</text:p>
          </table:table-cell>
          <table:table-cell office:value-type="float" office:value="8.320848" calcext:value-type="float">
            <text:p>8.320848</text:p>
          </table:table-cell>
          <table:table-cell table:formula="of:=[.C378]+[.A379]" office:value-type="float" office:value="14.32387286" calcext:value-type="float">
            <text:p>14.32387286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379]+[.A380]" office:value-type="float" office:value="14.353780543" calcext:value-type="float">
            <text:p>14.353780543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380]+[.A381]" office:value-type="float" office:value="14.383383046" calcext:value-type="float">
            <text:p>14.383383046</text:p>
          </table:table-cell>
        </table:table-row>
        <table:table-row table:style-name="ro1">
          <table:table-cell office:value-type="float" office:value="0.030029755" calcext:value-type="float">
            <text:p>0.030029755</text:p>
          </table:table-cell>
          <table:table-cell office:value-type="float" office:value="8.325076" calcext:value-type="float">
            <text:p>8.325076</text:p>
          </table:table-cell>
          <table:table-cell table:formula="of:=[.C381]+[.A382]" office:value-type="float" office:value="14.413412801" calcext:value-type="float">
            <text:p>14.413412801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382]+[.A383]" office:value-type="float" office:value="14.443549369" calcext:value-type="float">
            <text:p>14.443549369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383]+[.A384]" office:value-type="float" office:value="14.4736249" calcext:value-type="float">
            <text:p>14.4736249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384]+[.A385]" office:value-type="float" office:value="14.503364734" calcext:value-type="float">
            <text:p>14.503364734</text:p>
          </table:table-cell>
        </table:table-row>
        <table:table-row table:style-name="ro1">
          <table:table-cell office:value-type="float" office:value="0.030243382" calcext:value-type="float">
            <text:p>0.030243382</text:p>
          </table:table-cell>
          <table:table-cell office:value-type="float" office:value="8.266272" calcext:value-type="float">
            <text:p>8.266272</text:p>
          </table:table-cell>
          <table:table-cell table:formula="of:=[.C385]+[.A386]" office:value-type="float" office:value="14.533608116" calcext:value-type="float">
            <text:p>14.533608116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386]+[.A387]" office:value-type="float" office:value="14.563958311" calcext:value-type="float">
            <text:p>14.563958311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387]+[.A388]" office:value-type="float" office:value="14.594262728" calcext:value-type="float">
            <text:p>14.594262728</text:p>
          </table:table-cell>
        </table:table-row>
        <table:table-row table:style-name="ro1">
          <table:table-cell office:value-type="float" office:value="0.030029755" calcext:value-type="float">
            <text:p>0.030029755</text:p>
          </table:table-cell>
          <table:table-cell office:value-type="float" office:value="8.325076" calcext:value-type="float">
            <text:p>8.325076</text:p>
          </table:table-cell>
          <table:table-cell table:formula="of:=[.C388]+[.A389]" office:value-type="float" office:value="14.624292483" calcext:value-type="float">
            <text:p>14.624292483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389]+[.A390]" office:value-type="float" office:value="14.654810527" calcext:value-type="float">
            <text:p>14.654810527</text:p>
          </table:table-cell>
        </table:table-row>
        <table:table-row table:style-name="ro1">
          <table:table-cell office:value-type="float" office:value="0.030655375" calcext:value-type="float">
            <text:p>0.030655375</text:p>
          </table:table-cell>
          <table:table-cell office:value-type="float" office:value="8.155177" calcext:value-type="float">
            <text:p>8.155177</text:p>
          </table:table-cell>
          <table:table-cell table:formula="of:=[.C390]+[.A391]" office:value-type="float" office:value="14.685465902" calcext:value-type="float">
            <text:p>14.685465902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391]+[.A392]" office:value-type="float" office:value="14.716090759" calcext:value-type="float">
            <text:p>14.716090759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392]+[.A393]" office:value-type="float" office:value="14.746425695" calcext:value-type="float">
            <text:p>14.746425695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393]+[.A394]" office:value-type="float" office:value="14.777264179" calcext:value-type="float">
            <text:p>14.777264179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394]+[.A395]" office:value-type="float" office:value="14.808224735" calcext:value-type="float">
            <text:p>14.808224735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395]+[.A396]" office:value-type="float" office:value="14.839139513" calcext:value-type="float">
            <text:p>14.839139513</text:p>
          </table:table-cell>
        </table:table-row>
        <table:table-row table:style-name="ro1">
          <table:table-cell office:value-type="float" office:value="0.030670634" calcext:value-type="float">
            <text:p>0.030670634</text:p>
          </table:table-cell>
          <table:table-cell office:value-type="float" office:value="8.151119" calcext:value-type="float">
            <text:p>8.151119</text:p>
          </table:table-cell>
          <table:table-cell table:formula="of:=[.C396]+[.A397]" office:value-type="float" office:value="14.869810147" calcext:value-type="float">
            <text:p>14.869810147</text:p>
          </table:table-cell>
        </table:table-row>
        <table:table-row table:style-name="ro1">
          <table:table-cell office:value-type="float" office:value="0.031174181" calcext:value-type="float">
            <text:p>0.031174181</text:p>
          </table:table-cell>
          <table:table-cell office:value-type="float" office:value="8.019457" calcext:value-type="float">
            <text:p>8.019457</text:p>
          </table:table-cell>
          <table:table-cell table:formula="of:=[.C397]+[.A398]" office:value-type="float" office:value="14.900984328" calcext:value-type="float">
            <text:p>14.900984328</text:p>
          </table:table-cell>
        </table:table-row>
        <table:table-row table:style-name="ro1">
          <table:table-cell office:value-type="float" office:value="0.031280994" calcext:value-type="float">
            <text:p>0.031280994</text:p>
          </table:table-cell>
          <table:table-cell office:value-type="float" office:value="7.992073" calcext:value-type="float">
            <text:p>7.992073</text:p>
          </table:table-cell>
          <table:table-cell table:formula="of:=[.C398]+[.A399]" office:value-type="float" office:value="14.932265322" calcext:value-type="float">
            <text:p>14.932265322</text:p>
          </table:table-cell>
        </table:table-row>
        <table:table-row table:style-name="ro1">
          <table:table-cell office:value-type="float" office:value="0.031311512" calcext:value-type="float">
            <text:p>0.031311512</text:p>
          </table:table-cell>
          <table:table-cell office:value-type="float" office:value="7.984284" calcext:value-type="float">
            <text:p>7.984284</text:p>
          </table:table-cell>
          <table:table-cell table:formula="of:=[.C399]+[.A400]" office:value-type="float" office:value="14.963576834" calcext:value-type="float">
            <text:p>14.963576834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400]+[.A401]" office:value-type="float" office:value="14.994613684" calcext:value-type="float">
            <text:p>14.994613684</text:p>
          </table:table-cell>
        </table:table-row>
        <table:table-row table:style-name="ro1">
          <table:table-cell office:value-type="float" office:value="0.031540398" calcext:value-type="float">
            <text:p>0.031540398</text:p>
          </table:table-cell>
          <table:table-cell office:value-type="float" office:value="7.9263425" calcext:value-type="float">
            <text:p>7.9263425</text:p>
          </table:table-cell>
          <table:table-cell table:formula="of:=[.C401]+[.A402]" office:value-type="float" office:value="15.026154082" calcext:value-type="float">
            <text:p>15.026154082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402]+[.A403]" office:value-type="float" office:value="15.057831812" calcext:value-type="float">
            <text:p>15.057831812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403]+[.A404]" office:value-type="float" office:value="15.089509542" calcext:value-type="float">
            <text:p>15.089509542</text:p>
          </table:table-cell>
        </table:table-row>
        <table:table-row table:style-name="ro1">
          <table:table-cell office:value-type="float" office:value="0.03140307" calcext:value-type="float">
            <text:p>0.03140307</text:p>
          </table:table-cell>
          <table:table-cell office:value-type="float" office:value="7.961005" calcext:value-type="float">
            <text:p>7.961005</text:p>
          </table:table-cell>
          <table:table-cell table:formula="of:=[.C404]+[.A405]" office:value-type="float" office:value="15.120912612" calcext:value-type="float">
            <text:p>15.120912612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405]+[.A406]" office:value-type="float" office:value="15.152834487" calcext:value-type="float">
            <text:p>15.152834487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406]+[.A407]" office:value-type="float" office:value="15.184847914" calcext:value-type="float">
            <text:p>15.184847914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407]+[.A408]" office:value-type="float" office:value="15.216861341" calcext:value-type="float">
            <text:p>15.216861341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408]+[.A409]" office:value-type="float" office:value="15.248584848" calcext:value-type="float">
            <text:p>15.248584848</text:p>
          </table:table-cell>
        </table:table-row>
        <table:table-row table:style-name="ro1">
          <table:table-cell office:value-type="float" office:value="0.03225757" calcext:value-type="float">
            <text:p>0.03225757</text:p>
          </table:table-cell>
          <table:table-cell office:value-type="float" office:value="7.7501183" calcext:value-type="float">
            <text:p>7.7501183</text:p>
          </table:table-cell>
          <table:table-cell table:formula="of:=[.C409]+[.A410]" office:value-type="float" office:value="15.280842418" calcext:value-type="float">
            <text:p>15.280842418</text:p>
          </table:table-cell>
        </table:table-row>
        <table:table-row table:style-name="ro1">
          <table:table-cell office:value-type="float" office:value="0.032410163" calcext:value-type="float">
            <text:p>0.032410163</text:p>
          </table:table-cell>
          <table:table-cell office:value-type="float" office:value="7.7136292" calcext:value-type="float">
            <text:p>7.7136292</text:p>
          </table:table-cell>
          <table:table-cell table:formula="of:=[.C410]+[.A411]" office:value-type="float" office:value="15.313252581" calcext:value-type="float">
            <text:p>15.313252581</text:p>
          </table:table-cell>
        </table:table-row>
        <table:table-row table:style-name="ro1">
          <table:table-cell office:value-type="float" office:value="0.032364387" calcext:value-type="float">
            <text:p>0.032364387</text:p>
          </table:table-cell>
          <table:table-cell office:value-type="float" office:value="7.7245398" calcext:value-type="float">
            <text:p>7.7245398</text:p>
          </table:table-cell>
          <table:table-cell table:formula="of:=[.C411]+[.A412]" office:value-type="float" office:value="15.345616968" calcext:value-type="float">
            <text:p>15.345616968</text:p>
          </table:table-cell>
        </table:table-row>
        <table:table-row table:style-name="ro1">
          <table:table-cell office:value-type="float" office:value="0.032059204" calcext:value-type="float">
            <text:p>0.032059204</text:p>
          </table:table-cell>
          <table:table-cell office:value-type="float" office:value="7.798073" calcext:value-type="float">
            <text:p>7.798073</text:p>
          </table:table-cell>
          <table:table-cell table:formula="of:=[.C412]+[.A413]" office:value-type="float" office:value="15.377676172" calcext:value-type="float">
            <text:p>15.377676172</text:p>
          </table:table-cell>
        </table:table-row>
        <table:table-row table:style-name="ro1">
          <table:table-cell office:value-type="float" office:value="0.032501716" calcext:value-type="float">
            <text:p>0.032501716</text:p>
          </table:table-cell>
          <table:table-cell office:value-type="float" office:value="7.691901" calcext:value-type="float">
            <text:p>7.691901</text:p>
          </table:table-cell>
          <table:table-cell table:formula="of:=[.C413]+[.A414]" office:value-type="float" office:value="15.410177888" calcext:value-type="float">
            <text:p>15.410177888</text:p>
          </table:table-cell>
        </table:table-row>
        <table:table-row table:style-name="ro1">
          <table:table-cell office:value-type="float" office:value="0.032669567" calcext:value-type="float">
            <text:p>0.032669567</text:p>
          </table:table-cell>
          <table:table-cell office:value-type="float" office:value="7.652382" calcext:value-type="float">
            <text:p>7.652382</text:p>
          </table:table-cell>
          <table:table-cell table:formula="of:=[.C414]+[.A415]" office:value-type="float" office:value="15.442847455" calcext:value-type="float">
            <text:p>15.442847455</text:p>
          </table:table-cell>
        </table:table-row>
        <table:table-row table:style-name="ro1">
          <table:table-cell office:value-type="float" office:value="0.03262379" calcext:value-type="float">
            <text:p>0.03262379</text:p>
          </table:table-cell>
          <table:table-cell office:value-type="float" office:value="7.6631193" calcext:value-type="float">
            <text:p>7.6631193</text:p>
          </table:table-cell>
          <table:table-cell table:formula="of:=[.C415]+[.A416]" office:value-type="float" office:value="15.475471245" calcext:value-type="float">
            <text:p>15.475471245</text:p>
          </table:table-cell>
        </table:table-row>
        <table:table-row table:style-name="ro1">
          <table:table-cell office:value-type="float" office:value="0.03225757" calcext:value-type="float">
            <text:p>0.03225757</text:p>
          </table:table-cell>
          <table:table-cell office:value-type="float" office:value="7.7501183" calcext:value-type="float">
            <text:p>7.7501183</text:p>
          </table:table-cell>
          <table:table-cell table:formula="of:=[.C416]+[.A417]" office:value-type="float" office:value="15.507728815" calcext:value-type="float">
            <text:p>15.507728815</text:p>
          </table:table-cell>
        </table:table-row>
        <table:table-row table:style-name="ro1">
          <table:table-cell office:value-type="float" office:value="0.032715343" calcext:value-type="float">
            <text:p>0.032715343</text:p>
          </table:table-cell>
          <table:table-cell office:value-type="float" office:value="7.6416745" calcext:value-type="float">
            <text:p>7.6416745</text:p>
          </table:table-cell>
          <table:table-cell table:formula="of:=[.C417]+[.A418]" office:value-type="float" office:value="15.540444158" calcext:value-type="float">
            <text:p>15.540444158</text:p>
          </table:table-cell>
        </table:table-row>
        <table:table-row table:style-name="ro1">
          <table:table-cell office:value-type="float" office:value="0.032822154" calcext:value-type="float">
            <text:p>0.032822154</text:p>
          </table:table-cell>
          <table:table-cell office:value-type="float" office:value="7.6168065" calcext:value-type="float">
            <text:p>7.6168065</text:p>
          </table:table-cell>
          <table:table-cell table:formula="of:=[.C418]+[.A419]" office:value-type="float" office:value="15.573266312" calcext:value-type="float">
            <text:p>15.573266312</text:p>
          </table:table-cell>
        </table:table-row>
        <table:table-row table:style-name="ro1">
          <table:table-cell office:value-type="float" office:value="0.032715343" calcext:value-type="float">
            <text:p>0.032715343</text:p>
          </table:table-cell>
          <table:table-cell office:value-type="float" office:value="7.6416745" calcext:value-type="float">
            <text:p>7.6416745</text:p>
          </table:table-cell>
          <table:table-cell table:formula="of:=[.C419]+[.A420]" office:value-type="float" office:value="15.605981655" calcext:value-type="float">
            <text:p>15.605981655</text:p>
          </table:table-cell>
        </table:table-row>
        <table:table-row table:style-name="ro1">
          <table:table-cell office:value-type="float" office:value="0.032333866" calcext:value-type="float">
            <text:p>0.032333866</text:p>
          </table:table-cell>
          <table:table-cell office:value-type="float" office:value="7.7318316" calcext:value-type="float">
            <text:p>7.7318316</text:p>
          </table:table-cell>
          <table:table-cell table:formula="of:=[.C420]+[.A421]" office:value-type="float" office:value="15.638315521" calcext:value-type="float">
            <text:p>15.638315521</text:p>
          </table:table-cell>
        </table:table-row>
        <table:table-row table:style-name="ro1">
          <table:table-cell office:value-type="float" office:value="0.03276112" calcext:value-type="float">
            <text:p>0.03276112</text:p>
          </table:table-cell>
          <table:table-cell office:value-type="float" office:value="7.6309967" calcext:value-type="float">
            <text:p>7.6309967</text:p>
          </table:table-cell>
          <table:table-cell table:formula="of:=[.C421]+[.A422]" office:value-type="float" office:value="15.671076641" calcext:value-type="float">
            <text:p>15.671076641</text:p>
          </table:table-cell>
        </table:table-row>
        <table:table-row table:style-name="ro1">
          <table:table-cell office:value-type="float" office:value="0.032776378" calcext:value-type="float">
            <text:p>0.032776378</text:p>
          </table:table-cell>
          <table:table-cell office:value-type="float" office:value="7.6274443" calcext:value-type="float">
            <text:p>7.6274443</text:p>
          </table:table-cell>
          <table:table-cell table:formula="of:=[.C422]+[.A423]" office:value-type="float" office:value="15.703853019" calcext:value-type="float">
            <text:p>15.703853019</text:p>
          </table:table-cell>
        </table:table-row>
        <table:table-row table:style-name="ro1">
          <table:table-cell office:value-type="float" office:value="0.032593273" calcext:value-type="float">
            <text:p>0.032593273</text:p>
          </table:table-cell>
          <table:table-cell office:value-type="float" office:value="7.6702943" calcext:value-type="float">
            <text:p>7.6702943</text:p>
          </table:table-cell>
          <table:table-cell table:formula="of:=[.C423]+[.A424]" office:value-type="float" office:value="15.736446292" calcext:value-type="float">
            <text:p>15.736446292</text:p>
          </table:table-cell>
        </table:table-row>
        <table:table-row table:style-name="ro1">
          <table:table-cell office:value-type="float" office:value="0.032211795" calcext:value-type="float">
            <text:p>0.032211795</text:p>
          </table:table-cell>
          <table:table-cell office:value-type="float" office:value="7.7611322" calcext:value-type="float">
            <text:p>7.7611322</text:p>
          </table:table-cell>
          <table:table-cell table:formula="of:=[.C424]+[.A425]" office:value-type="float" office:value="15.768658087" calcext:value-type="float">
            <text:p>15.768658087</text:p>
          </table:table-cell>
        </table:table-row>
        <table:table-row table:style-name="ro1">
          <table:table-cell office:value-type="float" office:value="0.032532234" calcext:value-type="float">
            <text:p>0.032532234</text:p>
          </table:table-cell>
          <table:table-cell office:value-type="float" office:value="7.6846857" calcext:value-type="float">
            <text:p>7.6846857</text:p>
          </table:table-cell>
          <table:table-cell table:formula="of:=[.C425]+[.A426]" office:value-type="float" office:value="15.801190321" calcext:value-type="float">
            <text:p>15.801190321</text:p>
          </table:table-cell>
        </table:table-row>
        <table:table-row table:style-name="ro1">
          <table:table-cell office:value-type="float" office:value="0.032516975" calcext:value-type="float">
            <text:p>0.032516975</text:p>
          </table:table-cell>
          <table:table-cell office:value-type="float" office:value="7.6882915" calcext:value-type="float">
            <text:p>7.6882915</text:p>
          </table:table-cell>
          <table:table-cell table:formula="of:=[.C426]+[.A427]" office:value-type="float" office:value="15.833707296" calcext:value-type="float">
            <text:p>15.833707296</text:p>
          </table:table-cell>
        </table:table-row>
        <table:table-row table:style-name="ro1">
          <table:table-cell office:value-type="float" office:value="0.032333866" calcext:value-type="float">
            <text:p>0.032333866</text:p>
          </table:table-cell>
          <table:table-cell office:value-type="float" office:value="7.7318316" calcext:value-type="float">
            <text:p>7.7318316</text:p>
          </table:table-cell>
          <table:table-cell table:formula="of:=[.C427]+[.A428]" office:value-type="float" office:value="15.866041162" calcext:value-type="float">
            <text:p>15.866041162</text:p>
          </table:table-cell>
        </table:table-row>
        <table:table-row table:style-name="ro1">
          <table:table-cell office:value-type="float" office:value="0.03181506" calcext:value-type="float">
            <text:p>0.03181506</text:p>
          </table:table-cell>
          <table:table-cell office:value-type="float" office:value="7.857914" calcext:value-type="float">
            <text:p>7.857914</text:p>
          </table:table-cell>
          <table:table-cell table:formula="of:=[.C428]+[.A429]" office:value-type="float" office:value="15.897856222" calcext:value-type="float">
            <text:p>15.897856222</text:p>
          </table:table-cell>
        </table:table-row>
        <table:table-row table:style-name="ro1">
          <table:table-cell office:value-type="float" office:value="0.032196537" calcext:value-type="float">
            <text:p>0.032196537</text:p>
          </table:table-cell>
          <table:table-cell office:value-type="float" office:value="7.76481" calcext:value-type="float">
            <text:p>7.76481</text:p>
          </table:table-cell>
          <table:table-cell table:formula="of:=[.C429]+[.A430]" office:value-type="float" office:value="15.930052759" calcext:value-type="float">
            <text:p>15.930052759</text:p>
          </table:table-cell>
        </table:table-row>
        <table:table-row table:style-name="ro1">
          <table:table-cell office:value-type="float" office:value="0.032120243" calcext:value-type="float">
            <text:p>0.032120243</text:p>
          </table:table-cell>
          <table:table-cell office:value-type="float" office:value="7.7832537" calcext:value-type="float">
            <text:p>7.7832537</text:p>
          </table:table-cell>
          <table:table-cell table:formula="of:=[.C430]+[.A431]" office:value-type="float" office:value="15.962173002" calcext:value-type="float">
            <text:p>15.962173002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431]+[.A432]" office:value-type="float" office:value="15.994079618" calcext:value-type="float">
            <text:p>15.994079618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432]+[.A433]" office:value-type="float" office:value="16.025452168" calcext:value-type="float">
            <text:p>16.025452168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433]+[.A434]" office:value-type="float" office:value="16.057068863" calcext:value-type="float">
            <text:p>16.057068863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434]+[.A435]" office:value-type="float" office:value="16.088639778" calcext:value-type="float">
            <text:p>16.088639778</text:p>
          </table:table-cell>
        </table:table-row>
        <table:table-row table:style-name="ro1">
          <table:table-cell office:value-type="float" office:value="0.03132677" calcext:value-type="float">
            <text:p>0.03132677</text:p>
          </table:table-cell>
          <table:table-cell office:value-type="float" office:value="7.980395" calcext:value-type="float">
            <text:p>7.980395</text:p>
          </table:table-cell>
          <table:table-cell table:formula="of:=[.C435]+[.A436]" office:value-type="float" office:value="16.119966548" calcext:value-type="float">
            <text:p>16.119966548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436]+[.A437]" office:value-type="float" office:value="16.150759254" calcext:value-type="float">
            <text:p>16.150759254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437]+[.A438]" office:value-type="float" office:value="16.181735069" calcext:value-type="float">
            <text:p>16.181735069</text:p>
          </table:table-cell>
        </table:table-row>
        <table:table-row table:style-name="ro1">
          <table:table-cell office:value-type="float" office:value="0.030930037" calcext:value-type="float">
            <text:p>0.030930037</text:p>
          </table:table-cell>
          <table:table-cell office:value-type="float" office:value="8.082758" calcext:value-type="float">
            <text:p>8.082758</text:p>
          </table:table-cell>
          <table:table-cell table:formula="of:=[.C438]+[.A439]" office:value-type="float" office:value="16.212665106" calcext:value-type="float">
            <text:p>16.212665106</text:p>
          </table:table-cell>
        </table:table-row>
        <table:table-row table:style-name="ro1">
          <table:table-cell office:value-type="float" office:value="0.030701153" calcext:value-type="float">
            <text:p>0.030701153</text:p>
          </table:table-cell>
          <table:table-cell office:value-type="float" office:value="8.143017" calcext:value-type="float">
            <text:p>8.143017</text:p>
          </table:table-cell>
          <table:table-cell table:formula="of:=[.C439]+[.A440]" office:value-type="float" office:value="16.243366259" calcext:value-type="float">
            <text:p>16.243366259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440]+[.A441]" office:value-type="float" office:value="16.273533345" calcext:value-type="float">
            <text:p>16.273533345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441]+[.A442]" office:value-type="float" office:value="16.303975093" calcext:value-type="float">
            <text:p>16.303975093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442]+[.A443]" office:value-type="float" office:value="16.334371065" calcext:value-type="float">
            <text:p>16.334371065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443]+[.A444]" office:value-type="float" office:value="16.364599188" calcext:value-type="float">
            <text:p>16.364599188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444]+[.A445]" office:value-type="float" office:value="16.39436954" calcext:value-type="float">
            <text:p>16.39436954</text:p>
          </table:table-cell>
        </table:table-row>
        <table:table-row table:style-name="ro1">
          <table:table-cell office:value-type="float" office:value="0.030090792" calcext:value-type="float">
            <text:p>0.030090792</text:p>
          </table:table-cell>
          <table:table-cell office:value-type="float" office:value="8.308189" calcext:value-type="float">
            <text:p>8.308189</text:p>
          </table:table-cell>
          <table:table-cell table:formula="of:=[.C445]+[.A446]" office:value-type="float" office:value="16.424460332" calcext:value-type="float">
            <text:p>16.424460332</text:p>
          </table:table-cell>
        </table:table-row>
        <table:table-row table:style-name="ro1">
          <table:table-cell office:value-type="float" office:value="0.030045014" calcext:value-type="float">
            <text:p>0.030045014</text:p>
          </table:table-cell>
          <table:table-cell office:value-type="float" office:value="8.320848" calcext:value-type="float">
            <text:p>8.320848</text:p>
          </table:table-cell>
          <table:table-cell table:formula="of:=[.C446]+[.A447]" office:value-type="float" office:value="16.454505346" calcext:value-type="float">
            <text:p>16.454505346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447]+[.A448]" office:value-type="float" office:value="16.484443546" calcext:value-type="float">
            <text:p>16.484443546</text:p>
          </table:table-cell>
        </table:table-row>
        <table:table-row table:style-name="ro1">
          <table:table-cell office:value-type="float" office:value="0.029510949" calcext:value-type="float">
            <text:p>0.029510949</text:p>
          </table:table-cell>
          <table:table-cell office:value-type="float" office:value="8.471432" calcext:value-type="float">
            <text:p>8.471432</text:p>
          </table:table-cell>
          <table:table-cell table:formula="of:=[.C448]+[.A449]" office:value-type="float" office:value="16.513954495" calcext:value-type="float">
            <text:p>16.513954495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449]+[.A450]" office:value-type="float" office:value="16.543846919" calcext:value-type="float">
            <text:p>16.543846919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450]+[.A451]" office:value-type="float" office:value="16.573785119" calcext:value-type="float">
            <text:p>16.573785119</text:p>
          </table:table-cell>
        </table:table-row>
        <table:table-row table:style-name="ro1">
          <table:table-cell office:value-type="float" office:value="0.029816128" calcext:value-type="float">
            <text:p>0.029816128</text:p>
          </table:table-cell>
          <table:table-cell office:value-type="float" office:value="8.384724" calcext:value-type="float">
            <text:p>8.384724</text:p>
          </table:table-cell>
          <table:table-cell table:formula="of:=[.C451]+[.A452]" office:value-type="float" office:value="16.603601247" calcext:value-type="float">
            <text:p>16.603601247</text:p>
          </table:table-cell>
        </table:table-row>
        <table:table-row table:style-name="ro1">
          <table:table-cell office:value-type="float" office:value="0.02949569" calcext:value-type="float">
            <text:p>0.02949569</text:p>
          </table:table-cell>
          <table:table-cell office:value-type="float" office:value="8.475814" calcext:value-type="float">
            <text:p>8.475814</text:p>
          </table:table-cell>
          <table:table-cell table:formula="of:=[.C452]+[.A453]" office:value-type="float" office:value="16.633096937" calcext:value-type="float">
            <text:p>16.633096937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453]+[.A454]" office:value-type="float" office:value="16.66300462" calcext:value-type="float">
            <text:p>16.66300462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454]+[.A455]" office:value-type="float" office:value="16.693003858" calcext:value-type="float">
            <text:p>16.693003858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455]+[.A456]" office:value-type="float" office:value="16.722987837" calcext:value-type="float">
            <text:p>16.722987837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456]+[.A457]" office:value-type="float" office:value="16.752681893" calcext:value-type="float">
            <text:p>16.752681893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457]+[.A458]" office:value-type="float" office:value="16.782848979" calcext:value-type="float">
            <text:p>16.782848979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458]+[.A459]" office:value-type="float" office:value="16.813138137" calcext:value-type="float">
            <text:p>16.813138137</text:p>
          </table:table-cell>
        </table:table-row>
        <table:table-row table:style-name="ro1">
          <table:table-cell office:value-type="float" office:value="0.030243382" calcext:value-type="float">
            <text:p>0.030243382</text:p>
          </table:table-cell>
          <table:table-cell office:value-type="float" office:value="8.266272" calcext:value-type="float">
            <text:p>8.266272</text:p>
          </table:table-cell>
          <table:table-cell table:formula="of:=[.C459]+[.A460]" office:value-type="float" office:value="16.843381519" calcext:value-type="float">
            <text:p>16.843381519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460]+[.A461]" office:value-type="float" office:value="16.873350239" calcext:value-type="float">
            <text:p>16.873350239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461]+[.A462]" office:value-type="float" office:value="16.903776729" calcext:value-type="float">
            <text:p>16.903776729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462]+[.A463]" office:value-type="float" office:value="16.934340549" calcext:value-type="float">
            <text:p>16.934340549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463]+[.A464]" office:value-type="float" office:value="16.96488911" calcext:value-type="float">
            <text:p>16.96488911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464]+[.A465]" office:value-type="float" office:value="16.99514775" calcext:value-type="float">
            <text:p>16.99514775</text:p>
          </table:table-cell>
        </table:table-row>
        <table:table-row table:style-name="ro1">
          <table:table-cell office:value-type="float" office:value="0.03074693" calcext:value-type="float">
            <text:p>0.03074693</text:p>
          </table:table-cell>
          <table:table-cell office:value-type="float" office:value="8.130894" calcext:value-type="float">
            <text:p>8.130894</text:p>
          </table:table-cell>
          <table:table-cell table:formula="of:=[.C465]+[.A466]" office:value-type="float" office:value="17.02589468" calcext:value-type="float">
            <text:p>17.02589468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466]+[.A467]" office:value-type="float" office:value="17.056809458" calcext:value-type="float">
            <text:p>17.056809458</text:p>
          </table:table-cell>
        </table:table-row>
        <table:table-row table:style-name="ro1">
          <table:table-cell office:value-type="float" office:value="0.03088426" calcext:value-type="float">
            <text:p>0.03088426</text:p>
          </table:table-cell>
          <table:table-cell office:value-type="float" office:value="8.094738" calcext:value-type="float">
            <text:p>8.094738</text:p>
          </table:table-cell>
          <table:table-cell table:formula="of:=[.C467]+[.A468]" office:value-type="float" office:value="17.087693718" calcext:value-type="float">
            <text:p>17.087693718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468]+[.A469]" office:value-type="float" office:value="17.118257538" calcext:value-type="float">
            <text:p>17.118257538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469]+[.A470]" office:value-type="float" office:value="17.149355425" calcext:value-type="float">
            <text:p>17.149355425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470]+[.A471]" office:value-type="float" office:value="17.180575385" calcext:value-type="float">
            <text:p>17.180575385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471]+[.A472]" office:value-type="float" office:value="17.211795345" calcext:value-type="float">
            <text:p>17.211795345</text:p>
          </table:table-cell>
        </table:table-row>
        <table:table-row table:style-name="ro1">
          <table:table-cell office:value-type="float" office:value="0.030930037" calcext:value-type="float">
            <text:p>0.030930037</text:p>
          </table:table-cell>
          <table:table-cell office:value-type="float" office:value="8.082758" calcext:value-type="float">
            <text:p>8.082758</text:p>
          </table:table-cell>
          <table:table-cell table:formula="of:=[.C472]+[.A473]" office:value-type="float" office:value="17.242725382" calcext:value-type="float">
            <text:p>17.242725382</text:p>
          </table:table-cell>
        </table:table-row>
        <table:table-row table:style-name="ro1">
          <table:table-cell office:value-type="float" office:value="0.031448845" calcext:value-type="float">
            <text:p>0.031448845</text:p>
          </table:table-cell>
          <table:table-cell office:value-type="float" office:value="7.949417" calcext:value-type="float">
            <text:p>7.949417</text:p>
          </table:table-cell>
          <table:table-cell table:formula="of:=[.C473]+[.A474]" office:value-type="float" office:value="17.274174227" calcext:value-type="float">
            <text:p>17.274174227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474]+[.A475]" office:value-type="float" office:value="17.305745142" calcext:value-type="float">
            <text:p>17.305745142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475]+[.A476]" office:value-type="float" office:value="17.337300798" calcext:value-type="float">
            <text:p>17.337300798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476]+[.A477]" office:value-type="float" office:value="17.368597051" calcext:value-type="float">
            <text:p>17.368597051</text:p>
          </table:table-cell>
        </table:table-row>
        <table:table-row table:style-name="ro1">
          <table:table-cell office:value-type="float" office:value="0.03181506" calcext:value-type="float">
            <text:p>0.03181506</text:p>
          </table:table-cell>
          <table:table-cell office:value-type="float" office:value="7.857914" calcext:value-type="float">
            <text:p>7.857914</text:p>
          </table:table-cell>
          <table:table-cell table:formula="of:=[.C477]+[.A478]" office:value-type="float" office:value="17.400412111" calcext:value-type="float">
            <text:p>17.400412111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478]+[.A479]" office:value-type="float" office:value="17.432379761" calcext:value-type="float">
            <text:p>17.432379761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479]+[.A480]" office:value-type="float" office:value="17.464316895" calcext:value-type="float">
            <text:p>17.464316895</text:p>
          </table:table-cell>
        </table:table-row>
        <table:table-row table:style-name="ro1">
          <table:table-cell office:value-type="float" office:value="0.031631954" calcext:value-type="float">
            <text:p>0.031631954</text:p>
          </table:table-cell>
          <table:table-cell office:value-type="float" office:value="7.9034004" calcext:value-type="float">
            <text:p>7.9034004</text:p>
          </table:table-cell>
          <table:table-cell table:formula="of:=[.C480]+[.A481]" office:value-type="float" office:value="17.495948849" calcext:value-type="float">
            <text:p>17.495948849</text:p>
          </table:table-cell>
        </table:table-row>
        <table:table-row table:style-name="ro1">
          <table:table-cell office:value-type="float" office:value="0.03215076" calcext:value-type="float">
            <text:p>0.03215076</text:p>
          </table:table-cell>
          <table:table-cell office:value-type="float" office:value="7.775866" calcext:value-type="float">
            <text:p>7.775866</text:p>
          </table:table-cell>
          <table:table-cell table:formula="of:=[.C481]+[.A482]" office:value-type="float" office:value="17.528099609" calcext:value-type="float">
            <text:p>17.528099609</text:p>
          </table:table-cell>
        </table:table-row>
        <table:table-row table:style-name="ro1">
          <table:table-cell office:value-type="float" office:value="0.03230335" calcext:value-type="float">
            <text:p>0.03230335</text:p>
          </table:table-cell>
          <table:table-cell office:value-type="float" office:value="7.7391357" calcext:value-type="float">
            <text:p>7.7391357</text:p>
          </table:table-cell>
          <table:table-cell table:formula="of:=[.C482]+[.A483]" office:value-type="float" office:value="17.560402959" calcext:value-type="float">
            <text:p>17.560402959</text:p>
          </table:table-cell>
        </table:table-row>
        <table:table-row table:style-name="ro1">
          <table:table-cell office:value-type="float" office:value="0.03225757" calcext:value-type="float">
            <text:p>0.03225757</text:p>
          </table:table-cell>
          <table:table-cell office:value-type="float" office:value="7.7501183" calcext:value-type="float">
            <text:p>7.7501183</text:p>
          </table:table-cell>
          <table:table-cell table:formula="of:=[.C483]+[.A484]" office:value-type="float" office:value="17.592660529" calcext:value-type="float">
            <text:p>17.592660529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484]+[.A485]" office:value-type="float" office:value="17.624628179" calcext:value-type="float">
            <text:p>17.624628179</text:p>
          </table:table-cell>
        </table:table-row>
        <table:table-row table:style-name="ro1">
          <table:table-cell office:value-type="float" office:value="0.0324712" calcext:value-type="float">
            <text:p>0.0324712</text:p>
          </table:table-cell>
          <table:table-cell office:value-type="float" office:value="7.6991305" calcext:value-type="float">
            <text:p>7.6991305</text:p>
          </table:table-cell>
          <table:table-cell table:formula="of:=[.C485]+[.A486]" office:value-type="float" office:value="17.657099379" calcext:value-type="float">
            <text:p>17.657099379</text:p>
          </table:table-cell>
        </table:table-row>
        <table:table-row table:style-name="ro1">
          <table:table-cell office:value-type="float" office:value="0.032593273" calcext:value-type="float">
            <text:p>0.032593273</text:p>
          </table:table-cell>
          <table:table-cell office:value-type="float" office:value="7.6702943" calcext:value-type="float">
            <text:p>7.6702943</text:p>
          </table:table-cell>
          <table:table-cell table:formula="of:=[.C486]+[.A487]" office:value-type="float" office:value="17.689692652" calcext:value-type="float">
            <text:p>17.689692652</text:p>
          </table:table-cell>
        </table:table-row>
        <table:table-row table:style-name="ro1">
          <table:table-cell office:value-type="float" office:value="0.03256275" calcext:value-type="float">
            <text:p>0.03256275</text:p>
          </table:table-cell>
          <table:table-cell office:value-type="float" office:value="7.6774836" calcext:value-type="float">
            <text:p>7.6774836</text:p>
          </table:table-cell>
          <table:table-cell table:formula="of:=[.C487]+[.A488]" office:value-type="float" office:value="17.722255402" calcext:value-type="float">
            <text:p>17.722255402</text:p>
          </table:table-cell>
        </table:table-row>
        <table:table-row table:style-name="ro1">
          <table:table-cell office:value-type="float" office:value="0.032227054" calcext:value-type="float">
            <text:p>0.032227054</text:p>
          </table:table-cell>
          <table:table-cell office:value-type="float" office:value="7.7574573" calcext:value-type="float">
            <text:p>7.7574573</text:p>
          </table:table-cell>
          <table:table-cell table:formula="of:=[.C488]+[.A489]" office:value-type="float" office:value="17.754482456" calcext:value-type="float">
            <text:p>17.754482456</text:p>
          </table:table-cell>
        </table:table-row>
        <table:table-row table:style-name="ro1">
          <table:table-cell office:value-type="float" office:value="0.03263905" calcext:value-type="float">
            <text:p>0.03263905</text:p>
          </table:table-cell>
          <table:table-cell office:value-type="float" office:value="7.659537" calcext:value-type="float">
            <text:p>7.659537</text:p>
          </table:table-cell>
          <table:table-cell table:formula="of:=[.C489]+[.A490]" office:value-type="float" office:value="17.787121506" calcext:value-type="float">
            <text:p>17.787121506</text:p>
          </table:table-cell>
        </table:table-row>
        <table:table-row table:style-name="ro1">
          <table:table-cell office:value-type="float" office:value="0.0327306" calcext:value-type="float">
            <text:p>0.0327306</text:p>
          </table:table-cell>
          <table:table-cell office:value-type="float" office:value="7.638112" calcext:value-type="float">
            <text:p>7.638112</text:p>
          </table:table-cell>
          <table:table-cell table:formula="of:=[.C490]+[.A491]" office:value-type="float" office:value="17.819852106" calcext:value-type="float">
            <text:p>17.819852106</text:p>
          </table:table-cell>
        </table:table-row>
        <table:table-row table:style-name="ro1">
          <table:table-cell office:value-type="float" office:value="0.03262379" calcext:value-type="float">
            <text:p>0.03262379</text:p>
          </table:table-cell>
          <table:table-cell office:value-type="float" office:value="7.6631193" calcext:value-type="float">
            <text:p>7.6631193</text:p>
          </table:table-cell>
          <table:table-cell table:formula="of:=[.C491]+[.A492]" office:value-type="float" office:value="17.852475896" calcext:value-type="float">
            <text:p>17.852475896</text:p>
          </table:table-cell>
        </table:table-row>
        <table:table-row table:style-name="ro1">
          <table:table-cell office:value-type="float" office:value="0.032211795" calcext:value-type="float">
            <text:p>0.032211795</text:p>
          </table:table-cell>
          <table:table-cell office:value-type="float" office:value="7.7611322" calcext:value-type="float">
            <text:p>7.7611322</text:p>
          </table:table-cell>
          <table:table-cell table:formula="of:=[.C492]+[.A493]" office:value-type="float" office:value="17.884687691" calcext:value-type="float">
            <text:p>17.884687691</text:p>
          </table:table-cell>
        </table:table-row>
        <table:table-row table:style-name="ro1">
          <table:table-cell office:value-type="float" office:value="0.03263905" calcext:value-type="float">
            <text:p>0.03263905</text:p>
          </table:table-cell>
          <table:table-cell office:value-type="float" office:value="7.659537" calcext:value-type="float">
            <text:p>7.659537</text:p>
          </table:table-cell>
          <table:table-cell table:formula="of:=[.C493]+[.A494]" office:value-type="float" office:value="17.917326741" calcext:value-type="float">
            <text:p>17.917326741</text:p>
          </table:table-cell>
        </table:table-row>
        <table:table-row table:style-name="ro1">
          <table:table-cell office:value-type="float" office:value="0.03262379" calcext:value-type="float">
            <text:p>0.03262379</text:p>
          </table:table-cell>
          <table:table-cell office:value-type="float" office:value="7.6631193" calcext:value-type="float">
            <text:p>7.6631193</text:p>
          </table:table-cell>
          <table:table-cell table:formula="of:=[.C494]+[.A495]" office:value-type="float" office:value="17.949950531" calcext:value-type="float">
            <text:p>17.949950531</text:p>
          </table:table-cell>
        </table:table-row>
        <table:table-row table:style-name="ro1">
          <table:table-cell office:value-type="float" office:value="0.032410163" calcext:value-type="float">
            <text:p>0.032410163</text:p>
          </table:table-cell>
          <table:table-cell office:value-type="float" office:value="7.7136292" calcext:value-type="float">
            <text:p>7.7136292</text:p>
          </table:table-cell>
          <table:table-cell table:formula="of:=[.C495]+[.A496]" office:value-type="float" office:value="17.982360694" calcext:value-type="float">
            <text:p>17.982360694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496]+[.A497]" office:value-type="float" office:value="18.014313086" calcext:value-type="float">
            <text:p>18.014313086</text:p>
          </table:table-cell>
        </table:table-row>
        <table:table-row table:style-name="ro1">
          <table:table-cell office:value-type="float" office:value="0.03227283" calcext:value-type="float">
            <text:p>0.03227283</text:p>
          </table:table-cell>
          <table:table-cell office:value-type="float" office:value="7.7464542" calcext:value-type="float">
            <text:p>7.7464542</text:p>
          </table:table-cell>
          <table:table-cell table:formula="of:=[.C497]+[.A498]" office:value-type="float" office:value="18.046585916" calcext:value-type="float">
            <text:p>18.046585916</text:p>
          </table:table-cell>
        </table:table-row>
        <table:table-row table:style-name="ro1">
          <table:table-cell office:value-type="float" office:value="0.032227054" calcext:value-type="float">
            <text:p>0.032227054</text:p>
          </table:table-cell>
          <table:table-cell office:value-type="float" office:value="7.7574573" calcext:value-type="float">
            <text:p>7.7574573</text:p>
          </table:table-cell>
          <table:table-cell table:formula="of:=[.C498]+[.A499]" office:value-type="float" office:value="18.07881297" calcext:value-type="float">
            <text:p>18.07881297</text:p>
          </table:table-cell>
        </table:table-row>
        <table:table-row table:style-name="ro1">
          <table:table-cell office:value-type="float" office:value="0.03208972" calcext:value-type="float">
            <text:p>0.03208972</text:p>
          </table:table-cell>
          <table:table-cell office:value-type="float" office:value="7.790657" calcext:value-type="float">
            <text:p>7.790657</text:p>
          </table:table-cell>
          <table:table-cell table:formula="of:=[.C499]+[.A500]" office:value-type="float" office:value="18.11090269" calcext:value-type="float">
            <text:p>18.11090269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500]+[.A501]" office:value-type="float" office:value="18.142519385" calcext:value-type="float">
            <text:p>18.142519385</text:p>
          </table:table-cell>
        </table:table-row>
        <table:table-row table:style-name="ro1">
          <table:table-cell office:value-type="float" office:value="0.03198291" calcext:value-type="float">
            <text:p>0.03198291</text:p>
          </table:table-cell>
          <table:table-cell office:value-type="float" office:value="7.8166747" calcext:value-type="float">
            <text:p>7.8166747</text:p>
          </table:table-cell>
          <table:table-cell table:formula="of:=[.C501]+[.A502]" office:value-type="float" office:value="18.174502295" calcext:value-type="float">
            <text:p>18.174502295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502]+[.A503]" office:value-type="float" office:value="18.206454687" calcext:value-type="float">
            <text:p>18.206454687</text:p>
          </table:table-cell>
        </table:table-row>
        <table:table-row table:style-name="ro1">
          <table:table-cell office:value-type="float" office:value="0.031784542" calcext:value-type="float">
            <text:p>0.031784542</text:p>
          </table:table-cell>
          <table:table-cell office:value-type="float" office:value="7.8654585" calcext:value-type="float">
            <text:p>7.8654585</text:p>
          </table:table-cell>
          <table:table-cell table:formula="of:=[.C503]+[.A504]" office:value-type="float" office:value="18.238239229" calcext:value-type="float">
            <text:p>18.238239229</text:p>
          </table:table-cell>
        </table:table-row>
        <table:table-row table:style-name="ro1">
          <table:table-cell office:value-type="float" office:value="0.03134203" calcext:value-type="float">
            <text:p>0.03134203</text:p>
          </table:table-cell>
          <table:table-cell office:value-type="float" office:value="7.9765096" calcext:value-type="float">
            <text:p>7.9765096</text:p>
          </table:table-cell>
          <table:table-cell table:formula="of:=[.C504]+[.A505]" office:value-type="float" office:value="18.269581259" calcext:value-type="float">
            <text:p>18.269581259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505]+[.A506]" office:value-type="float" office:value="18.301258989" calcext:value-type="float">
            <text:p>18.301258989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506]+[.A507]" office:value-type="float" office:value="18.332982496" calcext:value-type="float">
            <text:p>18.332982496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507]+[.A508]" office:value-type="float" office:value="18.364538152" calcext:value-type="float">
            <text:p>18.364538152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508]+[.A509]" office:value-type="float" office:value="18.395636039" calcext:value-type="float">
            <text:p>18.395636039</text:p>
          </table:table-cell>
        </table:table-row>
        <table:table-row table:style-name="ro1">
          <table:table-cell office:value-type="float" office:value="0.031418327" calcext:value-type="float">
            <text:p>0.031418327</text:p>
          </table:table-cell>
          <table:table-cell office:value-type="float" office:value="7.957139" calcext:value-type="float">
            <text:p>7.957139</text:p>
          </table:table-cell>
          <table:table-cell table:formula="of:=[.C509]+[.A510]" office:value-type="float" office:value="18.427054366" calcext:value-type="float">
            <text:p>18.427054366</text:p>
          </table:table-cell>
        </table:table-row>
        <table:table-row table:style-name="ro1">
          <table:table-cell office:value-type="float" office:value="0.03138781" calcext:value-type="float">
            <text:p>0.03138781</text:p>
          </table:table-cell>
          <table:table-cell office:value-type="float" office:value="7.964875" calcext:value-type="float">
            <text:p>7.964875</text:p>
          </table:table-cell>
          <table:table-cell table:formula="of:=[.C510]+[.A511]" office:value-type="float" office:value="18.458442176" calcext:value-type="float">
            <text:p>18.458442176</text:p>
          </table:table-cell>
        </table:table-row>
        <table:table-row table:style-name="ro1">
          <table:table-cell office:value-type="float" office:value="0.031174181" calcext:value-type="float">
            <text:p>0.031174181</text:p>
          </table:table-cell>
          <table:table-cell office:value-type="float" office:value="8.019457" calcext:value-type="float">
            <text:p>8.019457</text:p>
          </table:table-cell>
          <table:table-cell table:formula="of:=[.C511]+[.A512]" office:value-type="float" office:value="18.489616357" calcext:value-type="float">
            <text:p>18.489616357</text:p>
          </table:table-cell>
        </table:table-row>
        <table:table-row table:style-name="ro1">
          <table:table-cell office:value-type="float" office:value="0.030701153" calcext:value-type="float">
            <text:p>0.030701153</text:p>
          </table:table-cell>
          <table:table-cell office:value-type="float" office:value="8.143017" calcext:value-type="float">
            <text:p>8.143017</text:p>
          </table:table-cell>
          <table:table-cell table:formula="of:=[.C512]+[.A513]" office:value-type="float" office:value="18.52031751" calcext:value-type="float">
            <text:p>18.52031751</text:p>
          </table:table-cell>
        </table:table-row>
        <table:table-row table:style-name="ro1">
          <table:table-cell office:value-type="float" office:value="0.031021591" calcext:value-type="float">
            <text:p>0.031021591</text:p>
          </table:table-cell>
          <table:table-cell office:value-type="float" office:value="8.058904" calcext:value-type="float">
            <text:p>8.058904</text:p>
          </table:table-cell>
          <table:table-cell table:formula="of:=[.C513]+[.A514]" office:value-type="float" office:value="18.551339101" calcext:value-type="float">
            <text:p>18.551339101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514]+[.A515]" office:value-type="float" office:value="18.582345433" calcext:value-type="float">
            <text:p>18.582345433</text:p>
          </table:table-cell>
        </table:table-row>
        <table:table-row table:style-name="ro1">
          <table:table-cell office:value-type="float" office:value="0.030853743" calcext:value-type="float">
            <text:p>0.030853743</text:p>
          </table:table-cell>
          <table:table-cell office:value-type="float" office:value="8.102744" calcext:value-type="float">
            <text:p>8.102744</text:p>
          </table:table-cell>
          <table:table-cell table:formula="of:=[.C515]+[.A516]" office:value-type="float" office:value="18.613199176" calcext:value-type="float">
            <text:p>18.613199176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516]+[.A517]" office:value-type="float" office:value="18.643640924" calcext:value-type="float">
            <text:p>18.643640924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517]+[.A518]" office:value-type="float" office:value="18.674479408" calcext:value-type="float">
            <text:p>18.674479408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518]+[.A519]" office:value-type="float" office:value="18.705317892" calcext:value-type="float">
            <text:p>18.705317892</text:p>
          </table:table-cell>
        </table:table-row>
        <table:table-row table:style-name="ro1">
          <table:table-cell office:value-type="float" office:value="0.030685892" calcext:value-type="float">
            <text:p>0.030685892</text:p>
          </table:table-cell>
          <table:table-cell office:value-type="float" office:value="8.147066" calcext:value-type="float">
            <text:p>8.147066</text:p>
          </table:table-cell>
          <table:table-cell table:formula="of:=[.C519]+[.A520]" office:value-type="float" office:value="18.736003784" calcext:value-type="float">
            <text:p>18.736003784</text:p>
          </table:table-cell>
        </table:table-row>
        <table:table-row table:style-name="ro1">
          <table:table-cell office:value-type="float" office:value="0.0302739" calcext:value-type="float">
            <text:p>0.0302739</text:p>
          </table:table-cell>
          <table:table-cell office:value-type="float" office:value="8.257938" calcext:value-type="float">
            <text:p>8.257938</text:p>
          </table:table-cell>
          <table:table-cell table:formula="of:=[.C520]+[.A521]" office:value-type="float" office:value="18.766277684" calcext:value-type="float">
            <text:p>18.766277684</text:p>
          </table:table-cell>
        </table:table-row>
        <table:table-row table:style-name="ro1">
          <table:table-cell office:value-type="float" office:value="0.03059434" calcext:value-type="float">
            <text:p>0.03059434</text:p>
          </table:table-cell>
          <table:table-cell office:value-type="float" office:value="8.171447" calcext:value-type="float">
            <text:p>8.171447</text:p>
          </table:table-cell>
          <table:table-cell table:formula="of:=[.C521]+[.A522]" office:value-type="float" office:value="18.796872024" calcext:value-type="float">
            <text:p>18.796872024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522]+[.A523]" office:value-type="float" office:value="18.827496881" calcext:value-type="float">
            <text:p>18.827496881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523]+[.A524]" office:value-type="float" office:value="18.857969148" calcext:value-type="float">
            <text:p>18.857969148</text:p>
          </table:table-cell>
        </table:table-row>
        <table:table-row table:style-name="ro1">
          <table:table-cell office:value-type="float" office:value="0.030060273" calcext:value-type="float">
            <text:p>0.030060273</text:p>
          </table:table-cell>
          <table:table-cell office:value-type="float" office:value="8.316625" calcext:value-type="float">
            <text:p>8.316625</text:p>
          </table:table-cell>
          <table:table-cell table:formula="of:=[.C524]+[.A525]" office:value-type="float" office:value="18.888029421" calcext:value-type="float">
            <text:p>18.888029421</text:p>
          </table:table-cell>
        </table:table-row>
        <table:table-row table:style-name="ro1">
          <table:table-cell office:value-type="float" office:value="0.030457009" calcext:value-type="float">
            <text:p>0.030457009</text:p>
          </table:table-cell>
          <table:table-cell office:value-type="float" office:value="8.208291" calcext:value-type="float">
            <text:p>8.208291</text:p>
          </table:table-cell>
          <table:table-cell table:formula="of:=[.C525]+[.A526]" office:value-type="float" office:value="18.91848643" calcext:value-type="float">
            <text:p>18.91848643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526]+[.A527]" office:value-type="float" office:value="18.948958697" calcext:value-type="float">
            <text:p>18.948958697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527]+[.A528]" office:value-type="float" office:value="18.979324151" calcext:value-type="float">
            <text:p>18.979324151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528]+[.A529]" office:value-type="float" office:value="19.00930813" calcext:value-type="float">
            <text:p>19.00930813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529]+[.A530]" office:value-type="float" office:value="19.039627806" calcext:value-type="float">
            <text:p>19.039627806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530]+[.A531]" office:value-type="float" office:value="19.069978001" calcext:value-type="float">
            <text:p>19.069978001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531]+[.A532]" office:value-type="float" office:value="19.100160346" calcext:value-type="float">
            <text:p>19.100160346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532]+[.A533]" office:value-type="float" office:value="19.129930698" calcext:value-type="float">
            <text:p>19.129930698</text:p>
          </table:table-cell>
        </table:table-row>
        <table:table-row table:style-name="ro1">
          <table:table-cell office:value-type="float" office:value="0.030090792" calcext:value-type="float">
            <text:p>0.030090792</text:p>
          </table:table-cell>
          <table:table-cell office:value-type="float" office:value="8.308189" calcext:value-type="float">
            <text:p>8.308189</text:p>
          </table:table-cell>
          <table:table-cell table:formula="of:=[.C533]+[.A534]" office:value-type="float" office:value="19.16002149" calcext:value-type="float">
            <text:p>19.16002149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534]+[.A535]" office:value-type="float" office:value="19.1901428" calcext:value-type="float">
            <text:p>19.1901428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535]+[.A536]" office:value-type="float" office:value="19.22011152" calcext:value-type="float">
            <text:p>19.22011152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536]+[.A537]" office:value-type="float" office:value="19.249683504" calcext:value-type="float">
            <text:p>19.249683504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537]+[.A538]" office:value-type="float" office:value="19.279621704" calcext:value-type="float">
            <text:p>19.279621704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538]+[.A539]" office:value-type="float" office:value="19.309620942" calcext:value-type="float">
            <text:p>19.309620942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539]+[.A540]" office:value-type="float" office:value="19.339498107" calcext:value-type="float">
            <text:p>19.339498107</text:p>
          </table:table-cell>
        </table:table-row>
        <table:table-row table:style-name="ro1">
          <table:table-cell office:value-type="float" office:value="0.029510949" calcext:value-type="float">
            <text:p>0.029510949</text:p>
          </table:table-cell>
          <table:table-cell office:value-type="float" office:value="8.471432" calcext:value-type="float">
            <text:p>8.471432</text:p>
          </table:table-cell>
          <table:table-cell table:formula="of:=[.C540]+[.A541]" office:value-type="float" office:value="19.369009056" calcext:value-type="float">
            <text:p>19.369009056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541]+[.A542]" office:value-type="float" office:value="19.398886221" calcext:value-type="float">
            <text:p>19.398886221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542]+[.A543]" office:value-type="float" office:value="19.428809163" calcext:value-type="float">
            <text:p>19.428809163</text:p>
          </table:table-cell>
        </table:table-row>
        <table:table-row table:style-name="ro1">
          <table:table-cell office:value-type="float" office:value="0.029816128" calcext:value-type="float">
            <text:p>0.029816128</text:p>
          </table:table-cell>
          <table:table-cell office:value-type="float" office:value="8.384724" calcext:value-type="float">
            <text:p>8.384724</text:p>
          </table:table-cell>
          <table:table-cell table:formula="of:=[.C543]+[.A544]" office:value-type="float" office:value="19.458625291" calcext:value-type="float">
            <text:p>19.458625291</text:p>
          </table:table-cell>
        </table:table-row>
        <table:table-row table:style-name="ro1">
          <table:table-cell office:value-type="float" office:value="0.029449912" calcext:value-type="float">
            <text:p>0.029449912</text:p>
          </table:table-cell>
          <table:table-cell office:value-type="float" office:value="8.48899" calcext:value-type="float">
            <text:p>8.48899</text:p>
          </table:table-cell>
          <table:table-cell table:formula="of:=[.C544]+[.A545]" office:value-type="float" office:value="19.488075203" calcext:value-type="float">
            <text:p>19.488075203</text:p>
          </table:table-cell>
        </table:table-row>
        <table:table-row table:style-name="ro1">
          <table:table-cell office:value-type="float" office:value="0.029846648" calcext:value-type="float">
            <text:p>0.029846648</text:p>
          </table:table-cell>
          <table:table-cell office:value-type="float" office:value="8.37615" calcext:value-type="float">
            <text:p>8.37615</text:p>
          </table:table-cell>
          <table:table-cell table:formula="of:=[.C545]+[.A546]" office:value-type="float" office:value="19.517921851" calcext:value-type="float">
            <text:p>19.517921851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546]+[.A547]" office:value-type="float" office:value="19.547799016" calcext:value-type="float">
            <text:p>19.547799016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547]+[.A548]" office:value-type="float" office:value="19.577599886" calcext:value-type="float">
            <text:p>19.577599886</text:p>
          </table:table-cell>
        </table:table-row>
        <table:table-row table:style-name="ro1">
          <table:table-cell office:value-type="float" office:value="0.029404135" calcext:value-type="float">
            <text:p>0.029404135</text:p>
          </table:table-cell>
          <table:table-cell office:value-type="float" office:value="8.502205" calcext:value-type="float">
            <text:p>8.502205</text:p>
          </table:table-cell>
          <table:table-cell table:formula="of:=[.C548]+[.A549]" office:value-type="float" office:value="19.607004021" calcext:value-type="float">
            <text:p>19.607004021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549]+[.A550]" office:value-type="float" office:value="19.636804891" calcext:value-type="float">
            <text:p>19.636804891</text:p>
          </table:table-cell>
        </table:table-row>
        <table:table-row table:style-name="ro1">
          <table:table-cell office:value-type="float" office:value="0.029861907" calcext:value-type="float">
            <text:p>0.029861907</text:p>
          </table:table-cell>
          <table:table-cell office:value-type="float" office:value="8.37187" calcext:value-type="float">
            <text:p>8.37187</text:p>
          </table:table-cell>
          <table:table-cell table:formula="of:=[.C550]+[.A551]" office:value-type="float" office:value="19.666666798" calcext:value-type="float">
            <text:p>19.666666798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551]+[.A552]" office:value-type="float" office:value="19.69643715" calcext:value-type="float">
            <text:p>19.69643715</text:p>
          </table:table-cell>
        </table:table-row>
        <table:table-row table:style-name="ro1">
          <table:table-cell office:value-type="float" office:value="0.029404135" calcext:value-type="float">
            <text:p>0.029404135</text:p>
          </table:table-cell>
          <table:table-cell office:value-type="float" office:value="8.502205" calcext:value-type="float">
            <text:p>8.502205</text:p>
          </table:table-cell>
          <table:table-cell table:formula="of:=[.C552]+[.A553]" office:value-type="float" office:value="19.725841285" calcext:value-type="float">
            <text:p>19.725841285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553]+[.A554]" office:value-type="float" office:value="19.755642155" calcext:value-type="float">
            <text:p>19.755642155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554]+[.A555]" office:value-type="float" office:value="19.78551932" calcext:value-type="float">
            <text:p>19.78551932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555]+[.A556]" office:value-type="float" office:value="19.81532019" calcext:value-type="float">
            <text:p>19.81532019</text:p>
          </table:table-cell>
        </table:table-row>
        <table:table-row table:style-name="ro1">
          <table:table-cell office:value-type="float" office:value="0.02946517" calcext:value-type="float">
            <text:p>0.02946517</text:p>
          </table:table-cell>
          <table:table-cell office:value-type="float" office:value="8.484593" calcext:value-type="float">
            <text:p>8.484593</text:p>
          </table:table-cell>
          <table:table-cell table:formula="of:=[.C556]+[.A557]" office:value-type="float" office:value="19.84478536" calcext:value-type="float">
            <text:p>19.84478536</text:p>
          </table:table-cell>
        </table:table-row>
        <table:table-row table:style-name="ro1">
          <table:table-cell office:value-type="float" office:value="0.029861907" calcext:value-type="float">
            <text:p>0.029861907</text:p>
          </table:table-cell>
          <table:table-cell office:value-type="float" office:value="8.37187" calcext:value-type="float">
            <text:p>8.37187</text:p>
          </table:table-cell>
          <table:table-cell table:formula="of:=[.C557]+[.A558]" office:value-type="float" office:value="19.874647267" calcext:value-type="float">
            <text:p>19.874647267</text:p>
          </table:table-cell>
        </table:table-row>
        <table:table-row table:style-name="ro1">
          <table:table-cell office:value-type="float" office:value="0.029983979" calcext:value-type="float">
            <text:p>0.029983979</text:p>
          </table:table-cell>
          <table:table-cell office:value-type="float" office:value="8.337787" calcext:value-type="float">
            <text:p>8.337787</text:p>
          </table:table-cell>
          <table:table-cell table:formula="of:=[.C558]+[.A559]" office:value-type="float" office:value="19.904631246" calcext:value-type="float">
            <text:p>19.904631246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559]+[.A560]" office:value-type="float" office:value="19.93452367" calcext:value-type="float">
            <text:p>19.93452367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560]+[.A561]" office:value-type="float" office:value="19.964095654" calcext:value-type="float">
            <text:p>19.964095654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561]+[.A562]" office:value-type="float" office:value="19.994094892" calcext:value-type="float">
            <text:p>19.994094892</text:p>
          </table:table-cell>
        </table:table-row>
        <table:table-row table:style-name="ro1">
          <table:table-cell office:value-type="float" office:value="0.030090792" calcext:value-type="float">
            <text:p>0.030090792</text:p>
          </table:table-cell>
          <table:table-cell office:value-type="float" office:value="8.308189" calcext:value-type="float">
            <text:p>8.308189</text:p>
          </table:table-cell>
          <table:table-cell table:formula="of:=[.C562]+[.A563]" office:value-type="float" office:value="20.024185684" calcext:value-type="float">
            <text:p>20.024185684</text:p>
          </table:table-cell>
        </table:table-row>
        <table:table-row table:style-name="ro1">
          <table:table-cell office:value-type="float" office:value="0.030029755" calcext:value-type="float">
            <text:p>0.030029755</text:p>
          </table:table-cell>
          <table:table-cell office:value-type="float" office:value="8.325076" calcext:value-type="float">
            <text:p>8.325076</text:p>
          </table:table-cell>
          <table:table-cell table:formula="of:=[.C563]+[.A564]" office:value-type="float" office:value="20.054215439" calcext:value-type="float">
            <text:p>20.054215439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564]+[.A565]" office:value-type="float" office:value="20.083924754" calcext:value-type="float">
            <text:p>20.083924754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565]+[.A566]" office:value-type="float" office:value="20.114061322" calcext:value-type="float">
            <text:p>20.114061322</text:p>
          </table:table-cell>
        </table:table-row>
        <table:table-row table:style-name="ro1">
          <table:table-cell office:value-type="float" office:value="0.030243382" calcext:value-type="float">
            <text:p>0.030243382</text:p>
          </table:table-cell>
          <table:table-cell office:value-type="float" office:value="8.266272" calcext:value-type="float">
            <text:p>8.266272</text:p>
          </table:table-cell>
          <table:table-cell table:formula="of:=[.C566]+[.A567]" office:value-type="float" office:value="20.144304704" calcext:value-type="float">
            <text:p>20.144304704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567]+[.A568]" office:value-type="float" office:value="20.17447179" calcext:value-type="float">
            <text:p>20.17447179</text:p>
          </table:table-cell>
        </table:table-row>
        <table:table-row table:style-name="ro1">
          <table:table-cell office:value-type="float" office:value="0.029846648" calcext:value-type="float">
            <text:p>0.029846648</text:p>
          </table:table-cell>
          <table:table-cell office:value-type="float" office:value="8.37615" calcext:value-type="float">
            <text:p>8.37615</text:p>
          </table:table-cell>
          <table:table-cell table:formula="of:=[.C568]+[.A569]" office:value-type="float" office:value="20.204318438" calcext:value-type="float">
            <text:p>20.204318438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569]+[.A570]" office:value-type="float" office:value="20.234577078" calcext:value-type="float">
            <text:p>20.234577078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570]+[.A571]" office:value-type="float" office:value="20.264927273" calcext:value-type="float">
            <text:p>20.264927273</text:p>
          </table:table-cell>
        </table:table-row>
        <table:table-row table:style-name="ro1">
          <table:table-cell office:value-type="float" office:value="0.0302739" calcext:value-type="float">
            <text:p>0.0302739</text:p>
          </table:table-cell>
          <table:table-cell office:value-type="float" office:value="8.257938" calcext:value-type="float">
            <text:p>8.257938</text:p>
          </table:table-cell>
          <table:table-cell table:formula="of:=[.C571]+[.A572]" office:value-type="float" office:value="20.295201173" calcext:value-type="float">
            <text:p>20.295201173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572]+[.A573]" office:value-type="float" office:value="20.325154633" calcext:value-type="float">
            <text:p>20.325154633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573]+[.A574]" office:value-type="float" office:value="20.355520087" calcext:value-type="float">
            <text:p>20.355520087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574]+[.A575]" office:value-type="float" office:value="20.385961835" calcext:value-type="float">
            <text:p>20.385961835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575]+[.A576]" office:value-type="float" office:value="20.416342548" calcext:value-type="float">
            <text:p>20.416342548</text:p>
          </table:table-cell>
        </table:table-row>
        <table:table-row table:style-name="ro1">
          <table:table-cell office:value-type="float" office:value="0.030045014" calcext:value-type="float">
            <text:p>0.030045014</text:p>
          </table:table-cell>
          <table:table-cell office:value-type="float" office:value="8.320848" calcext:value-type="float">
            <text:p>8.320848</text:p>
          </table:table-cell>
          <table:table-cell table:formula="of:=[.C576]+[.A577]" office:value-type="float" office:value="20.446387562" calcext:value-type="float">
            <text:p>20.446387562</text:p>
          </table:table-cell>
        </table:table-row>
        <table:table-row table:style-name="ro1">
          <table:table-cell office:value-type="float" office:value="0.030502785" calcext:value-type="float">
            <text:p>0.030502785</text:p>
          </table:table-cell>
          <table:table-cell office:value-type="float" office:value="8.195972" calcext:value-type="float">
            <text:p>8.195972</text:p>
          </table:table-cell>
          <table:table-cell table:formula="of:=[.C577]+[.A578]" office:value-type="float" office:value="20.476890347" calcext:value-type="float">
            <text:p>20.476890347</text:p>
          </table:table-cell>
        </table:table-row>
        <table:table-row table:style-name="ro1">
          <table:table-cell office:value-type="float" office:value="0.03059434" calcext:value-type="float">
            <text:p>0.03059434</text:p>
          </table:table-cell>
          <table:table-cell office:value-type="float" office:value="8.171447" calcext:value-type="float">
            <text:p>8.171447</text:p>
          </table:table-cell>
          <table:table-cell table:formula="of:=[.C578]+[.A579]" office:value-type="float" office:value="20.507484687" calcext:value-type="float">
            <text:p>20.507484687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579]+[.A580]" office:value-type="float" office:value="20.53801799" calcext:value-type="float">
            <text:p>20.53801799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580]+[.A581]" office:value-type="float" office:value="20.568215594" calcext:value-type="float">
            <text:p>20.568215594</text:p>
          </table:table-cell>
        </table:table-row>
        <table:table-row table:style-name="ro1">
          <table:table-cell office:value-type="float" office:value="0.030685892" calcext:value-type="float">
            <text:p>0.030685892</text:p>
          </table:table-cell>
          <table:table-cell office:value-type="float" office:value="8.147066" calcext:value-type="float">
            <text:p>8.147066</text:p>
          </table:table-cell>
          <table:table-cell table:formula="of:=[.C581]+[.A582]" office:value-type="float" office:value="20.598901486" calcext:value-type="float">
            <text:p>20.598901486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582]+[.A583]" office:value-type="float" office:value="20.629724711" calcext:value-type="float">
            <text:p>20.629724711</text:p>
          </table:table-cell>
        </table:table-row>
        <table:table-row table:style-name="ro1">
          <table:table-cell office:value-type="float" office:value="0.03074693" calcext:value-type="float">
            <text:p>0.03074693</text:p>
          </table:table-cell>
          <table:table-cell office:value-type="float" office:value="8.130894" calcext:value-type="float">
            <text:p>8.130894</text:p>
          </table:table-cell>
          <table:table-cell table:formula="of:=[.C583]+[.A584]" office:value-type="float" office:value="20.660471641" calcext:value-type="float">
            <text:p>20.660471641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584]+[.A585]" office:value-type="float" office:value="20.690943908" calcext:value-type="float">
            <text:p>20.690943908</text:p>
          </table:table-cell>
        </table:table-row>
        <table:table-row table:style-name="ro1">
          <table:table-cell office:value-type="float" office:value="0.030930037" calcext:value-type="float">
            <text:p>0.030930037</text:p>
          </table:table-cell>
          <table:table-cell office:value-type="float" office:value="8.082758" calcext:value-type="float">
            <text:p>8.082758</text:p>
          </table:table-cell>
          <table:table-cell table:formula="of:=[.C585]+[.A586]" office:value-type="float" office:value="20.721873945" calcext:value-type="float">
            <text:p>20.721873945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586]+[.A587]" office:value-type="float" office:value="20.752941315" calcext:value-type="float">
            <text:p>20.752941315</text:p>
          </table:table-cell>
        </table:table-row>
        <table:table-row table:style-name="ro1">
          <table:table-cell office:value-type="float" office:value="0.031021591" calcext:value-type="float">
            <text:p>0.031021591</text:p>
          </table:table-cell>
          <table:table-cell office:value-type="float" office:value="8.058904" calcext:value-type="float">
            <text:p>8.058904</text:p>
          </table:table-cell>
          <table:table-cell table:formula="of:=[.C587]+[.A588]" office:value-type="float" office:value="20.783962906" calcext:value-type="float">
            <text:p>20.783962906</text:p>
          </table:table-cell>
        </table:table-row>
        <table:table-row table:style-name="ro1">
          <table:table-cell office:value-type="float" office:value="0.03074693" calcext:value-type="float">
            <text:p>0.03074693</text:p>
          </table:table-cell>
          <table:table-cell office:value-type="float" office:value="8.130894" calcext:value-type="float">
            <text:p>8.130894</text:p>
          </table:table-cell>
          <table:table-cell table:formula="of:=[.C588]+[.A589]" office:value-type="float" office:value="20.814709836" calcext:value-type="float">
            <text:p>20.814709836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589]+[.A590]" office:value-type="float" office:value="20.845945054" calcext:value-type="float">
            <text:p>20.845945054</text:p>
          </table:table-cell>
        </table:table-row>
        <table:table-row table:style-name="ro1">
          <table:table-cell office:value-type="float" office:value="0.03138781" calcext:value-type="float">
            <text:p>0.03138781</text:p>
          </table:table-cell>
          <table:table-cell office:value-type="float" office:value="7.964875" calcext:value-type="float">
            <text:p>7.964875</text:p>
          </table:table-cell>
          <table:table-cell table:formula="of:=[.C590]+[.A591]" office:value-type="float" office:value="20.877332864" calcext:value-type="float">
            <text:p>20.877332864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591]+[.A592]" office:value-type="float" office:value="20.908705414" calcext:value-type="float">
            <text:p>20.908705414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592]+[.A593]" office:value-type="float" office:value="20.939788042" calcext:value-type="float">
            <text:p>20.939788042</text:p>
          </table:table-cell>
        </table:table-row>
        <table:table-row table:style-name="ro1">
          <table:table-cell office:value-type="float" office:value="0.031631954" calcext:value-type="float">
            <text:p>0.031631954</text:p>
          </table:table-cell>
          <table:table-cell office:value-type="float" office:value="7.9034004" calcext:value-type="float">
            <text:p>7.9034004</text:p>
          </table:table-cell>
          <table:table-cell table:formula="of:=[.C593]+[.A594]" office:value-type="float" office:value="20.971419996" calcext:value-type="float">
            <text:p>20.971419996</text:p>
          </table:table-cell>
        </table:table-row>
        <table:table-row table:style-name="ro1">
          <table:table-cell office:value-type="float" office:value="0.031738766" calcext:value-type="float">
            <text:p>0.031738766</text:p>
          </table:table-cell>
          <table:table-cell office:value-type="float" office:value="7.876803" calcext:value-type="float">
            <text:p>7.876803</text:p>
          </table:table-cell>
          <table:table-cell table:formula="of:=[.C594]+[.A595]" office:value-type="float" office:value="21.003158762" calcext:value-type="float">
            <text:p>21.003158762</text:p>
          </table:table-cell>
        </table:table-row>
        <table:table-row table:style-name="ro1">
          <table:table-cell office:value-type="float" office:value="0.031754024" calcext:value-type="float">
            <text:p>0.031754024</text:p>
          </table:table-cell>
          <table:table-cell office:value-type="float" office:value="7.873018" calcext:value-type="float">
            <text:p>7.873018</text:p>
          </table:table-cell>
          <table:table-cell table:formula="of:=[.C595]+[.A596]" office:value-type="float" office:value="21.034912786" calcext:value-type="float">
            <text:p>21.034912786</text:p>
          </table:table-cell>
        </table:table-row>
        <table:table-row table:style-name="ro1">
          <table:table-cell office:value-type="float" office:value="0.031464104" calcext:value-type="float">
            <text:p>0.031464104</text:p>
          </table:table-cell>
          <table:table-cell office:value-type="float" office:value="7.9455624" calcext:value-type="float">
            <text:p>7.9455624</text:p>
          </table:table-cell>
          <table:table-cell table:formula="of:=[.C596]+[.A597]" office:value-type="float" office:value="21.06637689" calcext:value-type="float">
            <text:p>21.06637689</text:p>
          </table:table-cell>
        </table:table-row>
        <table:table-row table:style-name="ro1">
          <table:table-cell office:value-type="float" office:value="0.03199817" calcext:value-type="float">
            <text:p>0.03199817</text:p>
          </table:table-cell>
          <table:table-cell office:value-type="float" office:value="7.8129473" calcext:value-type="float">
            <text:p>7.8129473</text:p>
          </table:table-cell>
          <table:table-cell table:formula="of:=[.C597]+[.A598]" office:value-type="float" office:value="21.09837506" calcext:value-type="float">
            <text:p>21.09837506</text:p>
          </table:table-cell>
        </table:table-row>
        <table:table-row table:style-name="ro1">
          <table:table-cell office:value-type="float" office:value="0.0321355" calcext:value-type="float">
            <text:p>0.0321355</text:p>
          </table:table-cell>
          <table:table-cell office:value-type="float" office:value="7.779558" calcext:value-type="float">
            <text:p>7.779558</text:p>
          </table:table-cell>
          <table:table-cell table:formula="of:=[.C598]+[.A599]" office:value-type="float" office:value="21.13051056" calcext:value-type="float">
            <text:p>21.13051056</text:p>
          </table:table-cell>
        </table:table-row>
        <table:table-row table:style-name="ro1">
          <table:table-cell office:value-type="float" office:value="0.03208972" calcext:value-type="float">
            <text:p>0.03208972</text:p>
          </table:table-cell>
          <table:table-cell office:value-type="float" office:value="7.790657" calcext:value-type="float">
            <text:p>7.790657</text:p>
          </table:table-cell>
          <table:table-cell table:formula="of:=[.C599]+[.A600]" office:value-type="float" office:value="21.16260028" calcext:value-type="float">
            <text:p>21.16260028</text:p>
          </table:table-cell>
        </table:table-row>
        <table:table-row table:style-name="ro1">
          <table:table-cell office:value-type="float" office:value="0.03181506" calcext:value-type="float">
            <text:p>0.03181506</text:p>
          </table:table-cell>
          <table:table-cell office:value-type="float" office:value="7.857914" calcext:value-type="float">
            <text:p>7.857914</text:p>
          </table:table-cell>
          <table:table-cell table:formula="of:=[.C600]+[.A601]" office:value-type="float" office:value="21.19441534" calcext:value-type="float">
            <text:p>21.19441534</text:p>
          </table:table-cell>
        </table:table-row>
        <table:table-row table:style-name="ro1">
          <table:table-cell office:value-type="float" office:value="0.03228809" calcext:value-type="float">
            <text:p>0.03228809</text:p>
          </table:table-cell>
          <table:table-cell office:value-type="float" office:value="7.742793" calcext:value-type="float">
            <text:p>7.742793</text:p>
          </table:table-cell>
          <table:table-cell table:formula="of:=[.C601]+[.A602]" office:value-type="float" office:value="21.22670343" calcext:value-type="float">
            <text:p>21.22670343</text:p>
          </table:table-cell>
        </table:table-row>
        <table:table-row table:style-name="ro1">
          <table:table-cell office:value-type="float" office:value="0.03244068" calcext:value-type="float">
            <text:p>0.03244068</text:p>
          </table:table-cell>
          <table:table-cell office:value-type="float" office:value="7.706373" calcext:value-type="float">
            <text:p>7.706373</text:p>
          </table:table-cell>
          <table:table-cell table:formula="of:=[.C602]+[.A603]" office:value-type="float" office:value="21.25914411" calcext:value-type="float">
            <text:p>21.25914411</text:p>
          </table:table-cell>
        </table:table-row>
        <table:table-row table:style-name="ro1">
          <table:table-cell office:value-type="float" office:value="0.032425422" calcext:value-type="float">
            <text:p>0.032425422</text:p>
          </table:table-cell>
          <table:table-cell office:value-type="float" office:value="7.7099996" calcext:value-type="float">
            <text:p>7.7099996</text:p>
          </table:table-cell>
          <table:table-cell table:formula="of:=[.C603]+[.A604]" office:value-type="float" office:value="21.291569532" calcext:value-type="float">
            <text:p>21.291569532</text:p>
          </table:table-cell>
        </table:table-row>
        <table:table-row table:style-name="ro1">
          <table:table-cell office:value-type="float" office:value="0.03208972" calcext:value-type="float">
            <text:p>0.03208972</text:p>
          </table:table-cell>
          <table:table-cell office:value-type="float" office:value="7.790657" calcext:value-type="float">
            <text:p>7.790657</text:p>
          </table:table-cell>
          <table:table-cell table:formula="of:=[.C604]+[.A605]" office:value-type="float" office:value="21.323659252" calcext:value-type="float">
            <text:p>21.323659252</text:p>
          </table:table-cell>
        </table:table-row>
        <table:table-row table:style-name="ro1">
          <table:table-cell office:value-type="float" office:value="0.032593273" calcext:value-type="float">
            <text:p>0.032593273</text:p>
          </table:table-cell>
          <table:table-cell office:value-type="float" office:value="7.6702943" calcext:value-type="float">
            <text:p>7.6702943</text:p>
          </table:table-cell>
          <table:table-cell table:formula="of:=[.C605]+[.A606]" office:value-type="float" office:value="21.356252525" calcext:value-type="float">
            <text:p>21.356252525</text:p>
          </table:table-cell>
        </table:table-row>
        <table:table-row table:style-name="ro1">
          <table:table-cell office:value-type="float" office:value="0.032654308" calcext:value-type="float">
            <text:p>0.032654308</text:p>
          </table:table-cell>
          <table:table-cell office:value-type="float" office:value="7.6559577" calcext:value-type="float">
            <text:p>7.6559577</text:p>
          </table:table-cell>
          <table:table-cell table:formula="of:=[.C606]+[.A607]" office:value-type="float" office:value="21.388906833" calcext:value-type="float">
            <text:p>21.388906833</text:p>
          </table:table-cell>
        </table:table-row>
        <table:table-row table:style-name="ro1">
          <table:table-cell office:value-type="float" office:value="0.032547493" calcext:value-type="float">
            <text:p>0.032547493</text:p>
          </table:table-cell>
          <table:table-cell office:value-type="float" office:value="7.681083" calcext:value-type="float">
            <text:p>7.681083</text:p>
          </table:table-cell>
          <table:table-cell table:formula="of:=[.C607]+[.A608]" office:value-type="float" office:value="21.421454326" calcext:value-type="float">
            <text:p>21.421454326</text:p>
          </table:table-cell>
        </table:table-row>
        <table:table-row table:style-name="ro1">
          <table:table-cell office:value-type="float" office:value="0.03208972" calcext:value-type="float">
            <text:p>0.03208972</text:p>
          </table:table-cell>
          <table:table-cell office:value-type="float" office:value="7.790657" calcext:value-type="float">
            <text:p>7.790657</text:p>
          </table:table-cell>
          <table:table-cell table:formula="of:=[.C608]+[.A609]" office:value-type="float" office:value="21.453544046" calcext:value-type="float">
            <text:p>21.453544046</text:p>
          </table:table-cell>
        </table:table-row>
        <table:table-row table:style-name="ro1">
          <table:table-cell office:value-type="float" office:value="0.032516975" calcext:value-type="float">
            <text:p>0.032516975</text:p>
          </table:table-cell>
          <table:table-cell office:value-type="float" office:value="7.6882915" calcext:value-type="float">
            <text:p>7.6882915</text:p>
          </table:table-cell>
          <table:table-cell table:formula="of:=[.C609]+[.A610]" office:value-type="float" office:value="21.486061021" calcext:value-type="float">
            <text:p>21.486061021</text:p>
          </table:table-cell>
        </table:table-row>
        <table:table-row table:style-name="ro1">
          <table:table-cell office:value-type="float" office:value="0.032516975" calcext:value-type="float">
            <text:p>0.032516975</text:p>
          </table:table-cell>
          <table:table-cell office:value-type="float" office:value="7.6882915" calcext:value-type="float">
            <text:p>7.6882915</text:p>
          </table:table-cell>
          <table:table-cell table:formula="of:=[.C610]+[.A611]" office:value-type="float" office:value="21.518577996" calcext:value-type="float">
            <text:p>21.518577996</text:p>
          </table:table-cell>
        </table:table-row>
        <table:table-row table:style-name="ro1">
          <table:table-cell office:value-type="float" office:value="0.032318607" calcext:value-type="float">
            <text:p>0.032318607</text:p>
          </table:table-cell>
          <table:table-cell office:value-type="float" office:value="7.7354817" calcext:value-type="float">
            <text:p>7.7354817</text:p>
          </table:table-cell>
          <table:table-cell table:formula="of:=[.C611]+[.A612]" office:value-type="float" office:value="21.550896603" calcext:value-type="float">
            <text:p>21.550896603</text:p>
          </table:table-cell>
        </table:table-row>
        <table:table-row table:style-name="ro1">
          <table:table-cell office:value-type="float" office:value="0.03183032" calcext:value-type="float">
            <text:p>0.03183032</text:p>
          </table:table-cell>
          <table:table-cell office:value-type="float" office:value="7.854147" calcext:value-type="float">
            <text:p>7.854147</text:p>
          </table:table-cell>
          <table:table-cell table:formula="of:=[.C612]+[.A613]" office:value-type="float" office:value="21.582726923" calcext:value-type="float">
            <text:p>21.582726923</text:p>
          </table:table-cell>
        </table:table-row>
        <table:table-row table:style-name="ro1">
          <table:table-cell office:value-type="float" office:value="0.03216602" calcext:value-type="float">
            <text:p>0.03216602</text:p>
          </table:table-cell>
          <table:table-cell office:value-type="float" office:value="7.772177" calcext:value-type="float">
            <text:p>7.772177</text:p>
          </table:table-cell>
          <table:table-cell table:formula="of:=[.C613]+[.A614]" office:value-type="float" office:value="21.614892943" calcext:value-type="float">
            <text:p>21.614892943</text:p>
          </table:table-cell>
        </table:table-row>
        <table:table-row table:style-name="ro1">
          <table:table-cell office:value-type="float" office:value="0.03208972" calcext:value-type="float">
            <text:p>0.03208972</text:p>
          </table:table-cell>
          <table:table-cell office:value-type="float" office:value="7.790657" calcext:value-type="float">
            <text:p>7.790657</text:p>
          </table:table-cell>
          <table:table-cell table:formula="of:=[.C614]+[.A615]" office:value-type="float" office:value="21.646982663" calcext:value-type="float">
            <text:p>21.646982663</text:p>
          </table:table-cell>
        </table:table-row>
        <table:table-row table:style-name="ro1">
          <table:table-cell office:value-type="float" office:value="0.03183032" calcext:value-type="float">
            <text:p>0.03183032</text:p>
          </table:table-cell>
          <table:table-cell office:value-type="float" office:value="7.854147" calcext:value-type="float">
            <text:p>7.854147</text:p>
          </table:table-cell>
          <table:table-cell table:formula="of:=[.C615]+[.A616]" office:value-type="float" office:value="21.678812983" calcext:value-type="float">
            <text:p>21.678812983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616]+[.A617]" office:value-type="float" office:value="21.710109236" calcext:value-type="float">
            <text:p>21.710109236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617]+[.A618]" office:value-type="float" office:value="21.741664892" calcext:value-type="float">
            <text:p>21.741664892</text:p>
          </table:table-cell>
        </table:table-row>
        <table:table-row table:style-name="ro1">
          <table:table-cell office:value-type="float" office:value="0.031464104" calcext:value-type="float">
            <text:p>0.031464104</text:p>
          </table:table-cell>
          <table:table-cell office:value-type="float" office:value="7.9455624" calcext:value-type="float">
            <text:p>7.9455624</text:p>
          </table:table-cell>
          <table:table-cell table:formula="of:=[.C618]+[.A619]" office:value-type="float" office:value="21.773128996" calcext:value-type="float">
            <text:p>21.773128996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619]+[.A620]" office:value-type="float" office:value="21.804348956" calcext:value-type="float">
            <text:p>21.804348956</text:p>
          </table:table-cell>
        </table:table-row>
        <table:table-row table:style-name="ro1">
          <table:table-cell office:value-type="float" office:value="0.03074693" calcext:value-type="float">
            <text:p>0.03074693</text:p>
          </table:table-cell>
          <table:table-cell office:value-type="float" office:value="8.130894" calcext:value-type="float">
            <text:p>8.130894</text:p>
          </table:table-cell>
          <table:table-cell table:formula="of:=[.C620]+[.A621]" office:value-type="float" office:value="21.835095886" calcext:value-type="float">
            <text:p>21.835095886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621]+[.A622]" office:value-type="float" office:value="21.866102218" calcext:value-type="float">
            <text:p>21.866102218</text:p>
          </table:table-cell>
        </table:table-row>
        <table:table-row table:style-name="ro1">
          <table:table-cell office:value-type="float" office:value="0.030930037" calcext:value-type="float">
            <text:p>0.030930037</text:p>
          </table:table-cell>
          <table:table-cell office:value-type="float" office:value="8.082758" calcext:value-type="float">
            <text:p>8.082758</text:p>
          </table:table-cell>
          <table:table-cell table:formula="of:=[.C622]+[.A623]" office:value-type="float" office:value="21.897032255" calcext:value-type="float">
            <text:p>21.897032255</text:p>
          </table:table-cell>
        </table:table-row>
        <table:table-row table:style-name="ro1">
          <table:table-cell office:value-type="float" office:value="0.030640116" calcext:value-type="float">
            <text:p>0.030640116</text:p>
          </table:table-cell>
          <table:table-cell office:value-type="float" office:value="8.159238" calcext:value-type="float">
            <text:p>8.159238</text:p>
          </table:table-cell>
          <table:table-cell table:formula="of:=[.C623]+[.A624]" office:value-type="float" office:value="21.927672371" calcext:value-type="float">
            <text:p>21.927672371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624]+[.A625]" office:value-type="float" office:value="21.957808939" calcext:value-type="float">
            <text:p>21.957808939</text:p>
          </table:table-cell>
        </table:table-row>
        <table:table-row table:style-name="ro1">
          <table:table-cell office:value-type="float" office:value="0.03041123" calcext:value-type="float">
            <text:p>0.03041123</text:p>
          </table:table-cell>
          <table:table-cell office:value-type="float" office:value="8.220647" calcext:value-type="float">
            <text:p>8.220647</text:p>
          </table:table-cell>
          <table:table-cell table:formula="of:=[.C625]+[.A626]" office:value-type="float" office:value="21.988220169" calcext:value-type="float">
            <text:p>21.988220169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626]+[.A627]" office:value-type="float" office:value="22.018646659" calcext:value-type="float">
            <text:p>22.018646659</text:p>
          </table:table-cell>
        </table:table-row>
        <table:table-row table:style-name="ro1">
          <table:table-cell office:value-type="float" office:value="0.030243382" calcext:value-type="float">
            <text:p>0.030243382</text:p>
          </table:table-cell>
          <table:table-cell office:value-type="float" office:value="8.266272" calcext:value-type="float">
            <text:p>8.266272</text:p>
          </table:table-cell>
          <table:table-cell table:formula="of:=[.C627]+[.A628]" office:value-type="float" office:value="22.048890041" calcext:value-type="float">
            <text:p>22.048890041</text:p>
          </table:table-cell>
        </table:table-row>
        <table:table-row table:style-name="ro1">
          <table:table-cell office:value-type="float" office:value="0.029846648" calcext:value-type="float">
            <text:p>0.029846648</text:p>
          </table:table-cell>
          <table:table-cell office:value-type="float" office:value="8.37615" calcext:value-type="float">
            <text:p>8.37615</text:p>
          </table:table-cell>
          <table:table-cell table:formula="of:=[.C628]+[.A629]" office:value-type="float" office:value="22.078736689" calcext:value-type="float">
            <text:p>22.078736689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629]+[.A630]" office:value-type="float" office:value="22.108903775" calcext:value-type="float">
            <text:p>22.108903775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630]+[.A631]" office:value-type="float" office:value="22.13908612" calcext:value-type="float">
            <text:p>22.13908612</text:p>
          </table:table-cell>
        </table:table-row>
        <table:table-row table:style-name="ro1">
          <table:table-cell office:value-type="float" office:value="0.030029755" calcext:value-type="float">
            <text:p>0.030029755</text:p>
          </table:table-cell>
          <table:table-cell office:value-type="float" office:value="8.325076" calcext:value-type="float">
            <text:p>8.325076</text:p>
          </table:table-cell>
          <table:table-cell table:formula="of:=[.C631]+[.A632]" office:value-type="float" office:value="22.169115875" calcext:value-type="float">
            <text:p>22.169115875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632]+[.A633]" office:value-type="float" office:value="22.198718378" calcext:value-type="float">
            <text:p>22.198718378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633]+[.A634]" office:value-type="float" office:value="22.228671838" calcext:value-type="float">
            <text:p>22.228671838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634]+[.A635]" office:value-type="float" office:value="22.258640558" calcext:value-type="float">
            <text:p>22.258640558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635]+[.A636]" office:value-type="float" office:value="22.288517723" calcext:value-type="float">
            <text:p>22.288517723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636]+[.A637]" office:value-type="float" office:value="22.318059189" calcext:value-type="float">
            <text:p>22.318059189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637]+[.A638]" office:value-type="float" office:value="22.347966872" calcext:value-type="float">
            <text:p>22.347966872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638]+[.A639]" office:value-type="float" office:value="22.377981368" calcext:value-type="float">
            <text:p>22.377981368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639]+[.A640]" office:value-type="float" office:value="22.407919568" calcext:value-type="float">
            <text:p>22.407919568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640]+[.A641]" office:value-type="float" office:value="22.437552589" calcext:value-type="float">
            <text:p>22.437552589</text:p>
          </table:table-cell>
        </table:table-row>
        <table:table-row table:style-name="ro1">
          <table:table-cell office:value-type="float" office:value="0.030090792" calcext:value-type="float">
            <text:p>0.030090792</text:p>
          </table:table-cell>
          <table:table-cell office:value-type="float" office:value="8.308189" calcext:value-type="float">
            <text:p>8.308189</text:p>
          </table:table-cell>
          <table:table-cell table:formula="of:=[.C641]+[.A642]" office:value-type="float" office:value="22.467643381" calcext:value-type="float">
            <text:p>22.467643381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642]+[.A643]" office:value-type="float" office:value="22.497840985" calcext:value-type="float">
            <text:p>22.497840985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643]+[.A644]" office:value-type="float" office:value="22.527962295" calcext:value-type="float">
            <text:p>22.527962295</text:p>
          </table:table-cell>
        </table:table-row>
        <table:table-row table:style-name="ro1">
          <table:table-cell office:value-type="float" office:value="0.029816128" calcext:value-type="float">
            <text:p>0.029816128</text:p>
          </table:table-cell>
          <table:table-cell office:value-type="float" office:value="8.384724" calcext:value-type="float">
            <text:p>8.384724</text:p>
          </table:table-cell>
          <table:table-cell table:formula="of:=[.C644]+[.A645]" office:value-type="float" office:value="22.557778423" calcext:value-type="float">
            <text:p>22.557778423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645]+[.A646]" office:value-type="float" office:value="22.587991287" calcext:value-type="float">
            <text:p>22.587991287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646]+[.A647]" office:value-type="float" office:value="22.618326223" calcext:value-type="float">
            <text:p>22.618326223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647]+[.A648]" office:value-type="float" office:value="22.648615381" calcext:value-type="float">
            <text:p>22.648615381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648]+[.A649]" office:value-type="float" office:value="22.678614619" calcext:value-type="float">
            <text:p>22.678614619</text:p>
          </table:table-cell>
        </table:table-row>
        <table:table-row table:style-name="ro1">
          <table:table-cell office:value-type="float" office:value="0.030457009" calcext:value-type="float">
            <text:p>0.030457009</text:p>
          </table:table-cell>
          <table:table-cell office:value-type="float" office:value="8.208291" calcext:value-type="float">
            <text:p>8.208291</text:p>
          </table:table-cell>
          <table:table-cell table:formula="of:=[.C649]+[.A650]" office:value-type="float" office:value="22.709071628" calcext:value-type="float">
            <text:p>22.709071628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650]+[.A651]" office:value-type="float" office:value="22.739620189" calcext:value-type="float">
            <text:p>22.739620189</text:p>
          </table:table-cell>
        </table:table-row>
        <table:table-row table:style-name="ro1">
          <table:table-cell office:value-type="float" office:value="0.030487526" calcext:value-type="float">
            <text:p>0.030487526</text:p>
          </table:table-cell>
          <table:table-cell office:value-type="float" office:value="8.200074" calcext:value-type="float">
            <text:p>8.200074</text:p>
          </table:table-cell>
          <table:table-cell table:formula="of:=[.C651]+[.A652]" office:value-type="float" office:value="22.770107715" calcext:value-type="float">
            <text:p>22.770107715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652]+[.A653]" office:value-type="float" office:value="22.80029006" calcext:value-type="float">
            <text:p>22.80029006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653]+[.A654]" office:value-type="float" office:value="22.830914917" calcext:value-type="float">
            <text:p>22.830914917</text:p>
          </table:table-cell>
        </table:table-row>
        <table:table-row table:style-name="ro1">
          <table:table-cell office:value-type="float" office:value="0.03073167" calcext:value-type="float">
            <text:p>0.03073167</text:p>
          </table:table-cell>
          <table:table-cell office:value-type="float" office:value="8.134931" calcext:value-type="float">
            <text:p>8.134931</text:p>
          </table:table-cell>
          <table:table-cell table:formula="of:=[.C654]+[.A655]" office:value-type="float" office:value="22.861646587" calcext:value-type="float">
            <text:p>22.861646587</text:p>
          </table:table-cell>
        </table:table-row>
        <table:table-row table:style-name="ro1">
          <table:table-cell office:value-type="float" office:value="0.030685892" calcext:value-type="float">
            <text:p>0.030685892</text:p>
          </table:table-cell>
          <table:table-cell office:value-type="float" office:value="8.147066" calcext:value-type="float">
            <text:p>8.147066</text:p>
          </table:table-cell>
          <table:table-cell table:formula="of:=[.C655]+[.A656]" office:value-type="float" office:value="22.892332479" calcext:value-type="float">
            <text:p>22.892332479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656]+[.A657]" office:value-type="float" office:value="22.922697933" calcext:value-type="float">
            <text:p>22.922697933</text:p>
          </table:table-cell>
        </table:table-row>
        <table:table-row table:style-name="ro1">
          <table:table-cell office:value-type="float" office:value="0.030853743" calcext:value-type="float">
            <text:p>0.030853743</text:p>
          </table:table-cell>
          <table:table-cell office:value-type="float" office:value="8.102744" calcext:value-type="float">
            <text:p>8.102744</text:p>
          </table:table-cell>
          <table:table-cell table:formula="of:=[.C657]+[.A658]" office:value-type="float" office:value="22.953551676" calcext:value-type="float">
            <text:p>22.953551676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658]+[.A659]" office:value-type="float" office:value="22.984512232" calcext:value-type="float">
            <text:p>22.984512232</text:p>
          </table:table-cell>
        </table:table-row>
        <table:table-row table:style-name="ro1">
          <table:table-cell office:value-type="float" office:value="0.03089952" calcext:value-type="float">
            <text:p>0.03089952</text:p>
          </table:table-cell>
          <table:table-cell office:value-type="float" office:value="8.09074" calcext:value-type="float">
            <text:p>8.09074</text:p>
          </table:table-cell>
          <table:table-cell table:formula="of:=[.C659]+[.A660]" office:value-type="float" office:value="23.015411752" calcext:value-type="float">
            <text:p>23.015411752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660]+[.A661]" office:value-type="float" office:value="23.045990832" calcext:value-type="float">
            <text:p>23.045990832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661]+[.A662]" office:value-type="float" office:value="23.077042941" calcext:value-type="float">
            <text:p>23.077042941</text:p>
          </table:table-cell>
        </table:table-row>
        <table:table-row table:style-name="ro1">
          <table:table-cell office:value-type="float" office:value="0.031158922" calcext:value-type="float">
            <text:p>0.031158922</text:p>
          </table:table-cell>
          <table:table-cell office:value-type="float" office:value="8.023384" calcext:value-type="float">
            <text:p>8.023384</text:p>
          </table:table-cell>
          <table:table-cell table:formula="of:=[.C662]+[.A663]" office:value-type="float" office:value="23.108201863" calcext:value-type="float">
            <text:p>23.108201863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663]+[.A664]" office:value-type="float" office:value="23.139284491" calcext:value-type="float">
            <text:p>23.139284491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664]+[.A665]" office:value-type="float" office:value="23.170092456" calcext:value-type="float">
            <text:p>23.170092456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665]+[.A666]" office:value-type="float" office:value="23.201388709" calcext:value-type="float">
            <text:p>23.201388709</text:p>
          </table:table-cell>
        </table:table-row>
        <table:table-row table:style-name="ro1">
          <table:table-cell office:value-type="float" office:value="0.03140307" calcext:value-type="float">
            <text:p>0.03140307</text:p>
          </table:table-cell>
          <table:table-cell office:value-type="float" office:value="7.961005" calcext:value-type="float">
            <text:p>7.961005</text:p>
          </table:table-cell>
          <table:table-cell table:formula="of:=[.C666]+[.A667]" office:value-type="float" office:value="23.232791779" calcext:value-type="float">
            <text:p>23.232791779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667]+[.A668]" office:value-type="float" office:value="23.264164329" calcext:value-type="float">
            <text:p>23.264164329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668]+[.A669]" office:value-type="float" office:value="23.295262216" calcext:value-type="float">
            <text:p>23.295262216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669]+[.A670]" office:value-type="float" office:value="23.326863649" calcext:value-type="float">
            <text:p>23.326863649</text:p>
          </table:table-cell>
        </table:table-row>
        <table:table-row table:style-name="ro1">
          <table:table-cell office:value-type="float" office:value="0.031738766" calcext:value-type="float">
            <text:p>0.031738766</text:p>
          </table:table-cell>
          <table:table-cell office:value-type="float" office:value="7.876803" calcext:value-type="float">
            <text:p>7.876803</text:p>
          </table:table-cell>
          <table:table-cell table:formula="of:=[.C670]+[.A671]" office:value-type="float" office:value="23.358602415" calcext:value-type="float">
            <text:p>23.358602415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671]+[.A672]" office:value-type="float" office:value="23.390325922" calcext:value-type="float">
            <text:p>23.390325922</text:p>
          </table:table-cell>
        </table:table-row>
        <table:table-row table:style-name="ro1">
          <table:table-cell office:value-type="float" office:value="0.031448845" calcext:value-type="float">
            <text:p>0.031448845</text:p>
          </table:table-cell>
          <table:table-cell office:value-type="float" office:value="7.949417" calcext:value-type="float">
            <text:p>7.949417</text:p>
          </table:table-cell>
          <table:table-cell table:formula="of:=[.C672]+[.A673]" office:value-type="float" office:value="23.421774767" calcext:value-type="float">
            <text:p>23.421774767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673]+[.A674]" office:value-type="float" office:value="23.453727159" calcext:value-type="float">
            <text:p>23.453727159</text:p>
          </table:table-cell>
        </table:table-row>
        <table:table-row table:style-name="ro1">
          <table:table-cell office:value-type="float" office:value="0.032104984" calcext:value-type="float">
            <text:p>0.032104984</text:p>
          </table:table-cell>
          <table:table-cell office:value-type="float" office:value="7.786953" calcext:value-type="float">
            <text:p>7.786953</text:p>
          </table:table-cell>
          <table:table-cell table:formula="of:=[.C674]+[.A675]" office:value-type="float" office:value="23.485832143" calcext:value-type="float">
            <text:p>23.485832143</text:p>
          </table:table-cell>
        </table:table-row>
        <table:table-row table:style-name="ro1">
          <table:table-cell office:value-type="float" office:value="0.032074463" calcext:value-type="float">
            <text:p>0.032074463</text:p>
          </table:table-cell>
          <table:table-cell office:value-type="float" office:value="7.794363" calcext:value-type="float">
            <text:p>7.794363</text:p>
          </table:table-cell>
          <table:table-cell table:formula="of:=[.C675]+[.A676]" office:value-type="float" office:value="23.517906606" calcext:value-type="float">
            <text:p>23.517906606</text:p>
          </table:table-cell>
        </table:table-row>
        <table:table-row table:style-name="ro1">
          <table:table-cell office:value-type="float" office:value="0.031769283" calcext:value-type="float">
            <text:p>0.031769283</text:p>
          </table:table-cell>
          <table:table-cell office:value-type="float" office:value="7.8692365" calcext:value-type="float">
            <text:p>7.8692365</text:p>
          </table:table-cell>
          <table:table-cell table:formula="of:=[.C676]+[.A677]" office:value-type="float" office:value="23.549675889" calcext:value-type="float">
            <text:p>23.549675889</text:p>
          </table:table-cell>
        </table:table-row>
        <table:table-row table:style-name="ro1">
          <table:table-cell office:value-type="float" office:value="0.03230335" calcext:value-type="float">
            <text:p>0.03230335</text:p>
          </table:table-cell>
          <table:table-cell office:value-type="float" office:value="7.7391357" calcext:value-type="float">
            <text:p>7.7391357</text:p>
          </table:table-cell>
          <table:table-cell table:formula="of:=[.C677]+[.A678]" office:value-type="float" office:value="23.581979239" calcext:value-type="float">
            <text:p>23.581979239</text:p>
          </table:table-cell>
        </table:table-row>
        <table:table-row table:style-name="ro1">
          <table:table-cell office:value-type="float" office:value="0.03244068" calcext:value-type="float">
            <text:p>0.03244068</text:p>
          </table:table-cell>
          <table:table-cell office:value-type="float" office:value="7.706373" calcext:value-type="float">
            <text:p>7.706373</text:p>
          </table:table-cell>
          <table:table-cell table:formula="of:=[.C678]+[.A679]" office:value-type="float" office:value="23.614419919" calcext:value-type="float">
            <text:p>23.614419919</text:p>
          </table:table-cell>
        </table:table-row>
        <table:table-row table:style-name="ro1">
          <table:table-cell office:value-type="float" office:value="0.032425422" calcext:value-type="float">
            <text:p>0.032425422</text:p>
          </table:table-cell>
          <table:table-cell office:value-type="float" office:value="7.7099996" calcext:value-type="float">
            <text:p>7.7099996</text:p>
          </table:table-cell>
          <table:table-cell table:formula="of:=[.C679]+[.A680]" office:value-type="float" office:value="23.646845341" calcext:value-type="float">
            <text:p>23.646845341</text:p>
          </table:table-cell>
        </table:table-row>
        <table:table-row table:style-name="ro1">
          <table:table-cell office:value-type="float" office:value="0.032059204" calcext:value-type="float">
            <text:p>0.032059204</text:p>
          </table:table-cell>
          <table:table-cell office:value-type="float" office:value="7.798073" calcext:value-type="float">
            <text:p>7.798073</text:p>
          </table:table-cell>
          <table:table-cell table:formula="of:=[.C680]+[.A681]" office:value-type="float" office:value="23.678904545" calcext:value-type="float">
            <text:p>23.678904545</text:p>
          </table:table-cell>
        </table:table-row>
        <table:table-row table:style-name="ro1">
          <table:table-cell office:value-type="float" office:value="0.03257801" calcext:value-type="float">
            <text:p>0.03257801</text:p>
          </table:table-cell>
          <table:table-cell office:value-type="float" office:value="7.6738877" calcext:value-type="float">
            <text:p>7.6738877</text:p>
          </table:table-cell>
          <table:table-cell table:formula="of:=[.C681]+[.A682]" office:value-type="float" office:value="23.711482555" calcext:value-type="float">
            <text:p>23.711482555</text:p>
          </table:table-cell>
        </table:table-row>
        <table:table-row table:style-name="ro1">
          <table:table-cell office:value-type="float" office:value="0.032684825" calcext:value-type="float">
            <text:p>0.032684825</text:p>
          </table:table-cell>
          <table:table-cell office:value-type="float" office:value="7.6488094" calcext:value-type="float">
            <text:p>7.6488094</text:p>
          </table:table-cell>
          <table:table-cell table:formula="of:=[.C682]+[.A683]" office:value-type="float" office:value="23.74416738" calcext:value-type="float">
            <text:p>23.74416738</text:p>
          </table:table-cell>
        </table:table-row>
        <table:table-row table:style-name="ro1">
          <table:table-cell office:value-type="float" office:value="0.032593273" calcext:value-type="float">
            <text:p>0.032593273</text:p>
          </table:table-cell>
          <table:table-cell office:value-type="float" office:value="7.6702943" calcext:value-type="float">
            <text:p>7.6702943</text:p>
          </table:table-cell>
          <table:table-cell table:formula="of:=[.C683]+[.A684]" office:value-type="float" office:value="23.776760653" calcext:value-type="float">
            <text:p>23.776760653</text:p>
          </table:table-cell>
        </table:table-row>
        <table:table-row table:style-name="ro1">
          <table:table-cell office:value-type="float" office:value="0.032181278" calcext:value-type="float">
            <text:p>0.032181278</text:p>
          </table:table-cell>
          <table:table-cell office:value-type="float" office:value="7.768492" calcext:value-type="float">
            <text:p>7.768492</text:p>
          </table:table-cell>
          <table:table-cell table:formula="of:=[.C684]+[.A685]" office:value-type="float" office:value="23.808941931" calcext:value-type="float">
            <text:p>23.808941931</text:p>
          </table:table-cell>
        </table:table-row>
        <table:table-row table:style-name="ro1">
          <table:table-cell office:value-type="float" office:value="0.032593273" calcext:value-type="float">
            <text:p>0.032593273</text:p>
          </table:table-cell>
          <table:table-cell office:value-type="float" office:value="7.6702943" calcext:value-type="float">
            <text:p>7.6702943</text:p>
          </table:table-cell>
          <table:table-cell table:formula="of:=[.C685]+[.A686]" office:value-type="float" office:value="23.841535204" calcext:value-type="float">
            <text:p>23.841535204</text:p>
          </table:table-cell>
        </table:table-row>
        <table:table-row table:style-name="ro1">
          <table:table-cell office:value-type="float" office:value="0.03257801" calcext:value-type="float">
            <text:p>0.03257801</text:p>
          </table:table-cell>
          <table:table-cell office:value-type="float" office:value="7.6738877" calcext:value-type="float">
            <text:p>7.6738877</text:p>
          </table:table-cell>
          <table:table-cell table:formula="of:=[.C686]+[.A687]" office:value-type="float" office:value="23.874113214" calcext:value-type="float">
            <text:p>23.874113214</text:p>
          </table:table-cell>
        </table:table-row>
        <table:table-row table:style-name="ro1">
          <table:table-cell office:value-type="float" office:value="0.03234913" calcext:value-type="float">
            <text:p>0.03234913</text:p>
          </table:table-cell>
          <table:table-cell office:value-type="float" office:value="7.7281833" calcext:value-type="float">
            <text:p>7.7281833</text:p>
          </table:table-cell>
          <table:table-cell table:formula="of:=[.C687]+[.A688]" office:value-type="float" office:value="23.906462344" calcext:value-type="float">
            <text:p>23.906462344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688]+[.A689]" office:value-type="float" office:value="23.938338444" calcext:value-type="float">
            <text:p>23.938338444</text:p>
          </table:table-cell>
        </table:table-row>
        <table:table-row table:style-name="ro1">
          <table:table-cell office:value-type="float" office:value="0.032196537" calcext:value-type="float">
            <text:p>0.032196537</text:p>
          </table:table-cell>
          <table:table-cell office:value-type="float" office:value="7.76481" calcext:value-type="float">
            <text:p>7.76481</text:p>
          </table:table-cell>
          <table:table-cell table:formula="of:=[.C689]+[.A690]" office:value-type="float" office:value="23.970534981" calcext:value-type="float">
            <text:p>23.970534981</text:p>
          </table:table-cell>
        </table:table-row>
        <table:table-row table:style-name="ro1">
          <table:table-cell office:value-type="float" office:value="0.0321355" calcext:value-type="float">
            <text:p>0.0321355</text:p>
          </table:table-cell>
          <table:table-cell office:value-type="float" office:value="7.779558" calcext:value-type="float">
            <text:p>7.779558</text:p>
          </table:table-cell>
          <table:table-cell table:formula="of:=[.C690]+[.A691]" office:value-type="float" office:value="24.002670481" calcext:value-type="float">
            <text:p>24.002670481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691]+[.A692]" office:value-type="float" office:value="24.034561838" calcext:value-type="float">
            <text:p>24.034561838</text:p>
          </table:table-cell>
        </table:table-row>
        <table:table-row table:style-name="ro1">
          <table:table-cell office:value-type="float" office:value="0.03134203" calcext:value-type="float">
            <text:p>0.03134203</text:p>
          </table:table-cell>
          <table:table-cell office:value-type="float" office:value="7.9765096" calcext:value-type="float">
            <text:p>7.9765096</text:p>
          </table:table-cell>
          <table:table-cell table:formula="of:=[.C692]+[.A693]" office:value-type="float" office:value="24.065903868" calcext:value-type="float">
            <text:p>24.065903868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693]+[.A694]" office:value-type="float" office:value="24.097474783" calcext:value-type="float">
            <text:p>24.097474783</text:p>
          </table:table-cell>
        </table:table-row>
        <table:table-row table:style-name="ro1">
          <table:table-cell office:value-type="float" office:value="0.031479362" calcext:value-type="float">
            <text:p>0.031479362</text:p>
          </table:table-cell>
          <table:table-cell office:value-type="float" office:value="7.941711" calcext:value-type="float">
            <text:p>7.941711</text:p>
          </table:table-cell>
          <table:table-cell table:formula="of:=[.C694]+[.A695]" office:value-type="float" office:value="24.128954145" calcext:value-type="float">
            <text:p>24.128954145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695]+[.A696]" office:value-type="float" office:value="24.160174105" calcext:value-type="float">
            <text:p>24.160174105</text:p>
          </table:table-cell>
        </table:table-row>
        <table:table-row table:style-name="ro1">
          <table:table-cell office:value-type="float" office:value="0.030685892" calcext:value-type="float">
            <text:p>0.030685892</text:p>
          </table:table-cell>
          <table:table-cell office:value-type="float" office:value="8.147066" calcext:value-type="float">
            <text:p>8.147066</text:p>
          </table:table-cell>
          <table:table-cell table:formula="of:=[.C696]+[.A697]" office:value-type="float" office:value="24.190859997" calcext:value-type="float">
            <text:p>24.190859997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697]+[.A698]" office:value-type="float" office:value="24.221820553" calcext:value-type="float">
            <text:p>24.221820553</text:p>
          </table:table-cell>
        </table:table-row>
        <table:table-row table:style-name="ro1">
          <table:table-cell office:value-type="float" office:value="0.03088426" calcext:value-type="float">
            <text:p>0.03088426</text:p>
          </table:table-cell>
          <table:table-cell office:value-type="float" office:value="8.094738" calcext:value-type="float">
            <text:p>8.094738</text:p>
          </table:table-cell>
          <table:table-cell table:formula="of:=[.C698]+[.A699]" office:value-type="float" office:value="24.252704813" calcext:value-type="float">
            <text:p>24.252704813</text:p>
          </table:table-cell>
        </table:table-row>
        <table:table-row table:style-name="ro1">
          <table:table-cell office:value-type="float" office:value="0.030670634" calcext:value-type="float">
            <text:p>0.030670634</text:p>
          </table:table-cell>
          <table:table-cell office:value-type="float" office:value="8.151119" calcext:value-type="float">
            <text:p>8.151119</text:p>
          </table:table-cell>
          <table:table-cell table:formula="of:=[.C699]+[.A700]" office:value-type="float" office:value="24.283375447" calcext:value-type="float">
            <text:p>24.283375447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700]+[.A701]" office:value-type="float" office:value="24.313573051" calcext:value-type="float">
            <text:p>24.313573051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701]+[.A702]" office:value-type="float" office:value="24.344091095" calcext:value-type="float">
            <text:p>24.344091095</text:p>
          </table:table-cell>
        </table:table-row>
        <table:table-row table:style-name="ro1">
          <table:table-cell office:value-type="float" office:value="0.030487526" calcext:value-type="float">
            <text:p>0.030487526</text:p>
          </table:table-cell>
          <table:table-cell office:value-type="float" office:value="8.200074" calcext:value-type="float">
            <text:p>8.200074</text:p>
          </table:table-cell>
          <table:table-cell table:formula="of:=[.C702]+[.A703]" office:value-type="float" office:value="24.374578621" calcext:value-type="float">
            <text:p>24.374578621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703]+[.A704]" office:value-type="float" office:value="24.404837261" calcext:value-type="float">
            <text:p>24.404837261</text:p>
          </table:table-cell>
        </table:table-row>
        <table:table-row table:style-name="ro1">
          <table:table-cell office:value-type="float" office:value="0.02978561" calcext:value-type="float">
            <text:p>0.02978561</text:p>
          </table:table-cell>
          <table:table-cell office:value-type="float" office:value="8.393314" calcext:value-type="float">
            <text:p>8.393314</text:p>
          </table:table-cell>
          <table:table-cell table:formula="of:=[.C704]+[.A705]" office:value-type="float" office:value="24.434622871" calcext:value-type="float">
            <text:p>24.434622871</text:p>
          </table:table-cell>
        </table:table-row>
        <table:table-row table:style-name="ro1">
          <table:table-cell office:value-type="float" office:value="0.030090792" calcext:value-type="float">
            <text:p>0.030090792</text:p>
          </table:table-cell>
          <table:table-cell office:value-type="float" office:value="8.308189" calcext:value-type="float">
            <text:p>8.308189</text:p>
          </table:table-cell>
          <table:table-cell table:formula="of:=[.C705]+[.A706]" office:value-type="float" office:value="24.464713663" calcext:value-type="float">
            <text:p>24.464713663</text:p>
          </table:table-cell>
        </table:table-row>
        <table:table-row table:style-name="ro1">
          <table:table-cell office:value-type="float" office:value="0.030060273" calcext:value-type="float">
            <text:p>0.030060273</text:p>
          </table:table-cell>
          <table:table-cell office:value-type="float" office:value="8.316625" calcext:value-type="float">
            <text:p>8.316625</text:p>
          </table:table-cell>
          <table:table-cell table:formula="of:=[.C706]+[.A707]" office:value-type="float" office:value="24.494773936" calcext:value-type="float">
            <text:p>24.494773936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707]+[.A708]" office:value-type="float" office:value="24.524712136" calcext:value-type="float">
            <text:p>24.524712136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708]+[.A709]" office:value-type="float" office:value="24.554253602" calcext:value-type="float">
            <text:p>24.554253602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709]+[.A710]" office:value-type="float" office:value="24.584207062" calcext:value-type="float">
            <text:p>24.584207062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710]+[.A711]" office:value-type="float" office:value="24.614175782" calcext:value-type="float">
            <text:p>24.614175782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711]+[.A712]" office:value-type="float" office:value="24.644113982" calcext:value-type="float">
            <text:p>24.644113982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712]+[.A713]" office:value-type="float" office:value="24.673716485" calcext:value-type="float">
            <text:p>24.673716485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713]+[.A714]" office:value-type="float" office:value="24.703730981" calcext:value-type="float">
            <text:p>24.703730981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714]+[.A715]" office:value-type="float" office:value="24.733837031" calcext:value-type="float">
            <text:p>24.733837031</text:p>
          </table:table-cell>
        </table:table-row>
        <table:table-row table:style-name="ro1">
          <table:table-cell office:value-type="float" office:value="0.030045014" calcext:value-type="float">
            <text:p>0.030045014</text:p>
          </table:table-cell>
          <table:table-cell office:value-type="float" office:value="8.320848" calcext:value-type="float">
            <text:p>8.320848</text:p>
          </table:table-cell>
          <table:table-cell table:formula="of:=[.C715]+[.A716]" office:value-type="float" office:value="24.763882045" calcext:value-type="float">
            <text:p>24.763882045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716]+[.A717]" office:value-type="float" office:value="24.793652397" calcext:value-type="float">
            <text:p>24.793652397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717]+[.A718]" office:value-type="float" office:value="24.823865261" calcext:value-type="float">
            <text:p>24.823865261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718]+[.A719]" office:value-type="float" office:value="24.854215456" calcext:value-type="float">
            <text:p>24.854215456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719]+[.A720]" office:value-type="float" office:value="24.884535132" calcext:value-type="float">
            <text:p>24.884535132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720]+[.A721]" office:value-type="float" office:value="24.914549628" calcext:value-type="float">
            <text:p>24.914549628</text:p>
          </table:table-cell>
        </table:table-row>
        <table:table-row table:style-name="ro1">
          <table:table-cell office:value-type="float" office:value="0.030502785" calcext:value-type="float">
            <text:p>0.030502785</text:p>
          </table:table-cell>
          <table:table-cell office:value-type="float" office:value="8.195972" calcext:value-type="float">
            <text:p>8.195972</text:p>
          </table:table-cell>
          <table:table-cell table:formula="of:=[.C721]+[.A722]" office:value-type="float" office:value="24.945052413" calcext:value-type="float">
            <text:p>24.945052413</text:p>
          </table:table-cell>
        </table:table-row>
        <table:table-row table:style-name="ro1">
          <table:table-cell office:value-type="float" office:value="0.030670634" calcext:value-type="float">
            <text:p>0.030670634</text:p>
          </table:table-cell>
          <table:table-cell office:value-type="float" office:value="8.151119" calcext:value-type="float">
            <text:p>8.151119</text:p>
          </table:table-cell>
          <table:table-cell table:formula="of:=[.C722]+[.A723]" office:value-type="float" office:value="24.975723047" calcext:value-type="float">
            <text:p>24.975723047</text:p>
          </table:table-cell>
        </table:table-row>
        <table:table-row table:style-name="ro1">
          <table:table-cell office:value-type="float" office:value="0.030670634" calcext:value-type="float">
            <text:p>0.030670634</text:p>
          </table:table-cell>
          <table:table-cell office:value-type="float" office:value="8.151119" calcext:value-type="float">
            <text:p>8.151119</text:p>
          </table:table-cell>
          <table:table-cell table:formula="of:=[.C723]+[.A724]" office:value-type="float" office:value="25.006393681" calcext:value-type="float">
            <text:p>25.006393681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724]+[.A725]" office:value-type="float" office:value="25.036774394" calcext:value-type="float">
            <text:p>25.036774394</text:p>
          </table:table-cell>
        </table:table-row>
        <table:table-row table:style-name="ro1">
          <table:table-cell office:value-type="float" office:value="0.03088426" calcext:value-type="float">
            <text:p>0.03088426</text:p>
          </table:table-cell>
          <table:table-cell office:value-type="float" office:value="8.094738" calcext:value-type="float">
            <text:p>8.094738</text:p>
          </table:table-cell>
          <table:table-cell table:formula="of:=[.C725]+[.A726]" office:value-type="float" office:value="25.067658654" calcext:value-type="float">
            <text:p>25.067658654</text:p>
          </table:table-cell>
        </table:table-row>
        <table:table-row table:style-name="ro1">
          <table:table-cell office:value-type="float" office:value="0.031021591" calcext:value-type="float">
            <text:p>0.031021591</text:p>
          </table:table-cell>
          <table:table-cell office:value-type="float" office:value="8.058904" calcext:value-type="float">
            <text:p>8.058904</text:p>
          </table:table-cell>
          <table:table-cell table:formula="of:=[.C726]+[.A727]" office:value-type="float" office:value="25.098680245" calcext:value-type="float">
            <text:p>25.098680245</text:p>
          </table:table-cell>
        </table:table-row>
        <table:table-row table:style-name="ro1">
          <table:table-cell office:value-type="float" office:value="0.031021591" calcext:value-type="float">
            <text:p>0.031021591</text:p>
          </table:table-cell>
          <table:table-cell office:value-type="float" office:value="8.058904" calcext:value-type="float">
            <text:p>8.058904</text:p>
          </table:table-cell>
          <table:table-cell table:formula="of:=[.C727]+[.A728]" office:value-type="float" office:value="25.129701836" calcext:value-type="float">
            <text:p>25.129701836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728]+[.A729]" office:value-type="float" office:value="25.160479283" calcext:value-type="float">
            <text:p>25.160479283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729]+[.A730]" office:value-type="float" office:value="25.191745019" calcext:value-type="float">
            <text:p>25.191745019</text:p>
          </table:table-cell>
        </table:table-row>
        <table:table-row table:style-name="ro1">
          <table:table-cell office:value-type="float" office:value="0.03140307" calcext:value-type="float">
            <text:p>0.03140307</text:p>
          </table:table-cell>
          <table:table-cell office:value-type="float" office:value="7.961005" calcext:value-type="float">
            <text:p>7.961005</text:p>
          </table:table-cell>
          <table:table-cell table:formula="of:=[.C730]+[.A731]" office:value-type="float" office:value="25.223148089" calcext:value-type="float">
            <text:p>25.223148089</text:p>
          </table:table-cell>
        </table:table-row>
        <table:table-row table:style-name="ro1">
          <table:table-cell office:value-type="float" office:value="0.031433586" calcext:value-type="float">
            <text:p>0.031433586</text:p>
          </table:table-cell>
          <table:table-cell office:value-type="float" office:value="7.953276" calcext:value-type="float">
            <text:p>7.953276</text:p>
          </table:table-cell>
          <table:table-cell table:formula="of:=[.C731]+[.A732]" office:value-type="float" office:value="25.254581675" calcext:value-type="float">
            <text:p>25.254581675</text:p>
          </table:table-cell>
        </table:table-row>
        <table:table-row table:style-name="ro1">
          <table:table-cell office:value-type="float" office:value="0.031174181" calcext:value-type="float">
            <text:p>0.031174181</text:p>
          </table:table-cell>
          <table:table-cell office:value-type="float" office:value="8.019457" calcext:value-type="float">
            <text:p>8.019457</text:p>
          </table:table-cell>
          <table:table-cell table:formula="of:=[.C732]+[.A733]" office:value-type="float" office:value="25.285755856" calcext:value-type="float">
            <text:p>25.285755856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733]+[.A734]" office:value-type="float" office:value="25.317433586" calcext:value-type="float">
            <text:p>25.317433586</text:p>
          </table:table-cell>
        </table:table-row>
        <table:table-row table:style-name="ro1">
          <table:table-cell office:value-type="float" office:value="0.031845577" calcext:value-type="float">
            <text:p>0.031845577</text:p>
          </table:table-cell>
          <table:table-cell office:value-type="float" office:value="7.8503838" calcext:value-type="float">
            <text:p>7.8503838</text:p>
          </table:table-cell>
          <table:table-cell table:formula="of:=[.C734]+[.A735]" office:value-type="float" office:value="25.349279163" calcext:value-type="float">
            <text:p>25.349279163</text:p>
          </table:table-cell>
        </table:table-row>
        <table:table-row table:style-name="ro1">
          <table:table-cell office:value-type="float" office:value="0.03183032" calcext:value-type="float">
            <text:p>0.03183032</text:p>
          </table:table-cell>
          <table:table-cell office:value-type="float" office:value="7.854147" calcext:value-type="float">
            <text:p>7.854147</text:p>
          </table:table-cell>
          <table:table-cell table:formula="of:=[.C735]+[.A736]" office:value-type="float" office:value="25.381109483" calcext:value-type="float">
            <text:p>25.381109483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736]+[.A737]" office:value-type="float" office:value="25.412665139" calcext:value-type="float">
            <text:p>25.412665139</text:p>
          </table:table-cell>
        </table:table-row>
        <table:table-row table:style-name="ro1">
          <table:table-cell office:value-type="float" office:value="0.032059204" calcext:value-type="float">
            <text:p>0.032059204</text:p>
          </table:table-cell>
          <table:table-cell office:value-type="float" office:value="7.798073" calcext:value-type="float">
            <text:p>7.798073</text:p>
          </table:table-cell>
          <table:table-cell table:formula="of:=[.C737]+[.A738]" office:value-type="float" office:value="25.444724343" calcext:value-type="float">
            <text:p>25.444724343</text:p>
          </table:table-cell>
        </table:table-row>
        <table:table-row table:style-name="ro1">
          <table:table-cell office:value-type="float" office:value="0.03215076" calcext:value-type="float">
            <text:p>0.03215076</text:p>
          </table:table-cell>
          <table:table-cell office:value-type="float" office:value="7.775866" calcext:value-type="float">
            <text:p>7.775866</text:p>
          </table:table-cell>
          <table:table-cell table:formula="of:=[.C738]+[.A739]" office:value-type="float" office:value="25.476875103" calcext:value-type="float">
            <text:p>25.476875103</text:p>
          </table:table-cell>
        </table:table-row>
        <table:table-row table:style-name="ro1">
          <table:table-cell office:value-type="float" office:value="0.0321355" calcext:value-type="float">
            <text:p>0.0321355</text:p>
          </table:table-cell>
          <table:table-cell office:value-type="float" office:value="7.779558" calcext:value-type="float">
            <text:p>7.779558</text:p>
          </table:table-cell>
          <table:table-cell table:formula="of:=[.C739]+[.A740]" office:value-type="float" office:value="25.509010603" calcext:value-type="float">
            <text:p>25.509010603</text:p>
          </table:table-cell>
        </table:table-row>
        <table:table-row table:style-name="ro1">
          <table:table-cell office:value-type="float" office:value="0.03181506" calcext:value-type="float">
            <text:p>0.03181506</text:p>
          </table:table-cell>
          <table:table-cell office:value-type="float" office:value="7.857914" calcext:value-type="float">
            <text:p>7.857914</text:p>
          </table:table-cell>
          <table:table-cell table:formula="of:=[.C740]+[.A741]" office:value-type="float" office:value="25.540825663" calcext:value-type="float">
            <text:p>25.540825663</text:p>
          </table:table-cell>
        </table:table-row>
        <table:table-row table:style-name="ro1">
          <table:table-cell office:value-type="float" office:value="0.03230335" calcext:value-type="float">
            <text:p>0.03230335</text:p>
          </table:table-cell>
          <table:table-cell office:value-type="float" office:value="7.7391357" calcext:value-type="float">
            <text:p>7.7391357</text:p>
          </table:table-cell>
          <table:table-cell table:formula="of:=[.C741]+[.A742]" office:value-type="float" office:value="25.573129013" calcext:value-type="float">
            <text:p>25.573129013</text:p>
          </table:table-cell>
        </table:table-row>
        <table:table-row table:style-name="ro1">
          <table:table-cell office:value-type="float" office:value="0.032379646" calcext:value-type="float">
            <text:p>0.032379646</text:p>
          </table:table-cell>
          <table:table-cell office:value-type="float" office:value="7.7208996" calcext:value-type="float">
            <text:p>7.7208996</text:p>
          </table:table-cell>
          <table:table-cell table:formula="of:=[.C742]+[.A743]" office:value-type="float" office:value="25.605508659" calcext:value-type="float">
            <text:p>25.605508659</text:p>
          </table:table-cell>
        </table:table-row>
        <table:table-row table:style-name="ro1">
          <table:table-cell office:value-type="float" office:value="0.03230335" calcext:value-type="float">
            <text:p>0.03230335</text:p>
          </table:table-cell>
          <table:table-cell office:value-type="float" office:value="7.7391357" calcext:value-type="float">
            <text:p>7.7391357</text:p>
          </table:table-cell>
          <table:table-cell table:formula="of:=[.C743]+[.A744]" office:value-type="float" office:value="25.637812009" calcext:value-type="float">
            <text:p>25.637812009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744]+[.A745]" office:value-type="float" office:value="25.669718625" calcext:value-type="float">
            <text:p>25.669718625</text:p>
          </table:table-cell>
        </table:table-row>
        <table:table-row table:style-name="ro1">
          <table:table-cell office:value-type="float" office:value="0.03234913" calcext:value-type="float">
            <text:p>0.03234913</text:p>
          </table:table-cell>
          <table:table-cell office:value-type="float" office:value="7.7281833" calcext:value-type="float">
            <text:p>7.7281833</text:p>
          </table:table-cell>
          <table:table-cell table:formula="of:=[.C745]+[.A746]" office:value-type="float" office:value="25.702067755" calcext:value-type="float">
            <text:p>25.702067755</text:p>
          </table:table-cell>
        </table:table-row>
        <table:table-row table:style-name="ro1">
          <table:table-cell office:value-type="float" office:value="0.032364387" calcext:value-type="float">
            <text:p>0.032364387</text:p>
          </table:table-cell>
          <table:table-cell office:value-type="float" office:value="7.7245398" calcext:value-type="float">
            <text:p>7.7245398</text:p>
          </table:table-cell>
          <table:table-cell table:formula="of:=[.C746]+[.A747]" office:value-type="float" office:value="25.734432142" calcext:value-type="float">
            <text:p>25.734432142</text:p>
          </table:table-cell>
        </table:table-row>
        <table:table-row table:style-name="ro1">
          <table:table-cell office:value-type="float" office:value="0.032227054" calcext:value-type="float">
            <text:p>0.032227054</text:p>
          </table:table-cell>
          <table:table-cell office:value-type="float" office:value="7.7574573" calcext:value-type="float">
            <text:p>7.7574573</text:p>
          </table:table-cell>
          <table:table-cell table:formula="of:=[.C747]+[.A748]" office:value-type="float" office:value="25.766659196" calcext:value-type="float">
            <text:p>25.766659196</text:p>
          </table:table-cell>
        </table:table-row>
        <table:table-row table:style-name="ro1">
          <table:table-cell office:value-type="float" office:value="0.031769283" calcext:value-type="float">
            <text:p>0.031769283</text:p>
          </table:table-cell>
          <table:table-cell office:value-type="float" office:value="7.8692365" calcext:value-type="float">
            <text:p>7.8692365</text:p>
          </table:table-cell>
          <table:table-cell table:formula="of:=[.C748]+[.A749]" office:value-type="float" office:value="25.798428479" calcext:value-type="float">
            <text:p>25.798428479</text:p>
          </table:table-cell>
        </table:table-row>
        <table:table-row table:style-name="ro1">
          <table:table-cell office:value-type="float" office:value="0.032104984" calcext:value-type="float">
            <text:p>0.032104984</text:p>
          </table:table-cell>
          <table:table-cell office:value-type="float" office:value="7.786953" calcext:value-type="float">
            <text:p>7.786953</text:p>
          </table:table-cell>
          <table:table-cell table:formula="of:=[.C749]+[.A750]" office:value-type="float" office:value="25.830533463" calcext:value-type="float">
            <text:p>25.830533463</text:p>
          </table:table-cell>
        </table:table-row>
        <table:table-row table:style-name="ro1">
          <table:table-cell office:value-type="float" office:value="0.03216602" calcext:value-type="float">
            <text:p>0.03216602</text:p>
          </table:table-cell>
          <table:table-cell office:value-type="float" office:value="7.772177" calcext:value-type="float">
            <text:p>7.772177</text:p>
          </table:table-cell>
          <table:table-cell table:formula="of:=[.C750]+[.A751]" office:value-type="float" office:value="25.862699483" calcext:value-type="float">
            <text:p>25.862699483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751]+[.A752]" office:value-type="float" office:value="25.894636617" calcext:value-type="float">
            <text:p>25.894636617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752]+[.A753]" office:value-type="float" office:value="25.926146497" calcext:value-type="float">
            <text:p>25.926146497</text:p>
          </table:table-cell>
        </table:table-row>
        <table:table-row table:style-name="ro1">
          <table:table-cell office:value-type="float" office:value="0.03181506" calcext:value-type="float">
            <text:p>0.03181506</text:p>
          </table:table-cell>
          <table:table-cell office:value-type="float" office:value="7.857914" calcext:value-type="float">
            <text:p>7.857914</text:p>
          </table:table-cell>
          <table:table-cell table:formula="of:=[.C753]+[.A754]" office:value-type="float" office:value="25.957961557" calcext:value-type="float">
            <text:p>25.957961557</text:p>
          </table:table-cell>
        </table:table-row>
        <table:table-row table:style-name="ro1">
          <table:table-cell office:value-type="float" office:value="0.0317998" calcext:value-type="float">
            <text:p>0.0317998</text:p>
          </table:table-cell>
          <table:table-cell office:value-type="float" office:value="7.8616843" calcext:value-type="float">
            <text:p>7.8616843</text:p>
          </table:table-cell>
          <table:table-cell table:formula="of:=[.C754]+[.A755]" office:value-type="float" office:value="25.989761357" calcext:value-type="float">
            <text:p>25.989761357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755]+[.A756]" office:value-type="float" office:value="26.021332272" calcext:value-type="float">
            <text:p>26.021332272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756]+[.A757]" office:value-type="float" office:value="26.0524149" calcext:value-type="float">
            <text:p>26.0524149</text:p>
          </table:table-cell>
        </table:table-row>
        <table:table-row table:style-name="ro1">
          <table:table-cell office:value-type="float" office:value="0.031311512" calcext:value-type="float">
            <text:p>0.031311512</text:p>
          </table:table-cell>
          <table:table-cell office:value-type="float" office:value="7.984284" calcext:value-type="float">
            <text:p>7.984284</text:p>
          </table:table-cell>
          <table:table-cell table:formula="of:=[.C757]+[.A758]" office:value-type="float" office:value="26.083726412" calcext:value-type="float">
            <text:p>26.083726412</text:p>
          </table:table-cell>
        </table:table-row>
        <table:table-row table:style-name="ro1">
          <table:table-cell office:value-type="float" office:value="0.031174181" calcext:value-type="float">
            <text:p>0.031174181</text:p>
          </table:table-cell>
          <table:table-cell office:value-type="float" office:value="8.019457" calcext:value-type="float">
            <text:p>8.019457</text:p>
          </table:table-cell>
          <table:table-cell table:formula="of:=[.C758]+[.A759]" office:value-type="float" office:value="26.114900593" calcext:value-type="float">
            <text:p>26.114900593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759]+[.A760]" office:value-type="float" office:value="26.145815371" calcext:value-type="float">
            <text:p>26.145815371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760]+[.A761]" office:value-type="float" office:value="26.176211343" calcext:value-type="float">
            <text:p>26.176211343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761]+[.A762]" office:value-type="float" office:value="26.206820941" calcext:value-type="float">
            <text:p>26.206820941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762]+[.A763]" office:value-type="float" office:value="26.237338985" calcext:value-type="float">
            <text:p>26.237338985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763]+[.A764]" office:value-type="float" office:value="26.267628143" calcext:value-type="float">
            <text:p>26.267628143</text:p>
          </table:table-cell>
        </table:table-row>
        <table:table-row table:style-name="ro1">
          <table:table-cell office:value-type="float" office:value="0.029816128" calcext:value-type="float">
            <text:p>0.029816128</text:p>
          </table:table-cell>
          <table:table-cell office:value-type="float" office:value="8.384724" calcext:value-type="float">
            <text:p>8.384724</text:p>
          </table:table-cell>
          <table:table-cell table:formula="of:=[.C764]+[.A765]" office:value-type="float" office:value="26.297444271" calcext:value-type="float">
            <text:p>26.297444271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765]+[.A766]" office:value-type="float" office:value="26.327580839" calcext:value-type="float">
            <text:p>26.327580839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766]+[.A767]" office:value-type="float" office:value="26.357732666" calcext:value-type="float">
            <text:p>26.357732666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767]+[.A768]" office:value-type="float" office:value="26.387747162" calcext:value-type="float">
            <text:p>26.387747162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768]+[.A769]" office:value-type="float" office:value="26.417441218" calcext:value-type="float">
            <text:p>26.417441218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769]+[.A770]" office:value-type="float" office:value="26.447577786" calcext:value-type="float">
            <text:p>26.447577786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770]+[.A771]" office:value-type="float" office:value="26.47779065" calcext:value-type="float">
            <text:p>26.47779065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771]+[.A772]" office:value-type="float" office:value="26.507942477" calcext:value-type="float">
            <text:p>26.507942477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772]+[.A773]" office:value-type="float" office:value="26.537834901" calcext:value-type="float">
            <text:p>26.537834901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773]+[.A774]" office:value-type="float" office:value="26.568215614" calcext:value-type="float">
            <text:p>26.568215614</text:p>
          </table:table-cell>
        </table:table-row>
        <table:table-row table:style-name="ro1">
          <table:table-cell office:value-type="float" office:value="0.030472267" calcext:value-type="float">
            <text:p>0.030472267</text:p>
          </table:table-cell>
          <table:table-cell office:value-type="float" office:value="8.204181" calcext:value-type="float">
            <text:p>8.204181</text:p>
          </table:table-cell>
          <table:table-cell table:formula="of:=[.C774]+[.A775]" office:value-type="float" office:value="26.598687881" calcext:value-type="float">
            <text:p>26.598687881</text:p>
          </table:table-cell>
        </table:table-row>
        <table:table-row table:style-name="ro1">
          <table:table-cell office:value-type="float" office:value="0.030502785" calcext:value-type="float">
            <text:p>0.030502785</text:p>
          </table:table-cell>
          <table:table-cell office:value-type="float" office:value="8.195972" calcext:value-type="float">
            <text:p>8.195972</text:p>
          </table:table-cell>
          <table:table-cell table:formula="of:=[.C775]+[.A776]" office:value-type="float" office:value="26.629190666" calcext:value-type="float">
            <text:p>26.629190666</text:p>
          </table:table-cell>
        </table:table-row>
        <table:table-row table:style-name="ro1">
          <table:table-cell office:value-type="float" office:value="0.030243382" calcext:value-type="float">
            <text:p>0.030243382</text:p>
          </table:table-cell>
          <table:table-cell office:value-type="float" office:value="8.266272" calcext:value-type="float">
            <text:p>8.266272</text:p>
          </table:table-cell>
          <table:table-cell table:formula="of:=[.C776]+[.A777]" office:value-type="float" office:value="26.659434048" calcext:value-type="float">
            <text:p>26.659434048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777]+[.A778]" office:value-type="float" office:value="26.690196236" calcext:value-type="float">
            <text:p>26.690196236</text:p>
          </table:table-cell>
        </table:table-row>
        <table:table-row table:style-name="ro1">
          <table:table-cell office:value-type="float" office:value="0.03089952" calcext:value-type="float">
            <text:p>0.03089952</text:p>
          </table:table-cell>
          <table:table-cell office:value-type="float" office:value="8.09074" calcext:value-type="float">
            <text:p>8.09074</text:p>
          </table:table-cell>
          <table:table-cell table:formula="of:=[.C778]+[.A779]" office:value-type="float" office:value="26.721095756" calcext:value-type="float">
            <text:p>26.721095756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779]+[.A780]" office:value-type="float" office:value="26.752010534" calcext:value-type="float">
            <text:p>26.752010534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780]+[.A781]" office:value-type="float" office:value="26.782620132" calcext:value-type="float">
            <text:p>26.782620132</text:p>
          </table:table-cell>
        </table:table-row>
        <table:table-row table:style-name="ro1">
          <table:table-cell office:value-type="float" office:value="0.031158922" calcext:value-type="float">
            <text:p>0.031158922</text:p>
          </table:table-cell>
          <table:table-cell office:value-type="float" office:value="8.023384" calcext:value-type="float">
            <text:p>8.023384</text:p>
          </table:table-cell>
          <table:table-cell table:formula="of:=[.C781]+[.A782]" office:value-type="float" office:value="26.813779054" calcext:value-type="float">
            <text:p>26.813779054</text:p>
          </table:table-cell>
        </table:table-row>
        <table:table-row table:style-name="ro1">
          <table:table-cell office:value-type="float" office:value="0.031311512" calcext:value-type="float">
            <text:p>0.031311512</text:p>
          </table:table-cell>
          <table:table-cell office:value-type="float" office:value="7.984284" calcext:value-type="float">
            <text:p>7.984284</text:p>
          </table:table-cell>
          <table:table-cell table:formula="of:=[.C782]+[.A783]" office:value-type="float" office:value="26.845090566" calcext:value-type="float">
            <text:p>26.845090566</text:p>
          </table:table-cell>
        </table:table-row>
        <table:table-row table:style-name="ro1">
          <table:table-cell office:value-type="float" office:value="0.031311512" calcext:value-type="float">
            <text:p>0.031311512</text:p>
          </table:table-cell>
          <table:table-cell office:value-type="float" office:value="7.984284" calcext:value-type="float">
            <text:p>7.984284</text:p>
          </table:table-cell>
          <table:table-cell table:formula="of:=[.C783]+[.A784]" office:value-type="float" office:value="26.876402078" calcext:value-type="float">
            <text:p>26.876402078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784]+[.A785]" office:value-type="float" office:value="26.907454187" calcext:value-type="float">
            <text:p>26.907454187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785]+[.A786]" office:value-type="float" office:value="26.939009843" calcext:value-type="float">
            <text:p>26.939009843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786]+[.A787]" office:value-type="float" office:value="26.970702833" calcext:value-type="float">
            <text:p>26.970702833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787]+[.A788]" office:value-type="float" office:value="27.002395823" calcext:value-type="float">
            <text:p>27.002395823</text:p>
          </table:table-cell>
        </table:table-row>
        <table:table-row table:style-name="ro1">
          <table:table-cell office:value-type="float" office:value="0.03138781" calcext:value-type="float">
            <text:p>0.03138781</text:p>
          </table:table-cell>
          <table:table-cell office:value-type="float" office:value="7.964875" calcext:value-type="float">
            <text:p>7.964875</text:p>
          </table:table-cell>
          <table:table-cell table:formula="of:=[.C788]+[.A789]" office:value-type="float" office:value="27.033783633" calcext:value-type="float">
            <text:p>27.033783633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789]+[.A790]" office:value-type="float" office:value="27.065644473" calcext:value-type="float">
            <text:p>27.065644473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790]+[.A791]" office:value-type="float" office:value="27.097581607" calcext:value-type="float">
            <text:p>27.097581607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791]+[.A792]" office:value-type="float" office:value="27.129457707" calcext:value-type="float">
            <text:p>27.129457707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792]+[.A793]" office:value-type="float" office:value="27.160967587" calcext:value-type="float">
            <text:p>27.160967587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793]+[.A794]" office:value-type="float" office:value="27.192858944" calcext:value-type="float">
            <text:p>27.192858944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794]+[.A795]" office:value-type="float" office:value="27.224780819" calcext:value-type="float">
            <text:p>27.224780819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795]+[.A796]" office:value-type="float" office:value="27.256504326" calcext:value-type="float">
            <text:p>27.256504326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796]+[.A797]" office:value-type="float" office:value="27.287739544" calcext:value-type="float">
            <text:p>27.287739544</text:p>
          </table:table-cell>
        </table:table-row>
        <table:table-row table:style-name="ro1">
          <table:table-cell office:value-type="float" office:value="0.03149462" calcext:value-type="float">
            <text:p>0.03149462</text:p>
          </table:table-cell>
          <table:table-cell office:value-type="float" office:value="7.937863" calcext:value-type="float">
            <text:p>7.937863</text:p>
          </table:table-cell>
          <table:table-cell table:formula="of:=[.C797]+[.A798]" office:value-type="float" office:value="27.319234164" calcext:value-type="float">
            <text:p>27.319234164</text:p>
          </table:table-cell>
        </table:table-row>
        <table:table-row table:style-name="ro1">
          <table:table-cell office:value-type="float" office:value="0.031311512" calcext:value-type="float">
            <text:p>0.031311512</text:p>
          </table:table-cell>
          <table:table-cell office:value-type="float" office:value="7.984284" calcext:value-type="float">
            <text:p>7.984284</text:p>
          </table:table-cell>
          <table:table-cell table:formula="of:=[.C798]+[.A799]" office:value-type="float" office:value="27.350545676" calcext:value-type="float">
            <text:p>27.350545676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799]+[.A800]" office:value-type="float" office:value="27.381521491" calcext:value-type="float">
            <text:p>27.381521491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800]+[.A801]" office:value-type="float" office:value="27.411917463" calcext:value-type="float">
            <text:p>27.411917463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801]+[.A802]" office:value-type="float" office:value="27.442527061" calcext:value-type="float">
            <text:p>27.442527061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802]+[.A803]" office:value-type="float" office:value="27.473060364" calcext:value-type="float">
            <text:p>27.473060364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803]+[.A804]" office:value-type="float" office:value="27.503349522" calcext:value-type="float">
            <text:p>27.503349522</text:p>
          </table:table-cell>
        </table:table-row>
        <table:table-row table:style-name="ro1">
          <table:table-cell office:value-type="float" office:value="0.02980087" calcext:value-type="float">
            <text:p>0.02980087</text:p>
          </table:table-cell>
          <table:table-cell office:value-type="float" office:value="8.389017" calcext:value-type="float">
            <text:p>8.389017</text:p>
          </table:table-cell>
          <table:table-cell table:formula="of:=[.C804]+[.A805]" office:value-type="float" office:value="27.533150392" calcext:value-type="float">
            <text:p>27.533150392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805]+[.A806]" office:value-type="float" office:value="27.563271702" calcext:value-type="float">
            <text:p>27.563271702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806]+[.A807]" office:value-type="float" office:value="27.593377752" calcext:value-type="float">
            <text:p>27.593377752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807]+[.A808]" office:value-type="float" office:value="27.62337699" calcext:value-type="float">
            <text:p>27.62337699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808]+[.A809]" office:value-type="float" office:value="27.653055787" calcext:value-type="float">
            <text:p>27.653055787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809]+[.A810]" office:value-type="float" office:value="27.683177097" calcext:value-type="float">
            <text:p>27.683177097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810]+[.A811]" office:value-type="float" office:value="27.713374701" calcext:value-type="float">
            <text:p>27.713374701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811]+[.A812]" office:value-type="float" office:value="27.743496011" calcext:value-type="float">
            <text:p>27.743496011</text:p>
          </table:table-cell>
        </table:table-row>
        <table:table-row table:style-name="ro1">
          <table:table-cell office:value-type="float" office:value="0.029816128" calcext:value-type="float">
            <text:p>0.029816128</text:p>
          </table:table-cell>
          <table:table-cell office:value-type="float" office:value="8.384724" calcext:value-type="float">
            <text:p>8.384724</text:p>
          </table:table-cell>
          <table:table-cell table:formula="of:=[.C812]+[.A813]" office:value-type="float" office:value="27.773312139" calcext:value-type="float">
            <text:p>27.773312139</text:p>
          </table:table-cell>
        </table:table-row>
        <table:table-row table:style-name="ro1">
          <table:table-cell office:value-type="float" office:value="0.0302739" calcext:value-type="float">
            <text:p>0.0302739</text:p>
          </table:table-cell>
          <table:table-cell office:value-type="float" office:value="8.257938" calcext:value-type="float">
            <text:p>8.257938</text:p>
          </table:table-cell>
          <table:table-cell table:formula="of:=[.C813]+[.A814]" office:value-type="float" office:value="27.803586039" calcext:value-type="float">
            <text:p>27.803586039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814]+[.A815]" office:value-type="float" office:value="27.833982011" calcext:value-type="float">
            <text:p>27.833982011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815]+[.A816]" office:value-type="float" office:value="27.864316947" calcext:value-type="float">
            <text:p>27.864316947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816]+[.A817]" office:value-type="float" office:value="27.894392478" calcext:value-type="float">
            <text:p>27.894392478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817]+[.A818]" office:value-type="float" office:value="27.924941039" calcext:value-type="float">
            <text:p>27.924941039</text:p>
          </table:table-cell>
        </table:table-row>
        <table:table-row table:style-name="ro1">
          <table:table-cell office:value-type="float" office:value="0.030701153" calcext:value-type="float">
            <text:p>0.030701153</text:p>
          </table:table-cell>
          <table:table-cell office:value-type="float" office:value="8.143017" calcext:value-type="float">
            <text:p>8.143017</text:p>
          </table:table-cell>
          <table:table-cell table:formula="of:=[.C818]+[.A819]" office:value-type="float" office:value="27.955642192" calcext:value-type="float">
            <text:p>27.955642192</text:p>
          </table:table-cell>
        </table:table-row>
        <table:table-row table:style-name="ro1">
          <table:table-cell office:value-type="float" office:value="0.030655375" calcext:value-type="float">
            <text:p>0.030655375</text:p>
          </table:table-cell>
          <table:table-cell office:value-type="float" office:value="8.155177" calcext:value-type="float">
            <text:p>8.155177</text:p>
          </table:table-cell>
          <table:table-cell table:formula="of:=[.C819]+[.A820]" office:value-type="float" office:value="27.986297567" calcext:value-type="float">
            <text:p>27.986297567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820]+[.A821]" office:value-type="float" office:value="28.01667828" calcext:value-type="float">
            <text:p>28.01667828</text:p>
          </table:table-cell>
        </table:table-row>
        <table:table-row table:style-name="ro1">
          <table:table-cell office:value-type="float" office:value="0.030930037" calcext:value-type="float">
            <text:p>0.030930037</text:p>
          </table:table-cell>
          <table:table-cell office:value-type="float" office:value="8.082758" calcext:value-type="float">
            <text:p>8.082758</text:p>
          </table:table-cell>
          <table:table-cell table:formula="of:=[.C821]+[.A822]" office:value-type="float" office:value="28.047608317" calcext:value-type="float">
            <text:p>28.047608317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822]+[.A823]" office:value-type="float" office:value="28.078645167" calcext:value-type="float">
            <text:p>28.078645167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823]+[.A824]" office:value-type="float" office:value="28.109712537" calcext:value-type="float">
            <text:p>28.109712537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824]+[.A825]" office:value-type="float" office:value="28.140505243" calcext:value-type="float">
            <text:p>28.140505243</text:p>
          </table:table-cell>
        </table:table-row>
        <table:table-row table:style-name="ro1">
          <table:table-cell office:value-type="float" office:value="0.03132677" calcext:value-type="float">
            <text:p>0.03132677</text:p>
          </table:table-cell>
          <table:table-cell office:value-type="float" office:value="7.980395" calcext:value-type="float">
            <text:p>7.980395</text:p>
          </table:table-cell>
          <table:table-cell table:formula="of:=[.C825]+[.A826]" office:value-type="float" office:value="28.171832013" calcext:value-type="float">
            <text:p>28.171832013</text:p>
          </table:table-cell>
        </table:table-row>
        <table:table-row table:style-name="ro1">
          <table:table-cell office:value-type="float" office:value="0.031479362" calcext:value-type="float">
            <text:p>0.031479362</text:p>
          </table:table-cell>
          <table:table-cell office:value-type="float" office:value="7.941711" calcext:value-type="float">
            <text:p>7.941711</text:p>
          </table:table-cell>
          <table:table-cell table:formula="of:=[.C826]+[.A827]" office:value-type="float" office:value="28.203311375" calcext:value-type="float">
            <text:p>28.203311375</text:p>
          </table:table-cell>
        </table:table-row>
        <table:table-row table:style-name="ro1">
          <table:table-cell office:value-type="float" office:value="0.031479362" calcext:value-type="float">
            <text:p>0.031479362</text:p>
          </table:table-cell>
          <table:table-cell office:value-type="float" office:value="7.941711" calcext:value-type="float">
            <text:p>7.941711</text:p>
          </table:table-cell>
          <table:table-cell table:formula="of:=[.C827]+[.A828]" office:value-type="float" office:value="28.234790737" calcext:value-type="float">
            <text:p>28.234790737</text:p>
          </table:table-cell>
        </table:table-row>
        <table:table-row table:style-name="ro1">
          <table:table-cell office:value-type="float" office:value="0.031158922" calcext:value-type="float">
            <text:p>0.031158922</text:p>
          </table:table-cell>
          <table:table-cell office:value-type="float" office:value="8.023384" calcext:value-type="float">
            <text:p>8.023384</text:p>
          </table:table-cell>
          <table:table-cell table:formula="of:=[.C828]+[.A829]" office:value-type="float" office:value="28.265949659" calcext:value-type="float">
            <text:p>28.265949659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829]+[.A830]" office:value-type="float" office:value="28.297642649" calcext:value-type="float">
            <text:p>28.297642649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830]+[.A831]" office:value-type="float" office:value="28.329503489" calcext:value-type="float">
            <text:p>28.329503489</text:p>
          </table:table-cell>
        </table:table-row>
        <table:table-row table:style-name="ro1">
          <table:table-cell office:value-type="float" office:value="0.0317998" calcext:value-type="float">
            <text:p>0.0317998</text:p>
          </table:table-cell>
          <table:table-cell office:value-type="float" office:value="7.8616843" calcext:value-type="float">
            <text:p>7.8616843</text:p>
          </table:table-cell>
          <table:table-cell table:formula="of:=[.C831]+[.A832]" office:value-type="float" office:value="28.361303289" calcext:value-type="float">
            <text:p>28.361303289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832]+[.A833]" office:value-type="float" office:value="28.392813169" calcext:value-type="float">
            <text:p>28.392813169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833]+[.A834]" office:value-type="float" office:value="28.424735044" calcext:value-type="float">
            <text:p>28.424735044</text:p>
          </table:table-cell>
        </table:table-row>
        <table:table-row table:style-name="ro1">
          <table:table-cell office:value-type="float" office:value="0.032028686" calcext:value-type="float">
            <text:p>0.032028686</text:p>
          </table:table-cell>
          <table:table-cell office:value-type="float" office:value="7.805503" calcext:value-type="float">
            <text:p>7.805503</text:p>
          </table:table-cell>
          <table:table-cell table:formula="of:=[.C834]+[.A835]" office:value-type="float" office:value="28.45676373" calcext:value-type="float">
            <text:p>28.45676373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835]+[.A836]" office:value-type="float" office:value="28.488670346" calcext:value-type="float">
            <text:p>28.488670346</text:p>
          </table:table-cell>
        </table:table-row>
        <table:table-row table:style-name="ro1">
          <table:table-cell office:value-type="float" office:value="0.031479362" calcext:value-type="float">
            <text:p>0.031479362</text:p>
          </table:table-cell>
          <table:table-cell office:value-type="float" office:value="7.941711" calcext:value-type="float">
            <text:p>7.941711</text:p>
          </table:table-cell>
          <table:table-cell table:formula="of:=[.C836]+[.A837]" office:value-type="float" office:value="28.520149708" calcext:value-type="float">
            <text:p>28.520149708</text:p>
          </table:table-cell>
        </table:table-row>
        <table:table-row table:style-name="ro1">
          <table:table-cell office:value-type="float" office:value="0.031845577" calcext:value-type="float">
            <text:p>0.031845577</text:p>
          </table:table-cell>
          <table:table-cell office:value-type="float" office:value="7.8503838" calcext:value-type="float">
            <text:p>7.8503838</text:p>
          </table:table-cell>
          <table:table-cell table:formula="of:=[.C837]+[.A838]" office:value-type="float" office:value="28.551995285" calcext:value-type="float">
            <text:p>28.551995285</text:p>
          </table:table-cell>
        </table:table-row>
        <table:table-row table:style-name="ro1">
          <table:table-cell office:value-type="float" office:value="0.031769283" calcext:value-type="float">
            <text:p>0.031769283</text:p>
          </table:table-cell>
          <table:table-cell office:value-type="float" office:value="7.8692365" calcext:value-type="float">
            <text:p>7.8692365</text:p>
          </table:table-cell>
          <table:table-cell table:formula="of:=[.C838]+[.A839]" office:value-type="float" office:value="28.583764568" calcext:value-type="float">
            <text:p>28.583764568</text:p>
          </table:table-cell>
        </table:table-row>
        <table:table-row table:style-name="ro1">
          <table:table-cell office:value-type="float" office:value="0.03152514" calcext:value-type="float">
            <text:p>0.03152514</text:p>
          </table:table-cell>
          <table:table-cell office:value-type="float" office:value="7.930179" calcext:value-type="float">
            <text:p>7.930179</text:p>
          </table:table-cell>
          <table:table-cell table:formula="of:=[.C839]+[.A840]" office:value-type="float" office:value="28.615289708" calcext:value-type="float">
            <text:p>28.615289708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840]+[.A841]" office:value-type="float" office:value="28.646250264" calcext:value-type="float">
            <text:p>28.646250264</text:p>
          </table:table-cell>
        </table:table-row>
        <table:table-row table:style-name="ro1">
          <table:table-cell office:value-type="float" office:value="0.031158922" calcext:value-type="float">
            <text:p>0.031158922</text:p>
          </table:table-cell>
          <table:table-cell office:value-type="float" office:value="8.023384" calcext:value-type="float">
            <text:p>8.023384</text:p>
          </table:table-cell>
          <table:table-cell table:formula="of:=[.C841]+[.A842]" office:value-type="float" office:value="28.677409186" calcext:value-type="float">
            <text:p>28.677409186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842]+[.A843]" office:value-type="float" office:value="28.708446036" calcext:value-type="float">
            <text:p>28.708446036</text:p>
          </table:table-cell>
        </table:table-row>
        <table:table-row table:style-name="ro1">
          <table:table-cell office:value-type="float" office:value="0.030701153" calcext:value-type="float">
            <text:p>0.030701153</text:p>
          </table:table-cell>
          <table:table-cell office:value-type="float" office:value="8.143017" calcext:value-type="float">
            <text:p>8.143017</text:p>
          </table:table-cell>
          <table:table-cell table:formula="of:=[.C843]+[.A844]" office:value-type="float" office:value="28.739147189" calcext:value-type="float">
            <text:p>28.739147189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844]+[.A845]" office:value-type="float" office:value="28.7693142749999" calcext:value-type="float">
            <text:p>28.7693142749999</text:p>
          </table:table-cell>
        </table:table-row>
        <table:table-row table:style-name="ro1">
          <table:table-cell office:value-type="float" office:value="0.03041123" calcext:value-type="float">
            <text:p>0.03041123</text:p>
          </table:table-cell>
          <table:table-cell office:value-type="float" office:value="8.220647" calcext:value-type="float">
            <text:p>8.220647</text:p>
          </table:table-cell>
          <table:table-cell table:formula="of:=[.C845]+[.A846]" office:value-type="float" office:value="28.7997255049999" calcext:value-type="float">
            <text:p>28.7997255049999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846]+[.A847]" office:value-type="float" office:value="28.8300299219999" calcext:value-type="float">
            <text:p>28.8300299219999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847]+[.A848]" office:value-type="float" office:value="28.8601359719999" calcext:value-type="float">
            <text:p>28.8601359719999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848]+[.A849]" office:value-type="float" office:value="28.8898452869999" calcext:value-type="float">
            <text:p>28.8898452869999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849]+[.A850]" office:value-type="float" office:value="28.919920818" calcext:value-type="float">
            <text:p>28.919920818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850]+[.A851]" office:value-type="float" office:value="28.950057386" calcext:value-type="float">
            <text:p>28.950057386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851]+[.A852]" office:value-type="float" office:value="28.980132917" calcext:value-type="float">
            <text:p>28.980132917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852]+[.A853]" office:value-type="float" office:value="29.009857493" calcext:value-type="float">
            <text:p>29.009857493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853]+[.A854]" office:value-type="float" office:value="29.0400245789999" calcext:value-type="float">
            <text:p>29.0400245789999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854]+[.A855]" office:value-type="float" office:value="29.0703137369999" calcext:value-type="float">
            <text:p>29.0703137369999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855]+[.A856]" office:value-type="float" office:value="29.1005266009999" calcext:value-type="float">
            <text:p>29.1005266009999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856]+[.A857]" office:value-type="float" office:value="29.1304495429999" calcext:value-type="float">
            <text:p>29.1304495429999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857]+[.A858]" office:value-type="float" office:value="29.1607997379999" calcext:value-type="float">
            <text:p>29.1607997379999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858]+[.A859]" office:value-type="float" office:value="29.1913177819999" calcext:value-type="float">
            <text:p>29.1913177819999</text:p>
          </table:table-cell>
        </table:table-row>
        <table:table-row table:style-name="ro1">
          <table:table-cell office:value-type="float" office:value="0.030487526" calcext:value-type="float">
            <text:p>0.030487526</text:p>
          </table:table-cell>
          <table:table-cell office:value-type="float" office:value="8.200074" calcext:value-type="float">
            <text:p>8.200074</text:p>
          </table:table-cell>
          <table:table-cell table:formula="of:=[.C859]+[.A860]" office:value-type="float" office:value="29.221805308" calcext:value-type="float">
            <text:p>29.221805308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860]+[.A861]" office:value-type="float" office:value="29.2520181719999" calcext:value-type="float">
            <text:p>29.2520181719999</text:p>
          </table:table-cell>
        </table:table-row>
        <table:table-row table:style-name="ro1">
          <table:table-cell office:value-type="float" office:value="0.030670634" calcext:value-type="float">
            <text:p>0.030670634</text:p>
          </table:table-cell>
          <table:table-cell office:value-type="float" office:value="8.151119" calcext:value-type="float">
            <text:p>8.151119</text:p>
          </table:table-cell>
          <table:table-cell table:formula="of:=[.C861]+[.A862]" office:value-type="float" office:value="29.2826888059999" calcext:value-type="float">
            <text:p>29.2826888059999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862]+[.A863]" office:value-type="float" office:value="29.3135272899999" calcext:value-type="float">
            <text:p>29.3135272899999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863]+[.A864]" office:value-type="float" office:value="29.3443199959999" calcext:value-type="float">
            <text:p>29.3443199959999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864]+[.A865]" office:value-type="float" office:value="29.3748685569999" calcext:value-type="float">
            <text:p>29.3748685569999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865]+[.A866]" office:value-type="float" office:value="29.4059511849999" calcext:value-type="float">
            <text:p>29.4059511849999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866]+[.A867]" office:value-type="float" office:value="29.437171145" calcext:value-type="float">
            <text:p>29.437171145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867]+[.A868]" office:value-type="float" office:value="29.468391105" calcext:value-type="float">
            <text:p>29.468391105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868]+[.A869]" office:value-type="float" office:value="29.4993669199999" calcext:value-type="float">
            <text:p>29.4993669199999</text:p>
          </table:table-cell>
        </table:table-row>
        <table:table-row table:style-name="ro1">
          <table:table-cell office:value-type="float" office:value="0.031479362" calcext:value-type="float">
            <text:p>0.031479362</text:p>
          </table:table-cell>
          <table:table-cell office:value-type="float" office:value="7.941711" calcext:value-type="float">
            <text:p>7.941711</text:p>
          </table:table-cell>
          <table:table-cell table:formula="of:=[.C869]+[.A870]" office:value-type="float" office:value="29.530846282" calcext:value-type="float">
            <text:p>29.530846282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870]+[.A871]" office:value-type="float" office:value="29.562462977" calcext:value-type="float">
            <text:p>29.562462977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871]+[.A872]" office:value-type="float" office:value="29.59406441" calcext:value-type="float">
            <text:p>29.59406441</text:p>
          </table:table-cell>
        </table:table-row>
        <table:table-row table:style-name="ro1">
          <table:table-cell office:value-type="float" office:value="0.03134203" calcext:value-type="float">
            <text:p>0.03134203</text:p>
          </table:table-cell>
          <table:table-cell office:value-type="float" office:value="7.9765096" calcext:value-type="float">
            <text:p>7.9765096</text:p>
          </table:table-cell>
          <table:table-cell table:formula="of:=[.C872]+[.A873]" office:value-type="float" office:value="29.62540644" calcext:value-type="float">
            <text:p>29.62540644</text:p>
          </table:table-cell>
        </table:table-row>
        <table:table-row table:style-name="ro1">
          <table:table-cell office:value-type="float" office:value="0.031845577" calcext:value-type="float">
            <text:p>0.031845577</text:p>
          </table:table-cell>
          <table:table-cell office:value-type="float" office:value="7.8503838" calcext:value-type="float">
            <text:p>7.8503838</text:p>
          </table:table-cell>
          <table:table-cell table:formula="of:=[.C873]+[.A874]" office:value-type="float" office:value="29.657252017" calcext:value-type="float">
            <text:p>29.657252017</text:p>
          </table:table-cell>
        </table:table-row>
        <table:table-row table:style-name="ro1">
          <table:table-cell office:value-type="float" office:value="0.03198291" calcext:value-type="float">
            <text:p>0.03198291</text:p>
          </table:table-cell>
          <table:table-cell office:value-type="float" office:value="7.8166747" calcext:value-type="float">
            <text:p>7.8166747</text:p>
          </table:table-cell>
          <table:table-cell table:formula="of:=[.C874]+[.A875]" office:value-type="float" office:value="29.689234927" calcext:value-type="float">
            <text:p>29.689234927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875]+[.A876]" office:value-type="float" office:value="29.721187319" calcext:value-type="float">
            <text:p>29.721187319</text:p>
          </table:table-cell>
        </table:table-row>
        <table:table-row table:style-name="ro1">
          <table:table-cell office:value-type="float" office:value="0.031647213" calcext:value-type="float">
            <text:p>0.031647213</text:p>
          </table:table-cell>
          <table:table-cell office:value-type="float" office:value="7.89959" calcext:value-type="float">
            <text:p>7.89959</text:p>
          </table:table-cell>
          <table:table-cell table:formula="of:=[.C876]+[.A877]" office:value-type="float" office:value="29.7528345319999" calcext:value-type="float">
            <text:p>29.7528345319999</text:p>
          </table:table-cell>
        </table:table-row>
        <table:table-row table:style-name="ro1">
          <table:table-cell office:value-type="float" office:value="0.032104984" calcext:value-type="float">
            <text:p>0.032104984</text:p>
          </table:table-cell>
          <table:table-cell office:value-type="float" office:value="7.786953" calcext:value-type="float">
            <text:p>7.786953</text:p>
          </table:table-cell>
          <table:table-cell table:formula="of:=[.C877]+[.A878]" office:value-type="float" office:value="29.7849395159999" calcext:value-type="float">
            <text:p>29.7849395159999</text:p>
          </table:table-cell>
        </table:table-row>
        <table:table-row table:style-name="ro1">
          <table:table-cell office:value-type="float" office:value="0.03215076" calcext:value-type="float">
            <text:p>0.03215076</text:p>
          </table:table-cell>
          <table:table-cell office:value-type="float" office:value="7.775866" calcext:value-type="float">
            <text:p>7.775866</text:p>
          </table:table-cell>
          <table:table-cell table:formula="of:=[.C878]+[.A879]" office:value-type="float" office:value="29.817090276" calcext:value-type="float">
            <text:p>29.817090276</text:p>
          </table:table-cell>
        </table:table-row>
        <table:table-row table:style-name="ro1">
          <table:table-cell office:value-type="float" office:value="0.032074463" calcext:value-type="float">
            <text:p>0.032074463</text:p>
          </table:table-cell>
          <table:table-cell office:value-type="float" office:value="7.794363" calcext:value-type="float">
            <text:p>7.794363</text:p>
          </table:table-cell>
          <table:table-cell table:formula="of:=[.C879]+[.A880]" office:value-type="float" office:value="29.849164739" calcext:value-type="float">
            <text:p>29.849164739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880]+[.A881]" office:value-type="float" office:value="29.880842469" calcext:value-type="float">
            <text:p>29.880842469</text:p>
          </table:table-cell>
        </table:table-row>
        <table:table-row table:style-name="ro1">
          <table:table-cell office:value-type="float" office:value="0.032059204" calcext:value-type="float">
            <text:p>0.032059204</text:p>
          </table:table-cell>
          <table:table-cell office:value-type="float" office:value="7.798073" calcext:value-type="float">
            <text:p>7.798073</text:p>
          </table:table-cell>
          <table:table-cell table:formula="of:=[.C881]+[.A882]" office:value-type="float" office:value="29.9129016729999" calcext:value-type="float">
            <text:p>29.9129016729999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882]+[.A883]" office:value-type="float" office:value="29.9449150999999" calcext:value-type="float">
            <text:p>29.9449150999999</text:p>
          </table:table-cell>
        </table:table-row>
        <table:table-row table:style-name="ro1">
          <table:table-cell office:value-type="float" office:value="0.0317998" calcext:value-type="float">
            <text:p>0.0317998</text:p>
          </table:table-cell>
          <table:table-cell office:value-type="float" office:value="7.8616843" calcext:value-type="float">
            <text:p>7.8616843</text:p>
          </table:table-cell>
          <table:table-cell table:formula="of:=[.C883]+[.A884]" office:value-type="float" office:value="29.9767149" calcext:value-type="float">
            <text:p>29.9767149</text:p>
          </table:table-cell>
        </table:table-row>
        <table:table-row table:style-name="ro1">
          <table:table-cell office:value-type="float" office:value="0.031311512" calcext:value-type="float">
            <text:p>0.031311512</text:p>
          </table:table-cell>
          <table:table-cell office:value-type="float" office:value="7.984284" calcext:value-type="float">
            <text:p>7.984284</text:p>
          </table:table-cell>
          <table:table-cell table:formula="of:=[.C884]+[.A885]" office:value-type="float" office:value="30.0080264119999" calcext:value-type="float">
            <text:p>30.0080264119999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885]+[.A886]" office:value-type="float" office:value="30.0395820679999" calcext:value-type="float">
            <text:p>30.0395820679999</text:p>
          </table:table-cell>
        </table:table-row>
        <table:table-row table:style-name="ro1">
          <table:table-cell office:value-type="float" office:value="0.031418327" calcext:value-type="float">
            <text:p>0.031418327</text:p>
          </table:table-cell>
          <table:table-cell office:value-type="float" office:value="7.957139" calcext:value-type="float">
            <text:p>7.957139</text:p>
          </table:table-cell>
          <table:table-cell table:formula="of:=[.C886]+[.A887]" office:value-type="float" office:value="30.0710003949999" calcext:value-type="float">
            <text:p>30.0710003949999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887]+[.A888]" office:value-type="float" office:value="30.1021440579999" calcext:value-type="float">
            <text:p>30.1021440579999</text:p>
          </table:table-cell>
        </table:table-row>
        <table:table-row table:style-name="ro1">
          <table:table-cell office:value-type="float" office:value="0.03059434" calcext:value-type="float">
            <text:p>0.03059434</text:p>
          </table:table-cell>
          <table:table-cell office:value-type="float" office:value="8.171447" calcext:value-type="float">
            <text:p>8.171447</text:p>
          </table:table-cell>
          <table:table-cell table:formula="of:=[.C888]+[.A889]" office:value-type="float" office:value="30.132738398" calcext:value-type="float">
            <text:p>30.132738398</text:p>
          </table:table-cell>
        </table:table-row>
        <table:table-row table:style-name="ro1">
          <table:table-cell office:value-type="float" office:value="0.030853743" calcext:value-type="float">
            <text:p>0.030853743</text:p>
          </table:table-cell>
          <table:table-cell office:value-type="float" office:value="8.102744" calcext:value-type="float">
            <text:p>8.102744</text:p>
          </table:table-cell>
          <table:table-cell table:formula="of:=[.C889]+[.A890]" office:value-type="float" office:value="30.1635921409999" calcext:value-type="float">
            <text:p>30.1635921409999</text:p>
          </table:table-cell>
        </table:table-row>
        <table:table-row table:style-name="ro1">
          <table:table-cell office:value-type="float" office:value="0.03073167" calcext:value-type="float">
            <text:p>0.03073167</text:p>
          </table:table-cell>
          <table:table-cell office:value-type="float" office:value="8.134931" calcext:value-type="float">
            <text:p>8.134931</text:p>
          </table:table-cell>
          <table:table-cell table:formula="of:=[.C890]+[.A891]" office:value-type="float" office:value="30.194323811" calcext:value-type="float">
            <text:p>30.194323811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891]+[.A892]" office:value-type="float" office:value="30.224750301" calcext:value-type="float">
            <text:p>30.224750301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892]+[.A893]" office:value-type="float" office:value="30.254688501" calcext:value-type="float">
            <text:p>30.254688501</text:p>
          </table:table-cell>
        </table:table-row>
        <table:table-row table:style-name="ro1">
          <table:table-cell office:value-type="float" office:value="0.030243382" calcext:value-type="float">
            <text:p>0.030243382</text:p>
          </table:table-cell>
          <table:table-cell office:value-type="float" office:value="8.266272" calcext:value-type="float">
            <text:p>8.266272</text:p>
          </table:table-cell>
          <table:table-cell table:formula="of:=[.C893]+[.A894]" office:value-type="float" office:value="30.284931883" calcext:value-type="float">
            <text:p>30.284931883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894]+[.A895]" office:value-type="float" office:value="30.315129487" calcext:value-type="float">
            <text:p>30.315129487</text:p>
          </table:table-cell>
        </table:table-row>
        <table:table-row table:style-name="ro1">
          <table:table-cell office:value-type="float" office:value="0.030029755" calcext:value-type="float">
            <text:p>0.030029755</text:p>
          </table:table-cell>
          <table:table-cell office:value-type="float" office:value="8.325076" calcext:value-type="float">
            <text:p>8.325076</text:p>
          </table:table-cell>
          <table:table-cell table:formula="of:=[.C895]+[.A896]" office:value-type="float" office:value="30.345159242" calcext:value-type="float">
            <text:p>30.345159242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896]+[.A897]" office:value-type="float" office:value="30.374792263" calcext:value-type="float">
            <text:p>30.374792263</text:p>
          </table:table-cell>
        </table:table-row>
        <table:table-row table:style-name="ro1">
          <table:table-cell office:value-type="float" office:value="0.030029755" calcext:value-type="float">
            <text:p>0.030029755</text:p>
          </table:table-cell>
          <table:table-cell office:value-type="float" office:value="8.325076" calcext:value-type="float">
            <text:p>8.325076</text:p>
          </table:table-cell>
          <table:table-cell table:formula="of:=[.C897]+[.A898]" office:value-type="float" office:value="30.404822018" calcext:value-type="float">
            <text:p>30.404822018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898]+[.A899]" office:value-type="float" office:value="30.434897549" calcext:value-type="float">
            <text:p>30.434897549</text:p>
          </table:table-cell>
        </table:table-row>
        <table:table-row table:style-name="ro1">
          <table:table-cell office:value-type="float" office:value="0.029999238" calcext:value-type="float">
            <text:p>0.029999238</text:p>
          </table:table-cell>
          <table:table-cell office:value-type="float" office:value="8.333546" calcext:value-type="float">
            <text:p>8.333546</text:p>
          </table:table-cell>
          <table:table-cell table:formula="of:=[.C899]+[.A900]" office:value-type="float" office:value="30.464896787" calcext:value-type="float">
            <text:p>30.464896787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900]+[.A901]" office:value-type="float" office:value="30.494636621" calcext:value-type="float">
            <text:p>30.494636621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901]+[.A902]" office:value-type="float" office:value="30.524849485" calcext:value-type="float">
            <text:p>30.524849485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902]+[.A903]" office:value-type="float" office:value="30.55519968" calcext:value-type="float">
            <text:p>30.55519968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903]+[.A904]" office:value-type="float" office:value="30.585519356" calcext:value-type="float">
            <text:p>30.585519356</text:p>
          </table:table-cell>
        </table:table-row>
        <table:table-row table:style-name="ro1">
          <table:table-cell office:value-type="float" office:value="0.030045014" calcext:value-type="float">
            <text:p>0.030045014</text:p>
          </table:table-cell>
          <table:table-cell office:value-type="float" office:value="8.320848" calcext:value-type="float">
            <text:p>8.320848</text:p>
          </table:table-cell>
          <table:table-cell table:formula="of:=[.C904]+[.A905]" office:value-type="float" office:value="30.61556437" calcext:value-type="float">
            <text:p>30.61556437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905]+[.A906]" office:value-type="float" office:value="30.64614345" calcext:value-type="float">
            <text:p>30.64614345</text:p>
          </table:table-cell>
        </table:table-row>
        <table:table-row table:style-name="ro1">
          <table:table-cell office:value-type="float" office:value="0.030716412" calcext:value-type="float">
            <text:p>0.030716412</text:p>
          </table:table-cell>
          <table:table-cell office:value-type="float" office:value="8.138971" calcext:value-type="float">
            <text:p>8.138971</text:p>
          </table:table-cell>
          <table:table-cell table:formula="of:=[.C906]+[.A907]" office:value-type="float" office:value="30.676859862" calcext:value-type="float">
            <text:p>30.676859862</text:p>
          </table:table-cell>
        </table:table-row>
        <table:table-row table:style-name="ro1">
          <table:table-cell office:value-type="float" office:value="0.030716412" calcext:value-type="float">
            <text:p>0.030716412</text:p>
          </table:table-cell>
          <table:table-cell office:value-type="float" office:value="8.138971" calcext:value-type="float">
            <text:p>8.138971</text:p>
          </table:table-cell>
          <table:table-cell table:formula="of:=[.C907]+[.A908]" office:value-type="float" office:value="30.707576274" calcext:value-type="float">
            <text:p>30.707576274</text:p>
          </table:table-cell>
        </table:table-row>
        <table:table-row table:style-name="ro1">
          <table:table-cell office:value-type="float" office:value="0.030457009" calcext:value-type="float">
            <text:p>0.030457009</text:p>
          </table:table-cell>
          <table:table-cell office:value-type="float" office:value="8.208291" calcext:value-type="float">
            <text:p>8.208291</text:p>
          </table:table-cell>
          <table:table-cell table:formula="of:=[.C908]+[.A909]" office:value-type="float" office:value="30.738033283" calcext:value-type="float">
            <text:p>30.738033283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909]+[.A910]" office:value-type="float" office:value="30.769009098" calcext:value-type="float">
            <text:p>30.769009098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910]+[.A911]" office:value-type="float" office:value="30.800122244" calcext:value-type="float">
            <text:p>30.800122244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911]+[.A912]" office:value-type="float" office:value="30.83123539" calcext:value-type="float">
            <text:p>30.83123539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912]+[.A913]" office:value-type="float" office:value="30.862058615" calcext:value-type="float">
            <text:p>30.862058615</text:p>
          </table:table-cell>
        </table:table-row>
        <table:table-row table:style-name="ro1">
          <table:table-cell office:value-type="float" office:value="0.03132677" calcext:value-type="float">
            <text:p>0.03132677</text:p>
          </table:table-cell>
          <table:table-cell office:value-type="float" office:value="7.980395" calcext:value-type="float">
            <text:p>7.980395</text:p>
          </table:table-cell>
          <table:table-cell table:formula="of:=[.C913]+[.A914]" office:value-type="float" office:value="30.893385385" calcext:value-type="float">
            <text:p>30.893385385</text:p>
          </table:table-cell>
        </table:table-row>
        <table:table-row table:style-name="ro1">
          <table:table-cell office:value-type="float" office:value="0.03138781" calcext:value-type="float">
            <text:p>0.03138781</text:p>
          </table:table-cell>
          <table:table-cell office:value-type="float" office:value="7.964875" calcext:value-type="float">
            <text:p>7.964875</text:p>
          </table:table-cell>
          <table:table-cell table:formula="of:=[.C914]+[.A915]" office:value-type="float" office:value="30.9247731949999" calcext:value-type="float">
            <text:p>30.9247731949999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915]+[.A916]" office:value-type="float" office:value="30.9561457449999" calcext:value-type="float">
            <text:p>30.9561457449999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916]+[.A917]" office:value-type="float" office:value="30.987136819" calcext:value-type="float">
            <text:p>30.987136819</text:p>
          </table:table-cell>
        </table:table-row>
        <table:table-row table:style-name="ro1">
          <table:table-cell office:value-type="float" office:value="0.031418327" calcext:value-type="float">
            <text:p>0.031418327</text:p>
          </table:table-cell>
          <table:table-cell office:value-type="float" office:value="7.957139" calcext:value-type="float">
            <text:p>7.957139</text:p>
          </table:table-cell>
          <table:table-cell table:formula="of:=[.C917]+[.A918]" office:value-type="float" office:value="31.0185551459999" calcext:value-type="float">
            <text:p>31.0185551459999</text:p>
          </table:table-cell>
        </table:table-row>
        <table:table-row table:style-name="ro1">
          <table:table-cell office:value-type="float" office:value="0.031433586" calcext:value-type="float">
            <text:p>0.031433586</text:p>
          </table:table-cell>
          <table:table-cell office:value-type="float" office:value="7.953276" calcext:value-type="float">
            <text:p>7.953276</text:p>
          </table:table-cell>
          <table:table-cell table:formula="of:=[.C918]+[.A919]" office:value-type="float" office:value="31.049988732" calcext:value-type="float">
            <text:p>31.049988732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919]+[.A920]" office:value-type="float" office:value="31.0812849849999" calcext:value-type="float">
            <text:p>31.0812849849999</text:p>
          </table:table-cell>
        </table:table-row>
        <table:table-row table:style-name="ro1">
          <table:table-cell office:value-type="float" office:value="0.030869002" calcext:value-type="float">
            <text:p>0.030869002</text:p>
          </table:table-cell>
          <table:table-cell office:value-type="float" office:value="8.09874" calcext:value-type="float">
            <text:p>8.09874</text:p>
          </table:table-cell>
          <table:table-cell table:formula="of:=[.C920]+[.A921]" office:value-type="float" office:value="31.1121539869999" calcext:value-type="float">
            <text:p>31.1121539869999</text:p>
          </table:table-cell>
        </table:table-row>
        <table:table-row table:style-name="ro1">
          <table:table-cell office:value-type="float" office:value="0.031189442" calcext:value-type="float">
            <text:p>0.031189442</text:p>
          </table:table-cell>
          <table:table-cell office:value-type="float" office:value="8.015533" calcext:value-type="float">
            <text:p>8.015533</text:p>
          </table:table-cell>
          <table:table-cell table:formula="of:=[.C921]+[.A922]" office:value-type="float" office:value="31.1433434289999" calcext:value-type="float">
            <text:p>31.1433434289999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922]+[.A923]" office:value-type="float" office:value="31.174487092" calcext:value-type="float">
            <text:p>31.174487092</text:p>
          </table:table-cell>
        </table:table-row>
        <table:table-row table:style-name="ro1">
          <table:table-cell office:value-type="float" office:value="0.03089952" calcext:value-type="float">
            <text:p>0.03089952</text:p>
          </table:table-cell>
          <table:table-cell office:value-type="float" office:value="8.09074" calcext:value-type="float">
            <text:p>8.09074</text:p>
          </table:table-cell>
          <table:table-cell table:formula="of:=[.C923]+[.A924]" office:value-type="float" office:value="31.2053866119999" calcext:value-type="float">
            <text:p>31.2053866119999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924]+[.A925]" office:value-type="float" office:value="31.2357673249999" calcext:value-type="float">
            <text:p>31.2357673249999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925]+[.A926]" office:value-type="float" office:value="31.2663921819999" calcext:value-type="float">
            <text:p>31.2663921819999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926]+[.A927]" office:value-type="float" office:value="31.2969407429999" calcext:value-type="float">
            <text:p>31.2969407429999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927]+[.A928]" office:value-type="float" office:value="31.3272451599999" calcext:value-type="float">
            <text:p>31.3272451599999</text:p>
          </table:table-cell>
        </table:table-row>
        <table:table-row table:style-name="ro1">
          <table:table-cell office:value-type="float" office:value="0.029831387" calcext:value-type="float">
            <text:p>0.029831387</text:p>
          </table:table-cell>
          <table:table-cell office:value-type="float" office:value="8.380435" calcext:value-type="float">
            <text:p>8.380435</text:p>
          </table:table-cell>
          <table:table-cell table:formula="of:=[.C928]+[.A929]" office:value-type="float" office:value="31.3570765469999" calcext:value-type="float">
            <text:p>31.3570765469999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929]+[.A930]" office:value-type="float" office:value="31.3871978569999" calcext:value-type="float">
            <text:p>31.3871978569999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930]+[.A931]" office:value-type="float" office:value="31.4173344249999" calcext:value-type="float">
            <text:p>31.4173344249999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931]+[.A932]" office:value-type="float" office:value="31.4473489209999" calcext:value-type="float">
            <text:p>31.4473489209999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932]+[.A933]" office:value-type="float" office:value="31.4769514239999" calcext:value-type="float">
            <text:p>31.4769514239999</text:p>
          </table:table-cell>
        </table:table-row>
        <table:table-row table:style-name="ro1">
          <table:table-cell office:value-type="float" office:value="0.030045014" calcext:value-type="float">
            <text:p>0.030045014</text:p>
          </table:table-cell>
          <table:table-cell office:value-type="float" office:value="8.320848" calcext:value-type="float">
            <text:p>8.320848</text:p>
          </table:table-cell>
          <table:table-cell table:formula="of:=[.C933]+[.A934]" office:value-type="float" office:value="31.5069964379999" calcext:value-type="float">
            <text:p>31.5069964379999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934]+[.A935]" office:value-type="float" office:value="31.5371177479999" calcext:value-type="float">
            <text:p>31.5371177479999</text:p>
          </table:table-cell>
        </table:table-row>
        <table:table-row table:style-name="ro1">
          <table:table-cell office:value-type="float" office:value="0.030060273" calcext:value-type="float">
            <text:p>0.030060273</text:p>
          </table:table-cell>
          <table:table-cell office:value-type="float" office:value="8.316625" calcext:value-type="float">
            <text:p>8.316625</text:p>
          </table:table-cell>
          <table:table-cell table:formula="of:=[.C935]+[.A936]" office:value-type="float" office:value="31.5671780209999" calcext:value-type="float">
            <text:p>31.5671780209999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936]+[.A937]" office:value-type="float" office:value="31.5969178549999" calcext:value-type="float">
            <text:p>31.5969178549999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937]+[.A938]" office:value-type="float" office:value="31.6271307189999" calcext:value-type="float">
            <text:p>31.6271307189999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938]+[.A939]" office:value-type="float" office:value="31.6574656549999" calcext:value-type="float">
            <text:p>31.6574656549999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939]+[.A940]" office:value-type="float" office:value="31.6878005909999" calcext:value-type="float">
            <text:p>31.6878005909999</text:p>
          </table:table-cell>
        </table:table-row>
        <table:table-row table:style-name="ro1">
          <table:table-cell office:value-type="float" office:value="0.030060273" calcext:value-type="float">
            <text:p>0.030060273</text:p>
          </table:table-cell>
          <table:table-cell office:value-type="float" office:value="8.316625" calcext:value-type="float">
            <text:p>8.316625</text:p>
          </table:table-cell>
          <table:table-cell table:formula="of:=[.C940]+[.A941]" office:value-type="float" office:value="31.7178608639999" calcext:value-type="float">
            <text:p>31.7178608639999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941]+[.A942]" office:value-type="float" office:value="31.7484246839999" calcext:value-type="float">
            <text:p>31.7484246839999</text:p>
          </table:table-cell>
        </table:table-row>
        <table:table-row table:style-name="ro1">
          <table:table-cell office:value-type="float" office:value="0.030685892" calcext:value-type="float">
            <text:p>0.030685892</text:p>
          </table:table-cell>
          <table:table-cell office:value-type="float" office:value="8.147066" calcext:value-type="float">
            <text:p>8.147066</text:p>
          </table:table-cell>
          <table:table-cell table:formula="of:=[.C942]+[.A943]" office:value-type="float" office:value="31.7791105759999" calcext:value-type="float">
            <text:p>31.7791105759999</text:p>
          </table:table-cell>
        </table:table-row>
        <table:table-row table:style-name="ro1">
          <table:table-cell office:value-type="float" office:value="0.030685892" calcext:value-type="float">
            <text:p>0.030685892</text:p>
          </table:table-cell>
          <table:table-cell office:value-type="float" office:value="8.147066" calcext:value-type="float">
            <text:p>8.147066</text:p>
          </table:table-cell>
          <table:table-cell table:formula="of:=[.C943]+[.A944]" office:value-type="float" office:value="31.8097964679999" calcext:value-type="float">
            <text:p>31.8097964679999</text:p>
          </table:table-cell>
        </table:table-row>
        <table:table-row table:style-name="ro1">
          <table:table-cell office:value-type="float" office:value="0.030441748" calcext:value-type="float">
            <text:p>0.030441748</text:p>
          </table:table-cell>
          <table:table-cell office:value-type="float" office:value="8.212406" calcext:value-type="float">
            <text:p>8.212406</text:p>
          </table:table-cell>
          <table:table-cell table:formula="of:=[.C944]+[.A945]" office:value-type="float" office:value="31.8402382159999" calcext:value-type="float">
            <text:p>31.8402382159999</text:p>
          </table:table-cell>
        </table:table-row>
        <table:table-row table:style-name="ro1">
          <table:table-cell office:value-type="float" office:value="0.030930037" calcext:value-type="float">
            <text:p>0.030930037</text:p>
          </table:table-cell>
          <table:table-cell office:value-type="float" office:value="8.082758" calcext:value-type="float">
            <text:p>8.082758</text:p>
          </table:table-cell>
          <table:table-cell table:formula="of:=[.C945]+[.A946]" office:value-type="float" office:value="31.8711682529999" calcext:value-type="float">
            <text:p>31.8711682529999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946]+[.A947]" office:value-type="float" office:value="31.9022661399999" calcext:value-type="float">
            <text:p>31.9022661399999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947]+[.A948]" office:value-type="float" office:value="31.9333792859999" calcext:value-type="float">
            <text:p>31.9333792859999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948]+[.A949]" office:value-type="float" office:value="31.9642177699999" calcext:value-type="float">
            <text:p>31.9642177699999</text:p>
          </table:table-cell>
        </table:table-row>
        <table:table-row table:style-name="ro1">
          <table:table-cell office:value-type="float" office:value="0.03135729" calcext:value-type="float">
            <text:p>0.03135729</text:p>
          </table:table-cell>
          <table:table-cell office:value-type="float" office:value="7.972628" calcext:value-type="float">
            <text:p>7.972628</text:p>
          </table:table-cell>
          <table:table-cell table:formula="of:=[.C949]+[.A950]" office:value-type="float" office:value="31.9955750599999" calcext:value-type="float">
            <text:p>31.9955750599999</text:p>
          </table:table-cell>
        </table:table-row>
        <table:table-row table:style-name="ro1">
          <table:table-cell office:value-type="float" office:value="0.03149462" calcext:value-type="float">
            <text:p>0.03149462</text:p>
          </table:table-cell>
          <table:table-cell office:value-type="float" office:value="7.937863" calcext:value-type="float">
            <text:p>7.937863</text:p>
          </table:table-cell>
          <table:table-cell table:formula="of:=[.C950]+[.A951]" office:value-type="float" office:value="32.0270696799999" calcext:value-type="float">
            <text:p>32.0270696799999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951]+[.A952]" office:value-type="float" office:value="32.0585795599999" calcext:value-type="float">
            <text:p>32.0585795599999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952]+[.A953]" office:value-type="float" office:value="32.0898147779999" calcext:value-type="float">
            <text:p>32.0898147779999</text:p>
          </table:table-cell>
        </table:table-row>
        <table:table-row table:style-name="ro1">
          <table:table-cell office:value-type="float" office:value="0.031738766" calcext:value-type="float">
            <text:p>0.031738766</text:p>
          </table:table-cell>
          <table:table-cell office:value-type="float" office:value="7.876803" calcext:value-type="float">
            <text:p>7.876803</text:p>
          </table:table-cell>
          <table:table-cell table:formula="of:=[.C953]+[.A954]" office:value-type="float" office:value="32.1215535439999" calcext:value-type="float">
            <text:p>32.1215535439999</text:p>
          </table:table-cell>
        </table:table-row>
        <table:table-row table:style-name="ro1">
          <table:table-cell office:value-type="float" office:value="0.03181506" calcext:value-type="float">
            <text:p>0.03181506</text:p>
          </table:table-cell>
          <table:table-cell office:value-type="float" office:value="7.857914" calcext:value-type="float">
            <text:p>7.857914</text:p>
          </table:table-cell>
          <table:table-cell table:formula="of:=[.C954]+[.A955]" office:value-type="float" office:value="32.1533686039999" calcext:value-type="float">
            <text:p>32.1533686039999</text:p>
          </table:table-cell>
        </table:table-row>
        <table:table-row table:style-name="ro1">
          <table:table-cell office:value-type="float" office:value="0.0317998" calcext:value-type="float">
            <text:p>0.0317998</text:p>
          </table:table-cell>
          <table:table-cell office:value-type="float" office:value="7.8616843" calcext:value-type="float">
            <text:p>7.8616843</text:p>
          </table:table-cell>
          <table:table-cell table:formula="of:=[.C955]+[.A956]" office:value-type="float" office:value="32.1851684039999" calcext:value-type="float">
            <text:p>32.1851684039999</text:p>
          </table:table-cell>
        </table:table-row>
        <table:table-row table:style-name="ro1">
          <table:table-cell office:value-type="float" office:value="0.03149462" calcext:value-type="float">
            <text:p>0.03149462</text:p>
          </table:table-cell>
          <table:table-cell office:value-type="float" office:value="7.937863" calcext:value-type="float">
            <text:p>7.937863</text:p>
          </table:table-cell>
          <table:table-cell table:formula="of:=[.C956]+[.A957]" office:value-type="float" office:value="32.2166630239999" calcext:value-type="float">
            <text:p>32.2166630239999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957]+[.A958]" office:value-type="float" office:value="32.2486001579999" calcext:value-type="float">
            <text:p>32.2486001579999</text:p>
          </table:table-cell>
        </table:table-row>
        <table:table-row table:style-name="ro1">
          <table:table-cell office:value-type="float" office:value="0.032059204" calcext:value-type="float">
            <text:p>0.032059204</text:p>
          </table:table-cell>
          <table:table-cell office:value-type="float" office:value="7.798073" calcext:value-type="float">
            <text:p>7.798073</text:p>
          </table:table-cell>
          <table:table-cell table:formula="of:=[.C958]+[.A959]" office:value-type="float" office:value="32.2806593619999" calcext:value-type="float">
            <text:p>32.2806593619999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959]+[.A960]" office:value-type="float" office:value="32.3126117539999" calcext:value-type="float">
            <text:p>32.3126117539999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960]+[.A961]" office:value-type="float" office:value="32.3441674099999" calcext:value-type="float">
            <text:p>32.3441674099999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961]+[.A962]" office:value-type="float" office:value="32.3761045439999" calcext:value-type="float">
            <text:p>32.3761045439999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962]+[.A963]" office:value-type="float" office:value="32.4080721939999" calcext:value-type="float">
            <text:p>32.4080721939999</text:p>
          </table:table-cell>
        </table:table-row>
        <table:table-row table:style-name="ro1">
          <table:table-cell office:value-type="float" office:value="0.031769283" calcext:value-type="float">
            <text:p>0.031769283</text:p>
          </table:table-cell>
          <table:table-cell office:value-type="float" office:value="7.8692365" calcext:value-type="float">
            <text:p>7.8692365</text:p>
          </table:table-cell>
          <table:table-cell table:formula="of:=[.C963]+[.A964]" office:value-type="float" office:value="32.4398414769999" calcext:value-type="float">
            <text:p>32.4398414769999</text:p>
          </table:table-cell>
        </table:table-row>
        <table:table-row table:style-name="ro1">
          <table:table-cell office:value-type="float" office:value="0.031311512" calcext:value-type="float">
            <text:p>0.031311512</text:p>
          </table:table-cell>
          <table:table-cell office:value-type="float" office:value="7.984284" calcext:value-type="float">
            <text:p>7.984284</text:p>
          </table:table-cell>
          <table:table-cell table:formula="of:=[.C964]+[.A965]" office:value-type="float" office:value="32.471152989" calcext:value-type="float">
            <text:p>32.471152989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965]+[.A966]" office:value-type="float" office:value="32.5027544219999" calcext:value-type="float">
            <text:p>32.5027544219999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966]+[.A967]" office:value-type="float" office:value="32.534310078" calcext:value-type="float">
            <text:p>32.534310078</text:p>
          </table:table-cell>
        </table:table-row>
        <table:table-row table:style-name="ro1">
          <table:table-cell office:value-type="float" office:value="0.03135729" calcext:value-type="float">
            <text:p>0.03135729</text:p>
          </table:table-cell>
          <table:table-cell office:value-type="float" office:value="7.972628" calcext:value-type="float">
            <text:p>7.972628</text:p>
          </table:table-cell>
          <table:table-cell table:formula="of:=[.C967]+[.A968]" office:value-type="float" office:value="32.565667368" calcext:value-type="float">
            <text:p>32.565667368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968]+[.A969]" office:value-type="float" office:value="32.596505852" calcext:value-type="float">
            <text:p>32.596505852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969]+[.A970]" office:value-type="float" office:value="32.627542702" calcext:value-type="float">
            <text:p>32.627542702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970]+[.A971]" office:value-type="float" office:value="32.65845748" calcext:value-type="float">
            <text:p>32.65845748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971]+[.A972]" office:value-type="float" office:value="32.689067078" calcext:value-type="float">
            <text:p>32.689067078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972]+[.A973]" office:value-type="float" office:value="32.719173128" calcext:value-type="float">
            <text:p>32.719173128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973]+[.A974]" office:value-type="float" office:value="32.749538582" calcext:value-type="float">
            <text:p>32.749538582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974]+[.A975]" office:value-type="float" office:value="32.77982774" calcext:value-type="float">
            <text:p>32.77982774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975]+[.A976]" office:value-type="float" office:value="32.80994905" calcext:value-type="float">
            <text:p>32.80994905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976]+[.A977]" office:value-type="float" office:value="32.839627847" calcext:value-type="float">
            <text:p>32.839627847</text:p>
          </table:table-cell>
        </table:table-row>
        <table:table-row table:style-name="ro1">
          <table:table-cell office:value-type="float" office:value="0.030060273" calcext:value-type="float">
            <text:p>0.030060273</text:p>
          </table:table-cell>
          <table:table-cell office:value-type="float" office:value="8.316625" calcext:value-type="float">
            <text:p>8.316625</text:p>
          </table:table-cell>
          <table:table-cell table:formula="of:=[.C977]+[.A978]" office:value-type="float" office:value="32.86968812" calcext:value-type="float">
            <text:p>32.86968812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978]+[.A979]" office:value-type="float" office:value="32.899763651" calcext:value-type="float">
            <text:p>32.899763651</text:p>
          </table:table-cell>
        </table:table-row>
        <table:table-row table:style-name="ro1">
          <table:table-cell office:value-type="float" office:value="0.030045014" calcext:value-type="float">
            <text:p>0.030045014</text:p>
          </table:table-cell>
          <table:table-cell office:value-type="float" office:value="8.320848" calcext:value-type="float">
            <text:p>8.320848</text:p>
          </table:table-cell>
          <table:table-cell table:formula="of:=[.C979]+[.A980]" office:value-type="float" office:value="32.929808665" calcext:value-type="float">
            <text:p>32.929808665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980]+[.A981]" office:value-type="float" office:value="32.959487462" calcext:value-type="float">
            <text:p>32.959487462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981]+[.A982]" office:value-type="float" office:value="32.989669807" calcext:value-type="float">
            <text:p>32.989669807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982]+[.A983]" office:value-type="float" office:value="33.019882671" calcext:value-type="float">
            <text:p>33.019882671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983]+[.A984]" office:value-type="float" office:value="33.050080275" calcext:value-type="float">
            <text:p>33.050080275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984]+[.A985]" office:value-type="float" office:value="33.080018475" calcext:value-type="float">
            <text:p>33.080018475</text:p>
          </table:table-cell>
        </table:table-row>
        <table:table-row table:style-name="ro1">
          <table:table-cell office:value-type="float" office:value="0.03042649" calcext:value-type="float">
            <text:p>0.03042649</text:p>
          </table:table-cell>
          <table:table-cell office:value-type="float" office:value="8.216524" calcext:value-type="float">
            <text:p>8.216524</text:p>
          </table:table-cell>
          <table:table-cell table:formula="of:=[.C985]+[.A986]" office:value-type="float" office:value="33.110444965" calcext:value-type="float">
            <text:p>33.110444965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986]+[.A987]" office:value-type="float" office:value="33.140978268" calcext:value-type="float">
            <text:p>33.140978268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987]+[.A988]" office:value-type="float" office:value="33.171496312" calcext:value-type="float">
            <text:p>33.171496312</text:p>
          </table:table-cell>
        </table:table-row>
        <table:table-row table:style-name="ro1">
          <table:table-cell office:value-type="float" office:value="0.0302739" calcext:value-type="float">
            <text:p>0.0302739</text:p>
          </table:table-cell>
          <table:table-cell office:value-type="float" office:value="8.257938" calcext:value-type="float">
            <text:p>8.257938</text:p>
          </table:table-cell>
          <table:table-cell table:formula="of:=[.C988]+[.A989]" office:value-type="float" office:value="33.201770212" calcext:value-type="float">
            <text:p>33.201770212</text:p>
          </table:table-cell>
        </table:table-row>
        <table:table-row table:style-name="ro1">
          <table:table-cell office:value-type="float" office:value="0.03074693" calcext:value-type="float">
            <text:p>0.03074693</text:p>
          </table:table-cell>
          <table:table-cell office:value-type="float" office:value="8.130894" calcext:value-type="float">
            <text:p>8.130894</text:p>
          </table:table-cell>
          <table:table-cell table:formula="of:=[.C989]+[.A990]" office:value-type="float" office:value="33.232517142" calcext:value-type="float">
            <text:p>33.232517142</text:p>
          </table:table-cell>
        </table:table-row>
        <table:table-row table:style-name="ro1">
          <table:table-cell office:value-type="float" office:value="0.03088426" calcext:value-type="float">
            <text:p>0.03088426</text:p>
          </table:table-cell>
          <table:table-cell office:value-type="float" office:value="8.094738" calcext:value-type="float">
            <text:p>8.094738</text:p>
          </table:table-cell>
          <table:table-cell table:formula="of:=[.C990]+[.A991]" office:value-type="float" office:value="33.263401402" calcext:value-type="float">
            <text:p>33.263401402</text:p>
          </table:table-cell>
        </table:table-row>
        <table:table-row table:style-name="ro1">
          <table:table-cell office:value-type="float" office:value="0.030869002" calcext:value-type="float">
            <text:p>0.030869002</text:p>
          </table:table-cell>
          <table:table-cell office:value-type="float" office:value="8.09874" calcext:value-type="float">
            <text:p>8.09874</text:p>
          </table:table-cell>
          <table:table-cell table:formula="of:=[.C991]+[.A992]" office:value-type="float" office:value="33.294270404" calcext:value-type="float">
            <text:p>33.294270404</text:p>
          </table:table-cell>
        </table:table-row>
        <table:table-row table:style-name="ro1">
          <table:table-cell office:value-type="float" office:value="0.03059434" calcext:value-type="float">
            <text:p>0.03059434</text:p>
          </table:table-cell>
          <table:table-cell office:value-type="float" office:value="8.171447" calcext:value-type="float">
            <text:p>8.171447</text:p>
          </table:table-cell>
          <table:table-cell table:formula="of:=[.C992]+[.A993]" office:value-type="float" office:value="33.324864744" calcext:value-type="float">
            <text:p>33.324864744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993]+[.A994]" office:value-type="float" office:value="33.35597789" calcext:value-type="float">
            <text:p>33.35597789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994]+[.A995]" office:value-type="float" office:value="33.387228367" calcext:value-type="float">
            <text:p>33.387228367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995]+[.A996]" office:value-type="float" office:value="33.418478844" calcext:value-type="float">
            <text:p>33.418478844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996]+[.A997]" office:value-type="float" office:value="33.449469918" calcext:value-type="float">
            <text:p>33.449469918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997]+[.A998]" office:value-type="float" office:value="33.480979798" calcext:value-type="float">
            <text:p>33.480979798</text:p>
          </table:table-cell>
        </table:table-row>
        <table:table-row table:style-name="ro1">
          <table:table-cell office:value-type="float" office:value="0.031647213" calcext:value-type="float">
            <text:p>0.031647213</text:p>
          </table:table-cell>
          <table:table-cell office:value-type="float" office:value="7.89959" calcext:value-type="float">
            <text:p>7.89959</text:p>
          </table:table-cell>
          <table:table-cell table:formula="of:=[.C998]+[.A999]" office:value-type="float" office:value="33.512627011" calcext:value-type="float">
            <text:p>33.512627011</text:p>
          </table:table-cell>
        </table:table-row>
        <table:table-row table:style-name="ro1">
          <table:table-cell office:value-type="float" office:value="0.031631954" calcext:value-type="float">
            <text:p>0.031631954</text:p>
          </table:table-cell>
          <table:table-cell office:value-type="float" office:value="7.9034004" calcext:value-type="float">
            <text:p>7.9034004</text:p>
          </table:table-cell>
          <table:table-cell table:formula="of:=[.C999]+[.A1000]" office:value-type="float" office:value="33.544258965" calcext:value-type="float">
            <text:p>33.544258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6:36:31.815013528</dc:date>
    <meta:editing-duration>PT5M3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data.B1:data.C100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129854">
                <text:p>1.2129854</text:p>
                <draw:g>
                  <svg:desc>data.C1:data.C1000</svg:desc>
                </draw:g>
              </table:table-cell>
              <table:table-cell office:value-type="float" office:value="0.20610307">
                <text:p>0.20610307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4423588">
                <text:p>1.44423588</text:p>
              </table:table-cell>
              <table:table-cell office:value-type="float" office:value="1.0810788">
                <text:p>1.0810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7353328">
                <text:p>2.47353328</text:p>
              </table:table-cell>
              <table:table-cell office:value-type="float" office:value="0.24288414">
                <text:p>0.24288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1124595">
                <text:p>2.61124595</text:p>
              </table:table-cell>
              <table:table-cell office:value-type="float" office:value="1.8153739">
                <text:p>1.8153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9567412">
                <text:p>2.69567412</text:p>
              </table:table-cell>
              <table:table-cell office:value-type="float" office:value="2.961097">
                <text:p>2.961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6166939">
                <text:p>2.76166939</text:p>
              </table:table-cell>
              <table:table-cell office:value-type="float" office:value="3.7881505">
                <text:p>3.7881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167392">
                <text:p>2.8167392</text:p>
              </table:table-cell>
              <table:table-cell office:value-type="float" office:value="4.539692">
                <text:p>4.539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64530458">
                <text:p>2.864530458</text:p>
              </table:table-cell>
              <table:table-cell office:value-type="float" office:value="5.2310824">
                <text:p>5.2310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06843725">
                <text:p>2.906843725</text:p>
              </table:table-cell>
              <table:table-cell office:value-type="float" office:value="5.9083123">
                <text:p>5.9083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4592208">
                <text:p>2.94592208</text:p>
              </table:table-cell>
              <table:table-cell office:value-type="float" office:value="6.3974032">
                <text:p>6.3974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82146997">
                <text:p>2.982146997</text:p>
              </table:table-cell>
              <table:table-cell office:value-type="float" office:value="6.901327">
                <text:p>6.901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16006767">
                <text:p>3.016006767</text:p>
              </table:table-cell>
              <table:table-cell office:value-type="float" office:value="7.3833933">
                <text:p>7.3833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47684497">
                <text:p>3.047684497</text:p>
              </table:table-cell>
              <table:table-cell office:value-type="float" office:value="7.8919797">
                <text:p>7.8919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78477203">
                <text:p>3.078477203</text:p>
              </table:table-cell>
              <table:table-cell office:value-type="float" office:value="8.118806">
                <text:p>8.118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08094965">
                <text:p>3.108094965</text:p>
              </table:table-cell>
              <table:table-cell office:value-type="float" office:value="8.440881">
                <text:p>8.440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36751409">
                <text:p>3.136751409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64278685">
                <text:p>3.164278685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91516039">
                <text:p>3.191516039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18463472">
                <text:p>3.218463472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45395646">
                <text:p>3.245395646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72114194">
                <text:p>3.272114194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99259994">
                <text:p>3.299259994</text:p>
              </table:table-cell>
              <table:table-cell office:value-type="float" office:value="9.209529">
                <text:p>9.209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26527865">
                <text:p>3.326527865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53810997">
                <text:p>3.353810997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80865244">
                <text:p>3.380865244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0837726">
                <text:p>3.40837726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3599609">
                <text:p>3.43599609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63660697">
                <text:p>3.463660697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1065901">
                <text:p>3.491065901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18944133">
                <text:p>3.518944133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46959698">
                <text:p>3.546959698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74960002">
                <text:p>3.574960002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02731422">
                <text:p>3.602731422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30991132">
                <text:p>3.630991132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59388172">
                <text:p>3.659388172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87785212">
                <text:p>3.687785212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15938108">
                <text:p>3.715938108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44548773">
                <text:p>3.744548773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73327289">
                <text:p>3.773327289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2105805">
                <text:p>3.802105805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30655435">
                <text:p>3.830655435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59678095">
                <text:p>3.859678095</text:p>
              </table:table-cell>
              <table:table-cell office:value-type="float" office:value="8.613959">
                <text:p>8.6139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88853345">
                <text:p>3.888853345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18013336">
                <text:p>3.918013336</text:p>
              </table:table-cell>
              <table:table-cell office:value-type="float" office:value="8.573391">
                <text:p>8.5733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46929183">
                <text:p>3.946929183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76348577">
                <text:p>3.976348577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05905302">
                <text:p>4.005905302</text:p>
              </table:table-cell>
              <table:table-cell office:value-type="float" office:value="8.458311">
                <text:p>8.4583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03543151">
                <text:p>4.03543151</text:p>
              </table:table-cell>
              <table:table-cell office:value-type="float" office:value="8.467053">
                <text:p>8.4670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064698314">
                <text:p>4.064698314</text:p>
              </table:table-cell>
              <table:table-cell office:value-type="float" office:value="8.542101">
                <text:p>8.5421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094468666">
                <text:p>4.094468666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12436109">
                <text:p>4.12436109</text:p>
              </table:table-cell>
              <table:table-cell office:value-type="float" office:value="8.363323">
                <text:p>8.3633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54253514">
                <text:p>4.154253514</text:p>
              </table:table-cell>
              <table:table-cell office:value-type="float" office:value="8.363323">
                <text:p>8.363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83886535">
                <text:p>4.183886535</text:p>
              </table:table-cell>
              <table:table-cell office:value-type="float" office:value="8.436535">
                <text:p>8.436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13992585">
                <text:p>4.213992585</text:p>
              </table:table-cell>
              <table:table-cell office:value-type="float" office:value="8.303979">
                <text:p>8.303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44235967">
                <text:p>4.244235967</text:p>
              </table:table-cell>
              <table:table-cell office:value-type="float" office:value="8.266272">
                <text:p>8.2662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74448831">
                <text:p>4.274448831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30443281">
                <text:p>4.30443281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334889819">
                <text:p>4.334889819</text:p>
              </table:table-cell>
              <table:table-cell office:value-type="float" office:value="8.208291">
                <text:p>8.208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65529935">
                <text:p>4.365529935</text:p>
              </table:table-cell>
              <table:table-cell office:value-type="float" office:value="8.159238">
                <text:p>8.159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96154792">
                <text:p>4.396154792</text:p>
              </table:table-cell>
              <table:table-cell office:value-type="float" office:value="8.163303">
                <text:p>8.163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26535505">
                <text:p>4.426535505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457404507">
                <text:p>4.457404507</text:p>
              </table:table-cell>
              <table:table-cell office:value-type="float" office:value="8.09874">
                <text:p>8.09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488441357">
                <text:p>4.488441357</text:p>
              </table:table-cell>
              <table:table-cell office:value-type="float" office:value="8.054941">
                <text:p>8.054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519447689">
                <text:p>4.519447689</text:p>
              </table:table-cell>
              <table:table-cell office:value-type="float" office:value="8.062869">
                <text:p>8.062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50209877">
                <text:p>4.550209877</text:p>
              </table:table-cell>
              <table:table-cell office:value-type="float" office:value="8.12686">
                <text:p>8.12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58150613">
                <text:p>4.58150613</text:p>
              </table:table-cell>
              <table:table-cell office:value-type="float" office:value="7.988177">
                <text:p>7.988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612954975">
                <text:p>4.612954975</text:p>
              </table:table-cell>
              <table:table-cell office:value-type="float" office:value="7.949417">
                <text:p>7.9494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44373302">
                <text:p>4.644373302</text:p>
              </table:table-cell>
              <table:table-cell office:value-type="float" office:value="7.957139">
                <text:p>7.957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675516965">
                <text:p>4.675516965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70713366">
                <text:p>4.70713366</text:p>
              </table:table-cell>
              <table:table-cell office:value-type="float" office:value="7.9072146">
                <text:p>7.90721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738872426">
                <text:p>4.738872426</text:p>
              </table:table-cell>
              <table:table-cell office:value-type="float" office:value="7.876803">
                <text:p>7.8768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770550156">
                <text:p>4.770550156</text:p>
              </table:table-cell>
              <table:table-cell office:value-type="float" office:value="7.8919797">
                <text:p>7.89197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801861668">
                <text:p>4.801861668</text:p>
              </table:table-cell>
              <table:table-cell office:value-type="float" office:value="7.984284">
                <text:p>7.9842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833585175">
                <text:p>4.833585175</text:p>
              </table:table-cell>
              <table:table-cell office:value-type="float" office:value="7.8805914">
                <text:p>7.88059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65308682">
                <text:p>4.865308682</text:p>
              </table:table-cell>
              <table:table-cell office:value-type="float" office:value="7.8805914">
                <text:p>7.8805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896803302">
                <text:p>4.896803302</text:p>
              </table:table-cell>
              <table:table-cell office:value-type="float" office:value="7.937863">
                <text:p>7.9378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927748599">
                <text:p>4.927748599</text:p>
              </table:table-cell>
              <table:table-cell office:value-type="float" office:value="8.078773">
                <text:p>8.078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958907521">
                <text:p>4.958907521</text:p>
              </table:table-cell>
              <table:table-cell office:value-type="float" office:value="8.023384">
                <text:p>8.023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89898595">
                <text:p>4.989898595</text:p>
              </table:table-cell>
              <table:table-cell office:value-type="float" office:value="8.066839">
                <text:p>8.0668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020599748">
                <text:p>5.020599748</text:p>
              </table:table-cell>
              <table:table-cell office:value-type="float" office:value="8.143017">
                <text:p>8.143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50736316">
                <text:p>5.050736316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81117029">
                <text:p>5.081117029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11406187">
                <text:p>5.111406187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141527497">
                <text:p>5.141527497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171191036">
                <text:p>5.171191036</text:p>
              </table:table-cell>
              <table:table-cell office:value-type="float" office:value="8.4278555">
                <text:p>8.42785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201220791">
                <text:p>5.201220791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231250546">
                <text:p>5.231250546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261188746">
                <text:p>5.261188746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290745471">
                <text:p>5.290745471</text:p>
              </table:table-cell>
              <table:table-cell office:value-type="float" office:value="8.458311">
                <text:p>8.4583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2072945">
                <text:p>5.32072945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50820242">
                <text:p>5.350820242</text:p>
              </table:table-cell>
              <table:table-cell office:value-type="float" office:value="8.308189">
                <text:p>8.3081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80834738">
                <text:p>5.380834738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10513535">
                <text:p>5.410513535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440665362">
                <text:p>5.440665362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470893485">
                <text:p>5.470893485</text:p>
              </table:table-cell>
              <table:table-cell office:value-type="float" office:value="8.270444">
                <text:p>8.270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501136867">
                <text:p>5.501136867</text:p>
              </table:table-cell>
              <table:table-cell office:value-type="float" office:value="8.266272">
                <text:p>8.2662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531059809">
                <text:p>5.531059809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61440522">
                <text:p>5.561440522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591989083">
                <text:p>5.591989083</text:p>
              </table:table-cell>
              <table:table-cell office:value-type="float" office:value="8.183691">
                <text:p>8.1836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22522386">
                <text:p>5.622522386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652781026">
                <text:p>5.652781026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683527956">
                <text:p>5.683527956</text:p>
              </table:table-cell>
              <table:table-cell office:value-type="float" office:value="8.130894">
                <text:p>8.1308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714427476">
                <text:p>5.714427476</text:p>
              </table:table-cell>
              <table:table-cell office:value-type="float" office:value="8.09074">
                <text:p>8.090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745296478">
                <text:p>5.745296478</text:p>
              </table:table-cell>
              <table:table-cell office:value-type="float" office:value="8.09874">
                <text:p>8.098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775890818">
                <text:p>5.775890818</text:p>
              </table:table-cell>
              <table:table-cell office:value-type="float" office:value="8.171447">
                <text:p>8.1714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806988705">
                <text:p>5.806988705</text:p>
              </table:table-cell>
              <table:table-cell office:value-type="float" office:value="8.039131">
                <text:p>8.0391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838254441">
                <text:p>5.838254441</text:p>
              </table:table-cell>
              <table:table-cell office:value-type="float" office:value="7.9959736">
                <text:p>7.99597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869504918">
                <text:p>5.869504918</text:p>
              </table:table-cell>
              <table:table-cell office:value-type="float" office:value="7.999878">
                <text:p>7.9998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90051125">
                <text:p>5.90051125</text:p>
              </table:table-cell>
              <table:table-cell office:value-type="float" office:value="8.062869">
                <text:p>8.0628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93203639">
                <text:p>5.93203639</text:p>
              </table:table-cell>
              <table:table-cell office:value-type="float" office:value="7.930179">
                <text:p>7.9301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96372938">
                <text:p>5.96372938</text:p>
              </table:table-cell>
              <table:table-cell office:value-type="float" office:value="7.88818">
                <text:p>7.888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99539185">
                <text:p>5.99539185</text:p>
              </table:table-cell>
              <table:table-cell office:value-type="float" office:value="7.895783">
                <text:p>7.8957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0267644">
                <text:p>6.0267644</text:p>
              </table:table-cell>
              <table:table-cell office:value-type="float" office:value="7.968749">
                <text:p>7.9687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0586405">
                <text:p>6.0586405</text:p>
              </table:table-cell>
              <table:table-cell office:value-type="float" office:value="7.8428674">
                <text:p>7.84286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090684445">
                <text:p>6.090684445</text:p>
              </table:table-cell>
              <table:table-cell office:value-type="float" office:value="7.8017864">
                <text:p>7.8017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122697872">
                <text:p>6.122697872</text:p>
              </table:table-cell>
              <table:table-cell office:value-type="float" office:value="7.8092237">
                <text:p>7.80922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154421379">
                <text:p>6.154421379</text:p>
              </table:table-cell>
              <table:table-cell office:value-type="float" office:value="7.8805914">
                <text:p>7.88059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186602657">
                <text:p>6.186602657</text:p>
              </table:table-cell>
              <table:table-cell office:value-type="float" office:value="7.768492">
                <text:p>7.7684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18875487">
                <text:p>6.218875487</text:p>
              </table:table-cell>
              <table:table-cell office:value-type="float" office:value="7.7464542">
                <text:p>7.74645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251056765">
                <text:p>6.251056765</text:p>
              </table:table-cell>
              <table:table-cell office:value-type="float" office:value="7.768492">
                <text:p>7.7684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282856565">
                <text:p>6.282856565</text:p>
              </table:table-cell>
              <table:table-cell office:value-type="float" office:value="7.8616843">
                <text:p>7.86168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315098878">
                <text:p>6.315098878</text:p>
              </table:table-cell>
              <table:table-cell office:value-type="float" office:value="7.753786">
                <text:p>7.7537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347341191">
                <text:p>6.347341191</text:p>
              </table:table-cell>
              <table:table-cell office:value-type="float" office:value="7.753786">
                <text:p>7.7537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379430911">
                <text:p>6.379430911</text:p>
              </table:table-cell>
              <table:table-cell office:value-type="float" office:value="7.790657">
                <text:p>7.7906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11017085">
                <text:p>6.411017085</text:p>
              </table:table-cell>
              <table:table-cell office:value-type="float" office:value="7.914855">
                <text:p>7.9148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42923701">
                <text:p>6.442923701</text:p>
              </table:table-cell>
              <table:table-cell office:value-type="float" office:value="7.835366">
                <text:p>7.8353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474799801">
                <text:p>6.474799801</text:p>
              </table:table-cell>
              <table:table-cell office:value-type="float" office:value="7.8428674">
                <text:p>7.84286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06416496">
                <text:p>6.506416496</text:p>
              </table:table-cell>
              <table:table-cell office:value-type="float" office:value="7.9072146">
                <text:p>7.90721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537499124">
                <text:p>6.537499124</text:p>
              </table:table-cell>
              <table:table-cell office:value-type="float" office:value="8.043078">
                <text:p>8.0430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568780118">
                <text:p>6.568780118</text:p>
              </table:table-cell>
              <table:table-cell office:value-type="float" office:value="7.992073">
                <text:p>7.992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99923781">
                <text:p>6.599923781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30808041">
                <text:p>6.630808041</text:p>
              </table:table-cell>
              <table:table-cell office:value-type="float" office:value="8.094738">
                <text:p>8.0947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61173495">
                <text:p>6.661173495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91783093">
                <text:p>6.691783093</text:p>
              </table:table-cell>
              <table:table-cell office:value-type="float" office:value="8.167373">
                <text:p>8.167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22346913">
                <text:p>6.722346913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2712367">
                <text:p>6.752712367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8262005">
                <text:p>6.78262005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12832914">
                <text:p>6.812832914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43045778">
                <text:p>6.843045778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873075533">
                <text:p>6.873075533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02708554">
                <text:p>6.902708554</text:p>
              </table:table-cell>
              <table:table-cell office:value-type="float" office:value="8.436535">
                <text:p>8.4365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932677274">
                <text:p>6.932677274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962707029">
                <text:p>6.962707029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992599453">
                <text:p>6.992599453</text:p>
              </table:table-cell>
              <table:table-cell office:value-type="float" office:value="8.363323">
                <text:p>8.3633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022095143">
                <text:p>7.022095143</text:p>
              </table:table-cell>
              <table:table-cell office:value-type="float" office:value="8.475814">
                <text:p>8.4758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052002826">
                <text:p>7.052002826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081956286">
                <text:p>7.081956286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111787673">
                <text:p>7.111787673</text:p>
              </table:table-cell>
              <table:table-cell office:value-type="float" office:value="8.380435">
                <text:p>8.3804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141298622">
                <text:p>7.141298622</text:p>
              </table:table-cell>
              <table:table-cell office:value-type="float" office:value="8.471432">
                <text:p>8.4714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171236822">
                <text:p>7.171236822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201251318">
                <text:p>7.201251318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231220038">
                <text:p>7.231220038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260868318">
                <text:p>7.260868318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290943849">
                <text:p>7.290943849</text:p>
              </table:table-cell>
              <table:table-cell office:value-type="float" office:value="8.312406">
                <text:p>8.3124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321126194">
                <text:p>7.321126194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351278021">
                <text:p>7.351278021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381124669">
                <text:p>7.381124669</text:p>
              </table:table-cell>
              <table:table-cell office:value-type="float" office:value="8.37615">
                <text:p>8.376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411444345">
                <text:p>7.411444345</text:p>
              </table:table-cell>
              <table:table-cell office:value-type="float" office:value="8.245471">
                <text:p>8.2454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441886093">
                <text:p>7.441886093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472251547">
                <text:p>7.472251547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02357597">
                <text:p>7.502357597</text:p>
              </table:table-cell>
              <table:table-cell office:value-type="float" office:value="8.303979">
                <text:p>8.3039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532936677">
                <text:p>7.532936677</text:p>
              </table:table-cell>
              <table:table-cell office:value-type="float" office:value="8.175524">
                <text:p>8.1755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563653089">
                <text:p>7.563653089</text:p>
              </table:table-cell>
              <table:table-cell office:value-type="float" office:value="8.138971">
                <text:p>8.1389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594323723">
                <text:p>7.594323723</text:p>
              </table:table-cell>
              <table:table-cell office:value-type="float" office:value="8.151119">
                <text:p>8.151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624704436">
                <text:p>7.624704436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55573438">
                <text:p>7.655573438</text:p>
              </table:table-cell>
              <table:table-cell office:value-type="float" office:value="8.09874">
                <text:p>8.098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686564512">
                <text:p>7.686564512</text:p>
              </table:table-cell>
              <table:table-cell office:value-type="float" office:value="8.066839">
                <text:p>8.0668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717525068">
                <text:p>7.717525068</text:p>
              </table:table-cell>
              <table:table-cell office:value-type="float" office:value="8.074791">
                <text:p>8.0747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748165184">
                <text:p>7.748165184</text:p>
              </table:table-cell>
              <table:table-cell office:value-type="float" office:value="8.159238">
                <text:p>8.1592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779247812">
                <text:p>7.779247812</text:p>
              </table:table-cell>
              <table:table-cell office:value-type="float" office:value="8.043078">
                <text:p>8.0430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81048303">
                <text:p>7.81048303</text:p>
              </table:table-cell>
              <table:table-cell office:value-type="float" office:value="8.003786">
                <text:p>8.0037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84168773">
                <text:p>7.84168773</text:p>
              </table:table-cell>
              <table:table-cell office:value-type="float" office:value="8.011614">
                <text:p>8.0116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872510955">
                <text:p>7.872510955</text:p>
              </table:table-cell>
              <table:table-cell office:value-type="float" office:value="8.110767">
                <text:p>8.1107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903868245">
                <text:p>7.903868245</text:p>
              </table:table-cell>
              <table:table-cell office:value-type="float" office:value="7.972628">
                <text:p>7.9726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935347607">
                <text:p>7.935347607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966796452">
                <text:p>7.966796452</text:p>
              </table:table-cell>
              <table:table-cell office:value-type="float" office:value="7.949417">
                <text:p>7.9494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997940115">
                <text:p>7.997940115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029541548">
                <text:p>8.029541548</text:p>
              </table:table-cell>
              <table:table-cell office:value-type="float" office:value="7.9110336">
                <text:p>7.91103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061265055">
                <text:p>8.061265055</text:p>
              </table:table-cell>
              <table:table-cell office:value-type="float" office:value="7.8805914">
                <text:p>7.88059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092942785">
                <text:p>8.092942785</text:p>
              </table:table-cell>
              <table:table-cell office:value-type="float" office:value="7.8919797">
                <text:p>7.89197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124330595">
                <text:p>8.124330595</text:p>
              </table:table-cell>
              <table:table-cell office:value-type="float" office:value="7.964875">
                <text:p>7.964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156160915">
                <text:p>8.156160915</text:p>
              </table:table-cell>
              <table:table-cell office:value-type="float" office:value="7.854147">
                <text:p>7.8541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188189601">
                <text:p>8.188189601</text:p>
              </table:table-cell>
              <table:table-cell office:value-type="float" office:value="7.805503">
                <text:p>7.8055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20203028">
                <text:p>8.220203028</text:p>
              </table:table-cell>
              <table:table-cell office:value-type="float" office:value="7.8092237">
                <text:p>7.80922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251911276">
                <text:p>8.251911276</text:p>
              </table:table-cell>
              <table:table-cell office:value-type="float" office:value="7.8843837">
                <text:p>7.88438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28413833">
                <text:p>8.28413833</text:p>
              </table:table-cell>
              <table:table-cell office:value-type="float" office:value="7.7574573">
                <text:p>7.7574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316502717">
                <text:p>8.316502717</text:p>
              </table:table-cell>
              <table:table-cell office:value-type="float" office:value="7.7245398">
                <text:p>7.72453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348836583">
                <text:p>8.348836583</text:p>
              </table:table-cell>
              <table:table-cell office:value-type="float" office:value="7.7318316">
                <text:p>7.73183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380880528">
                <text:p>8.380880528</text:p>
              </table:table-cell>
              <table:table-cell office:value-type="float" office:value="7.8017864">
                <text:p>7.80178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413443278">
                <text:p>8.413443278</text:p>
              </table:table-cell>
              <table:table-cell office:value-type="float" office:value="7.6774836">
                <text:p>7.67748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446128103">
                <text:p>8.446128103</text:p>
              </table:table-cell>
              <table:table-cell office:value-type="float" office:value="7.6488094">
                <text:p>7.6488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478751893">
                <text:p>8.478751893</text:p>
              </table:table-cell>
              <table:table-cell office:value-type="float" office:value="7.6631193">
                <text:p>7.66311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511055243">
                <text:p>8.511055243</text:p>
              </table:table-cell>
              <table:table-cell office:value-type="float" office:value="7.7391357">
                <text:p>7.73913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543862139">
                <text:p>8.543862139</text:p>
              </table:table-cell>
              <table:table-cell office:value-type="float" office:value="7.620349">
                <text:p>7.6203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576745332">
                <text:p>8.576745332</text:p>
              </table:table-cell>
              <table:table-cell office:value-type="float" office:value="7.6026683">
                <text:p>7.60266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609536969">
                <text:p>8.609536969</text:p>
              </table:table-cell>
              <table:table-cell office:value-type="float" office:value="7.623895">
                <text:p>7.6238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641977649">
                <text:p>8.641977649</text:p>
              </table:table-cell>
              <table:table-cell office:value-type="float" office:value="7.706373">
                <text:p>7.7063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674830325">
                <text:p>8.674830325</text:p>
              </table:table-cell>
              <table:table-cell office:value-type="float" office:value="7.6097307">
                <text:p>7.60973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707683001">
                <text:p>8.707683001</text:p>
              </table:table-cell>
              <table:table-cell office:value-type="float" office:value="7.6097307">
                <text:p>7.60973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740428861">
                <text:p>8.740428861</text:p>
              </table:table-cell>
              <table:table-cell office:value-type="float" office:value="7.634553">
                <text:p>7.6345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772732211">
                <text:p>8.772732211</text:p>
              </table:table-cell>
              <table:table-cell office:value-type="float" office:value="7.7391357">
                <text:p>7.73913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805462811">
                <text:p>8.805462811</text:p>
              </table:table-cell>
              <table:table-cell office:value-type="float" office:value="7.638112">
                <text:p>7.6381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838193411">
                <text:p>8.838193411</text:p>
              </table:table-cell>
              <table:table-cell office:value-type="float" office:value="7.638112">
                <text:p>7.6381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870786684">
                <text:p>8.870786684</text:p>
              </table:table-cell>
              <table:table-cell office:value-type="float" office:value="7.6702943">
                <text:p>7.67029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902967962">
                <text:p>8.902967962</text:p>
              </table:table-cell>
              <table:table-cell office:value-type="float" office:value="7.768492">
                <text:p>7.7684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935515455">
                <text:p>8.935515455</text:p>
              </table:table-cell>
              <table:table-cell office:value-type="float" office:value="7.681083">
                <text:p>7.6810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968047689">
                <text:p>8.968047689</text:p>
              </table:table-cell>
              <table:table-cell office:value-type="float" office:value="7.6846857">
                <text:p>7.68468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000396819">
                <text:p>9.000396819</text:p>
              </table:table-cell>
              <table:table-cell office:value-type="float" office:value="7.7281833">
                <text:p>7.72818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032333953">
                <text:p>9.032333953</text:p>
              </table:table-cell>
              <table:table-cell office:value-type="float" office:value="7.827879">
                <text:p>7.8278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06465256">
                <text:p>9.06465256</text:p>
              </table:table-cell>
              <table:table-cell office:value-type="float" office:value="7.7354817">
                <text:p>7.73548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09692539">
                <text:p>9.09692539</text:p>
              </table:table-cell>
              <table:table-cell office:value-type="float" office:value="7.7464542">
                <text:p>7.74645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128984594">
                <text:p>9.128984594</text:p>
              </table:table-cell>
              <table:table-cell office:value-type="float" office:value="7.798073">
                <text:p>7.7980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160586027">
                <text:p>9.160586027</text:p>
              </table:table-cell>
              <table:table-cell office:value-type="float" office:value="7.9110336">
                <text:p>7.91103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.192507902">
                <text:p>9.192507902</text:p>
              </table:table-cell>
              <table:table-cell office:value-type="float" office:value="7.8316207">
                <text:p>7.83162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224353479">
                <text:p>9.224353479</text:p>
              </table:table-cell>
              <table:table-cell office:value-type="float" office:value="7.8503838">
                <text:p>7.85038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255970174">
                <text:p>9.255970174</text:p>
              </table:table-cell>
              <table:table-cell office:value-type="float" office:value="7.9072146">
                <text:p>7.90721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287068061">
                <text:p>9.287068061</text:p>
              </table:table-cell>
              <table:table-cell office:value-type="float" office:value="8.039131">
                <text:p>8.0391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318440611">
                <text:p>9.318440611</text:p>
              </table:table-cell>
              <table:table-cell office:value-type="float" office:value="7.968749">
                <text:p>7.9687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349706347">
                <text:p>9.349706347</text:p>
              </table:table-cell>
              <table:table-cell office:value-type="float" office:value="7.9959736">
                <text:p>7.99597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380666903">
                <text:p>9.380666903</text:p>
              </table:table-cell>
              <table:table-cell office:value-type="float" office:value="8.074791">
                <text:p>8.0747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.411093393">
                <text:p>9.411093393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.441733509">
                <text:p>9.441733509</text:p>
              </table:table-cell>
              <table:table-cell office:value-type="float" office:value="8.159238">
                <text:p>8.1592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472266812">
                <text:p>9.472266812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502540712">
                <text:p>9.502540712</text:p>
              </table:table-cell>
              <table:table-cell office:value-type="float" office:value="8.257938">
                <text:p>8.2579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.532372099">
                <text:p>9.532372099</text:p>
              </table:table-cell>
              <table:table-cell office:value-type="float" office:value="8.380435">
                <text:p>8.3804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562493409">
                <text:p>9.562493409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592614719">
                <text:p>9.592614719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622598698">
                <text:p>9.622598698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652185941">
                <text:p>9.652185941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682139401">
                <text:p>9.682139401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71212338">
                <text:p>9.71212338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742046322">
                <text:p>9.742046322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771633565">
                <text:p>9.771633565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80166332">
                <text:p>9.80166332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831799888">
                <text:p>9.831799888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861844902">
                <text:p>9.861844902</text:p>
              </table:table-cell>
              <table:table-cell office:value-type="float" office:value="8.320848">
                <text:p>8.3208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891599995">
                <text:p>9.891599995</text:p>
              </table:table-cell>
              <table:table-cell office:value-type="float" office:value="8.401923">
                <text:p>8.4019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92178234">
                <text:p>9.92178234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952071498">
                <text:p>9.952071498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98231488">
                <text:p>9.98231488</text:p>
              </table:table-cell>
              <table:table-cell office:value-type="float" office:value="8.266272">
                <text:p>8.2662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.0122836">
                <text:p>10.0122836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042664313">
                <text:p>10.042664313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073182357">
                <text:p>10.073182357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.103685142">
                <text:p>10.103685142</text:p>
              </table:table-cell>
              <table:table-cell office:value-type="float" office:value="8.195972">
                <text:p>8.1959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133867487">
                <text:p>10.133867487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164492344">
                <text:p>10.164492344</text:p>
              </table:table-cell>
              <table:table-cell office:value-type="float" office:value="8.163303">
                <text:p>8.1633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195239274">
                <text:p>10.195239274</text:p>
              </table:table-cell>
              <table:table-cell office:value-type="float" office:value="8.130894">
                <text:p>8.1308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226001462">
                <text:p>10.226001462</text:p>
              </table:table-cell>
              <table:table-cell office:value-type="float" office:value="8.12686">
                <text:p>8.126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256473729">
                <text:p>10.256473729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287419026">
                <text:p>10.287419026</text:p>
              </table:table-cell>
              <table:table-cell office:value-type="float" office:value="8.078773">
                <text:p>8.0787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318501654">
                <text:p>10.318501654</text:p>
              </table:table-cell>
              <table:table-cell office:value-type="float" office:value="8.043078">
                <text:p>8.0430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349553763">
                <text:p>10.349553763</text:p>
              </table:table-cell>
              <table:table-cell office:value-type="float" office:value="8.050983">
                <text:p>8.0509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380315951">
                <text:p>10.380315951</text:p>
              </table:table-cell>
              <table:table-cell office:value-type="float" office:value="8.12686">
                <text:p>8.126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411566428">
                <text:p>10.411566428</text:p>
              </table:table-cell>
              <table:table-cell office:value-type="float" office:value="7.999878">
                <text:p>7.9998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442969498">
                <text:p>10.442969498</text:p>
              </table:table-cell>
              <table:table-cell office:value-type="float" office:value="7.961005">
                <text:p>7.9610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474342048">
                <text:p>10.474342048</text:p>
              </table:table-cell>
              <table:table-cell office:value-type="float" office:value="7.968749">
                <text:p>7.9687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505439935">
                <text:p>10.505439935</text:p>
              </table:table-cell>
              <table:table-cell office:value-type="float" office:value="8.039131">
                <text:p>8.0391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537071889">
                <text:p>10.537071889</text:p>
              </table:table-cell>
              <table:table-cell office:value-type="float" office:value="7.9034004">
                <text:p>7.90340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568856431">
                <text:p>10.568856431</text:p>
              </table:table-cell>
              <table:table-cell office:value-type="float" office:value="7.8654585">
                <text:p>7.86545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600625714">
                <text:p>10.600625714</text:p>
              </table:table-cell>
              <table:table-cell office:value-type="float" office:value="7.8692365">
                <text:p>7.86923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632105076">
                <text:p>10.632105076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664133762">
                <text:p>10.664133762</text:p>
              </table:table-cell>
              <table:table-cell office:value-type="float" office:value="7.805503">
                <text:p>7.8055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696284522">
                <text:p>10.696284522</text:p>
              </table:table-cell>
              <table:table-cell office:value-type="float" office:value="7.775866">
                <text:p>7.7758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728420022">
                <text:p>10.728420022</text:p>
              </table:table-cell>
              <table:table-cell office:value-type="float" office:value="7.779558">
                <text:p>7.7795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760280862">
                <text:p>10.760280862</text:p>
              </table:table-cell>
              <table:table-cell office:value-type="float" office:value="7.8466234">
                <text:p>7.84662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792629992">
                <text:p>10.792629992</text:p>
              </table:table-cell>
              <table:table-cell office:value-type="float" office:value="7.7281833">
                <text:p>7.72818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825116449">
                <text:p>10.825116449</text:p>
              </table:table-cell>
              <table:table-cell office:value-type="float" office:value="7.695514">
                <text:p>7.6955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857587649">
                <text:p>10.857587649</text:p>
              </table:table-cell>
              <table:table-cell office:value-type="float" office:value="7.6991305">
                <text:p>7.69913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889707892">
                <text:p>10.889707892</text:p>
              </table:table-cell>
              <table:table-cell office:value-type="float" office:value="7.7832537">
                <text:p>7.78325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9223622">
                <text:p>10.9223622</text:p>
              </table:table-cell>
              <table:table-cell office:value-type="float" office:value="7.6559577">
                <text:p>7.65595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955138578">
                <text:p>10.955138578</text:p>
              </table:table-cell>
              <table:table-cell office:value-type="float" office:value="7.6274443">
                <text:p>7.62744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987853921">
                <text:p>10.987853921</text:p>
              </table:table-cell>
              <table:table-cell office:value-type="float" office:value="7.6416745">
                <text:p>7.64167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.020233567">
                <text:p>11.020233567</text:p>
              </table:table-cell>
              <table:table-cell office:value-type="float" office:value="7.7208996">
                <text:p>7.72089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.053086243">
                <text:p>11.053086243</text:p>
              </table:table-cell>
              <table:table-cell office:value-type="float" office:value="7.6097307">
                <text:p>7.60973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08604573">
                <text:p>11.08604573</text:p>
              </table:table-cell>
              <table:table-cell office:value-type="float" office:value="7.5850697">
                <text:p>7.58506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118944182">
                <text:p>11.118944182</text:p>
              </table:table-cell>
              <table:table-cell office:value-type="float" office:value="7.599142">
                <text:p>7.5991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151491675">
                <text:p>11.151491675</text:p>
              </table:table-cell>
              <table:table-cell office:value-type="float" office:value="7.681083">
                <text:p>7.6810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184466421">
                <text:p>11.184466421</text:p>
              </table:table-cell>
              <table:table-cell office:value-type="float" office:value="7.5815597">
                <text:p>7.58155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217471685">
                <text:p>11.217471685</text:p>
              </table:table-cell>
              <table:table-cell office:value-type="float" office:value="7.5745497">
                <text:p>7.57454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250354878">
                <text:p>11.250354878</text:p>
              </table:table-cell>
              <table:table-cell office:value-type="float" office:value="7.6026683">
                <text:p>7.60266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282765041">
                <text:p>11.282765041</text:p>
              </table:table-cell>
              <table:table-cell office:value-type="float" office:value="7.7136292">
                <text:p>7.71362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315541419">
                <text:p>11.315541419</text:p>
              </table:table-cell>
              <table:table-cell office:value-type="float" office:value="7.6274443">
                <text:p>7.62744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348317797">
                <text:p>11.348317797</text:p>
              </table:table-cell>
              <table:table-cell office:value-type="float" office:value="7.6274443">
                <text:p>7.62744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380880547">
                <text:p>11.380880547</text:p>
              </table:table-cell>
              <table:table-cell office:value-type="float" office:value="7.6774836">
                <text:p>7.67748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41295501">
                <text:p>11.41295501</text:p>
              </table:table-cell>
              <table:table-cell office:value-type="float" office:value="7.794363">
                <text:p>7.7943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.445334656">
                <text:p>11.445334656</text:p>
              </table:table-cell>
              <table:table-cell office:value-type="float" office:value="7.7208996">
                <text:p>7.72089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477638006">
                <text:p>11.477638006</text:p>
              </table:table-cell>
              <table:table-cell office:value-type="float" office:value="7.7391357">
                <text:p>7.73913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.50969721">
                <text:p>11.50969721</text:p>
              </table:table-cell>
              <table:table-cell office:value-type="float" office:value="7.798073">
                <text:p>7.7980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.541283384">
                <text:p>11.541283384</text:p>
              </table:table-cell>
              <table:table-cell office:value-type="float" office:value="7.914855">
                <text:p>7.9148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.573144224">
                <text:p>11.573144224</text:p>
              </table:table-cell>
              <table:table-cell office:value-type="float" office:value="7.8466234">
                <text:p>7.84662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.605005064">
                <text:p>11.605005064</text:p>
              </table:table-cell>
              <table:table-cell office:value-type="float" office:value="7.8466234">
                <text:p>7.84662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.636652277">
                <text:p>11.636652277</text:p>
              </table:table-cell>
              <table:table-cell office:value-type="float" office:value="7.89959">
                <text:p>7.899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667826458">
                <text:p>11.667826458</text:p>
              </table:table-cell>
              <table:table-cell office:value-type="float" office:value="8.019457">
                <text:p>8.0194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.699321078">
                <text:p>11.699321078</text:p>
              </table:table-cell>
              <table:table-cell office:value-type="float" office:value="7.937863">
                <text:p>7.9378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.730785182">
                <text:p>11.730785182</text:p>
              </table:table-cell>
              <table:table-cell office:value-type="float" office:value="7.9455624">
                <text:p>7.94556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.762005142">
                <text:p>11.762005142</text:p>
              </table:table-cell>
              <table:table-cell office:value-type="float" office:value="8.007698">
                <text:p>8.0076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792782589">
                <text:p>11.792782589</text:p>
              </table:table-cell>
              <table:table-cell office:value-type="float" office:value="8.122831">
                <text:p>8.1228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.823895735">
                <text:p>11.823895735</text:p>
              </table:table-cell>
              <table:table-cell office:value-type="float" office:value="8.035189">
                <text:p>8.0351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854978363">
                <text:p>11.854978363</text:p>
              </table:table-cell>
              <table:table-cell office:value-type="float" office:value="8.043078">
                <text:p>8.0430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885832106">
                <text:p>11.885832106</text:p>
              </table:table-cell>
              <table:table-cell office:value-type="float" office:value="8.102744">
                <text:p>8.1027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.916212819">
                <text:p>11.916212819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.946883453">
                <text:p>11.946883453</text:p>
              </table:table-cell>
              <table:table-cell office:value-type="float" office:value="8.151119">
                <text:p>8.1511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.97750831">
                <text:p>11.97750831</text:p>
              </table:table-cell>
              <table:table-cell office:value-type="float" office:value="8.163303">
                <text:p>8.1633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0079348">
                <text:p>12.0079348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037918779">
                <text:p>12.037918779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068146902">
                <text:p>12.068146902</text:p>
              </table:table-cell>
              <table:table-cell office:value-type="float" office:value="8.270444">
                <text:p>8.2704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098420802">
                <text:p>12.098420802</text:p>
              </table:table-cell>
              <table:table-cell office:value-type="float" office:value="8.257938">
                <text:p>8.2579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128526852">
                <text:p>12.128526852</text:p>
              </table:table-cell>
              <table:table-cell office:value-type="float" office:value="8.303979">
                <text:p>8.3039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158175132">
                <text:p>12.158175132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188159111">
                <text:p>12.188159111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21814309">
                <text:p>12.21814309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247989738">
                <text:p>12.247989738</text:p>
              </table:table-cell>
              <table:table-cell office:value-type="float" office:value="8.37615">
                <text:p>8.376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277485428">
                <text:p>12.277485428</text:p>
              </table:table-cell>
              <table:table-cell office:value-type="float" office:value="8.475814">
                <text:p>8.4758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307362593">
                <text:p>12.307362593</text:p>
              </table:table-cell>
              <table:table-cell office:value-type="float" office:value="8.367594">
                <text:p>8.3675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.337270276">
                <text:p>12.337270276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.367101663">
                <text:p>12.367101663</text:p>
              </table:table-cell>
              <table:table-cell office:value-type="float" office:value="8.380435">
                <text:p>8.3804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396597353">
                <text:p>12.396597353</text:p>
              </table:table-cell>
              <table:table-cell office:value-type="float" office:value="8.475814">
                <text:p>8.4758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426520295">
                <text:p>12.426520295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456534791">
                <text:p>12.456534791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.486503511">
                <text:p>12.486503511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.516136532">
                <text:p>12.516136532</text:p>
              </table:table-cell>
              <table:table-cell office:value-type="float" office:value="8.436535">
                <text:p>8.4365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546166287">
                <text:p>12.546166287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576363891">
                <text:p>12.576363891</text:p>
              </table:table-cell>
              <table:table-cell office:value-type="float" office:value="8.278803">
                <text:p>8.2788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606485201">
                <text:p>12.606485201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636331849">
                <text:p>12.636331849</text:p>
              </table:table-cell>
              <table:table-cell office:value-type="float" office:value="8.37615">
                <text:p>8.376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.666666785">
                <text:p>12.666666785</text:p>
              </table:table-cell>
              <table:table-cell office:value-type="float" office:value="8.2413225">
                <text:p>8.24132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697093275">
                <text:p>12.697093275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727504505">
                <text:p>12.727504505</text:p>
              </table:table-cell>
              <table:table-cell office:value-type="float" office:value="8.220647">
                <text:p>8.2206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757625815">
                <text:p>12.757625815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788235413">
                <text:p>12.788235413</text:p>
              </table:table-cell>
              <table:table-cell office:value-type="float" office:value="8.167373">
                <text:p>8.1673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.818936566">
                <text:p>12.818936566</text:p>
              </table:table-cell>
              <table:table-cell office:value-type="float" office:value="8.143017">
                <text:p>8.1430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.849668236">
                <text:p>12.849668236</text:p>
              </table:table-cell>
              <table:table-cell office:value-type="float" office:value="8.134931">
                <text:p>8.1349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.880094726">
                <text:p>12.880094726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.911009504">
                <text:p>12.911009504</text:p>
              </table:table-cell>
              <table:table-cell office:value-type="float" office:value="8.086747">
                <text:p>8.0867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.942076874">
                <text:p>12.942076874</text:p>
              </table:table-cell>
              <table:table-cell office:value-type="float" office:value="8.047029">
                <text:p>8.0470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.973144244">
                <text:p>12.973144244</text:p>
              </table:table-cell>
              <table:table-cell office:value-type="float" office:value="8.047029">
                <text:p>8.0470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00393695">
                <text:p>13.00393695</text:p>
              </table:table-cell>
              <table:table-cell office:value-type="float" office:value="8.118806">
                <text:p>8.1188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035233203">
                <text:p>13.035233203</text:p>
              </table:table-cell>
              <table:table-cell office:value-type="float" office:value="7.988177">
                <text:p>7.9881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066682048">
                <text:p>13.066682048</text:p>
              </table:table-cell>
              <table:table-cell office:value-type="float" office:value="7.949417">
                <text:p>7.9494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098130893">
                <text:p>13.098130893</text:p>
              </table:table-cell>
              <table:table-cell office:value-type="float" office:value="7.949417">
                <text:p>7.9494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.129320335">
                <text:p>13.129320335</text:p>
              </table:table-cell>
              <table:table-cell office:value-type="float" office:value="8.015533">
                <text:p>8.0155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160998065">
                <text:p>13.160998065</text:p>
              </table:table-cell>
              <table:table-cell office:value-type="float" office:value="7.8919797">
                <text:p>7.89197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192874165">
                <text:p>13.192874165</text:p>
              </table:table-cell>
              <table:table-cell office:value-type="float" office:value="7.8428674">
                <text:p>7.84286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.224735005">
                <text:p>13.224735005</text:p>
              </table:table-cell>
              <table:table-cell office:value-type="float" office:value="7.8466234">
                <text:p>7.84662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256321179">
                <text:p>13.256321179</text:p>
              </table:table-cell>
              <table:table-cell office:value-type="float" office:value="7.914855">
                <text:p>7.9148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.288410899">
                <text:p>13.288410899</text:p>
              </table:table-cell>
              <table:table-cell office:value-type="float" office:value="7.790657">
                <text:p>7.7906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.320637953">
                <text:p>13.320637953</text:p>
              </table:table-cell>
              <table:table-cell office:value-type="float" office:value="7.7574573">
                <text:p>7.75745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.35283449">
                <text:p>13.35283449</text:p>
              </table:table-cell>
              <table:table-cell office:value-type="float" office:value="7.76481">
                <text:p>7.764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.384741106">
                <text:p>13.384741106</text:p>
              </table:table-cell>
              <table:table-cell office:value-type="float" office:value="7.835366">
                <text:p>7.8353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.417151269">
                <text:p>13.417151269</text:p>
              </table:table-cell>
              <table:table-cell office:value-type="float" office:value="7.7136292">
                <text:p>7.71362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.449652985">
                <text:p>13.449652985</text:p>
              </table:table-cell>
              <table:table-cell office:value-type="float" office:value="7.691901">
                <text:p>7.6919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.482124185">
                <text:p>13.482124185</text:p>
              </table:table-cell>
              <table:table-cell office:value-type="float" office:value="7.6991305">
                <text:p>7.69913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.514213905">
                <text:p>13.514213905</text:p>
              </table:table-cell>
              <table:table-cell office:value-type="float" office:value="7.790657">
                <text:p>7.7906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.546746139">
                <text:p>13.546746139</text:p>
              </table:table-cell>
              <table:table-cell office:value-type="float" office:value="7.6846857">
                <text:p>7.68468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.579293632">
                <text:p>13.579293632</text:p>
              </table:table-cell>
              <table:table-cell office:value-type="float" office:value="7.681083">
                <text:p>7.6810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.611703795">
                <text:p>13.611703795</text:p>
              </table:table-cell>
              <table:table-cell office:value-type="float" office:value="7.7136292">
                <text:p>7.7136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.643686705">
                <text:p>13.643686705</text:p>
              </table:table-cell>
              <table:table-cell office:value-type="float" office:value="7.8166747">
                <text:p>7.81667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.676051092">
                <text:p>13.676051092</text:p>
              </table:table-cell>
              <table:table-cell office:value-type="float" office:value="7.7245398">
                <text:p>7.72453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.708384958">
                <text:p>13.708384958</text:p>
              </table:table-cell>
              <table:table-cell office:value-type="float" office:value="7.7318316">
                <text:p>7.73183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.740474678">
                <text:p>13.740474678</text:p>
              </table:table-cell>
              <table:table-cell office:value-type="float" office:value="7.790657">
                <text:p>7.7906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.772015076">
                <text:p>13.772015076</text:p>
              </table:table-cell>
              <table:table-cell office:value-type="float" office:value="7.9263425">
                <text:p>7.92634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.803860653">
                <text:p>13.803860653</text:p>
              </table:table-cell>
              <table:table-cell office:value-type="float" office:value="7.8503838">
                <text:p>7.85038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.83558416">
                <text:p>13.83558416</text:p>
              </table:table-cell>
              <table:table-cell office:value-type="float" office:value="7.8805914">
                <text:p>7.88059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.867063522">
                <text:p>13.867063522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.898024078">
                <text:p>13.898024078</text:p>
              </table:table-cell>
              <table:table-cell office:value-type="float" office:value="8.074791">
                <text:p>8.0747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.929366108">
                <text:p>13.929366108</text:p>
              </table:table-cell>
              <table:table-cell office:value-type="float" office:value="7.9765096">
                <text:p>7.97650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.96067762">
                <text:p>13.96067762</text:p>
              </table:table-cell>
              <table:table-cell office:value-type="float" office:value="7.984284">
                <text:p>7.9842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.991729729">
                <text:p>13.991729729</text:p>
              </table:table-cell>
              <table:table-cell office:value-type="float" office:value="8.050983">
                <text:p>8.0509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.022293549">
                <text:p>14.022293549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.053086255">
                <text:p>14.053086255</text:p>
              </table:table-cell>
              <table:table-cell office:value-type="float" office:value="8.118806">
                <text:p>8.1188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.083726371">
                <text:p>14.083726371</text:p>
              </table:table-cell>
              <table:table-cell office:value-type="float" office:value="8.159238">
                <text:p>8.1592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.114091825">
                <text:p>14.114091825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.143953732">
                <text:p>14.143953732</text:p>
              </table:table-cell>
              <table:table-cell office:value-type="float" office:value="8.37187">
                <text:p>8.371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.174120818">
                <text:p>14.174120818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.204287904">
                <text:p>14.204287904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.234256624">
                <text:p>14.234256624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.263843867">
                <text:p>14.263843867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.293827846">
                <text:p>14.293827846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.32387286">
                <text:p>14.32387286</text:p>
              </table:table-cell>
              <table:table-cell office:value-type="float" office:value="8.320848">
                <text:p>8.3208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.353780543">
                <text:p>14.353780543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.383383046">
                <text:p>14.383383046</text:p>
              </table:table-cell>
              <table:table-cell office:value-type="float" office:value="8.445231">
                <text:p>8.4452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.413412801">
                <text:p>14.413412801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.443549369">
                <text:p>14.443549369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.4736249">
                <text:p>14.4736249</text:p>
              </table:table-cell>
              <table:table-cell office:value-type="float" office:value="8.312406">
                <text:p>8.3124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.503364734">
                <text:p>14.503364734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.533608116">
                <text:p>14.533608116</text:p>
              </table:table-cell>
              <table:table-cell office:value-type="float" office:value="8.266272">
                <text:p>8.2662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.563958311">
                <text:p>14.563958311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.594262728">
                <text:p>14.594262728</text:p>
              </table:table-cell>
              <table:table-cell office:value-type="float" office:value="8.249622">
                <text:p>8.2496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.624292483">
                <text:p>14.624292483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.654810527">
                <text:p>14.654810527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.685465902">
                <text:p>14.685465902</text:p>
              </table:table-cell>
              <table:table-cell office:value-type="float" office:value="8.155177">
                <text:p>8.1551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.716090759">
                <text:p>14.716090759</text:p>
              </table:table-cell>
              <table:table-cell office:value-type="float" office:value="8.163303">
                <text:p>8.1633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.746425695">
                <text:p>14.746425695</text:p>
              </table:table-cell>
              <table:table-cell office:value-type="float" office:value="8.2413225">
                <text:p>8.24132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.777264179">
                <text:p>14.777264179</text:p>
              </table:table-cell>
              <table:table-cell office:value-type="float" office:value="8.106753">
                <text:p>8.1067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.808224735">
                <text:p>14.808224735</text:p>
              </table:table-cell>
              <table:table-cell office:value-type="float" office:value="8.074791">
                <text:p>8.0747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.839139513">
                <text:p>14.839139513</text:p>
              </table:table-cell>
              <table:table-cell office:value-type="float" office:value="8.086747">
                <text:p>8.0867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.869810147">
                <text:p>14.869810147</text:p>
              </table:table-cell>
              <table:table-cell office:value-type="float" office:value="8.151119">
                <text:p>8.1511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.900984328">
                <text:p>14.900984328</text:p>
              </table:table-cell>
              <table:table-cell office:value-type="float" office:value="8.019457">
                <text:p>8.0194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.932265322">
                <text:p>14.932265322</text:p>
              </table:table-cell>
              <table:table-cell office:value-type="float" office:value="7.992073">
                <text:p>7.9920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.963576834">
                <text:p>14.963576834</text:p>
              </table:table-cell>
              <table:table-cell office:value-type="float" office:value="7.984284">
                <text:p>7.9842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.994613684">
                <text:p>14.994613684</text:p>
              </table:table-cell>
              <table:table-cell office:value-type="float" office:value="8.054941">
                <text:p>8.0549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026154082">
                <text:p>15.026154082</text:p>
              </table:table-cell>
              <table:table-cell office:value-type="float" office:value="7.9263425">
                <text:p>7.92634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.057831812">
                <text:p>15.057831812</text:p>
              </table:table-cell>
              <table:table-cell office:value-type="float" office:value="7.8919797">
                <text:p>7.89197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.089509542">
                <text:p>15.089509542</text:p>
              </table:table-cell>
              <table:table-cell office:value-type="float" office:value="7.8919797">
                <text:p>7.89197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.120912612">
                <text:p>15.120912612</text:p>
              </table:table-cell>
              <table:table-cell office:value-type="float" office:value="7.961005">
                <text:p>7.9610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.152834487">
                <text:p>15.152834487</text:p>
              </table:table-cell>
              <table:table-cell office:value-type="float" office:value="7.8316207">
                <text:p>7.83162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.184847914">
                <text:p>15.184847914</text:p>
              </table:table-cell>
              <table:table-cell office:value-type="float" office:value="7.8092237">
                <text:p>7.80922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.216861341">
                <text:p>15.216861341</text:p>
              </table:table-cell>
              <table:table-cell office:value-type="float" office:value="7.8092237">
                <text:p>7.80922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.248584848">
                <text:p>15.248584848</text:p>
              </table:table-cell>
              <table:table-cell office:value-type="float" office:value="7.8805914">
                <text:p>7.88059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.280842418">
                <text:p>15.280842418</text:p>
              </table:table-cell>
              <table:table-cell office:value-type="float" office:value="7.7501183">
                <text:p>7.75011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.313252581">
                <text:p>15.313252581</text:p>
              </table:table-cell>
              <table:table-cell office:value-type="float" office:value="7.7136292">
                <text:p>7.71362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.345616968">
                <text:p>15.345616968</text:p>
              </table:table-cell>
              <table:table-cell office:value-type="float" office:value="7.7245398">
                <text:p>7.7245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.377676172">
                <text:p>15.377676172</text:p>
              </table:table-cell>
              <table:table-cell office:value-type="float" office:value="7.798073">
                <text:p>7.7980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.410177888">
                <text:p>15.410177888</text:p>
              </table:table-cell>
              <table:table-cell office:value-type="float" office:value="7.691901">
                <text:p>7.6919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.442847455">
                <text:p>15.442847455</text:p>
              </table:table-cell>
              <table:table-cell office:value-type="float" office:value="7.652382">
                <text:p>7.6523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.475471245">
                <text:p>15.475471245</text:p>
              </table:table-cell>
              <table:table-cell office:value-type="float" office:value="7.6631193">
                <text:p>7.66311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.507728815">
                <text:p>15.507728815</text:p>
              </table:table-cell>
              <table:table-cell office:value-type="float" office:value="7.7501183">
                <text:p>7.75011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.540444158">
                <text:p>15.540444158</text:p>
              </table:table-cell>
              <table:table-cell office:value-type="float" office:value="7.6416745">
                <text:p>7.64167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.573266312">
                <text:p>15.573266312</text:p>
              </table:table-cell>
              <table:table-cell office:value-type="float" office:value="7.6168065">
                <text:p>7.61680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.605981655">
                <text:p>15.605981655</text:p>
              </table:table-cell>
              <table:table-cell office:value-type="float" office:value="7.6416745">
                <text:p>7.64167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.638315521">
                <text:p>15.638315521</text:p>
              </table:table-cell>
              <table:table-cell office:value-type="float" office:value="7.7318316">
                <text:p>7.73183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.671076641">
                <text:p>15.671076641</text:p>
              </table:table-cell>
              <table:table-cell office:value-type="float" office:value="7.6309967">
                <text:p>7.63099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.703853019">
                <text:p>15.703853019</text:p>
              </table:table-cell>
              <table:table-cell office:value-type="float" office:value="7.6274443">
                <text:p>7.62744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.736446292">
                <text:p>15.736446292</text:p>
              </table:table-cell>
              <table:table-cell office:value-type="float" office:value="7.6702943">
                <text:p>7.67029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.768658087">
                <text:p>15.768658087</text:p>
              </table:table-cell>
              <table:table-cell office:value-type="float" office:value="7.7611322">
                <text:p>7.76113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.801190321">
                <text:p>15.801190321</text:p>
              </table:table-cell>
              <table:table-cell office:value-type="float" office:value="7.6846857">
                <text:p>7.68468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.833707296">
                <text:p>15.833707296</text:p>
              </table:table-cell>
              <table:table-cell office:value-type="float" office:value="7.6882915">
                <text:p>7.68829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.866041162">
                <text:p>15.866041162</text:p>
              </table:table-cell>
              <table:table-cell office:value-type="float" office:value="7.7318316">
                <text:p>7.73183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.897856222">
                <text:p>15.897856222</text:p>
              </table:table-cell>
              <table:table-cell office:value-type="float" office:value="7.857914">
                <text:p>7.8579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.930052759">
                <text:p>15.930052759</text:p>
              </table:table-cell>
              <table:table-cell office:value-type="float" office:value="7.76481">
                <text:p>7.764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.962173002">
                <text:p>15.962173002</text:p>
              </table:table-cell>
              <table:table-cell office:value-type="float" office:value="7.7832537">
                <text:p>7.78325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.994079618">
                <text:p>15.994079618</text:p>
              </table:table-cell>
              <table:table-cell office:value-type="float" office:value="7.835366">
                <text:p>7.8353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.025452168">
                <text:p>16.025452168</text:p>
              </table:table-cell>
              <table:table-cell office:value-type="float" office:value="7.968749">
                <text:p>7.9687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.057068863">
                <text:p>16.057068863</text:p>
              </table:table-cell>
              <table:table-cell office:value-type="float" office:value="7.9072146">
                <text:p>7.90721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.088639778">
                <text:p>16.088639778</text:p>
              </table:table-cell>
              <table:table-cell office:value-type="float" office:value="7.9186807">
                <text:p>7.91868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.119966548">
                <text:p>16.119966548</text:p>
              </table:table-cell>
              <table:table-cell office:value-type="float" office:value="7.980395">
                <text:p>7.9803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.150759254">
                <text:p>16.150759254</text:p>
              </table:table-cell>
              <table:table-cell office:value-type="float" office:value="8.118806">
                <text:p>8.1188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.181735069">
                <text:p>16.181735069</text:p>
              </table:table-cell>
              <table:table-cell office:value-type="float" office:value="8.070813">
                <text:p>8.0708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.212665106">
                <text:p>16.212665106</text:p>
              </table:table-cell>
              <table:table-cell office:value-type="float" office:value="8.082758">
                <text:p>8.0827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.243366259">
                <text:p>16.243366259</text:p>
              </table:table-cell>
              <table:table-cell office:value-type="float" office:value="8.143017">
                <text:p>8.1430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.273533345">
                <text:p>16.273533345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.303975093">
                <text:p>16.303975093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.334371065">
                <text:p>16.334371065</text:p>
              </table:table-cell>
              <table:table-cell office:value-type="float" office:value="8.224774">
                <text:p>8.2247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.364599188">
                <text:p>16.364599188</text:p>
              </table:table-cell>
              <table:table-cell office:value-type="float" office:value="8.270444">
                <text:p>8.2704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.39436954">
                <text:p>16.39436954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.424460332">
                <text:p>16.424460332</text:p>
              </table:table-cell>
              <table:table-cell office:value-type="float" office:value="8.308189">
                <text:p>8.3081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.454505346">
                <text:p>16.454505346</text:p>
              </table:table-cell>
              <table:table-cell office:value-type="float" office:value="8.320848">
                <text:p>8.3208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.484443546">
                <text:p>16.484443546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.513954495">
                <text:p>16.513954495</text:p>
              </table:table-cell>
              <table:table-cell office:value-type="float" office:value="8.471432">
                <text:p>8.4714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.543846919">
                <text:p>16.543846919</text:p>
              </table:table-cell>
              <table:table-cell office:value-type="float" office:value="8.363323">
                <text:p>8.3633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.573785119">
                <text:p>16.573785119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.603601247">
                <text:p>16.603601247</text:p>
              </table:table-cell>
              <table:table-cell office:value-type="float" office:value="8.384724">
                <text:p>8.3847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.633096937">
                <text:p>16.633096937</text:p>
              </table:table-cell>
              <table:table-cell office:value-type="float" office:value="8.475814">
                <text:p>8.4758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.66300462">
                <text:p>16.66300462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.693003858">
                <text:p>16.693003858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.722987837">
                <text:p>16.722987837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.752681893">
                <text:p>16.752681893</text:p>
              </table:table-cell>
              <table:table-cell office:value-type="float" office:value="8.419193">
                <text:p>8.4191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.782848979">
                <text:p>16.782848979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.813138137">
                <text:p>16.813138137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.843381519">
                <text:p>16.843381519</text:p>
              </table:table-cell>
              <table:table-cell office:value-type="float" office:value="8.266272">
                <text:p>8.2662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.873350239">
                <text:p>16.873350239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.903776729">
                <text:p>16.903776729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.934340549">
                <text:p>16.934340549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.96488911">
                <text:p>16.96488911</text:p>
              </table:table-cell>
              <table:table-cell office:value-type="float" office:value="8.183691">
                <text:p>8.1836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.99514775">
                <text:p>16.99514775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.02589468">
                <text:p>17.02589468</text:p>
              </table:table-cell>
              <table:table-cell office:value-type="float" office:value="8.130894">
                <text:p>8.1308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.056809458">
                <text:p>17.056809458</text:p>
              </table:table-cell>
              <table:table-cell office:value-type="float" office:value="8.086747">
                <text:p>8.0867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.087693718">
                <text:p>17.087693718</text:p>
              </table:table-cell>
              <table:table-cell office:value-type="float" office:value="8.094738">
                <text:p>8.0947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.118257538">
                <text:p>17.118257538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.149355425">
                <text:p>17.149355425</text:p>
              </table:table-cell>
              <table:table-cell office:value-type="float" office:value="8.039131">
                <text:p>8.0391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.180575385">
                <text:p>17.180575385</text:p>
              </table:table-cell>
              <table:table-cell office:value-type="float" office:value="8.007698">
                <text:p>8.0076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.211795345">
                <text:p>17.211795345</text:p>
              </table:table-cell>
              <table:table-cell office:value-type="float" office:value="8.007698">
                <text:p>8.0076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.242725382">
                <text:p>17.242725382</text:p>
              </table:table-cell>
              <table:table-cell office:value-type="float" office:value="8.082758">
                <text:p>8.0827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.274174227">
                <text:p>17.274174227</text:p>
              </table:table-cell>
              <table:table-cell office:value-type="float" office:value="7.949417">
                <text:p>7.9494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.305745142">
                <text:p>17.305745142</text:p>
              </table:table-cell>
              <table:table-cell office:value-type="float" office:value="7.9186807">
                <text:p>7.91868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.337300798">
                <text:p>17.337300798</text:p>
              </table:table-cell>
              <table:table-cell office:value-type="float" office:value="7.9225097">
                <text:p>7.92250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.368597051">
                <text:p>17.368597051</text:p>
              </table:table-cell>
              <table:table-cell office:value-type="float" office:value="7.988177">
                <text:p>7.9881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.400412111">
                <text:p>17.400412111</text:p>
              </table:table-cell>
              <table:table-cell office:value-type="float" office:value="7.857914">
                <text:p>7.8579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.432379761">
                <text:p>17.432379761</text:p>
              </table:table-cell>
              <table:table-cell office:value-type="float" office:value="7.820406">
                <text:p>7.8204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.464316895">
                <text:p>17.464316895</text:p>
              </table:table-cell>
              <table:table-cell office:value-type="float" office:value="7.827879">
                <text:p>7.8278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.495948849">
                <text:p>17.495948849</text:p>
              </table:table-cell>
              <table:table-cell office:value-type="float" office:value="7.9034004">
                <text:p>7.9034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.528099609">
                <text:p>17.528099609</text:p>
              </table:table-cell>
              <table:table-cell office:value-type="float" office:value="7.775866">
                <text:p>7.7758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.560402959">
                <text:p>17.560402959</text:p>
              </table:table-cell>
              <table:table-cell office:value-type="float" office:value="7.7391357">
                <text:p>7.73913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.592660529">
                <text:p>17.592660529</text:p>
              </table:table-cell>
              <table:table-cell office:value-type="float" office:value="7.7501183">
                <text:p>7.7501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.624628179">
                <text:p>17.624628179</text:p>
              </table:table-cell>
              <table:table-cell office:value-type="float" office:value="7.820406">
                <text:p>7.8204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.657099379">
                <text:p>17.657099379</text:p>
              </table:table-cell>
              <table:table-cell office:value-type="float" office:value="7.6991305">
                <text:p>7.69913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.689692652">
                <text:p>17.689692652</text:p>
              </table:table-cell>
              <table:table-cell office:value-type="float" office:value="7.6702943">
                <text:p>7.67029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.722255402">
                <text:p>17.722255402</text:p>
              </table:table-cell>
              <table:table-cell office:value-type="float" office:value="7.6774836">
                <text:p>7.67748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.754482456">
                <text:p>17.754482456</text:p>
              </table:table-cell>
              <table:table-cell office:value-type="float" office:value="7.7574573">
                <text:p>7.75745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.787121506">
                <text:p>17.787121506</text:p>
              </table:table-cell>
              <table:table-cell office:value-type="float" office:value="7.659537">
                <text:p>7.6595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.819852106">
                <text:p>17.819852106</text:p>
              </table:table-cell>
              <table:table-cell office:value-type="float" office:value="7.638112">
                <text:p>7.6381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.852475896">
                <text:p>17.852475896</text:p>
              </table:table-cell>
              <table:table-cell office:value-type="float" office:value="7.6631193">
                <text:p>7.66311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.884687691">
                <text:p>17.884687691</text:p>
              </table:table-cell>
              <table:table-cell office:value-type="float" office:value="7.7611322">
                <text:p>7.76113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.917326741">
                <text:p>17.917326741</text:p>
              </table:table-cell>
              <table:table-cell office:value-type="float" office:value="7.659537">
                <text:p>7.6595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.949950531">
                <text:p>17.949950531</text:p>
              </table:table-cell>
              <table:table-cell office:value-type="float" office:value="7.6631193">
                <text:p>7.66311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.982360694">
                <text:p>17.982360694</text:p>
              </table:table-cell>
              <table:table-cell office:value-type="float" office:value="7.7136292">
                <text:p>7.71362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.014313086">
                <text:p>18.014313086</text:p>
              </table:table-cell>
              <table:table-cell office:value-type="float" office:value="7.8241405">
                <text:p>7.82414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.046585916">
                <text:p>18.046585916</text:p>
              </table:table-cell>
              <table:table-cell office:value-type="float" office:value="7.7464542">
                <text:p>7.74645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.07881297">
                <text:p>18.07881297</text:p>
              </table:table-cell>
              <table:table-cell office:value-type="float" office:value="7.7574573">
                <text:p>7.75745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.11090269">
                <text:p>18.11090269</text:p>
              </table:table-cell>
              <table:table-cell office:value-type="float" office:value="7.790657">
                <text:p>7.7906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.142519385">
                <text:p>18.142519385</text:p>
              </table:table-cell>
              <table:table-cell office:value-type="float" office:value="7.9072146">
                <text:p>7.90721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.174502295">
                <text:p>18.174502295</text:p>
              </table:table-cell>
              <table:table-cell office:value-type="float" office:value="7.8166747">
                <text:p>7.81667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.206454687">
                <text:p>18.206454687</text:p>
              </table:table-cell>
              <table:table-cell office:value-type="float" office:value="7.8241405">
                <text:p>7.82414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.238239229">
                <text:p>18.238239229</text:p>
              </table:table-cell>
              <table:table-cell office:value-type="float" office:value="7.8654585">
                <text:p>7.865458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.269581259">
                <text:p>18.269581259</text:p>
              </table:table-cell>
              <table:table-cell office:value-type="float" office:value="7.9765096">
                <text:p>7.97650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.301258989">
                <text:p>18.301258989</text:p>
              </table:table-cell>
              <table:table-cell office:value-type="float" office:value="7.8919797">
                <text:p>7.89197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.332982496">
                <text:p>18.332982496</text:p>
              </table:table-cell>
              <table:table-cell office:value-type="float" office:value="7.8805914">
                <text:p>7.88059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.364538152">
                <text:p>18.364538152</text:p>
              </table:table-cell>
              <table:table-cell office:value-type="float" office:value="7.9225097">
                <text:p>7.92250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.395636039">
                <text:p>18.395636039</text:p>
              </table:table-cell>
              <table:table-cell office:value-type="float" office:value="8.039131">
                <text:p>8.0391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.427054366">
                <text:p>18.427054366</text:p>
              </table:table-cell>
              <table:table-cell office:value-type="float" office:value="7.957139">
                <text:p>7.9571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.458442176">
                <text:p>18.458442176</text:p>
              </table:table-cell>
              <table:table-cell office:value-type="float" office:value="7.964875">
                <text:p>7.9648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.489616357">
                <text:p>18.489616357</text:p>
              </table:table-cell>
              <table:table-cell office:value-type="float" office:value="8.019457">
                <text:p>8.0194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.52031751">
                <text:p>18.52031751</text:p>
              </table:table-cell>
              <table:table-cell office:value-type="float" office:value="8.143017">
                <text:p>8.1430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.551339101">
                <text:p>18.551339101</text:p>
              </table:table-cell>
              <table:table-cell office:value-type="float" office:value="8.058904">
                <text:p>8.0589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.582345433">
                <text:p>18.582345433</text:p>
              </table:table-cell>
              <table:table-cell office:value-type="float" office:value="8.062869">
                <text:p>8.0628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.613199176">
                <text:p>18.613199176</text:p>
              </table:table-cell>
              <table:table-cell office:value-type="float" office:value="8.102744">
                <text:p>8.1027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.643640924">
                <text:p>18.643640924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.674479408">
                <text:p>18.674479408</text:p>
              </table:table-cell>
              <table:table-cell office:value-type="float" office:value="8.106753">
                <text:p>8.1067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.705317892">
                <text:p>18.705317892</text:p>
              </table:table-cell>
              <table:table-cell office:value-type="float" office:value="8.106753">
                <text:p>8.1067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.736003784">
                <text:p>18.736003784</text:p>
              </table:table-cell>
              <table:table-cell office:value-type="float" office:value="8.147066">
                <text:p>8.1470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.766277684">
                <text:p>18.766277684</text:p>
              </table:table-cell>
              <table:table-cell office:value-type="float" office:value="8.257938">
                <text:p>8.2579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.796872024">
                <text:p>18.796872024</text:p>
              </table:table-cell>
              <table:table-cell office:value-type="float" office:value="8.171447">
                <text:p>8.17144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.827496881">
                <text:p>18.827496881</text:p>
              </table:table-cell>
              <table:table-cell office:value-type="float" office:value="8.163303">
                <text:p>8.1633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.857969148">
                <text:p>18.857969148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.888029421">
                <text:p>18.888029421</text:p>
              </table:table-cell>
              <table:table-cell office:value-type="float" office:value="8.316625">
                <text:p>8.316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.91848643">
                <text:p>18.91848643</text:p>
              </table:table-cell>
              <table:table-cell office:value-type="float" office:value="8.208291">
                <text:p>8.2082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.948958697">
                <text:p>18.948958697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.979324151">
                <text:p>18.979324151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.00930813">
                <text:p>19.00930813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.039627806">
                <text:p>19.039627806</text:p>
              </table:table-cell>
              <table:table-cell office:value-type="float" office:value="8.245471">
                <text:p>8.2454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.069978001">
                <text:p>19.069978001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.100160346">
                <text:p>19.100160346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.129930698">
                <text:p>19.129930698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.16002149">
                <text:p>19.16002149</text:p>
              </table:table-cell>
              <table:table-cell office:value-type="float" office:value="8.308189">
                <text:p>8.3081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.1901428">
                <text:p>19.1901428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.22011152">
                <text:p>19.22011152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.249683504">
                <text:p>19.249683504</text:p>
              </table:table-cell>
              <table:table-cell office:value-type="float" office:value="8.453947">
                <text:p>8.4539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.279621704">
                <text:p>19.279621704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.309620942">
                <text:p>19.309620942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.339498107">
                <text:p>19.339498107</text:p>
              </table:table-cell>
              <table:table-cell office:value-type="float" office:value="8.367594">
                <text:p>8.3675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.369009056">
                <text:p>19.369009056</text:p>
              </table:table-cell>
              <table:table-cell office:value-type="float" office:value="8.471432">
                <text:p>8.4714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.398886221">
                <text:p>19.398886221</text:p>
              </table:table-cell>
              <table:table-cell office:value-type="float" office:value="8.367594">
                <text:p>8.36759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.428809163">
                <text:p>19.428809163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.458625291">
                <text:p>19.458625291</text:p>
              </table:table-cell>
              <table:table-cell office:value-type="float" office:value="8.384724">
                <text:p>8.3847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.488075203">
                <text:p>19.488075203</text:p>
              </table:table-cell>
              <table:table-cell office:value-type="float" office:value="8.48899">
                <text:p>8.488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.517921851">
                <text:p>19.517921851</text:p>
              </table:table-cell>
              <table:table-cell office:value-type="float" office:value="8.37615">
                <text:p>8.376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.547799016">
                <text:p>19.547799016</text:p>
              </table:table-cell>
              <table:table-cell office:value-type="float" office:value="8.367594">
                <text:p>8.3675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.577599886">
                <text:p>19.577599886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.607004021">
                <text:p>19.607004021</text:p>
              </table:table-cell>
              <table:table-cell office:value-type="float" office:value="8.502205">
                <text:p>8.5022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.636804891">
                <text:p>19.636804891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.666666798">
                <text:p>19.666666798</text:p>
              </table:table-cell>
              <table:table-cell office:value-type="float" office:value="8.37187">
                <text:p>8.371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.69643715">
                <text:p>19.69643715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.725841285">
                <text:p>19.725841285</text:p>
              </table:table-cell>
              <table:table-cell office:value-type="float" office:value="8.502205">
                <text:p>8.5022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.755642155">
                <text:p>19.755642155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.78551932">
                <text:p>19.78551932</text:p>
              </table:table-cell>
              <table:table-cell office:value-type="float" office:value="8.367594">
                <text:p>8.3675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.81532019">
                <text:p>19.81532019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.84478536">
                <text:p>19.84478536</text:p>
              </table:table-cell>
              <table:table-cell office:value-type="float" office:value="8.484593">
                <text:p>8.4845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.874647267">
                <text:p>19.874647267</text:p>
              </table:table-cell>
              <table:table-cell office:value-type="float" office:value="8.37187">
                <text:p>8.371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.904631246">
                <text:p>19.904631246</text:p>
              </table:table-cell>
              <table:table-cell office:value-type="float" office:value="8.337787">
                <text:p>8.3377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.93452367">
                <text:p>19.93452367</text:p>
              </table:table-cell>
              <table:table-cell office:value-type="float" office:value="8.363323">
                <text:p>8.36332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.964095654">
                <text:p>19.964095654</text:p>
              </table:table-cell>
              <table:table-cell office:value-type="float" office:value="8.453947">
                <text:p>8.4539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.994094892">
                <text:p>19.994094892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.024185684">
                <text:p>20.024185684</text:p>
              </table:table-cell>
              <table:table-cell office:value-type="float" office:value="8.308189">
                <text:p>8.3081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.054215439">
                <text:p>20.054215439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.083924754">
                <text:p>20.083924754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.114061322">
                <text:p>20.114061322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.144304704">
                <text:p>20.144304704</text:p>
              </table:table-cell>
              <table:table-cell office:value-type="float" office:value="8.266272">
                <text:p>8.2662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.17447179">
                <text:p>20.17447179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.204318438">
                <text:p>20.204318438</text:p>
              </table:table-cell>
              <table:table-cell office:value-type="float" office:value="8.37615">
                <text:p>8.376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.234577078">
                <text:p>20.234577078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.264927273">
                <text:p>20.264927273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.295201173">
                <text:p>20.295201173</text:p>
              </table:table-cell>
              <table:table-cell office:value-type="float" office:value="8.257938">
                <text:p>8.2579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.325154633">
                <text:p>20.325154633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.355520087">
                <text:p>20.355520087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.385961835">
                <text:p>20.385961835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.416342548">
                <text:p>20.416342548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.446387562">
                <text:p>20.446387562</text:p>
              </table:table-cell>
              <table:table-cell office:value-type="float" office:value="8.320848">
                <text:p>8.3208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.476890347">
                <text:p>20.476890347</text:p>
              </table:table-cell>
              <table:table-cell office:value-type="float" office:value="8.195972">
                <text:p>8.1959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.507484687">
                <text:p>20.507484687</text:p>
              </table:table-cell>
              <table:table-cell office:value-type="float" office:value="8.171447">
                <text:p>8.1714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.53801799">
                <text:p>20.53801799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.568215594">
                <text:p>20.568215594</text:p>
              </table:table-cell>
              <table:table-cell office:value-type="float" office:value="8.278803">
                <text:p>8.2788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.598901486">
                <text:p>20.598901486</text:p>
              </table:table-cell>
              <table:table-cell office:value-type="float" office:value="8.147066">
                <text:p>8.14706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.629724711">
                <text:p>20.629724711</text:p>
              </table:table-cell>
              <table:table-cell office:value-type="float" office:value="8.110767">
                <text:p>8.1107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.660471641">
                <text:p>20.660471641</text:p>
              </table:table-cell>
              <table:table-cell office:value-type="float" office:value="8.130894">
                <text:p>8.1308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.690943908">
                <text:p>20.690943908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.721873945">
                <text:p>20.721873945</text:p>
              </table:table-cell>
              <table:table-cell office:value-type="float" office:value="8.082758">
                <text:p>8.0827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.752941315">
                <text:p>20.752941315</text:p>
              </table:table-cell>
              <table:table-cell office:value-type="float" office:value="8.047029">
                <text:p>8.0470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.783962906">
                <text:p>20.783962906</text:p>
              </table:table-cell>
              <table:table-cell office:value-type="float" office:value="8.058904">
                <text:p>8.0589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.814709836">
                <text:p>20.814709836</text:p>
              </table:table-cell>
              <table:table-cell office:value-type="float" office:value="8.130894">
                <text:p>8.1308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.845945054">
                <text:p>20.845945054</text:p>
              </table:table-cell>
              <table:table-cell office:value-type="float" office:value="8.003786">
                <text:p>8.0037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.877332864">
                <text:p>20.877332864</text:p>
              </table:table-cell>
              <table:table-cell office:value-type="float" office:value="7.964875">
                <text:p>7.9648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.908705414">
                <text:p>20.908705414</text:p>
              </table:table-cell>
              <table:table-cell office:value-type="float" office:value="7.968749">
                <text:p>7.96874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.939788042">
                <text:p>20.939788042</text:p>
              </table:table-cell>
              <table:table-cell office:value-type="float" office:value="8.043078">
                <text:p>8.0430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.971419996">
                <text:p>20.971419996</text:p>
              </table:table-cell>
              <table:table-cell office:value-type="float" office:value="7.9034004">
                <text:p>7.90340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.003158762">
                <text:p>21.003158762</text:p>
              </table:table-cell>
              <table:table-cell office:value-type="float" office:value="7.876803">
                <text:p>7.8768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.034912786">
                <text:p>21.034912786</text:p>
              </table:table-cell>
              <table:table-cell office:value-type="float" office:value="7.873018">
                <text:p>7.8730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.06637689">
                <text:p>21.06637689</text:p>
              </table:table-cell>
              <table:table-cell office:value-type="float" office:value="7.9455624">
                <text:p>7.94556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.09837506">
                <text:p>21.09837506</text:p>
              </table:table-cell>
              <table:table-cell office:value-type="float" office:value="7.8129473">
                <text:p>7.81294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.13051056">
                <text:p>21.13051056</text:p>
              </table:table-cell>
              <table:table-cell office:value-type="float" office:value="7.779558">
                <text:p>7.77955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.16260028">
                <text:p>21.16260028</text:p>
              </table:table-cell>
              <table:table-cell office:value-type="float" office:value="7.790657">
                <text:p>7.7906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1.19441534">
                <text:p>21.19441534</text:p>
              </table:table-cell>
              <table:table-cell office:value-type="float" office:value="7.857914">
                <text:p>7.8579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.22670343">
                <text:p>21.22670343</text:p>
              </table:table-cell>
              <table:table-cell office:value-type="float" office:value="7.742793">
                <text:p>7.7427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.25914411">
                <text:p>21.25914411</text:p>
              </table:table-cell>
              <table:table-cell office:value-type="float" office:value="7.706373">
                <text:p>7.7063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.291569532">
                <text:p>21.291569532</text:p>
              </table:table-cell>
              <table:table-cell office:value-type="float" office:value="7.7099996">
                <text:p>7.70999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.323659252">
                <text:p>21.323659252</text:p>
              </table:table-cell>
              <table:table-cell office:value-type="float" office:value="7.790657">
                <text:p>7.7906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.356252525">
                <text:p>21.356252525</text:p>
              </table:table-cell>
              <table:table-cell office:value-type="float" office:value="7.6702943">
                <text:p>7.670294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.388906833">
                <text:p>21.388906833</text:p>
              </table:table-cell>
              <table:table-cell office:value-type="float" office:value="7.6559577">
                <text:p>7.655957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.421454326">
                <text:p>21.421454326</text:p>
              </table:table-cell>
              <table:table-cell office:value-type="float" office:value="7.681083">
                <text:p>7.6810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.453544046">
                <text:p>21.453544046</text:p>
              </table:table-cell>
              <table:table-cell office:value-type="float" office:value="7.790657">
                <text:p>7.7906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.486061021">
                <text:p>21.486061021</text:p>
              </table:table-cell>
              <table:table-cell office:value-type="float" office:value="7.6882915">
                <text:p>7.68829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.518577996">
                <text:p>21.518577996</text:p>
              </table:table-cell>
              <table:table-cell office:value-type="float" office:value="7.6882915">
                <text:p>7.68829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.550896603">
                <text:p>21.550896603</text:p>
              </table:table-cell>
              <table:table-cell office:value-type="float" office:value="7.7354817">
                <text:p>7.73548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.582726923">
                <text:p>21.582726923</text:p>
              </table:table-cell>
              <table:table-cell office:value-type="float" office:value="7.854147">
                <text:p>7.8541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.614892943">
                <text:p>21.614892943</text:p>
              </table:table-cell>
              <table:table-cell office:value-type="float" office:value="7.772177">
                <text:p>7.7721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.646982663">
                <text:p>21.646982663</text:p>
              </table:table-cell>
              <table:table-cell office:value-type="float" office:value="7.790657">
                <text:p>7.7906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.678812983">
                <text:p>21.678812983</text:p>
              </table:table-cell>
              <table:table-cell office:value-type="float" office:value="7.854147">
                <text:p>7.8541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.710109236">
                <text:p>21.710109236</text:p>
              </table:table-cell>
              <table:table-cell office:value-type="float" office:value="7.988177">
                <text:p>7.9881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.741664892">
                <text:p>21.741664892</text:p>
              </table:table-cell>
              <table:table-cell office:value-type="float" office:value="7.9225097">
                <text:p>7.922509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.773128996">
                <text:p>21.773128996</text:p>
              </table:table-cell>
              <table:table-cell office:value-type="float" office:value="7.9455624">
                <text:p>7.94556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.804348956">
                <text:p>21.804348956</text:p>
              </table:table-cell>
              <table:table-cell office:value-type="float" office:value="8.007698">
                <text:p>8.0076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.835095886">
                <text:p>21.835095886</text:p>
              </table:table-cell>
              <table:table-cell office:value-type="float" office:value="8.130894">
                <text:p>8.1308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.866102218">
                <text:p>21.866102218</text:p>
              </table:table-cell>
              <table:table-cell office:value-type="float" office:value="8.062869">
                <text:p>8.0628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.897032255">
                <text:p>21.897032255</text:p>
              </table:table-cell>
              <table:table-cell office:value-type="float" office:value="8.082758">
                <text:p>8.08275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.927672371">
                <text:p>21.927672371</text:p>
              </table:table-cell>
              <table:table-cell office:value-type="float" office:value="8.159238">
                <text:p>8.1592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.957808939">
                <text:p>21.957808939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.988220169">
                <text:p>21.988220169</text:p>
              </table:table-cell>
              <table:table-cell office:value-type="float" office:value="8.220647">
                <text:p>8.2206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2.018646659">
                <text:p>22.018646659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2.048890041">
                <text:p>22.048890041</text:p>
              </table:table-cell>
              <table:table-cell office:value-type="float" office:value="8.266272">
                <text:p>8.2662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.078736689">
                <text:p>22.078736689</text:p>
              </table:table-cell>
              <table:table-cell office:value-type="float" office:value="8.37615">
                <text:p>8.376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2.108903775">
                <text:p>22.108903775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.13908612">
                <text:p>22.13908612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.169115875">
                <text:p>22.169115875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.198718378">
                <text:p>22.198718378</text:p>
              </table:table-cell>
              <table:table-cell office:value-type="float" office:value="8.445231">
                <text:p>8.4452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2.228671838">
                <text:p>22.228671838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2.258640558">
                <text:p>22.258640558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2.288517723">
                <text:p>22.288517723</text:p>
              </table:table-cell>
              <table:table-cell office:value-type="float" office:value="8.367594">
                <text:p>8.3675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2.318059189">
                <text:p>22.318059189</text:p>
              </table:table-cell>
              <table:table-cell office:value-type="float" office:value="8.462681">
                <text:p>8.46268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.347966872">
                <text:p>22.347966872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2.377981368">
                <text:p>22.377981368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2.407919568">
                <text:p>22.407919568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2.437552589">
                <text:p>22.437552589</text:p>
              </table:table-cell>
              <table:table-cell office:value-type="float" office:value="8.436535">
                <text:p>8.43653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2.467643381">
                <text:p>22.467643381</text:p>
              </table:table-cell>
              <table:table-cell office:value-type="float" office:value="8.308189">
                <text:p>8.3081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2.497840985">
                <text:p>22.497840985</text:p>
              </table:table-cell>
              <table:table-cell office:value-type="float" office:value="8.278803">
                <text:p>8.27880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.527962295">
                <text:p>22.527962295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2.557778423">
                <text:p>22.557778423</text:p>
              </table:table-cell>
              <table:table-cell office:value-type="float" office:value="8.384724">
                <text:p>8.3847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.587991287">
                <text:p>22.587991287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.618326223">
                <text:p>22.618326223</text:p>
              </table:table-cell>
              <table:table-cell office:value-type="float" office:value="8.2413225">
                <text:p>8.24132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.648615381">
                <text:p>22.648615381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.678614619">
                <text:p>22.678614619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2.709071628">
                <text:p>22.709071628</text:p>
              </table:table-cell>
              <table:table-cell office:value-type="float" office:value="8.208291">
                <text:p>8.2082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2.739620189">
                <text:p>22.739620189</text:p>
              </table:table-cell>
              <table:table-cell office:value-type="float" office:value="8.183691">
                <text:p>8.1836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.770107715">
                <text:p>22.770107715</text:p>
              </table:table-cell>
              <table:table-cell office:value-type="float" office:value="8.200074">
                <text:p>8.2000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2.80029006">
                <text:p>22.80029006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2.830914917">
                <text:p>22.830914917</text:p>
              </table:table-cell>
              <table:table-cell office:value-type="float" office:value="8.163303">
                <text:p>8.1633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.861646587">
                <text:p>22.861646587</text:p>
              </table:table-cell>
              <table:table-cell office:value-type="float" office:value="8.134931">
                <text:p>8.1349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2.892332479">
                <text:p>22.892332479</text:p>
              </table:table-cell>
              <table:table-cell office:value-type="float" office:value="8.147066">
                <text:p>8.1470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2.922697933">
                <text:p>22.922697933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.953551676">
                <text:p>22.953551676</text:p>
              </table:table-cell>
              <table:table-cell office:value-type="float" office:value="8.102744">
                <text:p>8.1027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.984512232">
                <text:p>22.984512232</text:p>
              </table:table-cell>
              <table:table-cell office:value-type="float" office:value="8.074791">
                <text:p>8.0747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.015411752">
                <text:p>23.015411752</text:p>
              </table:table-cell>
              <table:table-cell office:value-type="float" office:value="8.09074">
                <text:p>8.0907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3.045990832">
                <text:p>23.045990832</text:p>
              </table:table-cell>
              <table:table-cell office:value-type="float" office:value="8.175524">
                <text:p>8.1755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3.077042941">
                <text:p>23.077042941</text:p>
              </table:table-cell>
              <table:table-cell office:value-type="float" office:value="8.050983">
                <text:p>8.0509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3.108201863">
                <text:p>23.108201863</text:p>
              </table:table-cell>
              <table:table-cell office:value-type="float" office:value="8.023384">
                <text:p>8.0233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3.139284491">
                <text:p>23.139284491</text:p>
              </table:table-cell>
              <table:table-cell office:value-type="float" office:value="8.043078">
                <text:p>8.04307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3.170092456">
                <text:p>23.170092456</text:p>
              </table:table-cell>
              <table:table-cell office:value-type="float" office:value="8.114785">
                <text:p>8.1147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3.201388709">
                <text:p>23.201388709</text:p>
              </table:table-cell>
              <table:table-cell office:value-type="float" office:value="7.988177">
                <text:p>7.9881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.232791779">
                <text:p>23.232791779</text:p>
              </table:table-cell>
              <table:table-cell office:value-type="float" office:value="7.961005">
                <text:p>7.9610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3.264164329">
                <text:p>23.264164329</text:p>
              </table:table-cell>
              <table:table-cell office:value-type="float" office:value="7.968749">
                <text:p>7.9687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3.295262216">
                <text:p>23.295262216</text:p>
              </table:table-cell>
              <table:table-cell office:value-type="float" office:value="8.039131">
                <text:p>8.0391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3.326863649">
                <text:p>23.326863649</text:p>
              </table:table-cell>
              <table:table-cell office:value-type="float" office:value="7.9110336">
                <text:p>7.91103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3.358602415">
                <text:p>23.358602415</text:p>
              </table:table-cell>
              <table:table-cell office:value-type="float" office:value="7.876803">
                <text:p>7.8768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3.390325922">
                <text:p>23.390325922</text:p>
              </table:table-cell>
              <table:table-cell office:value-type="float" office:value="7.8805914">
                <text:p>7.88059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3.421774767">
                <text:p>23.421774767</text:p>
              </table:table-cell>
              <table:table-cell office:value-type="float" office:value="7.949417">
                <text:p>7.9494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3.453727159">
                <text:p>23.453727159</text:p>
              </table:table-cell>
              <table:table-cell office:value-type="float" office:value="7.8241405">
                <text:p>7.82414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3.485832143">
                <text:p>23.485832143</text:p>
              </table:table-cell>
              <table:table-cell office:value-type="float" office:value="7.786953">
                <text:p>7.7869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3.517906606">
                <text:p>23.517906606</text:p>
              </table:table-cell>
              <table:table-cell office:value-type="float" office:value="7.794363">
                <text:p>7.7943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3.549675889">
                <text:p>23.549675889</text:p>
              </table:table-cell>
              <table:table-cell office:value-type="float" office:value="7.8692365">
                <text:p>7.86923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3.581979239">
                <text:p>23.581979239</text:p>
              </table:table-cell>
              <table:table-cell office:value-type="float" office:value="7.7391357">
                <text:p>7.73913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3.614419919">
                <text:p>23.614419919</text:p>
              </table:table-cell>
              <table:table-cell office:value-type="float" office:value="7.706373">
                <text:p>7.7063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3.646845341">
                <text:p>23.646845341</text:p>
              </table:table-cell>
              <table:table-cell office:value-type="float" office:value="7.7099996">
                <text:p>7.70999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3.678904545">
                <text:p>23.678904545</text:p>
              </table:table-cell>
              <table:table-cell office:value-type="float" office:value="7.798073">
                <text:p>7.7980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3.711482555">
                <text:p>23.711482555</text:p>
              </table:table-cell>
              <table:table-cell office:value-type="float" office:value="7.6738877">
                <text:p>7.673887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3.74416738">
                <text:p>23.74416738</text:p>
              </table:table-cell>
              <table:table-cell office:value-type="float" office:value="7.6488094">
                <text:p>7.64880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3.776760653">
                <text:p>23.776760653</text:p>
              </table:table-cell>
              <table:table-cell office:value-type="float" office:value="7.6702943">
                <text:p>7.670294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.808941931">
                <text:p>23.808941931</text:p>
              </table:table-cell>
              <table:table-cell office:value-type="float" office:value="7.768492">
                <text:p>7.7684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3.841535204">
                <text:p>23.841535204</text:p>
              </table:table-cell>
              <table:table-cell office:value-type="float" office:value="7.6702943">
                <text:p>7.67029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3.874113214">
                <text:p>23.874113214</text:p>
              </table:table-cell>
              <table:table-cell office:value-type="float" office:value="7.6738877">
                <text:p>7.67388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3.906462344">
                <text:p>23.906462344</text:p>
              </table:table-cell>
              <table:table-cell office:value-type="float" office:value="7.7281833">
                <text:p>7.72818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3.938338444">
                <text:p>23.938338444</text:p>
              </table:table-cell>
              <table:table-cell office:value-type="float" office:value="7.8428674">
                <text:p>7.842867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.970534981">
                <text:p>23.970534981</text:p>
              </table:table-cell>
              <table:table-cell office:value-type="float" office:value="7.76481">
                <text:p>7.7648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4.002670481">
                <text:p>24.002670481</text:p>
              </table:table-cell>
              <table:table-cell office:value-type="float" office:value="7.779558">
                <text:p>7.7795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4.034561838">
                <text:p>24.034561838</text:p>
              </table:table-cell>
              <table:table-cell office:value-type="float" office:value="7.8391147">
                <text:p>7.83911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4.065903868">
                <text:p>24.065903868</text:p>
              </table:table-cell>
              <table:table-cell office:value-type="float" office:value="7.9765096">
                <text:p>7.97650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4.097474783">
                <text:p>24.097474783</text:p>
              </table:table-cell>
              <table:table-cell office:value-type="float" office:value="7.9186807">
                <text:p>7.91868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4.128954145">
                <text:p>24.128954145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4.160174105">
                <text:p>24.160174105</text:p>
              </table:table-cell>
              <table:table-cell office:value-type="float" office:value="8.007698">
                <text:p>8.0076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4.190859997">
                <text:p>24.190859997</text:p>
              </table:table-cell>
              <table:table-cell office:value-type="float" office:value="8.147066">
                <text:p>8.14706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4.221820553">
                <text:p>24.221820553</text:p>
              </table:table-cell>
              <table:table-cell office:value-type="float" office:value="8.074791">
                <text:p>8.0747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4.252704813">
                <text:p>24.252704813</text:p>
              </table:table-cell>
              <table:table-cell office:value-type="float" office:value="8.094738">
                <text:p>8.09473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4.283375447">
                <text:p>24.283375447</text:p>
              </table:table-cell>
              <table:table-cell office:value-type="float" office:value="8.151119">
                <text:p>8.1511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4.313573051">
                <text:p>24.313573051</text:p>
              </table:table-cell>
              <table:table-cell office:value-type="float" office:value="8.278803">
                <text:p>8.2788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4.344091095">
                <text:p>24.344091095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4.374578621">
                <text:p>24.374578621</text:p>
              </table:table-cell>
              <table:table-cell office:value-type="float" office:value="8.200074">
                <text:p>8.2000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4.404837261">
                <text:p>24.404837261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4.434622871">
                <text:p>24.434622871</text:p>
              </table:table-cell>
              <table:table-cell office:value-type="float" office:value="8.393314">
                <text:p>8.3933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4.464713663">
                <text:p>24.464713663</text:p>
              </table:table-cell>
              <table:table-cell office:value-type="float" office:value="8.308189">
                <text:p>8.3081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4.494773936">
                <text:p>24.494773936</text:p>
              </table:table-cell>
              <table:table-cell office:value-type="float" office:value="8.316625">
                <text:p>8.3166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4.524712136">
                <text:p>24.524712136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4.554253602">
                <text:p>24.554253602</text:p>
              </table:table-cell>
              <table:table-cell office:value-type="float" office:value="8.462681">
                <text:p>8.46268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4.584207062">
                <text:p>24.584207062</text:p>
              </table:table-cell>
              <table:table-cell office:value-type="float" office:value="8.346281">
                <text:p>8.34628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4.614175782">
                <text:p>24.614175782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4.644113982">
                <text:p>24.644113982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4.673716485">
                <text:p>24.673716485</text:p>
              </table:table-cell>
              <table:table-cell office:value-type="float" office:value="8.445231">
                <text:p>8.4452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4.703730981">
                <text:p>24.703730981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4.733837031">
                <text:p>24.733837031</text:p>
              </table:table-cell>
              <table:table-cell office:value-type="float" office:value="8.303979">
                <text:p>8.3039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4.763882045">
                <text:p>24.763882045</text:p>
              </table:table-cell>
              <table:table-cell office:value-type="float" office:value="8.320848">
                <text:p>8.3208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4.793652397">
                <text:p>24.793652397</text:p>
              </table:table-cell>
              <table:table-cell office:value-type="float" office:value="8.397616">
                <text:p>8.3976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4.823865261">
                <text:p>24.823865261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.854215456">
                <text:p>24.854215456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884535132">
                <text:p>24.884535132</text:p>
              </table:table-cell>
              <table:table-cell office:value-type="float" office:value="8.245471">
                <text:p>8.24547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914549628">
                <text:p>24.914549628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945052413">
                <text:p>24.945052413</text:p>
              </table:table-cell>
              <table:table-cell office:value-type="float" office:value="8.195972">
                <text:p>8.19597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975723047">
                <text:p>24.975723047</text:p>
              </table:table-cell>
              <table:table-cell office:value-type="float" office:value="8.151119">
                <text:p>8.1511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.006393681">
                <text:p>25.006393681</text:p>
              </table:table-cell>
              <table:table-cell office:value-type="float" office:value="8.151119">
                <text:p>8.15111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5.036774394">
                <text:p>25.036774394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5.067658654">
                <text:p>25.067658654</text:p>
              </table:table-cell>
              <table:table-cell office:value-type="float" office:value="8.094738">
                <text:p>8.0947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.098680245">
                <text:p>25.098680245</text:p>
              </table:table-cell>
              <table:table-cell office:value-type="float" office:value="8.058904">
                <text:p>8.0589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5.129701836">
                <text:p>25.129701836</text:p>
              </table:table-cell>
              <table:table-cell office:value-type="float" office:value="8.058904">
                <text:p>8.0589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5.160479283">
                <text:p>25.160479283</text:p>
              </table:table-cell>
              <table:table-cell office:value-type="float" office:value="8.122831">
                <text:p>8.1228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5.191745019">
                <text:p>25.191745019</text:p>
              </table:table-cell>
              <table:table-cell office:value-type="float" office:value="7.9959736">
                <text:p>7.995973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5.223148089">
                <text:p>25.223148089</text:p>
              </table:table-cell>
              <table:table-cell office:value-type="float" office:value="7.961005">
                <text:p>7.9610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5.254581675">
                <text:p>25.254581675</text:p>
              </table:table-cell>
              <table:table-cell office:value-type="float" office:value="7.953276">
                <text:p>7.9532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5.285755856">
                <text:p>25.285755856</text:p>
              </table:table-cell>
              <table:table-cell office:value-type="float" office:value="8.019457">
                <text:p>8.0194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5.317433586">
                <text:p>25.317433586</text:p>
              </table:table-cell>
              <table:table-cell office:value-type="float" office:value="7.8919797">
                <text:p>7.891979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.349279163">
                <text:p>25.349279163</text:p>
              </table:table-cell>
              <table:table-cell office:value-type="float" office:value="7.8503838">
                <text:p>7.850383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5.381109483">
                <text:p>25.381109483</text:p>
              </table:table-cell>
              <table:table-cell office:value-type="float" office:value="7.854147">
                <text:p>7.85414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5.412665139">
                <text:p>25.412665139</text:p>
              </table:table-cell>
              <table:table-cell office:value-type="float" office:value="7.9225097">
                <text:p>7.922509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5.444724343">
                <text:p>25.444724343</text:p>
              </table:table-cell>
              <table:table-cell office:value-type="float" office:value="7.798073">
                <text:p>7.7980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5.476875103">
                <text:p>25.476875103</text:p>
              </table:table-cell>
              <table:table-cell office:value-type="float" office:value="7.775866">
                <text:p>7.77586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5.509010603">
                <text:p>25.509010603</text:p>
              </table:table-cell>
              <table:table-cell office:value-type="float" office:value="7.779558">
                <text:p>7.7795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5.540825663">
                <text:p>25.540825663</text:p>
              </table:table-cell>
              <table:table-cell office:value-type="float" office:value="7.857914">
                <text:p>7.8579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5.573129013">
                <text:p>25.573129013</text:p>
              </table:table-cell>
              <table:table-cell office:value-type="float" office:value="7.7391357">
                <text:p>7.739135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.605508659">
                <text:p>25.605508659</text:p>
              </table:table-cell>
              <table:table-cell office:value-type="float" office:value="7.7208996">
                <text:p>7.72089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5.637812009">
                <text:p>25.637812009</text:p>
              </table:table-cell>
              <table:table-cell office:value-type="float" office:value="7.7391357">
                <text:p>7.73913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.669718625">
                <text:p>25.669718625</text:p>
              </table:table-cell>
              <table:table-cell office:value-type="float" office:value="7.835366">
                <text:p>7.83536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5.702067755">
                <text:p>25.702067755</text:p>
              </table:table-cell>
              <table:table-cell office:value-type="float" office:value="7.7281833">
                <text:p>7.728183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5.734432142">
                <text:p>25.734432142</text:p>
              </table:table-cell>
              <table:table-cell office:value-type="float" office:value="7.7245398">
                <text:p>7.724539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5.766659196">
                <text:p>25.766659196</text:p>
              </table:table-cell>
              <table:table-cell office:value-type="float" office:value="7.7574573">
                <text:p>7.757457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.798428479">
                <text:p>25.798428479</text:p>
              </table:table-cell>
              <table:table-cell office:value-type="float" office:value="7.8692365">
                <text:p>7.86923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.830533463">
                <text:p>25.830533463</text:p>
              </table:table-cell>
              <table:table-cell office:value-type="float" office:value="7.786953">
                <text:p>7.7869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.862699483">
                <text:p>25.862699483</text:p>
              </table:table-cell>
              <table:table-cell office:value-type="float" office:value="7.772177">
                <text:p>7.7721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.894636617">
                <text:p>25.894636617</text:p>
              </table:table-cell>
              <table:table-cell office:value-type="float" office:value="7.827879">
                <text:p>7.82787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.926146497">
                <text:p>25.926146497</text:p>
              </table:table-cell>
              <table:table-cell office:value-type="float" office:value="7.934019">
                <text:p>7.9340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.957961557">
                <text:p>25.957961557</text:p>
              </table:table-cell>
              <table:table-cell office:value-type="float" office:value="7.857914">
                <text:p>7.8579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.989761357">
                <text:p>25.989761357</text:p>
              </table:table-cell>
              <table:table-cell office:value-type="float" office:value="7.8616843">
                <text:p>7.86168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6.021332272">
                <text:p>26.021332272</text:p>
              </table:table-cell>
              <table:table-cell office:value-type="float" office:value="7.9186807">
                <text:p>7.91868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6.0524149">
                <text:p>26.0524149</text:p>
              </table:table-cell>
              <table:table-cell office:value-type="float" office:value="8.043078">
                <text:p>8.04307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6.083726412">
                <text:p>26.083726412</text:p>
              </table:table-cell>
              <table:table-cell office:value-type="float" office:value="7.984284">
                <text:p>7.9842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6.114900593">
                <text:p>26.114900593</text:p>
              </table:table-cell>
              <table:table-cell office:value-type="float" office:value="8.019457">
                <text:p>8.0194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6.145815371">
                <text:p>26.145815371</text:p>
              </table:table-cell>
              <table:table-cell office:value-type="float" office:value="8.086747">
                <text:p>8.0867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6.176211343">
                <text:p>26.176211343</text:p>
              </table:table-cell>
              <table:table-cell office:value-type="float" office:value="8.224774">
                <text:p>8.2247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6.206820941">
                <text:p>26.206820941</text:p>
              </table:table-cell>
              <table:table-cell office:value-type="float" office:value="8.167373">
                <text:p>8.1673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6.237338985">
                <text:p>26.237338985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6.267628143">
                <text:p>26.267628143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6.297444271">
                <text:p>26.297444271</text:p>
              </table:table-cell>
              <table:table-cell office:value-type="float" office:value="8.384724">
                <text:p>8.3847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6.327580839">
                <text:p>26.327580839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6.357732666">
                <text:p>26.357732666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6.387747162">
                <text:p>26.387747162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6.417441218">
                <text:p>26.417441218</text:p>
              </table:table-cell>
              <table:table-cell office:value-type="float" office:value="8.419193">
                <text:p>8.4191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6.447577786">
                <text:p>26.447577786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6.47779065">
                <text:p>26.47779065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6.507942477">
                <text:p>26.507942477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6.537834901">
                <text:p>26.537834901</text:p>
              </table:table-cell>
              <table:table-cell office:value-type="float" office:value="8.363323">
                <text:p>8.3633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6.568215614">
                <text:p>26.568215614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6.598687881">
                <text:p>26.598687881</text:p>
              </table:table-cell>
              <table:table-cell office:value-type="float" office:value="8.204181">
                <text:p>8.20418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6.629190666">
                <text:p>26.629190666</text:p>
              </table:table-cell>
              <table:table-cell office:value-type="float" office:value="8.195972">
                <text:p>8.1959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6.659434048">
                <text:p>26.659434048</text:p>
              </table:table-cell>
              <table:table-cell office:value-type="float" office:value="8.266272">
                <text:p>8.2662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6.690196236">
                <text:p>26.690196236</text:p>
              </table:table-cell>
              <table:table-cell office:value-type="float" office:value="8.12686">
                <text:p>8.126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.721095756">
                <text:p>26.721095756</text:p>
              </table:table-cell>
              <table:table-cell office:value-type="float" office:value="8.09074">
                <text:p>8.090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752010534">
                <text:p>26.752010534</text:p>
              </table:table-cell>
              <table:table-cell office:value-type="float" office:value="8.086747">
                <text:p>8.08674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782620132">
                <text:p>26.782620132</text:p>
              </table:table-cell>
              <table:table-cell office:value-type="float" office:value="8.167373">
                <text:p>8.1673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813779054">
                <text:p>26.813779054</text:p>
              </table:table-cell>
              <table:table-cell office:value-type="float" office:value="8.023384">
                <text:p>8.02338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845090566">
                <text:p>26.845090566</text:p>
              </table:table-cell>
              <table:table-cell office:value-type="float" office:value="7.984284">
                <text:p>7.98428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876402078">
                <text:p>26.876402078</text:p>
              </table:table-cell>
              <table:table-cell office:value-type="float" office:value="7.984284">
                <text:p>7.9842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907454187">
                <text:p>26.907454187</text:p>
              </table:table-cell>
              <table:table-cell office:value-type="float" office:value="8.050983">
                <text:p>8.0509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939009843">
                <text:p>26.939009843</text:p>
              </table:table-cell>
              <table:table-cell office:value-type="float" office:value="7.9225097">
                <text:p>7.92250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970702833">
                <text:p>26.970702833</text:p>
              </table:table-cell>
              <table:table-cell office:value-type="float" office:value="7.88818">
                <text:p>7.888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7.002395823">
                <text:p>27.002395823</text:p>
              </table:table-cell>
              <table:table-cell office:value-type="float" office:value="7.88818">
                <text:p>7.888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7.033783633">
                <text:p>27.033783633</text:p>
              </table:table-cell>
              <table:table-cell office:value-type="float" office:value="7.964875">
                <text:p>7.9648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.065644473">
                <text:p>27.065644473</text:p>
              </table:table-cell>
              <table:table-cell office:value-type="float" office:value="7.8466234">
                <text:p>7.846623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7.097581607">
                <text:p>27.097581607</text:p>
              </table:table-cell>
              <table:table-cell office:value-type="float" office:value="7.827879">
                <text:p>7.82787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7.129457707">
                <text:p>27.129457707</text:p>
              </table:table-cell>
              <table:table-cell office:value-type="float" office:value="7.8428674">
                <text:p>7.84286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7.160967587">
                <text:p>27.160967587</text:p>
              </table:table-cell>
              <table:table-cell office:value-type="float" office:value="7.934019">
                <text:p>7.9340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.192858944">
                <text:p>27.192858944</text:p>
              </table:table-cell>
              <table:table-cell office:value-type="float" office:value="7.8391147">
                <text:p>7.839114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7.224780819">
                <text:p>27.224780819</text:p>
              </table:table-cell>
              <table:table-cell office:value-type="float" office:value="7.8316207">
                <text:p>7.83162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7.256504326">
                <text:p>27.256504326</text:p>
              </table:table-cell>
              <table:table-cell office:value-type="float" office:value="7.8805914">
                <text:p>7.88059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7.287739544">
                <text:p>27.287739544</text:p>
              </table:table-cell>
              <table:table-cell office:value-type="float" office:value="8.003786">
                <text:p>8.0037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7.319234164">
                <text:p>27.319234164</text:p>
              </table:table-cell>
              <table:table-cell office:value-type="float" office:value="7.937863">
                <text:p>7.93786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.350545676">
                <text:p>27.350545676</text:p>
              </table:table-cell>
              <table:table-cell office:value-type="float" office:value="7.984284">
                <text:p>7.98428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7.381521491">
                <text:p>27.381521491</text:p>
              </table:table-cell>
              <table:table-cell office:value-type="float" office:value="8.070813">
                <text:p>8.0708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7.411917463">
                <text:p>27.411917463</text:p>
              </table:table-cell>
              <table:table-cell office:value-type="float" office:value="8.224774">
                <text:p>8.2247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7.442527061">
                <text:p>27.442527061</text:p>
              </table:table-cell>
              <table:table-cell office:value-type="float" office:value="8.167373">
                <text:p>8.16737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7.473060364">
                <text:p>27.473060364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7.503349522">
                <text:p>27.503349522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7.533150392">
                <text:p>27.533150392</text:p>
              </table:table-cell>
              <table:table-cell office:value-type="float" office:value="8.389017">
                <text:p>8.38901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7.563271702">
                <text:p>27.563271702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7.593377752">
                <text:p>27.593377752</text:p>
              </table:table-cell>
              <table:table-cell office:value-type="float" office:value="8.303979">
                <text:p>8.30397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.62337699">
                <text:p>27.62337699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7.653055787">
                <text:p>27.653055787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683177097">
                <text:p>27.683177097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713374701">
                <text:p>27.713374701</text:p>
              </table:table-cell>
              <table:table-cell office:value-type="float" office:value="8.278803">
                <text:p>8.27880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743496011">
                <text:p>27.743496011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773312139">
                <text:p>27.773312139</text:p>
              </table:table-cell>
              <table:table-cell office:value-type="float" office:value="8.384724">
                <text:p>8.3847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803586039">
                <text:p>27.803586039</text:p>
              </table:table-cell>
              <table:table-cell office:value-type="float" office:value="8.257938">
                <text:p>8.25793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833982011">
                <text:p>27.833982011</text:p>
              </table:table-cell>
              <table:table-cell office:value-type="float" office:value="8.224774">
                <text:p>8.22477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864316947">
                <text:p>27.864316947</text:p>
              </table:table-cell>
              <table:table-cell office:value-type="float" office:value="8.2413225">
                <text:p>8.24132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894392478">
                <text:p>27.894392478</text:p>
              </table:table-cell>
              <table:table-cell office:value-type="float" office:value="8.312406">
                <text:p>8.31240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924941039">
                <text:p>27.924941039</text:p>
              </table:table-cell>
              <table:table-cell office:value-type="float" office:value="8.183691">
                <text:p>8.1836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955642192">
                <text:p>27.955642192</text:p>
              </table:table-cell>
              <table:table-cell office:value-type="float" office:value="8.143017">
                <text:p>8.1430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986297567">
                <text:p>27.986297567</text:p>
              </table:table-cell>
              <table:table-cell office:value-type="float" office:value="8.155177">
                <text:p>8.1551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8.01667828">
                <text:p>28.01667828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8.047608317">
                <text:p>28.047608317</text:p>
              </table:table-cell>
              <table:table-cell office:value-type="float" office:value="8.082758">
                <text:p>8.0827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8.078645167">
                <text:p>28.078645167</text:p>
              </table:table-cell>
              <table:table-cell office:value-type="float" office:value="8.054941">
                <text:p>8.0549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.109712537">
                <text:p>28.109712537</text:p>
              </table:table-cell>
              <table:table-cell office:value-type="float" office:value="8.047029">
                <text:p>8.04702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8.140505243">
                <text:p>28.140505243</text:p>
              </table:table-cell>
              <table:table-cell office:value-type="float" office:value="8.118806">
                <text:p>8.1188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8.171832013">
                <text:p>28.171832013</text:p>
              </table:table-cell>
              <table:table-cell office:value-type="float" office:value="7.980395">
                <text:p>7.98039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8.203311375">
                <text:p>28.203311375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8.234790737">
                <text:p>28.234790737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8.265949659">
                <text:p>28.265949659</text:p>
              </table:table-cell>
              <table:table-cell office:value-type="float" office:value="8.023384">
                <text:p>8.0233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8.297642649">
                <text:p>28.297642649</text:p>
              </table:table-cell>
              <table:table-cell office:value-type="float" office:value="7.88818">
                <text:p>7.888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8.329503489">
                <text:p>28.329503489</text:p>
              </table:table-cell>
              <table:table-cell office:value-type="float" office:value="7.8466234">
                <text:p>7.846623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8.361303289">
                <text:p>28.361303289</text:p>
              </table:table-cell>
              <table:table-cell office:value-type="float" office:value="7.8616843">
                <text:p>7.86168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8.392813169">
                <text:p>28.392813169</text:p>
              </table:table-cell>
              <table:table-cell office:value-type="float" office:value="7.934019">
                <text:p>7.9340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8.424735044">
                <text:p>28.424735044</text:p>
              </table:table-cell>
              <table:table-cell office:value-type="float" office:value="7.8316207">
                <text:p>7.83162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8.45676373">
                <text:p>28.45676373</text:p>
              </table:table-cell>
              <table:table-cell office:value-type="float" office:value="7.805503">
                <text:p>7.80550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8.488670346">
                <text:p>28.488670346</text:p>
              </table:table-cell>
              <table:table-cell office:value-type="float" office:value="7.835366">
                <text:p>7.8353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8.520149708">
                <text:p>28.520149708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.551995285">
                <text:p>28.551995285</text:p>
              </table:table-cell>
              <table:table-cell office:value-type="float" office:value="7.8503838">
                <text:p>7.850383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.583764568">
                <text:p>28.583764568</text:p>
              </table:table-cell>
              <table:table-cell office:value-type="float" office:value="7.8692365">
                <text:p>7.869236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615289708">
                <text:p>28.615289708</text:p>
              </table:table-cell>
              <table:table-cell office:value-type="float" office:value="7.930179">
                <text:p>7.93017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646250264">
                <text:p>28.646250264</text:p>
              </table:table-cell>
              <table:table-cell office:value-type="float" office:value="8.074791">
                <text:p>8.07479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677409186">
                <text:p>28.677409186</text:p>
              </table:table-cell>
              <table:table-cell office:value-type="float" office:value="8.023384">
                <text:p>8.0233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708446036">
                <text:p>28.708446036</text:p>
              </table:table-cell>
              <table:table-cell office:value-type="float" office:value="8.054941">
                <text:p>8.05494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739147189">
                <text:p>28.739147189</text:p>
              </table:table-cell>
              <table:table-cell office:value-type="float" office:value="8.143017">
                <text:p>8.14301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7693142749999">
                <text:p>28.7693142749999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7997255049999">
                <text:p>28.7997255049999</text:p>
              </table:table-cell>
              <table:table-cell office:value-type="float" office:value="8.220647">
                <text:p>8.2206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8300299219999">
                <text:p>28.8300299219999</text:p>
              </table:table-cell>
              <table:table-cell office:value-type="float" office:value="8.249622">
                <text:p>8.2496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8601359719999">
                <text:p>28.8601359719999</text:p>
              </table:table-cell>
              <table:table-cell office:value-type="float" office:value="8.303979">
                <text:p>8.3039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8898452869999">
                <text:p>28.8898452869999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919920818">
                <text:p>28.919920818</text:p>
              </table:table-cell>
              <table:table-cell office:value-type="float" office:value="8.312406">
                <text:p>8.3124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950057386">
                <text:p>28.950057386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980132917">
                <text:p>28.980132917</text:p>
              </table:table-cell>
              <table:table-cell office:value-type="float" office:value="8.312406">
                <text:p>8.31240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9.009857493">
                <text:p>29.009857493</text:p>
              </table:table-cell>
              <table:table-cell office:value-type="float" office:value="8.410549">
                <text:p>8.41054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9.0400245789999">
                <text:p>29.0400245789999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9.0703137369999">
                <text:p>29.0703137369999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.1005266009999">
                <text:p>29.1005266009999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9.1304495429999">
                <text:p>29.1304495429999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9.1607997379999">
                <text:p>29.1607997379999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9.1913177819999">
                <text:p>29.1913177819999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9.221805308">
                <text:p>29.221805308</text:p>
              </table:table-cell>
              <table:table-cell office:value-type="float" office:value="8.200074">
                <text:p>8.20007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9.2520181719999">
                <text:p>29.2520181719999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9.2826888059999">
                <text:p>29.2826888059999</text:p>
              </table:table-cell>
              <table:table-cell office:value-type="float" office:value="8.151119">
                <text:p>8.1511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9.3135272899999">
                <text:p>29.3135272899999</text:p>
              </table:table-cell>
              <table:table-cell office:value-type="float" office:value="8.106753">
                <text:p>8.10675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9.3443199959999">
                <text:p>29.3443199959999</text:p>
              </table:table-cell>
              <table:table-cell office:value-type="float" office:value="8.118806">
                <text:p>8.11880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9.3748685569999">
                <text:p>29.3748685569999</text:p>
              </table:table-cell>
              <table:table-cell office:value-type="float" office:value="8.183691">
                <text:p>8.1836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9.4059511849999">
                <text:p>29.4059511849999</text:p>
              </table:table-cell>
              <table:table-cell office:value-type="float" office:value="8.043078">
                <text:p>8.0430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9.437171145">
                <text:p>29.437171145</text:p>
              </table:table-cell>
              <table:table-cell office:value-type="float" office:value="8.007698">
                <text:p>8.0076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9.468391105">
                <text:p>29.468391105</text:p>
              </table:table-cell>
              <table:table-cell office:value-type="float" office:value="8.007698">
                <text:p>8.00769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.4993669199999">
                <text:p>29.4993669199999</text:p>
              </table:table-cell>
              <table:table-cell office:value-type="float" office:value="8.070813">
                <text:p>8.0708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530846282">
                <text:p>29.530846282</text:p>
              </table:table-cell>
              <table:table-cell office:value-type="float" office:value="7.941711">
                <text:p>7.9417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562462977">
                <text:p>29.562462977</text:p>
              </table:table-cell>
              <table:table-cell office:value-type="float" office:value="7.9072146">
                <text:p>7.907214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59406441">
                <text:p>29.59406441</text:p>
              </table:table-cell>
              <table:table-cell office:value-type="float" office:value="7.9110336">
                <text:p>7.91103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62540644">
                <text:p>29.62540644</text:p>
              </table:table-cell>
              <table:table-cell office:value-type="float" office:value="7.9765096">
                <text:p>7.97650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657252017">
                <text:p>29.657252017</text:p>
              </table:table-cell>
              <table:table-cell office:value-type="float" office:value="7.8503838">
                <text:p>7.85038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689234927">
                <text:p>29.689234927</text:p>
              </table:table-cell>
              <table:table-cell office:value-type="float" office:value="7.8166747">
                <text:p>7.81667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721187319">
                <text:p>29.721187319</text:p>
              </table:table-cell>
              <table:table-cell office:value-type="float" office:value="7.8241405">
                <text:p>7.82414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7528345319999">
                <text:p>29.7528345319999</text:p>
              </table:table-cell>
              <table:table-cell office:value-type="float" office:value="7.89959">
                <text:p>7.899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7849395159999">
                <text:p>29.7849395159999</text:p>
              </table:table-cell>
              <table:table-cell office:value-type="float" office:value="7.786953">
                <text:p>7.7869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817090276">
                <text:p>29.817090276</text:p>
              </table:table-cell>
              <table:table-cell office:value-type="float" office:value="7.775866">
                <text:p>7.77586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849164739">
                <text:p>29.849164739</text:p>
              </table:table-cell>
              <table:table-cell office:value-type="float" office:value="7.794363">
                <text:p>7.79436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880842469">
                <text:p>29.880842469</text:p>
              </table:table-cell>
              <table:table-cell office:value-type="float" office:value="7.8919797">
                <text:p>7.891979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9129016729999">
                <text:p>29.9129016729999</text:p>
              </table:table-cell>
              <table:table-cell office:value-type="float" office:value="7.798073">
                <text:p>7.79807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9449150999999">
                <text:p>29.9449150999999</text:p>
              </table:table-cell>
              <table:table-cell office:value-type="float" office:value="7.8092237">
                <text:p>7.809223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9767149">
                <text:p>29.9767149</text:p>
              </table:table-cell>
              <table:table-cell office:value-type="float" office:value="7.8616843">
                <text:p>7.86168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0.0080264119999">
                <text:p>30.0080264119999</text:p>
              </table:table-cell>
              <table:table-cell office:value-type="float" office:value="7.984284">
                <text:p>7.98428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0.0395820679999">
                <text:p>30.0395820679999</text:p>
              </table:table-cell>
              <table:table-cell office:value-type="float" office:value="7.9225097">
                <text:p>7.922509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0.0710003949999">
                <text:p>30.0710003949999</text:p>
              </table:table-cell>
              <table:table-cell office:value-type="float" office:value="7.957139">
                <text:p>7.95713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0.1021440579999">
                <text:p>30.1021440579999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0.132738398">
                <text:p>30.132738398</text:p>
              </table:table-cell>
              <table:table-cell office:value-type="float" office:value="8.171447">
                <text:p>8.1714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0.1635921409999">
                <text:p>30.1635921409999</text:p>
              </table:table-cell>
              <table:table-cell office:value-type="float" office:value="8.102744">
                <text:p>8.1027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0.194323811">
                <text:p>30.194323811</text:p>
              </table:table-cell>
              <table:table-cell office:value-type="float" office:value="8.134931">
                <text:p>8.13493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0.224750301">
                <text:p>30.224750301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0.254688501">
                <text:p>30.254688501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0.284931883">
                <text:p>30.284931883</text:p>
              </table:table-cell>
              <table:table-cell office:value-type="float" office:value="8.266272">
                <text:p>8.2662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0.315129487">
                <text:p>30.315129487</text:p>
              </table:table-cell>
              <table:table-cell office:value-type="float" office:value="8.278803">
                <text:p>8.2788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0.345159242">
                <text:p>30.345159242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0.374792263">
                <text:p>30.374792263</text:p>
              </table:table-cell>
              <table:table-cell office:value-type="float" office:value="8.436535">
                <text:p>8.4365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0.404822018">
                <text:p>30.404822018</text:p>
              </table:table-cell>
              <table:table-cell office:value-type="float" office:value="8.325076">
                <text:p>8.3250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0.434897549">
                <text:p>30.434897549</text:p>
              </table:table-cell>
              <table:table-cell office:value-type="float" office:value="8.312406">
                <text:p>8.31240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.464896787">
                <text:p>30.464896787</text:p>
              </table:table-cell>
              <table:table-cell office:value-type="float" office:value="8.333546">
                <text:p>8.33354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494636621">
                <text:p>30.494636621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.524849485">
                <text:p>30.524849485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.55519968">
                <text:p>30.55519968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585519356">
                <text:p>30.585519356</text:p>
              </table:table-cell>
              <table:table-cell office:value-type="float" office:value="8.245471">
                <text:p>8.24547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61556437">
                <text:p>30.61556437</text:p>
              </table:table-cell>
              <table:table-cell office:value-type="float" office:value="8.320848">
                <text:p>8.3208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.64614345">
                <text:p>30.64614345</text:p>
              </table:table-cell>
              <table:table-cell office:value-type="float" office:value="8.175524">
                <text:p>8.17552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.676859862">
                <text:p>30.676859862</text:p>
              </table:table-cell>
              <table:table-cell office:value-type="float" office:value="8.138971">
                <text:p>8.13897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707576274">
                <text:p>30.707576274</text:p>
              </table:table-cell>
              <table:table-cell office:value-type="float" office:value="8.138971">
                <text:p>8.13897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738033283">
                <text:p>30.738033283</text:p>
              </table:table-cell>
              <table:table-cell office:value-type="float" office:value="8.208291">
                <text:p>8.2082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769009098">
                <text:p>30.769009098</text:p>
              </table:table-cell>
              <table:table-cell office:value-type="float" office:value="8.070813">
                <text:p>8.07081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.800122244">
                <text:p>30.800122244</text:p>
              </table:table-cell>
              <table:table-cell office:value-type="float" office:value="8.035189">
                <text:p>8.03518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.83123539">
                <text:p>30.83123539</text:p>
              </table:table-cell>
              <table:table-cell office:value-type="float" office:value="8.035189">
                <text:p>8.03518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.862058615">
                <text:p>30.862058615</text:p>
              </table:table-cell>
              <table:table-cell office:value-type="float" office:value="8.110767">
                <text:p>8.1107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.893385385">
                <text:p>30.893385385</text:p>
              </table:table-cell>
              <table:table-cell office:value-type="float" office:value="7.980395">
                <text:p>7.98039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.9247731949999">
                <text:p>30.9247731949999</text:p>
              </table:table-cell>
              <table:table-cell office:value-type="float" office:value="7.964875">
                <text:p>7.9648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.9561457449999">
                <text:p>30.9561457449999</text:p>
              </table:table-cell>
              <table:table-cell office:value-type="float" office:value="7.968749">
                <text:p>7.96874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0.987136819">
                <text:p>30.987136819</text:p>
              </table:table-cell>
              <table:table-cell office:value-type="float" office:value="8.066839">
                <text:p>8.06683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1.0185551459999">
                <text:p>31.0185551459999</text:p>
              </table:table-cell>
              <table:table-cell office:value-type="float" office:value="7.957139">
                <text:p>7.95713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1.049988732">
                <text:p>31.049988732</text:p>
              </table:table-cell>
              <table:table-cell office:value-type="float" office:value="7.953276">
                <text:p>7.9532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1.0812849849999">
                <text:p>31.0812849849999</text:p>
              </table:table-cell>
              <table:table-cell office:value-type="float" office:value="7.988177">
                <text:p>7.98817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1.1121539869999">
                <text:p>31.1121539869999</text:p>
              </table:table-cell>
              <table:table-cell office:value-type="float" office:value="8.09874">
                <text:p>8.098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1.1433434289999">
                <text:p>31.1433434289999</text:p>
              </table:table-cell>
              <table:table-cell office:value-type="float" office:value="8.015533">
                <text:p>8.01553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1.174487092">
                <text:p>31.174487092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1.2053866119999">
                <text:p>31.2053866119999</text:p>
              </table:table-cell>
              <table:table-cell office:value-type="float" office:value="8.09074">
                <text:p>8.0907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1.2357673249999">
                <text:p>31.2357673249999</text:p>
              </table:table-cell>
              <table:table-cell office:value-type="float" office:value="8.228905">
                <text:p>8.2289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1.2663921819999">
                <text:p>31.2663921819999</text:p>
              </table:table-cell>
              <table:table-cell office:value-type="float" office:value="8.163303">
                <text:p>8.1633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1.2969407429999">
                <text:p>31.2969407429999</text:p>
              </table:table-cell>
              <table:table-cell office:value-type="float" office:value="8.183691">
                <text:p>8.1836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1.3272451599999">
                <text:p>31.3272451599999</text:p>
              </table:table-cell>
              <table:table-cell office:value-type="float" office:value="8.249622">
                <text:p>8.24962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1.3570765469999">
                <text:p>31.3570765469999</text:p>
              </table:table-cell>
              <table:table-cell office:value-type="float" office:value="8.380435">
                <text:p>8.3804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1.3871978569999">
                <text:p>31.3871978569999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1.4173344249999">
                <text:p>31.4173344249999</text:p>
              </table:table-cell>
              <table:table-cell office:value-type="float" office:value="8.295569">
                <text:p>8.2955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.4473489209999">
                <text:p>31.4473489209999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.4769514239999">
                <text:p>31.4769514239999</text:p>
              </table:table-cell>
              <table:table-cell office:value-type="float" office:value="8.445231">
                <text:p>8.4452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.5069964379999">
                <text:p>31.5069964379999</text:p>
              </table:table-cell>
              <table:table-cell office:value-type="float" office:value="8.320848">
                <text:p>8.3208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.5371177479999">
                <text:p>31.5371177479999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.5671780209999">
                <text:p>31.5671780209999</text:p>
              </table:table-cell>
              <table:table-cell office:value-type="float" office:value="8.316625">
                <text:p>8.3166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.5969178549999">
                <text:p>31.5969178549999</text:p>
              </table:table-cell>
              <table:table-cell office:value-type="float" office:value="8.406234">
                <text:p>8.4062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.6271307189999">
                <text:p>31.6271307189999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.6574656549999">
                <text:p>31.6574656549999</text:p>
              </table:table-cell>
              <table:table-cell office:value-type="float" office:value="8.2413225">
                <text:p>8.24132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.6878005909999">
                <text:p>31.6878005909999</text:p>
              </table:table-cell>
              <table:table-cell office:value-type="float" office:value="8.2413225">
                <text:p>8.24132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.7178608639999">
                <text:p>31.7178608639999</text:p>
              </table:table-cell>
              <table:table-cell office:value-type="float" office:value="8.316625">
                <text:p>8.3166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1.7484246839999">
                <text:p>31.7484246839999</text:p>
              </table:table-cell>
              <table:table-cell office:value-type="float" office:value="8.1796055">
                <text:p>8.17960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1.7791105759999">
                <text:p>31.7791105759999</text:p>
              </table:table-cell>
              <table:table-cell office:value-type="float" office:value="8.147066">
                <text:p>8.14706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1.8097964679999">
                <text:p>31.8097964679999</text:p>
              </table:table-cell>
              <table:table-cell office:value-type="float" office:value="8.147066">
                <text:p>8.14706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1.8402382159999">
                <text:p>31.8402382159999</text:p>
              </table:table-cell>
              <table:table-cell office:value-type="float" office:value="8.212406">
                <text:p>8.21240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1.8711682529999">
                <text:p>31.8711682529999</text:p>
              </table:table-cell>
              <table:table-cell office:value-type="float" office:value="8.082758">
                <text:p>8.08275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1.9022661399999">
                <text:p>31.9022661399999</text:p>
              </table:table-cell>
              <table:table-cell office:value-type="float" office:value="8.039131">
                <text:p>8.03913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1.9333792859999">
                <text:p>31.9333792859999</text:p>
              </table:table-cell>
              <table:table-cell office:value-type="float" office:value="8.035189">
                <text:p>8.03518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1.9642177699999">
                <text:p>31.9642177699999</text:p>
              </table:table-cell>
              <table:table-cell office:value-type="float" office:value="8.106753">
                <text:p>8.10675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1.9955750599999">
                <text:p>31.9955750599999</text:p>
              </table:table-cell>
              <table:table-cell office:value-type="float" office:value="7.972628">
                <text:p>7.97262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2.0270696799999">
                <text:p>32.0270696799999</text:p>
              </table:table-cell>
              <table:table-cell office:value-type="float" office:value="7.937863">
                <text:p>7.93786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2.0585795599999">
                <text:p>32.0585795599999</text:p>
              </table:table-cell>
              <table:table-cell office:value-type="float" office:value="7.934019">
                <text:p>7.9340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2.0898147779999">
                <text:p>32.0898147779999</text:p>
              </table:table-cell>
              <table:table-cell office:value-type="float" office:value="8.003786">
                <text:p>8.0037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2.1215535439999">
                <text:p>32.1215535439999</text:p>
              </table:table-cell>
              <table:table-cell office:value-type="float" office:value="7.876803">
                <text:p>7.87680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2.1533686039999">
                <text:p>32.1533686039999</text:p>
              </table:table-cell>
              <table:table-cell office:value-type="float" office:value="7.857914">
                <text:p>7.8579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2.1851684039999">
                <text:p>32.1851684039999</text:p>
              </table:table-cell>
              <table:table-cell office:value-type="float" office:value="7.8616843">
                <text:p>7.86168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2.2166630239999">
                <text:p>32.2166630239999</text:p>
              </table:table-cell>
              <table:table-cell office:value-type="float" office:value="7.937863">
                <text:p>7.93786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2.2486001579999">
                <text:p>32.2486001579999</text:p>
              </table:table-cell>
              <table:table-cell office:value-type="float" office:value="7.827879">
                <text:p>7.82787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2.2806593619999">
                <text:p>32.2806593619999</text:p>
              </table:table-cell>
              <table:table-cell office:value-type="float" office:value="7.798073">
                <text:p>7.79807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.3126117539999">
                <text:p>32.3126117539999</text:p>
              </table:table-cell>
              <table:table-cell office:value-type="float" office:value="7.8241405">
                <text:p>7.82414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2.3441674099999">
                <text:p>32.3441674099999</text:p>
              </table:table-cell>
              <table:table-cell office:value-type="float" office:value="7.9225097">
                <text:p>7.922509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.3761045439999">
                <text:p>32.3761045439999</text:p>
              </table:table-cell>
              <table:table-cell office:value-type="float" office:value="7.827879">
                <text:p>7.8278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.4080721939999">
                <text:p>32.4080721939999</text:p>
              </table:table-cell>
              <table:table-cell office:value-type="float" office:value="7.820406">
                <text:p>7.8204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2.4398414769999">
                <text:p>32.4398414769999</text:p>
              </table:table-cell>
              <table:table-cell office:value-type="float" office:value="7.8692365">
                <text:p>7.86923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.471152989">
                <text:p>32.471152989</text:p>
              </table:table-cell>
              <table:table-cell office:value-type="float" office:value="7.984284">
                <text:p>7.9842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2.5027544219999">
                <text:p>32.5027544219999</text:p>
              </table:table-cell>
              <table:table-cell office:value-type="float" office:value="7.9110336">
                <text:p>7.91103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.534310078">
                <text:p>32.534310078</text:p>
              </table:table-cell>
              <table:table-cell office:value-type="float" office:value="7.9225097">
                <text:p>7.922509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.565667368">
                <text:p>32.565667368</text:p>
              </table:table-cell>
              <table:table-cell office:value-type="float" office:value="7.972628">
                <text:p>7.97262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.596505852">
                <text:p>32.596505852</text:p>
              </table:table-cell>
              <table:table-cell office:value-type="float" office:value="8.106753">
                <text:p>8.10675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2.627542702">
                <text:p>32.627542702</text:p>
              </table:table-cell>
              <table:table-cell office:value-type="float" office:value="8.054941">
                <text:p>8.05494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2.65845748">
                <text:p>32.65845748</text:p>
              </table:table-cell>
              <table:table-cell office:value-type="float" office:value="8.086747">
                <text:p>8.08674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.689067078">
                <text:p>32.689067078</text:p>
              </table:table-cell>
              <table:table-cell office:value-type="float" office:value="8.167373">
                <text:p>8.16737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.719173128">
                <text:p>32.719173128</text:p>
              </table:table-cell>
              <table:table-cell office:value-type="float" office:value="8.303979">
                <text:p>8.30397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2.749538582">
                <text:p>32.749538582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.77982774">
                <text:p>32.77982774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2.80994905">
                <text:p>32.80994905</text:p>
              </table:table-cell>
              <table:table-cell office:value-type="float" office:value="8.299772">
                <text:p>8.2997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2.839627847">
                <text:p>32.839627847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.86968812">
                <text:p>32.86968812</text:p>
              </table:table-cell>
              <table:table-cell office:value-type="float" office:value="8.316625">
                <text:p>8.3166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.899763651">
                <text:p>32.899763651</text:p>
              </table:table-cell>
              <table:table-cell office:value-type="float" office:value="8.312406">
                <text:p>8.3124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2.929808665">
                <text:p>32.929808665</text:p>
              </table:table-cell>
              <table:table-cell office:value-type="float" office:value="8.320848">
                <text:p>8.3208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2.959487462">
                <text:p>32.959487462</text:p>
              </table:table-cell>
              <table:table-cell office:value-type="float" office:value="8.423522">
                <text:p>8.4235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2.989669807">
                <text:p>32.989669807</text:p>
              </table:table-cell>
              <table:table-cell office:value-type="float" office:value="8.282989">
                <text:p>8.28298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3.019882671">
                <text:p>33.019882671</text:p>
              </table:table-cell>
              <table:table-cell office:value-type="float" office:value="8.274621">
                <text:p>8.2746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3.050080275">
                <text:p>33.050080275</text:p>
              </table:table-cell>
              <table:table-cell office:value-type="float" office:value="8.278803">
                <text:p>8.27880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3.080018475">
                <text:p>33.080018475</text:p>
              </table:table-cell>
              <table:table-cell office:value-type="float" office:value="8.350535">
                <text:p>8.3505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3.110444965">
                <text:p>33.110444965</text:p>
              </table:table-cell>
              <table:table-cell office:value-type="float" office:value="8.216524">
                <text:p>8.2165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3.140978268">
                <text:p>33.140978268</text:p>
              </table:table-cell>
              <table:table-cell office:value-type="float" office:value="8.18778">
                <text:p>8.187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3.171496312">
                <text:p>33.171496312</text:p>
              </table:table-cell>
              <table:table-cell office:value-type="float" office:value="8.1918745">
                <text:p>8.19187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3.201770212">
                <text:p>33.201770212</text:p>
              </table:table-cell>
              <table:table-cell office:value-type="float" office:value="8.257938">
                <text:p>8.2579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.232517142">
                <text:p>33.232517142</text:p>
              </table:table-cell>
              <table:table-cell office:value-type="float" office:value="8.130894">
                <text:p>8.13089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.263401402">
                <text:p>33.263401402</text:p>
              </table:table-cell>
              <table:table-cell office:value-type="float" office:value="8.094738">
                <text:p>8.09473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.294270404">
                <text:p>33.294270404</text:p>
              </table:table-cell>
              <table:table-cell office:value-type="float" office:value="8.09874">
                <text:p>8.098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.324864744">
                <text:p>33.324864744</text:p>
              </table:table-cell>
              <table:table-cell office:value-type="float" office:value="8.171447">
                <text:p>8.17144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.35597789">
                <text:p>33.35597789</text:p>
              </table:table-cell>
              <table:table-cell office:value-type="float" office:value="8.035189">
                <text:p>8.0351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.387228367">
                <text:p>33.387228367</text:p>
              </table:table-cell>
              <table:table-cell office:value-type="float" office:value="7.999878">
                <text:p>7.99987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.418478844">
                <text:p>33.418478844</text:p>
              </table:table-cell>
              <table:table-cell office:value-type="float" office:value="7.999878">
                <text:p>7.99987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3.449469918">
                <text:p>33.449469918</text:p>
              </table:table-cell>
              <table:table-cell office:value-type="float" office:value="8.066839">
                <text:p>8.06683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3.480979798">
                <text:p>33.480979798</text:p>
              </table:table-cell>
              <table:table-cell office:value-type="float" office:value="7.934019">
                <text:p>7.9340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.512627011">
                <text:p>33.512627011</text:p>
              </table:table-cell>
              <table:table-cell office:value-type="float" office:value="7.89959">
                <text:p>7.899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.544258965">
                <text:p>33.544258965</text:p>
              </table:table-cell>
              <table:table-cell office:value-type="float" office:value="7.9034004">
                <text:p>7.9034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